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568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4in"/>
    </style:style>
    <style:style style:name="co5" style:family="table-column">
      <style:table-column-properties fo:break-before="auto" style:column-width="0.1701in"/>
    </style:style>
    <style:style style:name="co6" style:family="table-column">
      <style:table-column-properties fo:break-before="auto" style:column-width="0.3in"/>
    </style:style>
    <style:style style:name="co7" style:family="table-column">
      <style:table-column-properties fo:break-before="auto" style:column-width="1in"/>
    </style:style>
    <style:style style:name="co8" style:family="table-column">
      <style:table-column-properties fo:break-before="auto" style:column-width="1.75in"/>
    </style:style>
    <style:style style:name="co9" style:family="table-column">
      <style:table-column-properties fo:break-before="auto" style:column-width="0.1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f08080"/>
    </style:style>
    <style:style style:name="ta3" style:family="table" style:master-page-name="Default">
      <style:table-properties table:display="true" style:writing-mode="lr-tb" table:tab-color="#ffa07a"/>
    </style:style>
    <style:style style:name="ta4" style:family="table" style:master-page-name="Default">
      <style:table-properties table:display="true" style:writing-mode="lr-tb" table:tab-color="#ffd700"/>
    </style:style>
    <style:style style:name="ta5" style:family="table" style:master-page-name="Default">
      <style:table-properties table:display="true" style:writing-mode="lr-tb" table:tab-color="#98fb98"/>
    </style:style>
    <style:style style:name="ta6" style:family="table" style:master-page-name="Default">
      <style:table-properties table:display="true" style:writing-mode="lr-tb" table:tab-color="#87ceeb"/>
    </style:style>
    <style:style style:name="ta7" style:family="table" style:master-page-name="Default">
      <style:table-properties table:display="true" style:writing-mode="lr-tb" table:tab-color="#da70d6"/>
    </style:style>
    <style:style style:name="ta8" style:family="table" style:master-page-name="Default">
      <style:table-properties table:display="true" style:writing-mode="lr-tb" table:tab-color="#9370db"/>
    </style:style>
    <number:boolean-style style:name="N99">
      <number:boolean/>
    </number:boolean-style>
    <number:text-style style:name="N100">
      <number:text-content/>
    </number:text-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font-weight-asian="normal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font-weight-asian="normal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0" style:family="table-cell" style:parent-style-name="Default">
      <style:text-properties fo:font-size="7pt" style:font-size-asian="7pt" style:font-size-complex="7pt"/>
    </style:style>
    <style:style style:name="ce22" style:family="table-cell" style:parent-style-name="Default">
      <style:table-cell-properties fo:background-color="#dcdcdc"/>
      <style:text-properties fo:font-size="7pt" style:font-size-asian="7pt" style:font-size-complex="7pt"/>
    </style:style>
    <style:style style:name="ce7" style:family="table-cell" style:parent-style-name="Default" style:data-style-name="N0">
      <style:text-properties fo:font-size="7pt" style:font-size-asian="7pt" style:font-size-complex="7pt"/>
    </style:style>
    <style:style style:name="ce8" style:family="table-cell" style:parent-style-name="Default" style:data-style-name="N0">
      <style:table-cell-properties fo:background-color="#dcdcdc"/>
      <style:text-properties fo:font-size="7pt" style:font-size-asian="7pt" style:font-size-complex="7pt"/>
    </style:style>
    <style:style style:name="ce9" style:family="table-cell" style:parent-style-name="Default">
      <style:table-cell-properties fo:background-color="#dcdcdc"/>
      <style:text-properties style:text-outline="false" style:text-line-through-style="none" style:text-line-through-type="none" style:font-name="Liberation Sans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7pt" style:language-asian="zh" style:country-asian="CN" style:font-style-asian="normal" style:font-weight-asian="normal" style:font-name-complex="Noto Sans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transparent"/>
      <style:text-properties fo:font-size="7pt" style:font-size-asian="7pt" style:font-size-complex="7pt"/>
    </style:style>
    <style:style style:name="ce10" style:family="table-cell" style:parent-style-name="Default" style:data-style-name="N100">
      <style:text-properties fo:font-size="7pt" style:font-size-asian="7pt" style:font-size-complex="7pt"/>
    </style:style>
    <style:style style:name="ce24" style:family="table-cell" style:parent-style-name="Default" style:data-style-name="N99">
      <style:text-properties fo:font-size="7pt" style:font-size-asian="7pt" style:font-size-complex="7pt"/>
    </style:style>
    <style:style style:name="ce12" style:family="table-cell" style:parent-style-name="Default" style:data-style-name="N0">
      <style:table-cell-properties fo:background-color="transparent"/>
      <style:text-properties fo:font-size="7pt" style:font-size-asian="7pt" style:font-size-complex="7pt"/>
    </style:style>
    <style:style style:name="ce28" style:family="table-cell" style:parent-style-name="Default">
      <style:table-cell-properties fo:background-color="#ffc0cb"/>
      <style:text-properties fo:font-size="7pt" style:font-size-asian="7pt" style:font-size-complex="7pt"/>
    </style:style>
    <style:style style:name="ce29" style:family="table-cell" style:parent-style-name="Default">
      <style:table-cell-properties fo:background-color="#eee8aa"/>
      <style:text-properties fo:font-size="7pt" style:font-size-asian="7pt" style:font-size-complex="7pt"/>
    </style:style>
    <style:style style:name="ce30" style:family="table-cell" style:parent-style-name="Default">
      <style:table-cell-properties fo:background-color="#ffd700"/>
      <style:text-properties fo:font-size="7pt" style:font-size-asian="7pt" style:font-size-complex="7pt"/>
    </style:style>
  </office:automatic-styles>
  <office:body>
    <office:spreadsheet>
      <table:calculation-settings table:automatic-find-labels="false" table:use-regular-expressions="false" table:use-wildcards="true"/>
      <table:table table:name="V" table:style-name="ta1">
        <office:forms form:automatic-focus="false" form:apply-design-mode="false"/>
        <table:table-column table:style-name="co1" table:default-cell-style-name="ce5"/>
        <table:table-column table:style-name="co1" table:default-cell-style-name="ce11"/>
        <table:table-column table:style-name="co1" table:number-columns-repeated="2" table:default-cell-style-name="ce14"/>
        <table:table-column table:style-name="co2" table:number-columns-repeated="8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,</text:p>
          </table:table-cell>
          <table:table-cell office:value-type="float" office:value="4" calcext:value-type="float">
            <text:p>4</text:p>
          </table:table-cell>
          <table:table-cell table:formula="of:=COM.MICROSOFT.CONCAT([.B2:.C2])" office:value-type="string" office:string-value="G,4" calcext:value-type="string">
            <text:p>G,4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_A,</text:p>
          </table:table-cell>
          <table:table-cell office:value-type="float" office:value="4" calcext:value-type="float">
            <text:p>4</text:p>
          </table:table-cell>
          <table:table-cell table:formula="of:=COM.MICROSOFT.CONCAT([.B3:.C3])" office:value-type="string" office:string-value="_A,4" calcext:value-type="string">
            <text:p>_A,4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,</text:p>
          </table:table-cell>
          <table:table-cell office:value-type="float" office:value="4" calcext:value-type="float">
            <text:p>4</text:p>
          </table:table-cell>
          <table:table-cell table:formula="of:=COM.MICROSOFT.CONCAT([.B4:.C4])" office:value-type="string" office:string-value="A,4" calcext:value-type="string">
            <text:p>A,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_B,</text:p>
          </table:table-cell>
          <table:table-cell office:value-type="float" office:value="4" calcext:value-type="float">
            <text:p>4</text:p>
          </table:table-cell>
          <table:table-cell table:formula="of:=COM.MICROSOFT.CONCAT([.B5:.C5])" office:value-type="string" office:string-value="_B,4" calcext:value-type="string">
            <text:p>_B,4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=B,</text:p>
          </table:table-cell>
          <table:table-cell office:value-type="float" office:value="4" calcext:value-type="float">
            <text:p>4</text:p>
          </table:table-cell>
          <table:table-cell table:formula="of:=COM.MICROSOFT.CONCAT([.B6:.C6])" office:value-type="string" office:string-value="=B,4" calcext:value-type="string">
            <text:p>=B,4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formula="of:=COM.MICROSOFT.CONCAT([.B7:.C7])" office:value-type="string" office:string-value="C4" calcext:value-type="string">
            <text:p>C4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^C</text:p>
          </table:table-cell>
          <table:table-cell office:value-type="float" office:value="4" calcext:value-type="float">
            <text:p>4</text:p>
          </table:table-cell>
          <table:table-cell table:formula="of:=COM.MICROSOFT.CONCAT([.B8:.C8])" office:value-type="string" office:string-value="^C4" calcext:value-type="string">
            <text:p>^C4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table:formula="of:=COM.MICROSOFT.CONCAT([.B9:.C9])" office:value-type="string" office:string-value="D4" calcext:value-type="string">
            <text:p>D4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_E</text:p>
          </table:table-cell>
          <table:table-cell office:value-type="float" office:value="4" calcext:value-type="float">
            <text:p>4</text:p>
          </table:table-cell>
          <table:table-cell table:formula="of:=COM.MICROSOFT.CONCAT([.B10:.C10])" office:value-type="string" office:string-value="_E4" calcext:value-type="string">
            <text:p>_E4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=E</text:p>
          </table:table-cell>
          <table:table-cell office:value-type="float" office:value="4" calcext:value-type="float">
            <text:p>4</text:p>
          </table:table-cell>
          <table:table-cell table:formula="of:=COM.MICROSOFT.CONCAT([.B11:.C11])" office:value-type="string" office:string-value="=E4" calcext:value-type="string">
            <text:p>=E4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formula="of:=COM.MICROSOFT.CONCAT([.B12:.C12])" office:value-type="string" office:string-value="F4" calcext:value-type="string">
            <text:p>F4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^F</text:p>
          </table:table-cell>
          <table:table-cell office:value-type="float" office:value="4" calcext:value-type="float">
            <text:p>4</text:p>
          </table:table-cell>
          <table:table-cell table:formula="of:=COM.MICROSOFT.CONCAT([.B13:.C13])" office:value-type="string" office:string-value="^F4" calcext:value-type="string">
            <text:p>^F4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table:formula="of:=COM.MICROSOFT.CONCAT([.B14:.C14])" office:value-type="string" office:string-value="G4" calcext:value-type="string">
            <text:p>G4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^G</text:p>
          </table:table-cell>
          <table:table-cell office:value-type="float" office:value="4" calcext:value-type="float">
            <text:p>4</text:p>
          </table:table-cell>
          <table:table-cell table:formula="of:=COM.MICROSOFT.CONCAT([.B15:.C15])" office:value-type="string" office:string-value="^G4" calcext:value-type="string">
            <text:p>^G4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table:formula="of:=COM.MICROSOFT.CONCAT([.B16:.C16])" office:value-type="string" office:string-value="A4" calcext:value-type="string">
            <text:p>A4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_B</text:p>
          </table:table-cell>
          <table:table-cell office:value-type="float" office:value="4" calcext:value-type="float">
            <text:p>4</text:p>
          </table:table-cell>
          <table:table-cell table:formula="of:=COM.MICROSOFT.CONCAT([.B17:.C17])" office:value-type="string" office:string-value="_B4" calcext:value-type="string">
            <text:p>_B4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=B</text:p>
          </table:table-cell>
          <table:table-cell office:value-type="float" office:value="4" calcext:value-type="float">
            <text:p>4</text:p>
          </table:table-cell>
          <table:table-cell table:formula="of:=COM.MICROSOFT.CONCAT([.B18:.C18])" office:value-type="string" office:string-value="=B4" calcext:value-type="string">
            <text:p>=B4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formula="of:=COM.MICROSOFT.CONCAT([.B19:.C19])" office:value-type="string" office:string-value="c4" calcext:value-type="string">
            <text:p>c4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^c</text:p>
          </table:table-cell>
          <table:table-cell office:value-type="float" office:value="4" calcext:value-type="float">
            <text:p>4</text:p>
          </table:table-cell>
          <table:table-cell table:formula="of:=COM.MICROSOFT.CONCAT([.B20:.C20])" office:value-type="string" office:string-value="^c4" calcext:value-type="string">
            <text:p>^c4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table:formula="of:=COM.MICROSOFT.CONCAT([.B21:.C21])" office:value-type="string" office:string-value="d4" calcext:value-type="string">
            <text:p>d4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^d</text:p>
          </table:table-cell>
          <table:table-cell office:value-type="float" office:value="4" calcext:value-type="float">
            <text:p>4</text:p>
          </table:table-cell>
          <table:table-cell table:formula="of:=COM.MICROSOFT.CONCAT([.B22:.C22])" office:value-type="string" office:string-value="^d4" calcext:value-type="string">
            <text:p>^d4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table:formula="of:=COM.MICROSOFT.CONCAT([.B23:.C23])" office:value-type="string" office:string-value="e4" calcext:value-type="string">
            <text:p>e4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formula="of:=COM.MICROSOFT.CONCAT([.B24:.C24])" office:value-type="string" office:string-value="f4" calcext:value-type="string">
            <text:p>f4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^f</text:p>
          </table:table-cell>
          <table:table-cell office:value-type="float" office:value="4" calcext:value-type="float">
            <text:p>4</text:p>
          </table:table-cell>
          <table:table-cell table:formula="of:=COM.MICROSOFT.CONCAT([.B25:.C25])" office:value-type="string" office:string-value="^f4" calcext:value-type="string">
            <text:p>^f4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table:formula="of:=COM.MICROSOFT.CONCAT([.B26:.C26])" office:value-type="string" office:string-value="g4" calcext:value-type="string">
            <text:p>g4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^g</text:p>
          </table:table-cell>
          <table:table-cell office:value-type="float" office:value="4" calcext:value-type="float">
            <text:p>4</text:p>
          </table:table-cell>
          <table:table-cell table:formula="of:=COM.MICROSOFT.CONCAT([.B27:.C27])" office:value-type="string" office:string-value="^g4" calcext:value-type="string">
            <text:p>^g4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table:formula="of:=COM.MICROSOFT.CONCAT([.B28:.C28])" office:value-type="string" office:string-value="a4" calcext:value-type="string">
            <text:p>a4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_b</text:p>
          </table:table-cell>
          <table:table-cell office:value-type="float" office:value="4" calcext:value-type="float">
            <text:p>4</text:p>
          </table:table-cell>
          <table:table-cell table:formula="of:=COM.MICROSOFT.CONCAT([.B29:.C29])" office:value-type="string" office:string-value="_b4" calcext:value-type="string">
            <text:p>_b4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=b</text:p>
          </table:table-cell>
          <table:table-cell office:value-type="float" office:value="4" calcext:value-type="float">
            <text:p>4</text:p>
          </table:table-cell>
          <table:table-cell table:formula="of:=COM.MICROSOFT.CONCAT([.B30:.C30])" office:value-type="string" office:string-value="=b4" calcext:value-type="string">
            <text:p>=b4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G,</text:p>
          </table:table-cell>
          <table:table-cell office:value-type="float" office:value="6" calcext:value-type="float">
            <text:p>6</text:p>
          </table:table-cell>
          <table:table-cell table:formula="of:=COM.MICROSOFT.CONCAT([.B31:.C31])" office:value-type="string" office:string-value="G,6" calcext:value-type="string">
            <text:p>G,6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_A,</text:p>
          </table:table-cell>
          <table:table-cell office:value-type="float" office:value="6" calcext:value-type="float">
            <text:p>6</text:p>
          </table:table-cell>
          <table:table-cell table:formula="of:=COM.MICROSOFT.CONCAT([.B32:.C32])" office:value-type="string" office:string-value="_A,6" calcext:value-type="string">
            <text:p>_A,6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=A,</text:p>
          </table:table-cell>
          <table:table-cell office:value-type="float" office:value="6" calcext:value-type="float">
            <text:p>6</text:p>
          </table:table-cell>
          <table:table-cell table:formula="of:=COM.MICROSOFT.CONCAT([.B33:.C33])" office:value-type="string" office:string-value="=A,6" calcext:value-type="string">
            <text:p>=A,6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_B,</text:p>
          </table:table-cell>
          <table:table-cell office:value-type="float" office:value="6" calcext:value-type="float">
            <text:p>6</text:p>
          </table:table-cell>
          <table:table-cell table:formula="of:=COM.MICROSOFT.CONCAT([.B34:.C34])" office:value-type="string" office:string-value="_B,6" calcext:value-type="string">
            <text:p>_B,6</text:p>
          </table:table-cell>
          <table:table-cell table:number-columns-repeated="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=B,</text:p>
          </table:table-cell>
          <table:table-cell office:value-type="float" office:value="6" calcext:value-type="float">
            <text:p>6</text:p>
          </table:table-cell>
          <table:table-cell table:formula="of:=COM.MICROSOFT.CONCAT([.B35:.C35])" office:value-type="string" office:string-value="=B,6" calcext:value-type="string">
            <text:p>=B,6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table:formula="of:=COM.MICROSOFT.CONCAT([.B36:.C36])" office:value-type="string" office:string-value="C6" calcext:value-type="string">
            <text:p>C6</text:p>
          </table:table-cell>
          <table:table-cell table:number-columns-repeated="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^C</text:p>
          </table:table-cell>
          <table:table-cell office:value-type="float" office:value="6" calcext:value-type="float">
            <text:p>6</text:p>
          </table:table-cell>
          <table:table-cell table:formula="of:=COM.MICROSOFT.CONCAT([.B37:.C37])" office:value-type="string" office:string-value="^C6" calcext:value-type="string">
            <text:p>^C6</text:p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  <table:table-cell table:formula="of:=COM.MICROSOFT.CONCAT([.B38:.C38])" office:value-type="string" office:string-value="D6" calcext:value-type="string">
            <text:p>D6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_E</text:p>
          </table:table-cell>
          <table:table-cell office:value-type="float" office:value="6" calcext:value-type="float">
            <text:p>6</text:p>
          </table:table-cell>
          <table:table-cell table:formula="of:=COM.MICROSOFT.CONCAT([.B39:.C39])" office:value-type="string" office:string-value="_E6" calcext:value-type="string">
            <text:p>_E6</text:p>
          </table:table-cell>
          <table:table-cell table:number-columns-repeated="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=E </text:p>
          </table:table-cell>
          <table:table-cell office:value-type="float" office:value="6" calcext:value-type="float">
            <text:p>6</text:p>
          </table:table-cell>
          <table:table-cell table:formula="of:=COM.MICROSOFT.CONCAT([.B40:.C40])" office:value-type="string" office:string-value="=E 6" calcext:value-type="string">
            <text:p>=E 6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table:formula="of:=COM.MICROSOFT.CONCAT([.B41:.C41])" office:value-type="string" office:string-value="F6" calcext:value-type="string">
            <text:p>F6</text:p>
          </table:table-cell>
          <table:table-cell table:number-columns-repeated="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^F</text:p>
          </table:table-cell>
          <table:table-cell office:value-type="float" office:value="6" calcext:value-type="float">
            <text:p>6</text:p>
          </table:table-cell>
          <table:table-cell table:formula="of:=COM.MICROSOFT.CONCAT([.B42:.C42])" office:value-type="string" office:string-value="^F6" calcext:value-type="string">
            <text:p>^F6</text:p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G</text:p>
          </table:table-cell>
          <table:table-cell office:value-type="float" office:value="6" calcext:value-type="float">
            <text:p>6</text:p>
          </table:table-cell>
          <table:table-cell table:formula="of:=COM.MICROSOFT.CONCAT([.B43:.C43])" office:value-type="string" office:string-value="G6" calcext:value-type="string">
            <text:p>G6</text:p>
          </table:table-cell>
          <table:table-cell table:number-columns-repeated="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^G</text:p>
          </table:table-cell>
          <table:table-cell office:value-type="float" office:value="6" calcext:value-type="float">
            <text:p>6</text:p>
          </table:table-cell>
          <table:table-cell table:formula="of:=COM.MICROSOFT.CONCAT([.B44:.C44])" office:value-type="string" office:string-value="^G6" calcext:value-type="string">
            <text:p>^G6</text:p>
          </table:table-cell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table:formula="of:=COM.MICROSOFT.CONCAT([.B45:.C45])" office:value-type="string" office:string-value="A6" calcext:value-type="string">
            <text:p>A6</text:p>
          </table:table-cell>
          <table:table-cell table:number-columns-repeated="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_B</text:p>
          </table:table-cell>
          <table:table-cell office:value-type="float" office:value="6" calcext:value-type="float">
            <text:p>6</text:p>
          </table:table-cell>
          <table:table-cell table:formula="of:=COM.MICROSOFT.CONCAT([.B46:.C46])" office:value-type="string" office:string-value="_B6" calcext:value-type="string">
            <text:p>_B6</text:p>
          </table:table-cell>
          <table:table-cell table:number-columns-repeated="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=B</text:p>
          </table:table-cell>
          <table:table-cell office:value-type="float" office:value="6" calcext:value-type="float">
            <text:p>6</text:p>
          </table:table-cell>
          <table:table-cell table:formula="of:=COM.MICROSOFT.CONCAT([.B47:.C47])" office:value-type="string" office:string-value="=B6" calcext:value-type="string">
            <text:p>=B6</text:p>
          </table:table-cell>
          <table:table-cell table:number-columns-repeated="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table:formula="of:=COM.MICROSOFT.CONCAT([.B48:.C48])" office:value-type="string" office:string-value="c6" calcext:value-type="string">
            <text:p>c6</text:p>
          </table:table-cell>
          <table:table-cell table:number-columns-repeated="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^c</text:p>
          </table:table-cell>
          <table:table-cell office:value-type="float" office:value="6" calcext:value-type="float">
            <text:p>6</text:p>
          </table:table-cell>
          <table:table-cell table:formula="of:=COM.MICROSOFT.CONCAT([.B49:.C49])" office:value-type="string" office:string-value="^c6" calcext:value-type="string">
            <text:p>^c6</text:p>
          </table:table-cell>
          <table:table-cell table:number-columns-repeated="8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  <table:table-cell table:formula="of:=COM.MICROSOFT.CONCAT([.B50:.C50])" office:value-type="string" office:string-value="d6" calcext:value-type="string">
            <text:p>d6</text:p>
          </table:table-cell>
          <table:table-cell table:number-columns-repeated="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^d</text:p>
          </table:table-cell>
          <table:table-cell office:value-type="float" office:value="6" calcext:value-type="float">
            <text:p>6</text:p>
          </table:table-cell>
          <table:table-cell table:formula="of:=COM.MICROSOFT.CONCAT([.B51:.C51])" office:value-type="string" office:string-value="^d6" calcext:value-type="string">
            <text:p>^d6</text:p>
          </table:table-cell>
          <table:table-cell table:number-columns-repeated="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e</text:p>
          </table:table-cell>
          <table:table-cell office:value-type="float" office:value="6" calcext:value-type="float">
            <text:p>6</text:p>
          </table:table-cell>
          <table:table-cell table:formula="of:=COM.MICROSOFT.CONCAT([.B52:.C52])" office:value-type="string" office:string-value="e6" calcext:value-type="string">
            <text:p>e6</text:p>
          </table:table-cell>
          <table:table-cell table:number-columns-repeated="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table:formula="of:=COM.MICROSOFT.CONCAT([.B53:.C53])" office:value-type="string" office:string-value="f6" calcext:value-type="string">
            <text:p>f6</text:p>
          </table:table-cell>
          <table:table-cell table:number-columns-repeated="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^f</text:p>
          </table:table-cell>
          <table:table-cell office:value-type="float" office:value="6" calcext:value-type="float">
            <text:p>6</text:p>
          </table:table-cell>
          <table:table-cell table:formula="of:=COM.MICROSOFT.CONCAT([.B54:.C54])" office:value-type="string" office:string-value="^f6" calcext:value-type="string">
            <text:p>^f6</text:p>
          </table:table-cell>
          <table:table-cell table:number-columns-repeated="8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g</text:p>
          </table:table-cell>
          <table:table-cell office:value-type="float" office:value="6" calcext:value-type="float">
            <text:p>6</text:p>
          </table:table-cell>
          <table:table-cell table:formula="of:=COM.MICROSOFT.CONCAT([.B55:.C55])" office:value-type="string" office:string-value="g6" calcext:value-type="string">
            <text:p>g6</text:p>
          </table:table-cell>
          <table:table-cell table:number-columns-repeated="8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^g</text:p>
          </table:table-cell>
          <table:table-cell office:value-type="float" office:value="6" calcext:value-type="float">
            <text:p>6</text:p>
          </table:table-cell>
          <table:table-cell table:formula="of:=COM.MICROSOFT.CONCAT([.B56:.C56])" office:value-type="string" office:string-value="^g6" calcext:value-type="string">
            <text:p>^g6</text:p>
          </table:table-cell>
          <table:table-cell table:number-columns-repeated="8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table:formula="of:=COM.MICROSOFT.CONCAT([.B57:.C57])" office:value-type="string" office:string-value="a6" calcext:value-type="string">
            <text:p>a6</text:p>
          </table:table-cell>
          <table:table-cell table:number-columns-repeated="8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_b</text:p>
          </table:table-cell>
          <table:table-cell office:value-type="float" office:value="6" calcext:value-type="float">
            <text:p>6</text:p>
          </table:table-cell>
          <table:table-cell table:formula="of:=COM.MICROSOFT.CONCAT([.B58:.C58])" office:value-type="string" office:string-value="_b6" calcext:value-type="string">
            <text:p>_b6</text:p>
          </table:table-cell>
          <table:table-cell table:number-columns-repeated="8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=b</text:p>
          </table:table-cell>
          <table:table-cell office:value-type="float" office:value="6" calcext:value-type="float">
            <text:p>6</text:p>
          </table:table-cell>
          <table:table-cell table:formula="of:=COM.MICROSOFT.CONCAT([.B59:.C59])" office:value-type="string" office:string-value="=b6" calcext:value-type="string">
            <text:p>=b6</text:p>
          </table:table-cell>
          <table:table-cell table:number-columns-repeated="8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G,</text:p>
          </table:table-cell>
          <table:table-cell office:value-type="float" office:value="2" calcext:value-type="float">
            <text:p>2</text:p>
          </table:table-cell>
          <table:table-cell table:formula="of:=COM.MICROSOFT.CONCAT([.B60:.C60])" office:value-type="string" office:string-value="G,2" calcext:value-type="string">
            <text:p>G,2</text:p>
          </table:table-cell>
          <table:table-cell table:number-columns-repeated="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_A,</text:p>
          </table:table-cell>
          <table:table-cell office:value-type="float" office:value="2" calcext:value-type="float">
            <text:p>2</text:p>
          </table:table-cell>
          <table:table-cell table:formula="of:=COM.MICROSOFT.CONCAT([.B61:.C61])" office:value-type="string" office:string-value="_A,2" calcext:value-type="string">
            <text:p>_A,2</text:p>
          </table:table-cell>
          <table:table-cell table:number-columns-repeated="8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=A,</text:p>
          </table:table-cell>
          <table:table-cell office:value-type="float" office:value="2" calcext:value-type="float">
            <text:p>2</text:p>
          </table:table-cell>
          <table:table-cell table:formula="of:=COM.MICROSOFT.CONCAT([.B62:.C62])" office:value-type="string" office:string-value="=A,2" calcext:value-type="string">
            <text:p>=A,2</text:p>
          </table:table-cell>
          <table:table-cell table:number-columns-repeated="8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_B,</text:p>
          </table:table-cell>
          <table:table-cell office:value-type="float" office:value="2" calcext:value-type="float">
            <text:p>2</text:p>
          </table:table-cell>
          <table:table-cell table:formula="of:=COM.MICROSOFT.CONCAT([.B63:.C63])" office:value-type="string" office:string-value="_B,2" calcext:value-type="string">
            <text:p>_B,2</text:p>
          </table:table-cell>
          <table:table-cell table:number-columns-repeated="8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=B,</text:p>
          </table:table-cell>
          <table:table-cell office:value-type="float" office:value="2" calcext:value-type="float">
            <text:p>2</text:p>
          </table:table-cell>
          <table:table-cell table:formula="of:=COM.MICROSOFT.CONCAT([.B64:.C64])" office:value-type="string" office:string-value="=B,2" calcext:value-type="string">
            <text:p>=B,2</text:p>
          </table:table-cell>
          <table:table-cell table:number-columns-repeated="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formula="of:=COM.MICROSOFT.CONCAT([.B65:.C65])" office:value-type="string" office:string-value="C2" calcext:value-type="string">
            <text:p>C2</text:p>
          </table:table-cell>
          <table:table-cell table:number-columns-repeated="8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^C</text:p>
          </table:table-cell>
          <table:table-cell office:value-type="float" office:value="2" calcext:value-type="float">
            <text:p>2</text:p>
          </table:table-cell>
          <table:table-cell table:formula="of:=COM.MICROSOFT.CONCAT([.B66:.C66])" office:value-type="string" office:string-value="^C2" calcext:value-type="string">
            <text:p>^C2</text:p>
          </table:table-cell>
          <table:table-cell table:number-columns-repeated="8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table:formula="of:=COM.MICROSOFT.CONCAT([.B67:.C67])" office:value-type="string" office:string-value="D2" calcext:value-type="string">
            <text:p>D2</text:p>
          </table:table-cell>
          <table:table-cell table:number-columns-repeated="8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_E</text:p>
          </table:table-cell>
          <table:table-cell office:value-type="float" office:value="2" calcext:value-type="float">
            <text:p>2</text:p>
          </table:table-cell>
          <table:table-cell table:formula="of:=COM.MICROSOFT.CONCAT([.B68:.C68])" office:value-type="string" office:string-value="_E2" calcext:value-type="string">
            <text:p>_E2</text:p>
          </table:table-cell>
          <table:table-cell table:number-columns-repeated="8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=E</text:p>
          </table:table-cell>
          <table:table-cell office:value-type="float" office:value="2" calcext:value-type="float">
            <text:p>2</text:p>
          </table:table-cell>
          <table:table-cell table:formula="of:=COM.MICROSOFT.CONCAT([.B69:.C69])" office:value-type="string" office:string-value="=E2" calcext:value-type="string">
            <text:p>=E2</text:p>
          </table:table-cell>
          <table:table-cell table:number-columns-repeated="8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formula="of:=COM.MICROSOFT.CONCAT([.B70:.C70])" office:value-type="string" office:string-value="F2" calcext:value-type="string">
            <text:p>F2</text:p>
          </table:table-cell>
          <table:table-cell table:number-columns-repeated="8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^F</text:p>
          </table:table-cell>
          <table:table-cell office:value-type="float" office:value="2" calcext:value-type="float">
            <text:p>2</text:p>
          </table:table-cell>
          <table:table-cell table:formula="of:=COM.MICROSOFT.CONCAT([.B71:.C71])" office:value-type="string" office:string-value="^F2" calcext:value-type="string">
            <text:p>^F2</text:p>
          </table:table-cell>
          <table:table-cell table:number-columns-repeated="8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table:formula="of:=COM.MICROSOFT.CONCAT([.B72:.C72])" office:value-type="string" office:string-value="G2" calcext:value-type="string">
            <text:p>G2</text:p>
          </table:table-cell>
          <table:table-cell table:number-columns-repeated="8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^G</text:p>
          </table:table-cell>
          <table:table-cell office:value-type="float" office:value="2" calcext:value-type="float">
            <text:p>2</text:p>
          </table:table-cell>
          <table:table-cell table:formula="of:=COM.MICROSOFT.CONCAT([.B73:.C73])" office:value-type="string" office:string-value="^G2" calcext:value-type="string">
            <text:p>^G2</text:p>
          </table:table-cell>
          <table:table-cell table:number-columns-repeated="8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table:formula="of:=COM.MICROSOFT.CONCAT([.B74:.C74])" office:value-type="string" office:string-value="A2" calcext:value-type="string">
            <text:p>A2</text:p>
          </table:table-cell>
          <table:table-cell table:number-columns-repeated="8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_B</text:p>
          </table:table-cell>
          <table:table-cell office:value-type="float" office:value="2" calcext:value-type="float">
            <text:p>2</text:p>
          </table:table-cell>
          <table:table-cell table:formula="of:=COM.MICROSOFT.CONCAT([.B75:.C75])" office:value-type="string" office:string-value="_B2" calcext:value-type="string">
            <text:p>_B2</text:p>
          </table:table-cell>
          <table:table-cell table:number-columns-repeated="8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=B</text:p>
          </table:table-cell>
          <table:table-cell office:value-type="float" office:value="2" calcext:value-type="float">
            <text:p>2</text:p>
          </table:table-cell>
          <table:table-cell table:formula="of:=COM.MICROSOFT.CONCAT([.B76:.C76])" office:value-type="string" office:string-value="=B2" calcext:value-type="string">
            <text:p>=B2</text:p>
          </table:table-cell>
          <table:table-cell table:number-columns-repeated="8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formula="of:=COM.MICROSOFT.CONCAT([.B77:.C77])" office:value-type="string" office:string-value="c2" calcext:value-type="string">
            <text:p>c2</text:p>
          </table:table-cell>
          <table:table-cell table:number-columns-repeated="8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^c</text:p>
          </table:table-cell>
          <table:table-cell office:value-type="float" office:value="2" calcext:value-type="float">
            <text:p>2</text:p>
          </table:table-cell>
          <table:table-cell table:formula="of:=COM.MICROSOFT.CONCAT([.B78:.C78])" office:value-type="string" office:string-value="^c2" calcext:value-type="string">
            <text:p>^c2</text:p>
          </table:table-cell>
          <table:table-cell table:number-columns-repeated="8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table:formula="of:=COM.MICROSOFT.CONCAT([.B79:.C79])" office:value-type="string" office:string-value="d2" calcext:value-type="string">
            <text:p>d2</text:p>
          </table:table-cell>
          <table:table-cell table:number-columns-repeated="8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^d</text:p>
          </table:table-cell>
          <table:table-cell office:value-type="float" office:value="2" calcext:value-type="float">
            <text:p>2</text:p>
          </table:table-cell>
          <table:table-cell table:formula="of:=COM.MICROSOFT.CONCAT([.B80:.C80])" office:value-type="string" office:string-value="^d2" calcext:value-type="string">
            <text:p>^d2</text:p>
          </table:table-cell>
          <table:table-cell table:number-columns-repeated="8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_e</text:p>
          </table:table-cell>
          <table:table-cell office:value-type="float" office:value="2" calcext:value-type="float">
            <text:p>2</text:p>
          </table:table-cell>
          <table:table-cell table:formula="of:=COM.MICROSOFT.CONCAT([.B81:.C81])" office:value-type="string" office:string-value="_e2" calcext:value-type="string">
            <text:p>_e2</text:p>
          </table:table-cell>
          <table:table-cell table:number-columns-repeated="8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=e</text:p>
          </table:table-cell>
          <table:table-cell office:value-type="float" office:value="2" calcext:value-type="float">
            <text:p>2</text:p>
          </table:table-cell>
          <table:table-cell table:formula="of:=COM.MICROSOFT.CONCAT([.B82:.C82])" office:value-type="string" office:string-value="=e2" calcext:value-type="string">
            <text:p>=e2</text:p>
          </table:table-cell>
          <table:table-cell table:number-columns-repeated="8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formula="of:=COM.MICROSOFT.CONCAT([.B83:.C83])" office:value-type="string" office:string-value="f2" calcext:value-type="string">
            <text:p>f2</text:p>
          </table:table-cell>
          <table:table-cell table:number-columns-repeated="8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^f</text:p>
          </table:table-cell>
          <table:table-cell office:value-type="float" office:value="2" calcext:value-type="float">
            <text:p>2</text:p>
          </table:table-cell>
          <table:table-cell table:formula="of:=COM.MICROSOFT.CONCAT([.B84:.C84])" office:value-type="string" office:string-value="^f2" calcext:value-type="string">
            <text:p>^f2</text:p>
          </table:table-cell>
          <table:table-cell table:number-columns-repeated="8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table:formula="of:=COM.MICROSOFT.CONCAT([.B85:.C85])" office:value-type="string" office:string-value="g2" calcext:value-type="string">
            <text:p>g2</text:p>
          </table:table-cell>
          <table:table-cell table:number-columns-repeated="8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^g</text:p>
          </table:table-cell>
          <table:table-cell office:value-type="float" office:value="2" calcext:value-type="float">
            <text:p>2</text:p>
          </table:table-cell>
          <table:table-cell table:formula="of:=COM.MICROSOFT.CONCAT([.B86:.C86])" office:value-type="string" office:string-value="^g2" calcext:value-type="string">
            <text:p>^g2</text:p>
          </table:table-cell>
          <table:table-cell table:number-columns-repeated="8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table:formula="of:=COM.MICROSOFT.CONCAT([.B87:.C87])" office:value-type="string" office:string-value="a2" calcext:value-type="string">
            <text:p>a2</text:p>
          </table:table-cell>
          <table:table-cell table:number-columns-repeated="8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_b</text:p>
          </table:table-cell>
          <table:table-cell office:value-type="float" office:value="2" calcext:value-type="float">
            <text:p>2</text:p>
          </table:table-cell>
          <table:table-cell table:formula="of:=COM.MICROSOFT.CONCAT([.B88:.C88])" office:value-type="string" office:string-value="_b2" calcext:value-type="string">
            <text:p>_b2</text:p>
          </table:table-cell>
          <table:table-cell table:number-columns-repeated="8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=b</text:p>
          </table:table-cell>
          <table:table-cell office:value-type="float" office:value="2" calcext:value-type="float">
            <text:p>2</text:p>
          </table:table-cell>
          <table:table-cell table:formula="of:=COM.MICROSOFT.CONCAT([.B89:.C89])" office:value-type="string" office:string-value="=b2" calcext:value-type="string">
            <text:p>=b2</text:p>
          </table:table-cell>
          <table:table-cell table:number-columns-repeated="8"/>
        </table:table-row>
        <table:table-row table:style-name="ro1">
          <table:table-cell office:value-type="float" office:value="76.5" calcext:value-type="float">
            <text:p>76.5</text:p>
          </table:table-cell>
          <table:table-cell office:value-type="string" calcext:value-type="string">
            <text:p>c’</text:p>
          </table:table-cell>
          <table:table-cell office:value-type="float" office:value="2" calcext:value-type="float">
            <text:p>2</text:p>
          </table:table-cell>
          <table:table-cell table:formula="of:=COM.MICROSOFT.CONCAT([.B90:.C90])" office:value-type="string" office:string-value="c’2" calcext:value-type="string">
            <text:p>c’2</text:p>
          </table:table-cell>
          <table:table-cell table:number-columns-repeated="8"/>
        </table:table-row>
        <table:table-row table:style-name="ro1">
          <table:table-cell office:value-type="float" office:value="77.5" calcext:value-type="float">
            <text:p>77.5</text:p>
          </table:table-cell>
          <table:table-cell office:value-type="string" calcext:value-type="string">
            <text:p>^c’</text:p>
          </table:table-cell>
          <table:table-cell office:value-type="float" office:value="2" calcext:value-type="float">
            <text:p>2</text:p>
          </table:table-cell>
          <table:table-cell table:formula="of:=COM.MICROSOFT.CONCAT([.B91:.C91])" office:value-type="string" office:string-value="^c’2" calcext:value-type="string">
            <text:p>^c’2</text:p>
          </table:table-cell>
          <table:table-cell table:number-columns-repeated="8"/>
        </table:table-row>
        <table:table-row table:style-name="ro1">
          <table:table-cell office:value-type="float" office:value="78.5" calcext:value-type="float">
            <text:p>78.5</text:p>
          </table:table-cell>
          <table:table-cell office:value-type="string" calcext:value-type="string">
            <text:p>d’</text:p>
          </table:table-cell>
          <table:table-cell office:value-type="float" office:value="2" calcext:value-type="float">
            <text:p>2</text:p>
          </table:table-cell>
          <table:table-cell table:formula="of:=COM.MICROSOFT.CONCAT([.B92:.C92])" office:value-type="string" office:string-value="d’2" calcext:value-type="string">
            <text:p>d’2</text:p>
          </table:table-cell>
          <table:table-cell table:number-columns-repeated="8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G,</text:p>
          </table:table-cell>
          <table:table-cell/>
          <table:table-cell table:formula="of:=COM.MICROSOFT.CONCAT([.B93:.C93])" office:value-type="string" office:string-value="G," calcext:value-type="string">
            <text:p>G,</text:p>
          </table:table-cell>
          <table:table-cell table:number-columns-repeated="8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_A,</text:p>
          </table:table-cell>
          <table:table-cell/>
          <table:table-cell table:formula="of:=COM.MICROSOFT.CONCAT([.B94:.C94])" office:value-type="string" office:string-value="_A," calcext:value-type="string">
            <text:p>_A,</text:p>
          </table:table-cell>
          <table:table-cell table:number-columns-repeated="8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A,</text:p>
          </table:table-cell>
          <table:table-cell/>
          <table:table-cell table:formula="of:=COM.MICROSOFT.CONCAT([.B95:.C95])" office:value-type="string" office:string-value="A," calcext:value-type="string">
            <text:p>A,</text:p>
          </table:table-cell>
          <table:table-cell table:number-columns-repeated="8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_B,</text:p>
          </table:table-cell>
          <table:table-cell/>
          <table:table-cell table:formula="of:=COM.MICROSOFT.CONCAT([.B96:.C96])" office:value-type="string" office:string-value="_B," calcext:value-type="string">
            <text:p>_B,</text:p>
          </table:table-cell>
          <table:table-cell table:number-columns-repeated="8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=B,</text:p>
          </table:table-cell>
          <table:table-cell/>
          <table:table-cell table:formula="of:=COM.MICROSOFT.CONCAT([.B97:.C97])" office:value-type="string" office:string-value="=B," calcext:value-type="string">
            <text:p>=B,</text:p>
          </table:table-cell>
          <table:table-cell table:number-columns-repeated="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C</text:p>
          </table:table-cell>
          <table:table-cell/>
          <table:table-cell table:formula="of:=COM.MICROSOFT.CONCAT([.B98:.C98])" office:value-type="string" office:string-value="C" calcext:value-type="string">
            <text:p>C</text:p>
          </table:table-cell>
          <table:table-cell table:number-columns-repeated="8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^C</text:p>
          </table:table-cell>
          <table:table-cell/>
          <table:table-cell table:formula="of:=COM.MICROSOFT.CONCAT([.B99:.C99])" office:value-type="string" office:string-value="^C" calcext:value-type="string">
            <text:p>^C</text:p>
          </table:table-cell>
          <table:table-cell table:number-columns-repeated="8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D</text:p>
          </table:table-cell>
          <table:table-cell/>
          <table:table-cell table:formula="of:=COM.MICROSOFT.CONCAT([.B100:.C100])" office:value-type="string" office:string-value="D" calcext:value-type="string">
            <text:p>D</text:p>
          </table:table-cell>
          <table:table-cell table:number-columns-repeated="8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_E</text:p>
          </table:table-cell>
          <table:table-cell/>
          <table:table-cell table:formula="of:=COM.MICROSOFT.CONCAT([.B101:.C101])" office:value-type="string" office:string-value="_E" calcext:value-type="string">
            <text:p>_E</text:p>
          </table:table-cell>
          <table:table-cell table:number-columns-repeated="8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=e</text:p>
          </table:table-cell>
          <table:table-cell/>
          <table:table-cell table:formula="of:=COM.MICROSOFT.CONCAT([.B102:.C102])" office:value-type="string" office:string-value="=e" calcext:value-type="string">
            <text:p>=e</text:p>
          </table:table-cell>
          <table:table-cell table:number-columns-repeated="8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F</text:p>
          </table:table-cell>
          <table:table-cell/>
          <table:table-cell table:formula="of:=COM.MICROSOFT.CONCAT([.B103:.C103])" office:value-type="string" office:string-value="F" calcext:value-type="string">
            <text:p>F</text:p>
          </table:table-cell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^F</text:p>
          </table:table-cell>
          <table:table-cell/>
          <table:table-cell table:formula="of:=COM.MICROSOFT.CONCAT([.B104:.C104])" office:value-type="string" office:string-value="^F" calcext:value-type="string">
            <text:p>^F</text:p>
          </table:table-cell>
          <table:table-cell table:number-columns-repeated="8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G</text:p>
          </table:table-cell>
          <table:table-cell/>
          <table:table-cell table:formula="of:=COM.MICROSOFT.CONCAT([.B105:.C105])" office:value-type="string" office:string-value="G" calcext:value-type="string">
            <text:p>G</text:p>
          </table:table-cell>
          <table:table-cell table:number-columns-repeated="8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^G</text:p>
          </table:table-cell>
          <table:table-cell/>
          <table:table-cell table:formula="of:=COM.MICROSOFT.CONCAT([.B106:.C106])" office:value-type="string" office:string-value="^G" calcext:value-type="string">
            <text:p>^G</text:p>
          </table:table-cell>
          <table:table-cell table:number-columns-repeated="8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A</text:p>
          </table:table-cell>
          <table:table-cell/>
          <table:table-cell table:formula="of:=COM.MICROSOFT.CONCAT([.B107:.C107])" office:value-type="string" office:string-value="A" calcext:value-type="string">
            <text:p>A</text:p>
          </table:table-cell>
          <table:table-cell table:number-columns-repeated="8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_B</text:p>
          </table:table-cell>
          <table:table-cell/>
          <table:table-cell table:formula="of:=COM.MICROSOFT.CONCAT([.B108:.C108])" office:value-type="string" office:string-value="_B" calcext:value-type="string">
            <text:p>_B</text:p>
          </table:table-cell>
          <table:table-cell table:number-columns-repeated="8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=B</text:p>
          </table:table-cell>
          <table:table-cell/>
          <table:table-cell table:formula="of:=COM.MICROSOFT.CONCAT([.B109:.C109])" office:value-type="string" office:string-value="=B" calcext:value-type="string">
            <text:p>=B</text:p>
          </table:table-cell>
          <table:table-cell table:number-columns-repeated="8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c</text:p>
          </table:table-cell>
          <table:table-cell/>
          <table:table-cell table:formula="of:=COM.MICROSOFT.CONCAT([.B110:.C110])" office:value-type="string" office:string-value="c" calcext:value-type="string">
            <text:p>c</text:p>
          </table:table-cell>
          <table:table-cell table:number-columns-repeated="8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^c</text:p>
          </table:table-cell>
          <table:table-cell/>
          <table:table-cell table:formula="of:=COM.MICROSOFT.CONCAT([.B111:.C111])" office:value-type="string" office:string-value="^c" calcext:value-type="string">
            <text:p>^c</text:p>
          </table:table-cell>
          <table:table-cell table:number-columns-repeated="8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d</text:p>
          </table:table-cell>
          <table:table-cell/>
          <table:table-cell table:formula="of:=COM.MICROSOFT.CONCAT([.B112:.C112])" office:value-type="string" office:string-value="d" calcext:value-type="string">
            <text:p>d</text:p>
          </table:table-cell>
          <table:table-cell table:number-columns-repeated="8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^d</text:p>
          </table:table-cell>
          <table:table-cell/>
          <table:table-cell table:formula="of:=COM.MICROSOFT.CONCAT([.B113:.C113])" office:value-type="string" office:string-value="^d" calcext:value-type="string">
            <text:p>^d</text:p>
          </table:table-cell>
          <table:table-cell table:number-columns-repeated="8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_e</text:p>
          </table:table-cell>
          <table:table-cell/>
          <table:table-cell table:formula="of:=COM.MICROSOFT.CONCAT([.B114:.C114])" office:value-type="string" office:string-value="_e" calcext:value-type="string">
            <text:p>_e</text:p>
          </table:table-cell>
          <table:table-cell table:number-columns-repeated="8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=e</text:p>
          </table:table-cell>
          <table:table-cell/>
          <table:table-cell table:formula="of:=COM.MICROSOFT.CONCAT([.B115:.C115])" office:value-type="string" office:string-value="=e" calcext:value-type="string">
            <text:p>=e</text:p>
          </table:table-cell>
          <table:table-cell table:number-columns-repeated="8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f</text:p>
          </table:table-cell>
          <table:table-cell/>
          <table:table-cell table:formula="of:=COM.MICROSOFT.CONCAT([.B116:.C116])" office:value-type="string" office:string-value="f" calcext:value-type="string">
            <text:p>f</text:p>
          </table:table-cell>
          <table:table-cell table:number-columns-repeated="8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^f</text:p>
          </table:table-cell>
          <table:table-cell/>
          <table:table-cell table:formula="of:=COM.MICROSOFT.CONCAT([.B117:.C117])" office:value-type="string" office:string-value="^f" calcext:value-type="string">
            <text:p>^f</text:p>
          </table:table-cell>
          <table:table-cell table:number-columns-repeated="8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g</text:p>
          </table:table-cell>
          <table:table-cell/>
          <table:table-cell table:formula="of:=COM.MICROSOFT.CONCAT([.B118:.C118])" office:value-type="string" office:string-value="g" calcext:value-type="string">
            <text:p>g</text:p>
          </table:table-cell>
          <table:table-cell table:number-columns-repeated="8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^g</text:p>
          </table:table-cell>
          <table:table-cell/>
          <table:table-cell table:formula="of:=COM.MICROSOFT.CONCAT([.B119:.C119])" office:value-type="string" office:string-value="^g" calcext:value-type="string">
            <text:p>^g</text:p>
          </table:table-cell>
          <table:table-cell table:number-columns-repeated="8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_a</text:p>
          </table:table-cell>
          <table:table-cell/>
          <table:table-cell table:formula="of:=COM.MICROSOFT.CONCAT([.B120:.C120])" office:value-type="string" office:string-value="_a" calcext:value-type="string">
            <text:p>_a</text:p>
          </table:table-cell>
          <table:table-cell table:number-columns-repeated="8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=a</text:p>
          </table:table-cell>
          <table:table-cell/>
          <table:table-cell table:formula="of:=COM.MICROSOFT.CONCAT([.B121:.C121])" office:value-type="string" office:string-value="=a" calcext:value-type="string">
            <text:p>=a</text:p>
          </table:table-cell>
          <table:table-cell table:number-columns-repeated="8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_b</text:p>
          </table:table-cell>
          <table:table-cell/>
          <table:table-cell table:formula="of:=COM.MICROSOFT.CONCAT([.B122:.C122])" office:value-type="string" office:string-value="_b" calcext:value-type="string">
            <text:p>_b</text:p>
          </table:table-cell>
          <table:table-cell table:number-columns-repeated="8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=b</text:p>
          </table:table-cell>
          <table:table-cell/>
          <table:table-cell table:formula="of:=COM.MICROSOFT.CONCAT([.B123:.C123])" office:value-type="string" office:string-value="=b" calcext:value-type="string">
            <text:p>=b</text:p>
          </table:table-cell>
          <table:table-cell table:number-columns-repeated="8"/>
        </table:table-row>
        <table:table-row table:style-name="ro1">
          <table:table-cell office:value-type="float" office:value="106.5" calcext:value-type="float">
            <text:p>106.5</text:p>
          </table:table-cell>
          <table:table-cell office:value-type="string" calcext:value-type="string">
            <text:p>c’</text:p>
          </table:table-cell>
          <table:table-cell/>
          <table:table-cell table:formula="of:=COM.MICROSOFT.CONCAT([.B124:.C124])" office:value-type="string" office:string-value="c’" calcext:value-type="string">
            <text:p>c’</text:p>
          </table:table-cell>
          <table:table-cell table:number-columns-repeated="8"/>
        </table:table-row>
        <table:table-row table:style-name="ro1">
          <table:table-cell office:value-type="float" office:value="107.5" calcext:value-type="float">
            <text:p>107.5</text:p>
          </table:table-cell>
          <table:table-cell office:value-type="string" calcext:value-type="string">
            <text:p>^c’</text:p>
          </table:table-cell>
          <table:table-cell/>
          <table:table-cell table:formula="of:=COM.MICROSOFT.CONCAT([.B125:.C125])" office:value-type="string" office:string-value="^c’" calcext:value-type="string">
            <text:p>^c’</text:p>
          </table:table-cell>
          <table:table-cell table:number-columns-repeated="8"/>
        </table:table-row>
        <table:table-row table:style-name="ro1">
          <table:table-cell office:value-type="float" office:value="108.5" calcext:value-type="float">
            <text:p>108.5</text:p>
          </table:table-cell>
          <table:table-cell office:value-type="string" calcext:value-type="string">
            <text:p>d’</text:p>
          </table:table-cell>
          <table:table-cell/>
          <table:table-cell table:formula="of:=COM.MICROSOFT.CONCAT([.B126:.C126])" office:value-type="string" office:string-value="d’" calcext:value-type="string">
            <text:p>d’</text:p>
          </table:table-cell>
          <table:table-cell table:number-columns-repeated="8"/>
        </table:table-row>
        <table:table-row table:style-name="ro1">
          <table:table-cell table:formula="of:=[$B.A1]" office:value-type="float" office:value="120" calcext:value-type="float">
            <text:p>120</text:p>
          </table:table-cell>
          <table:table-cell table:style-name="ce14" table:formula="of:=[$B.B1]" office:value-type="string" office:string-value="C,," calcext:value-type="string">
            <text:p>C,,</text:p>
          </table:table-cell>
          <table:table-cell table:formula="of:=[$B.C1]" office:value-type="float" office:value="4" calcext:value-type="float">
            <text:p>4</text:p>
          </table:table-cell>
          <table:table-cell table:formula="of:=[$B.D1]" office:value-type="string" office:string-value="C,,4" calcext:value-type="string">
            <text:p>C,,4</text:p>
          </table:table-cell>
          <table:table-cell table:number-columns-repeated="8"/>
        </table:table-row>
        <table:table-row table:style-name="ro1">
          <table:table-cell table:formula="of:=[$B.A2]" office:value-type="float" office:value="121" calcext:value-type="float">
            <text:p>121</text:p>
          </table:table-cell>
          <table:table-cell table:style-name="ce14" table:formula="of:=[$B.B2]" office:value-type="string" office:string-value="^C,," calcext:value-type="string">
            <text:p>^C,,</text:p>
          </table:table-cell>
          <table:table-cell table:formula="of:=[$B.C2]" office:value-type="float" office:value="4" calcext:value-type="float">
            <text:p>4</text:p>
          </table:table-cell>
          <table:table-cell table:formula="of:=[$B.D2]" office:value-type="string" office:string-value="^C,,4" calcext:value-type="string">
            <text:p>^C,,4</text:p>
          </table:table-cell>
          <table:table-cell table:number-columns-repeated="8"/>
        </table:table-row>
        <table:table-row table:style-name="ro1">
          <table:table-cell table:formula="of:=[$B.A3]" office:value-type="float" office:value="122" calcext:value-type="float">
            <text:p>122</text:p>
          </table:table-cell>
          <table:table-cell table:style-name="ce14" table:formula="of:=[$B.B3]" office:value-type="string" office:string-value="D,," calcext:value-type="string">
            <text:p>D,,</text:p>
          </table:table-cell>
          <table:table-cell table:formula="of:=[$B.C3]" office:value-type="float" office:value="4" calcext:value-type="float">
            <text:p>4</text:p>
          </table:table-cell>
          <table:table-cell table:formula="of:=[$B.D3]" office:value-type="string" office:string-value="D,,4" calcext:value-type="string">
            <text:p>D,,4</text:p>
          </table:table-cell>
          <table:table-cell table:number-columns-repeated="8"/>
        </table:table-row>
        <table:table-row table:style-name="ro1">
          <table:table-cell table:formula="of:=[$B.A4]" office:value-type="float" office:value="123" calcext:value-type="float">
            <text:p>123</text:p>
          </table:table-cell>
          <table:table-cell table:style-name="ce14" table:formula="of:=[$B.B4]" office:value-type="string" office:string-value="_E,," calcext:value-type="string">
            <text:p>_E,,</text:p>
          </table:table-cell>
          <table:table-cell table:formula="of:=[$B.C4]" office:value-type="float" office:value="4" calcext:value-type="float">
            <text:p>4</text:p>
          </table:table-cell>
          <table:table-cell table:formula="of:=[$B.D4]" office:value-type="string" office:string-value="_E,,4" calcext:value-type="string">
            <text:p>_E,,4</text:p>
          </table:table-cell>
          <table:table-cell table:number-columns-repeated="8"/>
        </table:table-row>
        <table:table-row table:style-name="ro1">
          <table:table-cell table:formula="of:=[$B.A5]" office:value-type="float" office:value="124" calcext:value-type="float">
            <text:p>124</text:p>
          </table:table-cell>
          <table:table-cell table:style-name="ce14" table:formula="of:=[$B.B5]" office:value-type="string" office:string-value="=E,," calcext:value-type="string">
            <text:p>=E,,</text:p>
          </table:table-cell>
          <table:table-cell table:formula="of:=[$B.C5]" office:value-type="float" office:value="4" calcext:value-type="float">
            <text:p>4</text:p>
          </table:table-cell>
          <table:table-cell table:formula="of:=[$B.D5]" office:value-type="string" office:string-value="=E,,4" calcext:value-type="string">
            <text:p>=E,,4</text:p>
          </table:table-cell>
          <table:table-cell table:number-columns-repeated="8"/>
        </table:table-row>
        <table:table-row table:style-name="ro1">
          <table:table-cell table:formula="of:=[$B.A6]" office:value-type="float" office:value="125" calcext:value-type="float">
            <text:p>125</text:p>
          </table:table-cell>
          <table:table-cell table:style-name="ce14" table:formula="of:=[$B.B6]" office:value-type="string" office:string-value="F,," calcext:value-type="string">
            <text:p>F,,</text:p>
          </table:table-cell>
          <table:table-cell table:formula="of:=[$B.C6]" office:value-type="float" office:value="4" calcext:value-type="float">
            <text:p>4</text:p>
          </table:table-cell>
          <table:table-cell table:formula="of:=[$B.D6]" office:value-type="string" office:string-value="F,,4" calcext:value-type="string">
            <text:p>F,,4</text:p>
          </table:table-cell>
          <table:table-cell table:number-columns-repeated="8"/>
        </table:table-row>
        <table:table-row table:style-name="ro1">
          <table:table-cell table:formula="of:=[$B.A7]" office:value-type="float" office:value="126" calcext:value-type="float">
            <text:p>126</text:p>
          </table:table-cell>
          <table:table-cell table:style-name="ce14" table:formula="of:=[$B.B7]" office:value-type="string" office:string-value="^F,," calcext:value-type="string">
            <text:p>^F,,</text:p>
          </table:table-cell>
          <table:table-cell table:formula="of:=[$B.C7]" office:value-type="float" office:value="4" calcext:value-type="float">
            <text:p>4</text:p>
          </table:table-cell>
          <table:table-cell table:formula="of:=[$B.D7]" office:value-type="string" office:string-value="^F,,4" calcext:value-type="string">
            <text:p>^F,,4</text:p>
          </table:table-cell>
          <table:table-cell table:number-columns-repeated="8"/>
        </table:table-row>
        <table:table-row table:style-name="ro1">
          <table:table-cell table:formula="of:=[$B.A8]" office:value-type="float" office:value="127" calcext:value-type="float">
            <text:p>127</text:p>
          </table:table-cell>
          <table:table-cell table:style-name="ce14" table:formula="of:=[$B.B8]" office:value-type="string" office:string-value="G,," calcext:value-type="string">
            <text:p>G,,</text:p>
          </table:table-cell>
          <table:table-cell table:formula="of:=[$B.C8]" office:value-type="float" office:value="4" calcext:value-type="float">
            <text:p>4</text:p>
          </table:table-cell>
          <table:table-cell table:formula="of:=[$B.D8]" office:value-type="string" office:string-value="G,,4" calcext:value-type="string">
            <text:p>G,,4</text:p>
          </table:table-cell>
          <table:table-cell table:number-columns-repeated="8"/>
        </table:table-row>
        <table:table-row table:style-name="ro1">
          <table:table-cell table:formula="of:=[$B.A9]" office:value-type="float" office:value="128" calcext:value-type="float">
            <text:p>128</text:p>
          </table:table-cell>
          <table:table-cell table:style-name="ce14" table:formula="of:=[$B.B9]" office:value-type="string" office:string-value="^G,," calcext:value-type="string">
            <text:p>^G,,</text:p>
          </table:table-cell>
          <table:table-cell table:formula="of:=[$B.C9]" office:value-type="float" office:value="4" calcext:value-type="float">
            <text:p>4</text:p>
          </table:table-cell>
          <table:table-cell table:formula="of:=[$B.D9]" office:value-type="string" office:string-value="^G,,4" calcext:value-type="string">
            <text:p>^G,,4</text:p>
          </table:table-cell>
          <table:table-cell table:number-columns-repeated="8"/>
        </table:table-row>
        <table:table-row table:style-name="ro1">
          <table:table-cell table:formula="of:=[$B.A10]" office:value-type="float" office:value="129" calcext:value-type="float">
            <text:p>129</text:p>
          </table:table-cell>
          <table:table-cell table:style-name="ce14" table:formula="of:=[$B.B10]" office:value-type="string" office:string-value="A,," calcext:value-type="string">
            <text:p>A,,</text:p>
          </table:table-cell>
          <table:table-cell table:formula="of:=[$B.C10]" office:value-type="float" office:value="4" calcext:value-type="float">
            <text:p>4</text:p>
          </table:table-cell>
          <table:table-cell table:formula="of:=[$B.D10]" office:value-type="string" office:string-value="A,,4" calcext:value-type="string">
            <text:p>A,,4</text:p>
          </table:table-cell>
          <table:table-cell table:number-columns-repeated="8"/>
        </table:table-row>
        <table:table-row table:style-name="ro1">
          <table:table-cell table:formula="of:=[$B.A11]" office:value-type="float" office:value="130" calcext:value-type="float">
            <text:p>130</text:p>
          </table:table-cell>
          <table:table-cell table:style-name="ce14" table:formula="of:=[$B.B11]" office:value-type="string" office:string-value="_B,," calcext:value-type="string">
            <text:p>_B,,</text:p>
          </table:table-cell>
          <table:table-cell table:formula="of:=[$B.C11]" office:value-type="float" office:value="4" calcext:value-type="float">
            <text:p>4</text:p>
          </table:table-cell>
          <table:table-cell table:formula="of:=[$B.D11]" office:value-type="string" office:string-value="_B,,4" calcext:value-type="string">
            <text:p>_B,,4</text:p>
          </table:table-cell>
          <table:table-cell table:number-columns-repeated="8"/>
        </table:table-row>
        <table:table-row table:style-name="ro1">
          <table:table-cell table:formula="of:=[$B.A12]" office:value-type="float" office:value="131" calcext:value-type="float">
            <text:p>131</text:p>
          </table:table-cell>
          <table:table-cell table:style-name="ce14" table:formula="of:=[$B.B12]" office:value-type="string" office:string-value="=B,," calcext:value-type="string">
            <text:p>=B,,</text:p>
          </table:table-cell>
          <table:table-cell table:formula="of:=[$B.C12]" office:value-type="float" office:value="4" calcext:value-type="float">
            <text:p>4</text:p>
          </table:table-cell>
          <table:table-cell table:formula="of:=[$B.D12]" office:value-type="string" office:string-value="=B,,4" calcext:value-type="string">
            <text:p>=B,,4</text:p>
          </table:table-cell>
          <table:table-cell table:number-columns-repeated="8"/>
        </table:table-row>
        <table:table-row table:style-name="ro1">
          <table:table-cell table:formula="of:=[$B.A13]" office:value-type="float" office:value="132" calcext:value-type="float">
            <text:p>132</text:p>
          </table:table-cell>
          <table:table-cell table:style-name="ce14" table:formula="of:=[$B.B13]" office:value-type="string" office:string-value="C," calcext:value-type="string">
            <text:p>C,</text:p>
          </table:table-cell>
          <table:table-cell table:formula="of:=[$B.C13]" office:value-type="float" office:value="4" calcext:value-type="float">
            <text:p>4</text:p>
          </table:table-cell>
          <table:table-cell table:formula="of:=[$B.D13]" office:value-type="string" office:string-value="C,4" calcext:value-type="string">
            <text:p>C,4</text:p>
          </table:table-cell>
          <table:table-cell table:number-columns-repeated="8"/>
        </table:table-row>
        <table:table-row table:style-name="ro1">
          <table:table-cell table:formula="of:=[$B.A14]" office:value-type="float" office:value="133" calcext:value-type="float">
            <text:p>133</text:p>
          </table:table-cell>
          <table:table-cell table:style-name="ce14" table:formula="of:=[$B.B14]" office:value-type="string" office:string-value="^C," calcext:value-type="string">
            <text:p>^C,</text:p>
          </table:table-cell>
          <table:table-cell table:formula="of:=[$B.C14]" office:value-type="float" office:value="4" calcext:value-type="float">
            <text:p>4</text:p>
          </table:table-cell>
          <table:table-cell table:formula="of:=[$B.D14]" office:value-type="string" office:string-value="^C,4" calcext:value-type="string">
            <text:p>^C,4</text:p>
          </table:table-cell>
          <table:table-cell table:number-columns-repeated="8"/>
        </table:table-row>
        <table:table-row table:style-name="ro1">
          <table:table-cell table:formula="of:=[$B.A15]" office:value-type="float" office:value="134" calcext:value-type="float">
            <text:p>134</text:p>
          </table:table-cell>
          <table:table-cell table:style-name="ce14" table:formula="of:=[$B.B15]" office:value-type="string" office:string-value="D," calcext:value-type="string">
            <text:p>D,</text:p>
          </table:table-cell>
          <table:table-cell table:formula="of:=[$B.C15]" office:value-type="float" office:value="4" calcext:value-type="float">
            <text:p>4</text:p>
          </table:table-cell>
          <table:table-cell table:formula="of:=[$B.D15]" office:value-type="string" office:string-value="D,4" calcext:value-type="string">
            <text:p>D,4</text:p>
          </table:table-cell>
          <table:table-cell table:number-columns-repeated="8"/>
        </table:table-row>
        <table:table-row table:style-name="ro1">
          <table:table-cell table:formula="of:=[$B.A16]" office:value-type="float" office:value="135" calcext:value-type="float">
            <text:p>135</text:p>
          </table:table-cell>
          <table:table-cell table:style-name="ce14" table:formula="of:=[$B.B16]" office:value-type="string" office:string-value="^D," calcext:value-type="string">
            <text:p>^D,</text:p>
          </table:table-cell>
          <table:table-cell table:formula="of:=[$B.C16]" office:value-type="float" office:value="4" calcext:value-type="float">
            <text:p>4</text:p>
          </table:table-cell>
          <table:table-cell table:formula="of:=[$B.D16]" office:value-type="string" office:string-value="^D,4" calcext:value-type="string">
            <text:p>^D,4</text:p>
          </table:table-cell>
          <table:table-cell table:number-columns-repeated="8"/>
        </table:table-row>
        <table:table-row table:style-name="ro1">
          <table:table-cell table:formula="of:=[$B.A17]" office:value-type="float" office:value="136" calcext:value-type="float">
            <text:p>136</text:p>
          </table:table-cell>
          <table:table-cell table:style-name="ce14" table:formula="of:=[$B.B17]" office:value-type="string" office:string-value="_E," calcext:value-type="string">
            <text:p>_E,</text:p>
          </table:table-cell>
          <table:table-cell table:formula="of:=[$B.C17]" office:value-type="float" office:value="4" calcext:value-type="float">
            <text:p>4</text:p>
          </table:table-cell>
          <table:table-cell table:formula="of:=[$B.D17]" office:value-type="string" office:string-value="_E,4" calcext:value-type="string">
            <text:p>_E,4</text:p>
          </table:table-cell>
          <table:table-cell table:number-columns-repeated="8"/>
        </table:table-row>
        <table:table-row table:style-name="ro1">
          <table:table-cell table:formula="of:=[$B.A18]" office:value-type="float" office:value="137" calcext:value-type="float">
            <text:p>137</text:p>
          </table:table-cell>
          <table:table-cell table:style-name="ce14" table:formula="of:=[$B.B18]" office:value-type="string" office:string-value="=E," calcext:value-type="string">
            <text:p>=E,</text:p>
          </table:table-cell>
          <table:table-cell table:formula="of:=[$B.C18]" office:value-type="float" office:value="4" calcext:value-type="float">
            <text:p>4</text:p>
          </table:table-cell>
          <table:table-cell table:formula="of:=[$B.D18]" office:value-type="string" office:string-value="=E,4" calcext:value-type="string">
            <text:p>=E,4</text:p>
          </table:table-cell>
          <table:table-cell table:number-columns-repeated="8"/>
        </table:table-row>
        <table:table-row table:style-name="ro1">
          <table:table-cell table:formula="of:=[$B.A19]" office:value-type="float" office:value="138" calcext:value-type="float">
            <text:p>138</text:p>
          </table:table-cell>
          <table:table-cell table:style-name="ce14" table:formula="of:=[$B.B19]" office:value-type="string" office:string-value="F," calcext:value-type="string">
            <text:p>F,</text:p>
          </table:table-cell>
          <table:table-cell table:formula="of:=[$B.C19]" office:value-type="float" office:value="4" calcext:value-type="float">
            <text:p>4</text:p>
          </table:table-cell>
          <table:table-cell table:formula="of:=[$B.D19]" office:value-type="string" office:string-value="F,4" calcext:value-type="string">
            <text:p>F,4</text:p>
          </table:table-cell>
          <table:table-cell table:number-columns-repeated="8"/>
        </table:table-row>
        <table:table-row table:style-name="ro1">
          <table:table-cell table:formula="of:=[$B.A20]" office:value-type="float" office:value="139" calcext:value-type="float">
            <text:p>139</text:p>
          </table:table-cell>
          <table:table-cell table:style-name="ce14" table:formula="of:=[$B.B20]" office:value-type="string" office:string-value="^F," calcext:value-type="string">
            <text:p>^F,</text:p>
          </table:table-cell>
          <table:table-cell table:formula="of:=[$B.C20]" office:value-type="float" office:value="4" calcext:value-type="float">
            <text:p>4</text:p>
          </table:table-cell>
          <table:table-cell table:formula="of:=[$B.D20]" office:value-type="string" office:string-value="^F,4" calcext:value-type="string">
            <text:p>^F,4</text:p>
          </table:table-cell>
          <table:table-cell table:number-columns-repeated="8"/>
        </table:table-row>
        <table:table-row table:style-name="ro1">
          <table:table-cell table:formula="of:=[$B.A21]" office:value-type="float" office:value="140" calcext:value-type="float">
            <text:p>140</text:p>
          </table:table-cell>
          <table:table-cell table:style-name="ce14" table:formula="of:=[$B.B21]" office:value-type="string" office:string-value="G," calcext:value-type="string">
            <text:p>G,</text:p>
          </table:table-cell>
          <table:table-cell table:formula="of:=[$B.C21]" office:value-type="float" office:value="4" calcext:value-type="float">
            <text:p>4</text:p>
          </table:table-cell>
          <table:table-cell table:formula="of:=[$B.D21]" office:value-type="string" office:string-value="G,4" calcext:value-type="string">
            <text:p>G,4</text:p>
          </table:table-cell>
          <table:table-cell table:number-columns-repeated="8"/>
        </table:table-row>
        <table:table-row table:style-name="ro1">
          <table:table-cell table:formula="of:=[$B.A22]" office:value-type="float" office:value="141" calcext:value-type="float">
            <text:p>141</text:p>
          </table:table-cell>
          <table:table-cell table:style-name="ce14" table:formula="of:=[$B.B22]" office:value-type="string" office:string-value="^G," calcext:value-type="string">
            <text:p>^G,</text:p>
          </table:table-cell>
          <table:table-cell table:formula="of:=[$B.C22]" office:value-type="float" office:value="4" calcext:value-type="float">
            <text:p>4</text:p>
          </table:table-cell>
          <table:table-cell table:formula="of:=[$B.D22]" office:value-type="string" office:string-value="^G,4" calcext:value-type="string">
            <text:p>^G,4</text:p>
          </table:table-cell>
          <table:table-cell table:number-columns-repeated="8"/>
        </table:table-row>
        <table:table-row table:style-name="ro1">
          <table:table-cell table:formula="of:=[$B.A23]" office:value-type="float" office:value="142" calcext:value-type="float">
            <text:p>142</text:p>
          </table:table-cell>
          <table:table-cell table:style-name="ce14" table:formula="of:=[$B.B23]" office:value-type="string" office:string-value="A," calcext:value-type="string">
            <text:p>A,</text:p>
          </table:table-cell>
          <table:table-cell table:formula="of:=[$B.C23]" office:value-type="float" office:value="4" calcext:value-type="float">
            <text:p>4</text:p>
          </table:table-cell>
          <table:table-cell table:formula="of:=[$B.D23]" office:value-type="string" office:string-value="A,4" calcext:value-type="string">
            <text:p>A,4</text:p>
          </table:table-cell>
          <table:table-cell table:number-columns-repeated="8"/>
        </table:table-row>
        <table:table-row table:style-name="ro1">
          <table:table-cell table:formula="of:=[$B.A24]" office:value-type="float" office:value="143" calcext:value-type="float">
            <text:p>143</text:p>
          </table:table-cell>
          <table:table-cell table:style-name="ce14" table:formula="of:=[$B.B24]" office:value-type="string" office:string-value="_B," calcext:value-type="string">
            <text:p>_B,</text:p>
          </table:table-cell>
          <table:table-cell table:formula="of:=[$B.C24]" office:value-type="float" office:value="4" calcext:value-type="float">
            <text:p>4</text:p>
          </table:table-cell>
          <table:table-cell table:formula="of:=[$B.D24]" office:value-type="string" office:string-value="_B,4" calcext:value-type="string">
            <text:p>_B,4</text:p>
          </table:table-cell>
          <table:table-cell table:number-columns-repeated="8"/>
        </table:table-row>
        <table:table-row table:style-name="ro1">
          <table:table-cell table:formula="of:=[$B.A25]" office:value-type="float" office:value="144" calcext:value-type="float">
            <text:p>144</text:p>
          </table:table-cell>
          <table:table-cell table:style-name="ce14" table:formula="of:=[$B.B25]" office:value-type="string" office:string-value="=B," calcext:value-type="string">
            <text:p>=B,</text:p>
          </table:table-cell>
          <table:table-cell table:formula="of:=[$B.C25]" office:value-type="float" office:value="4" calcext:value-type="float">
            <text:p>4</text:p>
          </table:table-cell>
          <table:table-cell table:formula="of:=[$B.D25]" office:value-type="string" office:string-value="=B,4" calcext:value-type="string">
            <text:p>=B,4</text:p>
          </table:table-cell>
          <table:table-cell table:number-columns-repeated="8"/>
        </table:table-row>
        <table:table-row table:style-name="ro1">
          <table:table-cell table:formula="of:=[$B.A26]" office:value-type="float" office:value="145" calcext:value-type="float">
            <text:p>145</text:p>
          </table:table-cell>
          <table:table-cell table:style-name="ce14" table:formula="of:=[$B.B26]" office:value-type="string" office:string-value="C" calcext:value-type="string">
            <text:p>C</text:p>
          </table:table-cell>
          <table:table-cell table:formula="of:=[$B.C26]" office:value-type="float" office:value="4" calcext:value-type="float">
            <text:p>4</text:p>
          </table:table-cell>
          <table:table-cell table:formula="of:=[$B.D26]" office:value-type="string" office:string-value="C4" calcext:value-type="string">
            <text:p>C4</text:p>
          </table:table-cell>
          <table:table-cell table:number-columns-repeated="8"/>
        </table:table-row>
        <table:table-row table:style-name="ro1">
          <table:table-cell table:formula="of:=[$B.A27]" office:value-type="float" office:value="146" calcext:value-type="float">
            <text:p>146</text:p>
          </table:table-cell>
          <table:table-cell table:style-name="ce14" table:formula="of:=[$B.B27]" office:value-type="string" office:string-value="^C" calcext:value-type="string">
            <text:p>^C</text:p>
          </table:table-cell>
          <table:table-cell table:formula="of:=[$B.C27]" office:value-type="float" office:value="4" calcext:value-type="float">
            <text:p>4</text:p>
          </table:table-cell>
          <table:table-cell table:formula="of:=[$B.D27]" office:value-type="string" office:string-value="^C4" calcext:value-type="string">
            <text:p>^C4</text:p>
          </table:table-cell>
          <table:table-cell table:number-columns-repeated="8"/>
        </table:table-row>
        <table:table-row table:style-name="ro1">
          <table:table-cell table:formula="of:=[$B.A28]" office:value-type="float" office:value="147" calcext:value-type="float">
            <text:p>147</text:p>
          </table:table-cell>
          <table:table-cell table:style-name="ce14" table:formula="of:=[$B.B28]" office:value-type="string" office:string-value="D" calcext:value-type="string">
            <text:p>D</text:p>
          </table:table-cell>
          <table:table-cell table:formula="of:=[$B.C28]" office:value-type="float" office:value="4" calcext:value-type="float">
            <text:p>4</text:p>
          </table:table-cell>
          <table:table-cell table:formula="of:=[$B.D28]" office:value-type="string" office:string-value="D4" calcext:value-type="string">
            <text:p>D4</text:p>
          </table:table-cell>
          <table:table-cell table:number-columns-repeated="8"/>
        </table:table-row>
        <table:table-row table:style-name="ro1">
          <table:table-cell table:formula="of:=[$B.A29]" office:value-type="float" office:value="148" calcext:value-type="float">
            <text:p>148</text:p>
          </table:table-cell>
          <table:table-cell table:style-name="ce14" table:formula="of:=[$B.B29]" office:value-type="string" office:string-value="C,," calcext:value-type="string">
            <text:p>C,,</text:p>
          </table:table-cell>
          <table:table-cell table:formula="of:=[$B.C29]" office:value-type="float" office:value="4" calcext:value-type="float">
            <text:p>4</text:p>
          </table:table-cell>
          <table:table-cell table:formula="of:=[$B.D29]" office:value-type="string" office:string-value="C,,4" calcext:value-type="string">
            <text:p>C,,4</text:p>
          </table:table-cell>
          <table:table-cell table:number-columns-repeated="8"/>
        </table:table-row>
        <table:table-row table:style-name="ro1">
          <table:table-cell table:formula="of:=[$B.A30]" office:value-type="float" office:value="149" calcext:value-type="float">
            <text:p>149</text:p>
          </table:table-cell>
          <table:table-cell table:style-name="ce14" table:formula="of:=[$B.B30]" office:value-type="string" office:string-value="^C,," calcext:value-type="string">
            <text:p>^C,,</text:p>
          </table:table-cell>
          <table:table-cell table:formula="of:=[$B.C30]" office:value-type="float" office:value="6" calcext:value-type="float">
            <text:p>6</text:p>
          </table:table-cell>
          <table:table-cell table:formula="of:=[$B.D30]" office:value-type="string" office:string-value="^C,,6" calcext:value-type="string">
            <text:p>^C,,6</text:p>
          </table:table-cell>
          <table:table-cell table:number-columns-repeated="8"/>
        </table:table-row>
        <table:table-row table:style-name="ro1">
          <table:table-cell table:formula="of:=[$B.A31]" office:value-type="float" office:value="150" calcext:value-type="float">
            <text:p>150</text:p>
          </table:table-cell>
          <table:table-cell table:style-name="ce14" table:formula="of:=[$B.B31]" office:value-type="string" office:string-value="D,," calcext:value-type="string">
            <text:p>D,,</text:p>
          </table:table-cell>
          <table:table-cell table:formula="of:=[$B.C31]" office:value-type="float" office:value="6" calcext:value-type="float">
            <text:p>6</text:p>
          </table:table-cell>
          <table:table-cell table:formula="of:=[$B.D31]" office:value-type="string" office:string-value="D,,6" calcext:value-type="string">
            <text:p>D,,6</text:p>
          </table:table-cell>
          <table:table-cell table:number-columns-repeated="8"/>
        </table:table-row>
        <table:table-row table:style-name="ro1">
          <table:table-cell table:formula="of:=[$B.A32]" office:value-type="float" office:value="151" calcext:value-type="float">
            <text:p>151</text:p>
          </table:table-cell>
          <table:table-cell table:style-name="ce14" table:formula="of:=[$B.B32]" office:value-type="string" office:string-value="_E,," calcext:value-type="string">
            <text:p>_E,,</text:p>
          </table:table-cell>
          <table:table-cell table:formula="of:=[$B.C32]" office:value-type="float" office:value="6" calcext:value-type="float">
            <text:p>6</text:p>
          </table:table-cell>
          <table:table-cell table:formula="of:=[$B.D32]" office:value-type="string" office:string-value="_E,,6" calcext:value-type="string">
            <text:p>_E,,6</text:p>
          </table:table-cell>
          <table:table-cell table:number-columns-repeated="8"/>
        </table:table-row>
        <table:table-row table:style-name="ro1">
          <table:table-cell table:formula="of:=[$B.A33]" office:value-type="float" office:value="152" calcext:value-type="float">
            <text:p>152</text:p>
          </table:table-cell>
          <table:table-cell table:style-name="ce14" table:formula="of:=[$B.B33]" office:value-type="string" office:string-value="=E,," calcext:value-type="string">
            <text:p>=E,,</text:p>
          </table:table-cell>
          <table:table-cell table:formula="of:=[$B.C33]" office:value-type="float" office:value="6" calcext:value-type="float">
            <text:p>6</text:p>
          </table:table-cell>
          <table:table-cell table:formula="of:=[$B.D33]" office:value-type="string" office:string-value="=E,,6" calcext:value-type="string">
            <text:p>=E,,6</text:p>
          </table:table-cell>
          <table:table-cell table:number-columns-repeated="8"/>
        </table:table-row>
        <table:table-row table:style-name="ro1">
          <table:table-cell table:formula="of:=[$B.A34]" office:value-type="float" office:value="153" calcext:value-type="float">
            <text:p>153</text:p>
          </table:table-cell>
          <table:table-cell table:style-name="ce14" table:formula="of:=[$B.B34]" office:value-type="string" office:string-value="F,," calcext:value-type="string">
            <text:p>F,,</text:p>
          </table:table-cell>
          <table:table-cell table:formula="of:=[$B.C34]" office:value-type="float" office:value="6" calcext:value-type="float">
            <text:p>6</text:p>
          </table:table-cell>
          <table:table-cell table:formula="of:=[$B.D34]" office:value-type="string" office:string-value="F,,6" calcext:value-type="string">
            <text:p>F,,6</text:p>
          </table:table-cell>
          <table:table-cell table:number-columns-repeated="8"/>
        </table:table-row>
        <table:table-row table:style-name="ro1">
          <table:table-cell table:formula="of:=[$B.A35]" office:value-type="float" office:value="154" calcext:value-type="float">
            <text:p>154</text:p>
          </table:table-cell>
          <table:table-cell table:style-name="ce14" table:formula="of:=[$B.B35]" office:value-type="string" office:string-value="^F,," calcext:value-type="string">
            <text:p>^F,,</text:p>
          </table:table-cell>
          <table:table-cell table:formula="of:=[$B.C35]" office:value-type="float" office:value="6" calcext:value-type="float">
            <text:p>6</text:p>
          </table:table-cell>
          <table:table-cell table:formula="of:=[$B.D35]" office:value-type="string" office:string-value="^F,,6" calcext:value-type="string">
            <text:p>^F,,6</text:p>
          </table:table-cell>
          <table:table-cell table:number-columns-repeated="8"/>
        </table:table-row>
        <table:table-row table:style-name="ro1">
          <table:table-cell table:formula="of:=[$B.A36]" office:value-type="float" office:value="155" calcext:value-type="float">
            <text:p>155</text:p>
          </table:table-cell>
          <table:table-cell table:style-name="ce14" table:formula="of:=[$B.B36]" office:value-type="string" office:string-value="G,," calcext:value-type="string">
            <text:p>G,,</text:p>
          </table:table-cell>
          <table:table-cell table:formula="of:=[$B.C36]" office:value-type="float" office:value="6" calcext:value-type="float">
            <text:p>6</text:p>
          </table:table-cell>
          <table:table-cell table:formula="of:=[$B.D36]" office:value-type="string" office:string-value="G,,6" calcext:value-type="string">
            <text:p>G,,6</text:p>
          </table:table-cell>
          <table:table-cell table:number-columns-repeated="8"/>
        </table:table-row>
        <table:table-row table:style-name="ro1">
          <table:table-cell table:formula="of:=[$B.A37]" office:value-type="float" office:value="156" calcext:value-type="float">
            <text:p>156</text:p>
          </table:table-cell>
          <table:table-cell table:style-name="ce14" table:formula="of:=[$B.B37]" office:value-type="string" office:string-value="_A,," calcext:value-type="string">
            <text:p>_A,,</text:p>
          </table:table-cell>
          <table:table-cell table:formula="of:=[$B.C37]" office:value-type="float" office:value="6" calcext:value-type="float">
            <text:p>6</text:p>
          </table:table-cell>
          <table:table-cell table:formula="of:=[$B.D37]" office:value-type="string" office:string-value="_A,,6" calcext:value-type="string">
            <text:p>_A,,6</text:p>
          </table:table-cell>
          <table:table-cell table:number-columns-repeated="8"/>
        </table:table-row>
        <table:table-row table:style-name="ro1">
          <table:table-cell table:formula="of:=[$B.A38]" office:value-type="float" office:value="157" calcext:value-type="float">
            <text:p>157</text:p>
          </table:table-cell>
          <table:table-cell table:style-name="ce14" table:formula="of:=[$B.B38]" office:value-type="string" office:string-value="A,," calcext:value-type="string">
            <text:p>A,,</text:p>
          </table:table-cell>
          <table:table-cell table:formula="of:=[$B.C38]" office:value-type="float" office:value="6" calcext:value-type="float">
            <text:p>6</text:p>
          </table:table-cell>
          <table:table-cell table:formula="of:=[$B.D38]" office:value-type="string" office:string-value="A,,6" calcext:value-type="string">
            <text:p>A,,6</text:p>
          </table:table-cell>
          <table:table-cell table:number-columns-repeated="8"/>
        </table:table-row>
        <table:table-row table:style-name="ro1">
          <table:table-cell table:formula="of:=[$B.A39]" office:value-type="float" office:value="158" calcext:value-type="float">
            <text:p>158</text:p>
          </table:table-cell>
          <table:table-cell table:style-name="ce14" table:formula="of:=[$B.B39]" office:value-type="string" office:string-value="_B,," calcext:value-type="string">
            <text:p>_B,,</text:p>
          </table:table-cell>
          <table:table-cell table:formula="of:=[$B.C39]" office:value-type="float" office:value="6" calcext:value-type="float">
            <text:p>6</text:p>
          </table:table-cell>
          <table:table-cell table:formula="of:=[$B.D39]" office:value-type="string" office:string-value="_B,,6" calcext:value-type="string">
            <text:p>_B,,6</text:p>
          </table:table-cell>
          <table:table-cell table:number-columns-repeated="8"/>
        </table:table-row>
        <table:table-row table:style-name="ro1">
          <table:table-cell table:formula="of:=[$B.A40]" office:value-type="float" office:value="159" calcext:value-type="float">
            <text:p>159</text:p>
          </table:table-cell>
          <table:table-cell table:style-name="ce14" table:formula="of:=[$B.B40]" office:value-type="string" office:string-value="=B,," calcext:value-type="string">
            <text:p>=B,,</text:p>
          </table:table-cell>
          <table:table-cell table:formula="of:=[$B.C40]" office:value-type="float" office:value="6" calcext:value-type="float">
            <text:p>6</text:p>
          </table:table-cell>
          <table:table-cell table:formula="of:=[$B.D40]" office:value-type="string" office:string-value="=B,,6" calcext:value-type="string">
            <text:p>=B,,6</text:p>
          </table:table-cell>
          <table:table-cell table:number-columns-repeated="8"/>
        </table:table-row>
        <table:table-row table:style-name="ro1">
          <table:table-cell table:formula="of:=[$B.A41]" office:value-type="float" office:value="160" calcext:value-type="float">
            <text:p>160</text:p>
          </table:table-cell>
          <table:table-cell table:style-name="ce14" table:formula="of:=[$B.B41]" office:value-type="string" office:string-value="C," calcext:value-type="string">
            <text:p>C,</text:p>
          </table:table-cell>
          <table:table-cell table:formula="of:=[$B.C41]" office:value-type="float" office:value="6" calcext:value-type="float">
            <text:p>6</text:p>
          </table:table-cell>
          <table:table-cell table:formula="of:=[$B.D41]" office:value-type="string" office:string-value="C,6" calcext:value-type="string">
            <text:p>C,6</text:p>
          </table:table-cell>
          <table:table-cell table:number-columns-repeated="8"/>
        </table:table-row>
        <table:table-row table:style-name="ro1">
          <table:table-cell table:formula="of:=[$B.A42]" office:value-type="float" office:value="161" calcext:value-type="float">
            <text:p>161</text:p>
          </table:table-cell>
          <table:table-cell table:style-name="ce14" table:formula="of:=[$B.B42]" office:value-type="string" office:string-value="^C," calcext:value-type="string">
            <text:p>^C,</text:p>
          </table:table-cell>
          <table:table-cell table:formula="of:=[$B.C42]" office:value-type="float" office:value="6" calcext:value-type="float">
            <text:p>6</text:p>
          </table:table-cell>
          <table:table-cell table:formula="of:=[$B.D42]" office:value-type="string" office:string-value="^C,6" calcext:value-type="string">
            <text:p>^C,6</text:p>
          </table:table-cell>
          <table:table-cell table:number-columns-repeated="8"/>
        </table:table-row>
        <table:table-row table:style-name="ro1">
          <table:table-cell table:formula="of:=[$B.A43]" office:value-type="float" office:value="162" calcext:value-type="float">
            <text:p>162</text:p>
          </table:table-cell>
          <table:table-cell table:style-name="ce14" table:formula="of:=[$B.B43]" office:value-type="string" office:string-value="D," calcext:value-type="string">
            <text:p>D,</text:p>
          </table:table-cell>
          <table:table-cell table:formula="of:=[$B.C43]" office:value-type="float" office:value="6" calcext:value-type="float">
            <text:p>6</text:p>
          </table:table-cell>
          <table:table-cell table:formula="of:=[$B.D43]" office:value-type="string" office:string-value="D,6" calcext:value-type="string">
            <text:p>D,6</text:p>
          </table:table-cell>
          <table:table-cell table:number-columns-repeated="8"/>
        </table:table-row>
        <table:table-row table:style-name="ro1">
          <table:table-cell table:formula="of:=[$B.A44]" office:value-type="float" office:value="163" calcext:value-type="float">
            <text:p>163</text:p>
          </table:table-cell>
          <table:table-cell table:style-name="ce14" table:formula="of:=[$B.B44]" office:value-type="string" office:string-value="^D," calcext:value-type="string">
            <text:p>^D,</text:p>
          </table:table-cell>
          <table:table-cell table:formula="of:=[$B.C44]" office:value-type="float" office:value="6" calcext:value-type="float">
            <text:p>6</text:p>
          </table:table-cell>
          <table:table-cell table:formula="of:=[$B.D44]" office:value-type="string" office:string-value="^D,6" calcext:value-type="string">
            <text:p>^D,6</text:p>
          </table:table-cell>
          <table:table-cell table:number-columns-repeated="8"/>
        </table:table-row>
        <table:table-row table:style-name="ro1">
          <table:table-cell table:formula="of:=[$B.A45]" office:value-type="float" office:value="164" calcext:value-type="float">
            <text:p>164</text:p>
          </table:table-cell>
          <table:table-cell table:style-name="ce14" table:formula="of:=[$B.B45]" office:value-type="string" office:string-value="_E," calcext:value-type="string">
            <text:p>_E,</text:p>
          </table:table-cell>
          <table:table-cell table:formula="of:=[$B.C45]" office:value-type="float" office:value="6" calcext:value-type="float">
            <text:p>6</text:p>
          </table:table-cell>
          <table:table-cell table:formula="of:=[$B.D45]" office:value-type="string" office:string-value="_E,6" calcext:value-type="string">
            <text:p>_E,6</text:p>
          </table:table-cell>
          <table:table-cell table:number-columns-repeated="8"/>
        </table:table-row>
        <table:table-row table:style-name="ro1">
          <table:table-cell table:formula="of:=[$B.A46]" office:value-type="float" office:value="165" calcext:value-type="float">
            <text:p>165</text:p>
          </table:table-cell>
          <table:table-cell table:style-name="ce14" table:formula="of:=[$B.B46]" office:value-type="string" office:string-value="=E," calcext:value-type="string">
            <text:p>=E,</text:p>
          </table:table-cell>
          <table:table-cell table:formula="of:=[$B.C46]" office:value-type="float" office:value="6" calcext:value-type="float">
            <text:p>6</text:p>
          </table:table-cell>
          <table:table-cell table:formula="of:=[$B.D46]" office:value-type="string" office:string-value="=E,6" calcext:value-type="string">
            <text:p>=E,6</text:p>
          </table:table-cell>
          <table:table-cell table:number-columns-repeated="8"/>
        </table:table-row>
        <table:table-row table:style-name="ro1">
          <table:table-cell table:formula="of:=[$B.A47]" office:value-type="float" office:value="166" calcext:value-type="float">
            <text:p>166</text:p>
          </table:table-cell>
          <table:table-cell table:style-name="ce14" table:formula="of:=[$B.B47]" office:value-type="string" office:string-value="F," calcext:value-type="string">
            <text:p>F,</text:p>
          </table:table-cell>
          <table:table-cell table:formula="of:=[$B.C47]" office:value-type="float" office:value="6" calcext:value-type="float">
            <text:p>6</text:p>
          </table:table-cell>
          <table:table-cell table:formula="of:=[$B.D47]" office:value-type="string" office:string-value="F,6" calcext:value-type="string">
            <text:p>F,6</text:p>
          </table:table-cell>
          <table:table-cell table:number-columns-repeated="8"/>
        </table:table-row>
        <table:table-row table:style-name="ro1">
          <table:table-cell table:formula="of:=[$B.A48]" office:value-type="float" office:value="167" calcext:value-type="float">
            <text:p>167</text:p>
          </table:table-cell>
          <table:table-cell table:style-name="ce14" table:formula="of:=[$B.B48]" office:value-type="string" office:string-value="^F," calcext:value-type="string">
            <text:p>^F,</text:p>
          </table:table-cell>
          <table:table-cell table:formula="of:=[$B.C48]" office:value-type="float" office:value="6" calcext:value-type="float">
            <text:p>6</text:p>
          </table:table-cell>
          <table:table-cell table:formula="of:=[$B.D48]" office:value-type="string" office:string-value="^F,6" calcext:value-type="string">
            <text:p>^F,6</text:p>
          </table:table-cell>
          <table:table-cell table:number-columns-repeated="8"/>
        </table:table-row>
        <table:table-row table:style-name="ro1">
          <table:table-cell table:formula="of:=[$B.A49]" office:value-type="float" office:value="168" calcext:value-type="float">
            <text:p>168</text:p>
          </table:table-cell>
          <table:table-cell table:style-name="ce14" table:formula="of:=[$B.B49]" office:value-type="string" office:string-value="G," calcext:value-type="string">
            <text:p>G,</text:p>
          </table:table-cell>
          <table:table-cell table:formula="of:=[$B.C49]" office:value-type="float" office:value="6" calcext:value-type="float">
            <text:p>6</text:p>
          </table:table-cell>
          <table:table-cell table:formula="of:=[$B.D49]" office:value-type="string" office:string-value="G,6" calcext:value-type="string">
            <text:p>G,6</text:p>
          </table:table-cell>
          <table:table-cell table:number-columns-repeated="8"/>
        </table:table-row>
        <table:table-row table:style-name="ro1">
          <table:table-cell table:formula="of:=[$B.A50]" office:value-type="float" office:value="169" calcext:value-type="float">
            <text:p>169</text:p>
          </table:table-cell>
          <table:table-cell table:style-name="ce14" table:formula="of:=[$B.B50]" office:value-type="string" office:string-value="^G," calcext:value-type="string">
            <text:p>^G,</text:p>
          </table:table-cell>
          <table:table-cell table:formula="of:=[$B.C50]" office:value-type="float" office:value="6" calcext:value-type="float">
            <text:p>6</text:p>
          </table:table-cell>
          <table:table-cell table:formula="of:=[$B.D50]" office:value-type="string" office:string-value="^G,6" calcext:value-type="string">
            <text:p>^G,6</text:p>
          </table:table-cell>
          <table:table-cell table:number-columns-repeated="8"/>
        </table:table-row>
        <table:table-row table:style-name="ro1">
          <table:table-cell table:formula="of:=[$B.A51]" office:value-type="float" office:value="170" calcext:value-type="float">
            <text:p>170</text:p>
          </table:table-cell>
          <table:table-cell table:style-name="ce14" table:formula="of:=[$B.B51]" office:value-type="string" office:string-value="A," calcext:value-type="string">
            <text:p>A,</text:p>
          </table:table-cell>
          <table:table-cell table:formula="of:=[$B.C51]" office:value-type="float" office:value="6" calcext:value-type="float">
            <text:p>6</text:p>
          </table:table-cell>
          <table:table-cell table:formula="of:=[$B.D51]" office:value-type="string" office:string-value="A,6" calcext:value-type="string">
            <text:p>A,6</text:p>
          </table:table-cell>
          <table:table-cell table:number-columns-repeated="8"/>
        </table:table-row>
        <table:table-row table:style-name="ro1">
          <table:table-cell table:formula="of:=[$B.A52]" office:value-type="float" office:value="171" calcext:value-type="float">
            <text:p>171</text:p>
          </table:table-cell>
          <table:table-cell table:style-name="ce14" table:formula="of:=[$B.B52]" office:value-type="string" office:string-value="_B," calcext:value-type="string">
            <text:p>_B,</text:p>
          </table:table-cell>
          <table:table-cell table:formula="of:=[$B.C52]" office:value-type="float" office:value="6" calcext:value-type="float">
            <text:p>6</text:p>
          </table:table-cell>
          <table:table-cell table:formula="of:=[$B.D52]" office:value-type="string" office:string-value="_B,6" calcext:value-type="string">
            <text:p>_B,6</text:p>
          </table:table-cell>
          <table:table-cell table:number-columns-repeated="8"/>
        </table:table-row>
        <table:table-row table:style-name="ro1">
          <table:table-cell table:formula="of:=[$B.A53]" office:value-type="float" office:value="172" calcext:value-type="float">
            <text:p>172</text:p>
          </table:table-cell>
          <table:table-cell table:style-name="ce14" table:formula="of:=[$B.B53]" office:value-type="string" office:string-value="=B," calcext:value-type="string">
            <text:p>=B,</text:p>
          </table:table-cell>
          <table:table-cell table:formula="of:=[$B.C53]" office:value-type="float" office:value="6" calcext:value-type="float">
            <text:p>6</text:p>
          </table:table-cell>
          <table:table-cell table:formula="of:=[$B.D53]" office:value-type="string" office:string-value="=B,6" calcext:value-type="string">
            <text:p>=B,6</text:p>
          </table:table-cell>
          <table:table-cell table:number-columns-repeated="8"/>
        </table:table-row>
        <table:table-row table:style-name="ro1">
          <table:table-cell table:formula="of:=[$B.A54]" office:value-type="float" office:value="173" calcext:value-type="float">
            <text:p>173</text:p>
          </table:table-cell>
          <table:table-cell table:style-name="ce14" table:formula="of:=[$B.B54]" office:value-type="string" office:string-value="C" calcext:value-type="string">
            <text:p>C</text:p>
          </table:table-cell>
          <table:table-cell table:formula="of:=[$B.C54]" office:value-type="float" office:value="6" calcext:value-type="float">
            <text:p>6</text:p>
          </table:table-cell>
          <table:table-cell table:formula="of:=[$B.D54]" office:value-type="string" office:string-value="C6" calcext:value-type="string">
            <text:p>C6</text:p>
          </table:table-cell>
          <table:table-cell table:number-columns-repeated="8"/>
        </table:table-row>
        <table:table-row table:style-name="ro1">
          <table:table-cell table:formula="of:=[$B.A55]" office:value-type="float" office:value="174" calcext:value-type="float">
            <text:p>174</text:p>
          </table:table-cell>
          <table:table-cell table:style-name="ce14" table:formula="of:=[$B.B55]" office:value-type="string" office:string-value="^C" calcext:value-type="string">
            <text:p>^C</text:p>
          </table:table-cell>
          <table:table-cell table:formula="of:=[$B.C55]" office:value-type="float" office:value="6" calcext:value-type="float">
            <text:p>6</text:p>
          </table:table-cell>
          <table:table-cell table:formula="of:=[$B.D55]" office:value-type="string" office:string-value="^C6" calcext:value-type="string">
            <text:p>^C6</text:p>
          </table:table-cell>
          <table:table-cell table:number-columns-repeated="8"/>
        </table:table-row>
        <table:table-row table:style-name="ro1">
          <table:table-cell table:formula="of:=[$B.A56]" office:value-type="float" office:value="175" calcext:value-type="float">
            <text:p>175</text:p>
          </table:table-cell>
          <table:table-cell table:style-name="ce14" table:formula="of:=[$B.B56]" office:value-type="string" office:string-value="D" calcext:value-type="string">
            <text:p>D</text:p>
          </table:table-cell>
          <table:table-cell table:formula="of:=[$B.C56]" office:value-type="float" office:value="6" calcext:value-type="float">
            <text:p>6</text:p>
          </table:table-cell>
          <table:table-cell table:formula="of:=[$B.D56]" office:value-type="string" office:string-value="D6" calcext:value-type="string">
            <text:p>D6</text:p>
          </table:table-cell>
          <table:table-cell table:number-columns-repeated="8"/>
        </table:table-row>
        <table:table-row table:style-name="ro1">
          <table:table-cell table:formula="of:=[$B.A57]" office:value-type="float" office:value="176" calcext:value-type="float">
            <text:p>176</text:p>
          </table:table-cell>
          <table:table-cell table:style-name="ce14" table:formula="of:=[$B.B57]" office:value-type="string" office:string-value="C,," calcext:value-type="string">
            <text:p>C,,</text:p>
          </table:table-cell>
          <table:table-cell table:formula="of:=[$B.C57]" office:value-type="float" office:value="2" calcext:value-type="float">
            <text:p>2</text:p>
          </table:table-cell>
          <table:table-cell table:formula="of:=[$B.D57]" office:value-type="string" office:string-value="C,,2" calcext:value-type="string">
            <text:p>C,,2</text:p>
          </table:table-cell>
          <table:table-cell table:number-columns-repeated="8"/>
        </table:table-row>
        <table:table-row table:style-name="ro1">
          <table:table-cell table:formula="of:=[$B.A58]" office:value-type="float" office:value="177" calcext:value-type="float">
            <text:p>177</text:p>
          </table:table-cell>
          <table:table-cell table:style-name="ce14" table:formula="of:=[$B.B58]" office:value-type="string" office:string-value="^C,," calcext:value-type="string">
            <text:p>^C,,</text:p>
          </table:table-cell>
          <table:table-cell table:formula="of:=[$B.C58]" office:value-type="float" office:value="2" calcext:value-type="float">
            <text:p>2</text:p>
          </table:table-cell>
          <table:table-cell table:formula="of:=[$B.D58]" office:value-type="string" office:string-value="^C,,2" calcext:value-type="string">
            <text:p>^C,,2</text:p>
          </table:table-cell>
          <table:table-cell table:number-columns-repeated="8"/>
        </table:table-row>
        <table:table-row table:style-name="ro1">
          <table:table-cell table:formula="of:=[$B.A59]" office:value-type="float" office:value="178" calcext:value-type="float">
            <text:p>178</text:p>
          </table:table-cell>
          <table:table-cell table:style-name="ce14" table:formula="of:=[$B.B59]" office:value-type="string" office:string-value="D,," calcext:value-type="string">
            <text:p>D,,</text:p>
          </table:table-cell>
          <table:table-cell table:formula="of:=[$B.C59]" office:value-type="float" office:value="2" calcext:value-type="float">
            <text:p>2</text:p>
          </table:table-cell>
          <table:table-cell table:formula="of:=[$B.D59]" office:value-type="string" office:string-value="D,,2" calcext:value-type="string">
            <text:p>D,,2</text:p>
          </table:table-cell>
          <table:table-cell table:number-columns-repeated="8"/>
        </table:table-row>
        <table:table-row table:style-name="ro1">
          <table:table-cell table:formula="of:=[$B.A60]" office:value-type="float" office:value="179" calcext:value-type="float">
            <text:p>179</text:p>
          </table:table-cell>
          <table:table-cell table:style-name="ce14" table:formula="of:=[$B.B60]" office:value-type="string" office:string-value="_E,," calcext:value-type="string">
            <text:p>_E,,</text:p>
          </table:table-cell>
          <table:table-cell table:formula="of:=[$B.C60]" office:value-type="float" office:value="2" calcext:value-type="float">
            <text:p>2</text:p>
          </table:table-cell>
          <table:table-cell table:formula="of:=[$B.D60]" office:value-type="string" office:string-value="_E,,2" calcext:value-type="string">
            <text:p>_E,,2</text:p>
          </table:table-cell>
          <table:table-cell table:number-columns-repeated="8"/>
        </table:table-row>
        <table:table-row table:style-name="ro1">
          <table:table-cell table:formula="of:=[$B.A61]" office:value-type="float" office:value="180" calcext:value-type="float">
            <text:p>180</text:p>
          </table:table-cell>
          <table:table-cell table:style-name="ce14" table:formula="of:=[$B.B61]" office:value-type="string" office:string-value="=E,," calcext:value-type="string">
            <text:p>=E,,</text:p>
          </table:table-cell>
          <table:table-cell table:formula="of:=[$B.C61]" office:value-type="float" office:value="2" calcext:value-type="float">
            <text:p>2</text:p>
          </table:table-cell>
          <table:table-cell table:formula="of:=[$B.D61]" office:value-type="string" office:string-value="=E,,2" calcext:value-type="string">
            <text:p>=E,,2</text:p>
          </table:table-cell>
          <table:table-cell table:number-columns-repeated="8"/>
        </table:table-row>
        <table:table-row table:style-name="ro1">
          <table:table-cell table:formula="of:=[$B.A62]" office:value-type="float" office:value="181" calcext:value-type="float">
            <text:p>181</text:p>
          </table:table-cell>
          <table:table-cell table:style-name="ce14" table:formula="of:=[$B.B62]" office:value-type="string" office:string-value="F,," calcext:value-type="string">
            <text:p>F,,</text:p>
          </table:table-cell>
          <table:table-cell table:formula="of:=[$B.C62]" office:value-type="float" office:value="2" calcext:value-type="float">
            <text:p>2</text:p>
          </table:table-cell>
          <table:table-cell table:formula="of:=[$B.D62]" office:value-type="string" office:string-value="F,,2" calcext:value-type="string">
            <text:p>F,,2</text:p>
          </table:table-cell>
          <table:table-cell table:number-columns-repeated="8"/>
        </table:table-row>
        <table:table-row table:style-name="ro1">
          <table:table-cell table:formula="of:=[$B.A63]" office:value-type="float" office:value="182" calcext:value-type="float">
            <text:p>182</text:p>
          </table:table-cell>
          <table:table-cell table:style-name="ce14" table:formula="of:=[$B.B63]" office:value-type="string" office:string-value="^F,," calcext:value-type="string">
            <text:p>^F,,</text:p>
          </table:table-cell>
          <table:table-cell table:formula="of:=[$B.C63]" office:value-type="float" office:value="2" calcext:value-type="float">
            <text:p>2</text:p>
          </table:table-cell>
          <table:table-cell table:formula="of:=[$B.D63]" office:value-type="string" office:string-value="^F,,2" calcext:value-type="string">
            <text:p>^F,,2</text:p>
          </table:table-cell>
          <table:table-cell table:number-columns-repeated="8"/>
        </table:table-row>
        <table:table-row table:style-name="ro1">
          <table:table-cell table:formula="of:=[$B.A64]" office:value-type="float" office:value="183" calcext:value-type="float">
            <text:p>183</text:p>
          </table:table-cell>
          <table:table-cell table:style-name="ce14" table:formula="of:=[$B.B64]" office:value-type="string" office:string-value="G,," calcext:value-type="string">
            <text:p>G,,</text:p>
          </table:table-cell>
          <table:table-cell table:formula="of:=[$B.C64]" office:value-type="float" office:value="2" calcext:value-type="float">
            <text:p>2</text:p>
          </table:table-cell>
          <table:table-cell table:formula="of:=[$B.D64]" office:value-type="string" office:string-value="G,,2" calcext:value-type="string">
            <text:p>G,,2</text:p>
          </table:table-cell>
          <table:table-cell table:number-columns-repeated="8"/>
        </table:table-row>
        <table:table-row table:style-name="ro1">
          <table:table-cell table:formula="of:=[$B.A65]" office:value-type="float" office:value="184" calcext:value-type="float">
            <text:p>184</text:p>
          </table:table-cell>
          <table:table-cell table:style-name="ce14" table:formula="of:=[$B.B65]" office:value-type="string" office:string-value="^G,," calcext:value-type="string">
            <text:p>^G,,</text:p>
          </table:table-cell>
          <table:table-cell table:formula="of:=[$B.C65]" office:value-type="float" office:value="2" calcext:value-type="float">
            <text:p>2</text:p>
          </table:table-cell>
          <table:table-cell table:formula="of:=[$B.D65]" office:value-type="string" office:string-value="^G,,2" calcext:value-type="string">
            <text:p>^G,,2</text:p>
          </table:table-cell>
          <table:table-cell table:number-columns-repeated="8"/>
        </table:table-row>
        <table:table-row table:style-name="ro1">
          <table:table-cell table:formula="of:=[$B.A66]" office:value-type="float" office:value="185" calcext:value-type="float">
            <text:p>185</text:p>
          </table:table-cell>
          <table:table-cell table:style-name="ce14" table:formula="of:=[$B.B66]" office:value-type="string" office:string-value="A,," calcext:value-type="string">
            <text:p>A,,</text:p>
          </table:table-cell>
          <table:table-cell table:formula="of:=[$B.C66]" office:value-type="float" office:value="2" calcext:value-type="float">
            <text:p>2</text:p>
          </table:table-cell>
          <table:table-cell table:formula="of:=[$B.D66]" office:value-type="string" office:string-value="A,,2" calcext:value-type="string">
            <text:p>A,,2</text:p>
          </table:table-cell>
          <table:table-cell table:number-columns-repeated="8"/>
        </table:table-row>
        <table:table-row table:style-name="ro1">
          <table:table-cell table:formula="of:=[$B.A67]" office:value-type="float" office:value="186" calcext:value-type="float">
            <text:p>186</text:p>
          </table:table-cell>
          <table:table-cell table:style-name="ce14" table:formula="of:=[$B.B67]" office:value-type="string" office:string-value="_B,," calcext:value-type="string">
            <text:p>_B,,</text:p>
          </table:table-cell>
          <table:table-cell table:formula="of:=[$B.C67]" office:value-type="float" office:value="2" calcext:value-type="float">
            <text:p>2</text:p>
          </table:table-cell>
          <table:table-cell table:formula="of:=[$B.D67]" office:value-type="string" office:string-value="_B,,2" calcext:value-type="string">
            <text:p>_B,,2</text:p>
          </table:table-cell>
          <table:table-cell table:number-columns-repeated="8"/>
        </table:table-row>
        <table:table-row table:style-name="ro1">
          <table:table-cell table:formula="of:=[$B.A68]" office:value-type="float" office:value="187" calcext:value-type="float">
            <text:p>187</text:p>
          </table:table-cell>
          <table:table-cell table:style-name="ce14" table:formula="of:=[$B.B68]" office:value-type="string" office:string-value="=B,," calcext:value-type="string">
            <text:p>=B,,</text:p>
          </table:table-cell>
          <table:table-cell table:formula="of:=[$B.C68]" office:value-type="float" office:value="2" calcext:value-type="float">
            <text:p>2</text:p>
          </table:table-cell>
          <table:table-cell table:formula="of:=[$B.D68]" office:value-type="string" office:string-value="=B,,2" calcext:value-type="string">
            <text:p>=B,,2</text:p>
          </table:table-cell>
          <table:table-cell table:number-columns-repeated="8"/>
        </table:table-row>
        <table:table-row table:style-name="ro1">
          <table:table-cell table:formula="of:=[$B.A69]" office:value-type="float" office:value="188" calcext:value-type="float">
            <text:p>188</text:p>
          </table:table-cell>
          <table:table-cell table:style-name="ce14" table:formula="of:=[$B.B69]" office:value-type="string" office:string-value="C," calcext:value-type="string">
            <text:p>C,</text:p>
          </table:table-cell>
          <table:table-cell table:formula="of:=[$B.C69]" office:value-type="float" office:value="2" calcext:value-type="float">
            <text:p>2</text:p>
          </table:table-cell>
          <table:table-cell table:formula="of:=[$B.D69]" office:value-type="string" office:string-value="C,2" calcext:value-type="string">
            <text:p>C,2</text:p>
          </table:table-cell>
          <table:table-cell table:number-columns-repeated="8"/>
        </table:table-row>
        <table:table-row table:style-name="ro1">
          <table:table-cell table:formula="of:=[$B.A70]" office:value-type="float" office:value="189" calcext:value-type="float">
            <text:p>189</text:p>
          </table:table-cell>
          <table:table-cell table:style-name="ce14" table:formula="of:=[$B.B70]" office:value-type="string" office:string-value="^C," calcext:value-type="string">
            <text:p>^C,</text:p>
          </table:table-cell>
          <table:table-cell table:formula="of:=[$B.C70]" office:value-type="float" office:value="2" calcext:value-type="float">
            <text:p>2</text:p>
          </table:table-cell>
          <table:table-cell table:formula="of:=[$B.D70]" office:value-type="string" office:string-value="^C,2" calcext:value-type="string">
            <text:p>^C,2</text:p>
          </table:table-cell>
          <table:table-cell table:number-columns-repeated="8"/>
        </table:table-row>
        <table:table-row table:style-name="ro1">
          <table:table-cell table:formula="of:=[$B.A71]" office:value-type="float" office:value="190" calcext:value-type="float">
            <text:p>190</text:p>
          </table:table-cell>
          <table:table-cell table:style-name="ce14" table:formula="of:=[$B.B71]" office:value-type="string" office:string-value="D," calcext:value-type="string">
            <text:p>D,</text:p>
          </table:table-cell>
          <table:table-cell table:formula="of:=[$B.C71]" office:value-type="float" office:value="2" calcext:value-type="float">
            <text:p>2</text:p>
          </table:table-cell>
          <table:table-cell table:formula="of:=[$B.D71]" office:value-type="string" office:string-value="D,2" calcext:value-type="string">
            <text:p>D,2</text:p>
          </table:table-cell>
          <table:table-cell table:number-columns-repeated="8"/>
        </table:table-row>
        <table:table-row table:style-name="ro1">
          <table:table-cell table:formula="of:=[$B.A72]" office:value-type="float" office:value="191" calcext:value-type="float">
            <text:p>191</text:p>
          </table:table-cell>
          <table:table-cell table:style-name="ce14" table:formula="of:=[$B.B72]" office:value-type="string" office:string-value="^D," calcext:value-type="string">
            <text:p>^D,</text:p>
          </table:table-cell>
          <table:table-cell table:formula="of:=[$B.C72]" office:value-type="float" office:value="2" calcext:value-type="float">
            <text:p>2</text:p>
          </table:table-cell>
          <table:table-cell table:formula="of:=[$B.D72]" office:value-type="string" office:string-value="^D,2" calcext:value-type="string">
            <text:p>^D,2</text:p>
          </table:table-cell>
          <table:table-cell table:number-columns-repeated="8"/>
        </table:table-row>
        <table:table-row table:style-name="ro1">
          <table:table-cell table:formula="of:=[$B.A73]" office:value-type="float" office:value="192" calcext:value-type="float">
            <text:p>192</text:p>
          </table:table-cell>
          <table:table-cell table:style-name="ce14" table:formula="of:=[$B.B73]" office:value-type="string" office:string-value="_E," calcext:value-type="string">
            <text:p>_E,</text:p>
          </table:table-cell>
          <table:table-cell table:formula="of:=[$B.C73]" office:value-type="float" office:value="2" calcext:value-type="float">
            <text:p>2</text:p>
          </table:table-cell>
          <table:table-cell table:formula="of:=[$B.D73]" office:value-type="string" office:string-value="_E,2" calcext:value-type="string">
            <text:p>_E,2</text:p>
          </table:table-cell>
          <table:table-cell table:number-columns-repeated="8"/>
        </table:table-row>
        <table:table-row table:style-name="ro1">
          <table:table-cell table:formula="of:=[$B.A74]" office:value-type="float" office:value="193" calcext:value-type="float">
            <text:p>193</text:p>
          </table:table-cell>
          <table:table-cell table:style-name="ce14" table:formula="of:=[$B.B74]" office:value-type="string" office:string-value="=E," calcext:value-type="string">
            <text:p>=E,</text:p>
          </table:table-cell>
          <table:table-cell table:formula="of:=[$B.C74]" office:value-type="float" office:value="2" calcext:value-type="float">
            <text:p>2</text:p>
          </table:table-cell>
          <table:table-cell table:formula="of:=[$B.D74]" office:value-type="string" office:string-value="=E,2" calcext:value-type="string">
            <text:p>=E,2</text:p>
          </table:table-cell>
          <table:table-cell table:number-columns-repeated="8"/>
        </table:table-row>
        <table:table-row table:style-name="ro1">
          <table:table-cell table:formula="of:=[$B.A75]" office:value-type="float" office:value="194" calcext:value-type="float">
            <text:p>194</text:p>
          </table:table-cell>
          <table:table-cell table:style-name="ce14" table:formula="of:=[$B.B75]" office:value-type="string" office:string-value="F," calcext:value-type="string">
            <text:p>F,</text:p>
          </table:table-cell>
          <table:table-cell table:formula="of:=[$B.C75]" office:value-type="float" office:value="2" calcext:value-type="float">
            <text:p>2</text:p>
          </table:table-cell>
          <table:table-cell table:formula="of:=[$B.D75]" office:value-type="string" office:string-value="F,2" calcext:value-type="string">
            <text:p>F,2</text:p>
          </table:table-cell>
          <table:table-cell table:number-columns-repeated="8"/>
        </table:table-row>
        <table:table-row table:style-name="ro1">
          <table:table-cell table:formula="of:=[$B.A76]" office:value-type="float" office:value="195" calcext:value-type="float">
            <text:p>195</text:p>
          </table:table-cell>
          <table:table-cell table:style-name="ce14" table:formula="of:=[$B.B76]" office:value-type="string" office:string-value="^F," calcext:value-type="string">
            <text:p>^F,</text:p>
          </table:table-cell>
          <table:table-cell table:formula="of:=[$B.C76]" office:value-type="float" office:value="2" calcext:value-type="float">
            <text:p>2</text:p>
          </table:table-cell>
          <table:table-cell table:formula="of:=[$B.D76]" office:value-type="string" office:string-value="^F,2" calcext:value-type="string">
            <text:p>^F,2</text:p>
          </table:table-cell>
          <table:table-cell table:number-columns-repeated="8"/>
        </table:table-row>
        <table:table-row table:style-name="ro1">
          <table:table-cell table:formula="of:=[$B.A77]" office:value-type="float" office:value="196" calcext:value-type="float">
            <text:p>196</text:p>
          </table:table-cell>
          <table:table-cell table:style-name="ce14" table:formula="of:=[$B.B77]" office:value-type="string" office:string-value="G," calcext:value-type="string">
            <text:p>G,</text:p>
          </table:table-cell>
          <table:table-cell table:formula="of:=[$B.C77]" office:value-type="float" office:value="2" calcext:value-type="float">
            <text:p>2</text:p>
          </table:table-cell>
          <table:table-cell table:formula="of:=[$B.D77]" office:value-type="string" office:string-value="G,2" calcext:value-type="string">
            <text:p>G,2</text:p>
          </table:table-cell>
          <table:table-cell table:number-columns-repeated="8"/>
        </table:table-row>
        <table:table-row table:style-name="ro1">
          <table:table-cell table:formula="of:=[$B.A78]" office:value-type="float" office:value="197" calcext:value-type="float">
            <text:p>197</text:p>
          </table:table-cell>
          <table:table-cell table:style-name="ce14" table:formula="of:=[$B.B78]" office:value-type="string" office:string-value="^G," calcext:value-type="string">
            <text:p>^G,</text:p>
          </table:table-cell>
          <table:table-cell table:formula="of:=[$B.C78]" office:value-type="float" office:value="2" calcext:value-type="float">
            <text:p>2</text:p>
          </table:table-cell>
          <table:table-cell table:formula="of:=[$B.D78]" office:value-type="string" office:string-value="^G,2" calcext:value-type="string">
            <text:p>^G,2</text:p>
          </table:table-cell>
          <table:table-cell table:number-columns-repeated="8"/>
        </table:table-row>
        <table:table-row table:style-name="ro1">
          <table:table-cell table:formula="of:=[$B.A79]" office:value-type="float" office:value="198" calcext:value-type="float">
            <text:p>198</text:p>
          </table:table-cell>
          <table:table-cell table:style-name="ce14" table:formula="of:=[$B.B79]" office:value-type="string" office:string-value="A," calcext:value-type="string">
            <text:p>A,</text:p>
          </table:table-cell>
          <table:table-cell table:formula="of:=[$B.C79]" office:value-type="float" office:value="2" calcext:value-type="float">
            <text:p>2</text:p>
          </table:table-cell>
          <table:table-cell table:formula="of:=[$B.D79]" office:value-type="string" office:string-value="A,2" calcext:value-type="string">
            <text:p>A,2</text:p>
          </table:table-cell>
          <table:table-cell table:number-columns-repeated="8"/>
        </table:table-row>
        <table:table-row table:style-name="ro1">
          <table:table-cell table:formula="of:=[$B.A80]" office:value-type="float" office:value="199" calcext:value-type="float">
            <text:p>199</text:p>
          </table:table-cell>
          <table:table-cell table:style-name="ce14" table:formula="of:=[$B.B80]" office:value-type="string" office:string-value="_B," calcext:value-type="string">
            <text:p>_B,</text:p>
          </table:table-cell>
          <table:table-cell table:formula="of:=[$B.C80]" office:value-type="float" office:value="2" calcext:value-type="float">
            <text:p>2</text:p>
          </table:table-cell>
          <table:table-cell table:formula="of:=[$B.D80]" office:value-type="string" office:string-value="_B,2" calcext:value-type="string">
            <text:p>_B,2</text:p>
          </table:table-cell>
          <table:table-cell table:number-columns-repeated="8"/>
        </table:table-row>
        <table:table-row table:style-name="ro1">
          <table:table-cell table:formula="of:=[$B.A81]" office:value-type="float" office:value="200" calcext:value-type="float">
            <text:p>200</text:p>
          </table:table-cell>
          <table:table-cell table:style-name="ce14" table:formula="of:=[$B.B81]" office:value-type="string" office:string-value="=B," calcext:value-type="string">
            <text:p>=B,</text:p>
          </table:table-cell>
          <table:table-cell table:formula="of:=[$B.C81]" office:value-type="float" office:value="2" calcext:value-type="float">
            <text:p>2</text:p>
          </table:table-cell>
          <table:table-cell table:formula="of:=[$B.D81]" office:value-type="string" office:string-value="=B,2" calcext:value-type="string">
            <text:p>=B,2</text:p>
          </table:table-cell>
          <table:table-cell table:number-columns-repeated="8"/>
        </table:table-row>
        <table:table-row table:style-name="ro1">
          <table:table-cell table:formula="of:=[$B.A82]" office:value-type="float" office:value="201" calcext:value-type="float">
            <text:p>201</text:p>
          </table:table-cell>
          <table:table-cell table:style-name="ce14" table:formula="of:=[$B.B82]" office:value-type="string" office:string-value="C" calcext:value-type="string">
            <text:p>C</text:p>
          </table:table-cell>
          <table:table-cell table:formula="of:=[$B.C82]" office:value-type="float" office:value="2" calcext:value-type="float">
            <text:p>2</text:p>
          </table:table-cell>
          <table:table-cell table:formula="of:=[$B.D82]" office:value-type="string" office:string-value="C2" calcext:value-type="string">
            <text:p>C2</text:p>
          </table:table-cell>
          <table:table-cell table:number-columns-repeated="8"/>
        </table:table-row>
        <table:table-row table:style-name="ro1">
          <table:table-cell table:formula="of:=[$B.A83]" office:value-type="float" office:value="202" calcext:value-type="float">
            <text:p>202</text:p>
          </table:table-cell>
          <table:table-cell table:style-name="ce14" table:formula="of:=[$B.B83]" office:value-type="string" office:string-value="^C" calcext:value-type="string">
            <text:p>^C</text:p>
          </table:table-cell>
          <table:table-cell table:formula="of:=[$B.C83]" office:value-type="float" office:value="2" calcext:value-type="float">
            <text:p>2</text:p>
          </table:table-cell>
          <table:table-cell table:formula="of:=[$B.D83]" office:value-type="string" office:string-value="^C2" calcext:value-type="string">
            <text:p>^C2</text:p>
          </table:table-cell>
          <table:table-cell table:number-columns-repeated="8"/>
        </table:table-row>
        <table:table-row table:style-name="ro1">
          <table:table-cell table:formula="of:=[$B.A84]" office:value-type="float" office:value="203" calcext:value-type="float">
            <text:p>203</text:p>
          </table:table-cell>
          <table:table-cell table:style-name="ce14" table:formula="of:=[$B.B84]" office:value-type="string" office:string-value="D" calcext:value-type="string">
            <text:p>D</text:p>
          </table:table-cell>
          <table:table-cell table:formula="of:=[$B.C84]" office:value-type="float" office:value="2" calcext:value-type="float">
            <text:p>2</text:p>
          </table:table-cell>
          <table:table-cell table:formula="of:=[$B.D84]" office:value-type="string" office:string-value="D2" calcext:value-type="string">
            <text:p>D2</text:p>
          </table:table-cell>
          <table:table-cell table:number-columns-repeated="8"/>
        </table:table-row>
        <table:table-row table:style-name="ro1">
          <table:table-cell table:formula="of:=[$B.A85]" office:value-type="float" office:value="204" calcext:value-type="float">
            <text:p>204</text:p>
          </table:table-cell>
          <table:table-cell table:style-name="ce14" table:formula="of:=[$B.B85]" office:value-type="string" office:string-value="C,," calcext:value-type="string">
            <text:p>C,,</text:p>
          </table:table-cell>
          <table:table-cell/>
          <table:table-cell table:formula="of:=[$B.D85]" office:value-type="string" office:string-value="C,," calcext:value-type="string">
            <text:p>C,,</text:p>
          </table:table-cell>
          <table:table-cell table:number-columns-repeated="8"/>
        </table:table-row>
        <table:table-row table:style-name="ro1">
          <table:table-cell table:formula="of:=[$B.A86]" office:value-type="float" office:value="205" calcext:value-type="float">
            <text:p>205</text:p>
          </table:table-cell>
          <table:table-cell table:style-name="ce14" table:formula="of:=[$B.B86]" office:value-type="string" office:string-value="^C,," calcext:value-type="string">
            <text:p>^C,,</text:p>
          </table:table-cell>
          <table:table-cell/>
          <table:table-cell table:formula="of:=[$B.D86]" office:value-type="string" office:string-value="^C,," calcext:value-type="string">
            <text:p>^C,,</text:p>
          </table:table-cell>
          <table:table-cell table:number-columns-repeated="8"/>
        </table:table-row>
        <table:table-row table:style-name="ro1">
          <table:table-cell table:formula="of:=[$B.A87]" office:value-type="float" office:value="206" calcext:value-type="float">
            <text:p>206</text:p>
          </table:table-cell>
          <table:table-cell table:style-name="ce14" table:formula="of:=[$B.B87]" office:value-type="string" office:string-value="D,," calcext:value-type="string">
            <text:p>D,,</text:p>
          </table:table-cell>
          <table:table-cell/>
          <table:table-cell table:formula="of:=[$B.D87]" office:value-type="string" office:string-value="D,," calcext:value-type="string">
            <text:p>D,,</text:p>
          </table:table-cell>
          <table:table-cell table:number-columns-repeated="8"/>
        </table:table-row>
        <table:table-row table:style-name="ro1">
          <table:table-cell table:formula="of:=[$B.A88]" office:value-type="float" office:value="207" calcext:value-type="float">
            <text:p>207</text:p>
          </table:table-cell>
          <table:table-cell table:style-name="ce14" table:formula="of:=[$B.B88]" office:value-type="string" office:string-value="_E,," calcext:value-type="string">
            <text:p>_E,,</text:p>
          </table:table-cell>
          <table:table-cell/>
          <table:table-cell table:formula="of:=[$B.D88]" office:value-type="string" office:string-value="_E,," calcext:value-type="string">
            <text:p>_E,,</text:p>
          </table:table-cell>
          <table:table-cell table:number-columns-repeated="8"/>
        </table:table-row>
        <table:table-row table:style-name="ro1">
          <table:table-cell table:formula="of:=[$B.A89]" office:value-type="float" office:value="208" calcext:value-type="float">
            <text:p>208</text:p>
          </table:table-cell>
          <table:table-cell table:style-name="ce14" table:formula="of:=[$B.B89]" office:value-type="string" office:string-value="=E,," calcext:value-type="string">
            <text:p>=E,,</text:p>
          </table:table-cell>
          <table:table-cell/>
          <table:table-cell table:formula="of:=[$B.D89]" office:value-type="string" office:string-value="=E,," calcext:value-type="string">
            <text:p>=E,,</text:p>
          </table:table-cell>
          <table:table-cell table:number-columns-repeated="8"/>
        </table:table-row>
        <table:table-row table:style-name="ro1">
          <table:table-cell table:formula="of:=[$B.A90]" office:value-type="float" office:value="209" calcext:value-type="float">
            <text:p>209</text:p>
          </table:table-cell>
          <table:table-cell table:style-name="ce14" table:formula="of:=[$B.B90]" office:value-type="string" office:string-value="F,," calcext:value-type="string">
            <text:p>F,,</text:p>
          </table:table-cell>
          <table:table-cell/>
          <table:table-cell table:formula="of:=[$B.D90]" office:value-type="string" office:string-value="F,," calcext:value-type="string">
            <text:p>F,,</text:p>
          </table:table-cell>
          <table:table-cell table:number-columns-repeated="8"/>
        </table:table-row>
        <table:table-row table:style-name="ro1">
          <table:table-cell table:formula="of:=[$B.A91]" office:value-type="float" office:value="210" calcext:value-type="float">
            <text:p>210</text:p>
          </table:table-cell>
          <table:table-cell table:style-name="ce14" table:formula="of:=[$B.B91]" office:value-type="string" office:string-value="^F,," calcext:value-type="string">
            <text:p>^F,,</text:p>
          </table:table-cell>
          <table:table-cell/>
          <table:table-cell table:formula="of:=[$B.D91]" office:value-type="string" office:string-value="^F,," calcext:value-type="string">
            <text:p>^F,,</text:p>
          </table:table-cell>
          <table:table-cell table:number-columns-repeated="8"/>
        </table:table-row>
        <table:table-row table:style-name="ro1">
          <table:table-cell table:formula="of:=[$B.A92]" office:value-type="float" office:value="211" calcext:value-type="float">
            <text:p>211</text:p>
          </table:table-cell>
          <table:table-cell table:style-name="ce14" table:formula="of:=[$B.B92]" office:value-type="string" office:string-value="G,," calcext:value-type="string">
            <text:p>G,,</text:p>
          </table:table-cell>
          <table:table-cell/>
          <table:table-cell table:formula="of:=[$B.D92]" office:value-type="string" office:string-value="G,," calcext:value-type="string">
            <text:p>G,,</text:p>
          </table:table-cell>
          <table:table-cell table:number-columns-repeated="8"/>
        </table:table-row>
        <table:table-row table:style-name="ro1">
          <table:table-cell table:formula="of:=[$B.A93]" office:value-type="float" office:value="212" calcext:value-type="float">
            <text:p>212</text:p>
          </table:table-cell>
          <table:table-cell table:style-name="ce14" table:formula="of:=[$B.B93]" office:value-type="string" office:string-value="_A,," calcext:value-type="string">
            <text:p>_A,,</text:p>
          </table:table-cell>
          <table:table-cell/>
          <table:table-cell table:formula="of:=[$B.D93]" office:value-type="string" office:string-value="_A,," calcext:value-type="string">
            <text:p>_A,,</text:p>
          </table:table-cell>
          <table:table-cell table:number-columns-repeated="8"/>
        </table:table-row>
        <table:table-row table:style-name="ro1">
          <table:table-cell table:formula="of:=[$B.A94]" office:value-type="float" office:value="213" calcext:value-type="float">
            <text:p>213</text:p>
          </table:table-cell>
          <table:table-cell table:style-name="ce14" table:formula="of:=[$B.B94]" office:value-type="string" office:string-value="A,," calcext:value-type="string">
            <text:p>A,,</text:p>
          </table:table-cell>
          <table:table-cell/>
          <table:table-cell table:formula="of:=[$B.D94]" office:value-type="string" office:string-value="A,," calcext:value-type="string">
            <text:p>A,,</text:p>
          </table:table-cell>
          <table:table-cell table:number-columns-repeated="8"/>
        </table:table-row>
        <table:table-row table:style-name="ro1">
          <table:table-cell table:formula="of:=[$B.A95]" office:value-type="float" office:value="214" calcext:value-type="float">
            <text:p>214</text:p>
          </table:table-cell>
          <table:table-cell table:style-name="ce14" table:formula="of:=[$B.B95]" office:value-type="string" office:string-value="_B,," calcext:value-type="string">
            <text:p>_B,,</text:p>
          </table:table-cell>
          <table:table-cell/>
          <table:table-cell table:formula="of:=[$B.D95]" office:value-type="string" office:string-value="_B,," calcext:value-type="string">
            <text:p>_B,,</text:p>
          </table:table-cell>
          <table:table-cell table:number-columns-repeated="8"/>
        </table:table-row>
        <table:table-row table:style-name="ro1">
          <table:table-cell table:formula="of:=[$B.A96]" office:value-type="float" office:value="215" calcext:value-type="float">
            <text:p>215</text:p>
          </table:table-cell>
          <table:table-cell table:style-name="ce14" table:formula="of:=[$B.B96]" office:value-type="string" office:string-value="=B,," calcext:value-type="string">
            <text:p>=B,,</text:p>
          </table:table-cell>
          <table:table-cell/>
          <table:table-cell table:formula="of:=[$B.D96]" office:value-type="string" office:string-value="=B,," calcext:value-type="string">
            <text:p>=B,,</text:p>
          </table:table-cell>
          <table:table-cell table:number-columns-repeated="8"/>
        </table:table-row>
        <table:table-row table:style-name="ro1">
          <table:table-cell table:formula="of:=[$B.A97]" office:value-type="float" office:value="216" calcext:value-type="float">
            <text:p>216</text:p>
          </table:table-cell>
          <table:table-cell table:style-name="ce14" table:formula="of:=[$B.B97]" office:value-type="string" office:string-value="C," calcext:value-type="string">
            <text:p>C,</text:p>
          </table:table-cell>
          <table:table-cell/>
          <table:table-cell table:formula="of:=[$B.D97]" office:value-type="string" office:string-value="C," calcext:value-type="string">
            <text:p>C,</text:p>
          </table:table-cell>
          <table:table-cell table:number-columns-repeated="8"/>
        </table:table-row>
        <table:table-row table:style-name="ro1">
          <table:table-cell table:formula="of:=[$B.A98]" office:value-type="float" office:value="217" calcext:value-type="float">
            <text:p>217</text:p>
          </table:table-cell>
          <table:table-cell table:style-name="ce14" table:formula="of:=[$B.B98]" office:value-type="string" office:string-value="^C," calcext:value-type="string">
            <text:p>^C,</text:p>
          </table:table-cell>
          <table:table-cell/>
          <table:table-cell table:formula="of:=[$B.D98]" office:value-type="string" office:string-value="^C," calcext:value-type="string">
            <text:p>^C,</text:p>
          </table:table-cell>
          <table:table-cell table:number-columns-repeated="8"/>
        </table:table-row>
        <table:table-row table:style-name="ro1">
          <table:table-cell table:formula="of:=[$B.A99]" office:value-type="float" office:value="218" calcext:value-type="float">
            <text:p>218</text:p>
          </table:table-cell>
          <table:table-cell table:style-name="ce14" table:formula="of:=[$B.B99]" office:value-type="string" office:string-value="D," calcext:value-type="string">
            <text:p>D,</text:p>
          </table:table-cell>
          <table:table-cell/>
          <table:table-cell table:formula="of:=[$B.D99]" office:value-type="string" office:string-value="D," calcext:value-type="string">
            <text:p>D,</text:p>
          </table:table-cell>
          <table:table-cell table:number-columns-repeated="8"/>
        </table:table-row>
        <table:table-row table:style-name="ro1">
          <table:table-cell table:formula="of:=[$B.A100]" office:value-type="float" office:value="219" calcext:value-type="float">
            <text:p>219</text:p>
          </table:table-cell>
          <table:table-cell table:style-name="ce14" table:formula="of:=[$B.B100]" office:value-type="string" office:string-value="^D," calcext:value-type="string">
            <text:p>^D,</text:p>
          </table:table-cell>
          <table:table-cell/>
          <table:table-cell table:formula="of:=[$B.D100]" office:value-type="string" office:string-value="^D," calcext:value-type="string">
            <text:p>^D,</text:p>
          </table:table-cell>
          <table:table-cell table:number-columns-repeated="8"/>
        </table:table-row>
        <table:table-row table:style-name="ro1">
          <table:table-cell table:formula="of:=[$B.A101]" office:value-type="float" office:value="220" calcext:value-type="float">
            <text:p>220</text:p>
          </table:table-cell>
          <table:table-cell table:style-name="ce14" table:formula="of:=[$B.B101]" office:value-type="string" office:string-value="_E," calcext:value-type="string">
            <text:p>_E,</text:p>
          </table:table-cell>
          <table:table-cell/>
          <table:table-cell table:formula="of:=[$B.D101]" office:value-type="string" office:string-value="_E," calcext:value-type="string">
            <text:p>_E,</text:p>
          </table:table-cell>
          <table:table-cell table:number-columns-repeated="8"/>
        </table:table-row>
        <table:table-row table:style-name="ro1">
          <table:table-cell table:formula="of:=[$B.A102]" office:value-type="float" office:value="221" calcext:value-type="float">
            <text:p>221</text:p>
          </table:table-cell>
          <table:table-cell table:style-name="ce14" table:formula="of:=[$B.B102]" office:value-type="string" office:string-value="=E," calcext:value-type="string">
            <text:p>=E,</text:p>
          </table:table-cell>
          <table:table-cell/>
          <table:table-cell table:formula="of:=[$B.D102]" office:value-type="string" office:string-value="=E," calcext:value-type="string">
            <text:p>=E,</text:p>
          </table:table-cell>
          <table:table-cell table:number-columns-repeated="8"/>
        </table:table-row>
        <table:table-row table:style-name="ro1">
          <table:table-cell table:formula="of:=[$B.A103]" office:value-type="float" office:value="222" calcext:value-type="float">
            <text:p>222</text:p>
          </table:table-cell>
          <table:table-cell table:style-name="ce14" table:formula="of:=[$B.B103]" office:value-type="string" office:string-value="F," calcext:value-type="string">
            <text:p>F,</text:p>
          </table:table-cell>
          <table:table-cell/>
          <table:table-cell table:formula="of:=[$B.D103]" office:value-type="string" office:string-value="F," calcext:value-type="string">
            <text:p>F,</text:p>
          </table:table-cell>
          <table:table-cell table:number-columns-repeated="8"/>
        </table:table-row>
        <table:table-row table:style-name="ro1">
          <table:table-cell table:formula="of:=[$B.A104]" office:value-type="float" office:value="223" calcext:value-type="float">
            <text:p>223</text:p>
          </table:table-cell>
          <table:table-cell table:style-name="ce14" table:formula="of:=[$B.B104]" office:value-type="string" office:string-value="^F," calcext:value-type="string">
            <text:p>^F,</text:p>
          </table:table-cell>
          <table:table-cell/>
          <table:table-cell table:formula="of:=[$B.D104]" office:value-type="string" office:string-value="^F," calcext:value-type="string">
            <text:p>^F,</text:p>
          </table:table-cell>
          <table:table-cell table:number-columns-repeated="8"/>
        </table:table-row>
        <table:table-row table:style-name="ro1">
          <table:table-cell table:formula="of:=[$B.A105]" office:value-type="float" office:value="224" calcext:value-type="float">
            <text:p>224</text:p>
          </table:table-cell>
          <table:table-cell table:style-name="ce14" table:formula="of:=[$B.B105]" office:value-type="string" office:string-value="G," calcext:value-type="string">
            <text:p>G,</text:p>
          </table:table-cell>
          <table:table-cell/>
          <table:table-cell table:formula="of:=[$B.D105]" office:value-type="string" office:string-value="G," calcext:value-type="string">
            <text:p>G,</text:p>
          </table:table-cell>
          <table:table-cell table:number-columns-repeated="8"/>
        </table:table-row>
        <table:table-row table:style-name="ro1">
          <table:table-cell table:formula="of:=[$B.A106]" office:value-type="float" office:value="225" calcext:value-type="float">
            <text:p>225</text:p>
          </table:table-cell>
          <table:table-cell table:style-name="ce14" table:formula="of:=[$B.B106]" office:value-type="string" office:string-value="^G," calcext:value-type="string">
            <text:p>^G,</text:p>
          </table:table-cell>
          <table:table-cell/>
          <table:table-cell table:formula="of:=[$B.D106]" office:value-type="string" office:string-value="^G," calcext:value-type="string">
            <text:p>^G,</text:p>
          </table:table-cell>
          <table:table-cell table:number-columns-repeated="8"/>
        </table:table-row>
        <table:table-row table:style-name="ro1">
          <table:table-cell table:formula="of:=[$B.A107]" office:value-type="float" office:value="226" calcext:value-type="float">
            <text:p>226</text:p>
          </table:table-cell>
          <table:table-cell table:style-name="ce14" table:formula="of:=[$B.B107]" office:value-type="string" office:string-value="A," calcext:value-type="string">
            <text:p>A,</text:p>
          </table:table-cell>
          <table:table-cell/>
          <table:table-cell table:formula="of:=[$B.D107]" office:value-type="string" office:string-value="A," calcext:value-type="string">
            <text:p>A,</text:p>
          </table:table-cell>
          <table:table-cell table:number-columns-repeated="8"/>
        </table:table-row>
        <table:table-row table:style-name="ro1">
          <table:table-cell table:formula="of:=[$B.A108]" office:value-type="float" office:value="227" calcext:value-type="float">
            <text:p>227</text:p>
          </table:table-cell>
          <table:table-cell table:style-name="ce14" table:formula="of:=[$B.B108]" office:value-type="string" office:string-value="_B," calcext:value-type="string">
            <text:p>_B,</text:p>
          </table:table-cell>
          <table:table-cell/>
          <table:table-cell table:formula="of:=[$B.D108]" office:value-type="string" office:string-value="_B," calcext:value-type="string">
            <text:p>_B,</text:p>
          </table:table-cell>
          <table:table-cell table:number-columns-repeated="8"/>
        </table:table-row>
        <table:table-row table:style-name="ro1">
          <table:table-cell table:formula="of:=[$B.A109]" office:value-type="float" office:value="228" calcext:value-type="float">
            <text:p>228</text:p>
          </table:table-cell>
          <table:table-cell table:style-name="ce14" table:formula="of:=[$B.B109]" office:value-type="string" office:string-value="=B," calcext:value-type="string">
            <text:p>=B,</text:p>
          </table:table-cell>
          <table:table-cell/>
          <table:table-cell table:formula="of:=[$B.D109]" office:value-type="string" office:string-value="=B," calcext:value-type="string">
            <text:p>=B,</text:p>
          </table:table-cell>
          <table:table-cell table:number-columns-repeated="8"/>
        </table:table-row>
        <table:table-row table:style-name="ro1">
          <table:table-cell table:formula="of:=[$B.A110]" office:value-type="float" office:value="229" calcext:value-type="float">
            <text:p>229</text:p>
          </table:table-cell>
          <table:table-cell table:style-name="ce14" table:formula="of:=[$B.B110]" office:value-type="string" office:string-value="C" calcext:value-type="string">
            <text:p>C</text:p>
          </table:table-cell>
          <table:table-cell/>
          <table:table-cell table:formula="of:=[$B.D110]" office:value-type="string" office:string-value="C" calcext:value-type="string">
            <text:p>C</text:p>
          </table:table-cell>
          <table:table-cell table:number-columns-repeated="8"/>
        </table:table-row>
        <table:table-row table:style-name="ro1">
          <table:table-cell table:formula="of:=[$B.A111]" office:value-type="float" office:value="230" calcext:value-type="float">
            <text:p>230</text:p>
          </table:table-cell>
          <table:table-cell table:style-name="ce14" table:formula="of:=[$B.B111]" office:value-type="string" office:string-value="^C" calcext:value-type="string">
            <text:p>^C</text:p>
          </table:table-cell>
          <table:table-cell/>
          <table:table-cell table:formula="of:=[$B.D111]" office:value-type="string" office:string-value="^C" calcext:value-type="string">
            <text:p>^C</text:p>
          </table:table-cell>
          <table:table-cell table:number-columns-repeated="8"/>
        </table:table-row>
        <table:table-row table:style-name="ro1">
          <table:table-cell table:formula="of:=[$B.A112]" office:value-type="float" office:value="231" calcext:value-type="float">
            <text:p>231</text:p>
          </table:table-cell>
          <table:table-cell table:style-name="ce14" table:formula="of:=[$B.B112]" office:value-type="string" office:string-value="D" calcext:value-type="string">
            <text:p>D</text:p>
          </table:table-cell>
          <table:table-cell/>
          <table:table-cell table:formula="of:=[$B.D112]" office:value-type="string" office:string-value="D" calcext:value-type="string">
            <text:p>D</text:p>
          </table:table-cell>
          <table:table-cell table:number-columns-repeated="8"/>
        </table:table-row>
        <table:table-row table:style-name="ro1">
          <table:table-cell table:formula="of:=[$B.A113]" office:value-type="float" office:value="232" calcext:value-type="float">
            <text:p>232</text:p>
          </table:table-cell>
          <table:table-cell table:style-name="ce14" table:formula="of:=[$B.B113]" office:value-type="string" office:string-value="z" calcext:value-type="string">
            <text:p>z</text:p>
          </table:table-cell>
          <table:table-cell table:formula="of:=[$B.C113]" office:value-type="float" office:value="2" calcext:value-type="float">
            <text:p>2</text:p>
          </table:table-cell>
          <table:table-cell table:formula="of:=[$B.D113]" office:value-type="string" office:string-value="z2" calcext:value-type="string">
            <text:p>z2</text:p>
          </table:table-cell>
          <table:table-cell table:number-columns-repeated="8"/>
        </table:table-row>
        <table:table-row table:style-name="ro1">
          <table:table-cell table:formula="of:=[$B.A114]" office:value-type="float" office:value="233" calcext:value-type="float">
            <text:p>233</text:p>
          </table:table-cell>
          <table:table-cell table:style-name="ce14" table:formula="of:=[$B.B114]" office:value-type="string" office:string-value="z" calcext:value-type="string">
            <text:p>z</text:p>
          </table:table-cell>
          <table:table-cell/>
          <table:table-cell table:formula="of:=[$B.D114]" office:value-type="string" office:string-value="z" calcext:value-type="string">
            <text:p>z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5/71</text:p>
          </table:table-cell>
          <table:table-cell table:style-name="ce14" office:value-type="string" calcext:value-type="string">
            <text:p>[G=B]</text:p>
          </table:table-cell>
          <table:table-cell office:value-type="float" office:value="2" calcext:value-type="float">
            <text:p>2</text:p>
          </table:table-cell>
          <table:table-cell table:formula="of:=COM.MICROSOFT.CONCAT([.B241:.C241])" office:value-type="string" office:string-value="[G=B]2" calcext:value-type="string">
            <text:p>[G=B]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05/101</text:p>
          </table:table-cell>
          <table:table-cell table:style-name="ce14" office:value-type="string" calcext:value-type="string">
            <text:p>[G=B]</text:p>
          </table:table-cell>
          <table:table-cell/>
          <table:table-cell table:formula="of:=COM.MICROSOFT.CONCAT([.B242:.C242])" office:value-type="string" office:string-value="[G=B]" calcext:value-type="string">
            <text:p>[G=B]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1/44</text:p>
          </table:table-cell>
          <table:table-cell table:style-name="ce14" office:value-type="string" calcext:value-type="string">
            <text:p>[Ae]</text:p>
          </table:table-cell>
          <table:table-cell office:value-type="float" office:value="6" calcext:value-type="float">
            <text:p>6</text:p>
          </table:table-cell>
          <table:table-cell table:formula="of:=COM.MICROSOFT.CONCAT([.B243:.C243])" office:value-type="string" office:string-value="[Ae]6" calcext:value-type="string">
            <text:p>[Ae]6</text:p>
          </table:table-cell>
          <table:table-cell table:number-columns-repeated="8"/>
        </table:table-row>
        <table:table-row table:style-name="ro1" table:number-rows-repeated="1048332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B" table:style-name="ta1">
        <table:table-column table:style-name="co1" table:default-cell-style-name="ce14"/>
        <table:table-column table:style-name="co1" table:default-cell-style-name="ce5"/>
        <table:table-column table:style-name="co1" table:number-columns-repeated="2" table:default-cell-style-name="ce14"/>
        <table:table-row table:style-name="ro1">
          <table:table-cell office:value-type="float" office:value="120" calcext:value-type="float">
            <text:p>120</text:p>
          </table:table-cell>
          <table:table-cell table:style-name="ce11" office:value-type="string" calcext:value-type="string">
            <text:p>C,,</text:p>
          </table:table-cell>
          <table:table-cell office:value-type="float" office:value="4" calcext:value-type="float">
            <text:p>4</text:p>
          </table:table-cell>
          <table:table-cell table:formula="of:=COM.MICROSOFT.CONCAT([.B1:.C1])" office:value-type="string" office:string-value="C,,4" calcext:value-type="string">
            <text:p>C,,4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style-name="ce11" office:value-type="string" calcext:value-type="string">
            <text:p>^C,,</text:p>
          </table:table-cell>
          <table:table-cell office:value-type="float" office:value="4" calcext:value-type="float">
            <text:p>4</text:p>
          </table:table-cell>
          <table:table-cell table:formula="of:=COM.MICROSOFT.CONCAT([.B2:.C2])" office:value-type="string" office:string-value="^C,,4" calcext:value-type="string">
            <text:p>^C,,4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11" office:value-type="string" calcext:value-type="string">
            <text:p>D,,</text:p>
          </table:table-cell>
          <table:table-cell office:value-type="float" office:value="4" calcext:value-type="float">
            <text:p>4</text:p>
          </table:table-cell>
          <table:table-cell table:formula="of:=COM.MICROSOFT.CONCAT([.B3:.C3])" office:value-type="string" office:string-value="D,,4" calcext:value-type="string">
            <text:p>D,,4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11" office:value-type="string" calcext:value-type="string">
            <text:p>_E,,</text:p>
          </table:table-cell>
          <table:table-cell office:value-type="float" office:value="4" calcext:value-type="float">
            <text:p>4</text:p>
          </table:table-cell>
          <table:table-cell table:formula="of:=COM.MICROSOFT.CONCAT([.B4:.C4])" office:value-type="string" office:string-value="_E,,4" calcext:value-type="string">
            <text:p>_E,,4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ce11" office:value-type="string" calcext:value-type="string">
            <text:p>=E,,</text:p>
          </table:table-cell>
          <table:table-cell office:value-type="float" office:value="4" calcext:value-type="float">
            <text:p>4</text:p>
          </table:table-cell>
          <table:table-cell table:formula="of:=COM.MICROSOFT.CONCAT([.B5:.C5])" office:value-type="string" office:string-value="=E,,4" calcext:value-type="string">
            <text:p>=E,,4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ce11" office:value-type="string" calcext:value-type="string">
            <text:p>F,,</text:p>
          </table:table-cell>
          <table:table-cell office:value-type="float" office:value="4" calcext:value-type="float">
            <text:p>4</text:p>
          </table:table-cell>
          <table:table-cell table:formula="of:=COM.MICROSOFT.CONCAT([.B6:.C6])" office:value-type="string" office:string-value="F,,4" calcext:value-type="string">
            <text:p>F,,4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11" office:value-type="string" calcext:value-type="string">
            <text:p>^F,,</text:p>
          </table:table-cell>
          <table:table-cell office:value-type="float" office:value="4" calcext:value-type="float">
            <text:p>4</text:p>
          </table:table-cell>
          <table:table-cell table:formula="of:=COM.MICROSOFT.CONCAT([.B7:.C7])" office:value-type="string" office:string-value="^F,,4" calcext:value-type="string">
            <text:p>^F,,4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11" office:value-type="string" calcext:value-type="string">
            <text:p>G,,</text:p>
          </table:table-cell>
          <table:table-cell office:value-type="float" office:value="4" calcext:value-type="float">
            <text:p>4</text:p>
          </table:table-cell>
          <table:table-cell table:formula="of:=COM.MICROSOFT.CONCAT([.B8:.C8])" office:value-type="string" office:string-value="G,,4" calcext:value-type="string">
            <text:p>G,,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11" office:value-type="string" calcext:value-type="string">
            <text:p>^G,,</text:p>
          </table:table-cell>
          <table:table-cell office:value-type="float" office:value="4" calcext:value-type="float">
            <text:p>4</text:p>
          </table:table-cell>
          <table:table-cell table:formula="of:=COM.MICROSOFT.CONCAT([.B9:.C9])" office:value-type="string" office:string-value="^G,,4" calcext:value-type="string">
            <text:p>^G,,4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11" office:value-type="string" calcext:value-type="string">
            <text:p>A,,</text:p>
          </table:table-cell>
          <table:table-cell office:value-type="float" office:value="4" calcext:value-type="float">
            <text:p>4</text:p>
          </table:table-cell>
          <table:table-cell table:formula="of:=COM.MICROSOFT.CONCAT([.B10:.C10])" office:value-type="string" office:string-value="A,,4" calcext:value-type="string">
            <text:p>A,,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11" office:value-type="string" calcext:value-type="string">
            <text:p>_B,,</text:p>
          </table:table-cell>
          <table:table-cell office:value-type="float" office:value="4" calcext:value-type="float">
            <text:p>4</text:p>
          </table:table-cell>
          <table:table-cell table:formula="of:=COM.MICROSOFT.CONCAT([.B11:.C11])" office:value-type="string" office:string-value="_B,,4" calcext:value-type="string">
            <text:p>_B,,4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style-name="ce11" office:value-type="string" calcext:value-type="string">
            <text:p>=B,,</text:p>
          </table:table-cell>
          <table:table-cell office:value-type="float" office:value="4" calcext:value-type="float">
            <text:p>4</text:p>
          </table:table-cell>
          <table:table-cell table:formula="of:=COM.MICROSOFT.CONCAT([.B12:.C12])" office:value-type="string" office:string-value="=B,,4" calcext:value-type="string">
            <text:p>=B,,4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style-name="ce11" office:value-type="string" calcext:value-type="string">
            <text:p>C,</text:p>
          </table:table-cell>
          <table:table-cell office:value-type="float" office:value="4" calcext:value-type="float">
            <text:p>4</text:p>
          </table:table-cell>
          <table:table-cell table:formula="of:=COM.MICROSOFT.CONCAT([.B13:.C13])" office:value-type="string" office:string-value="C,4" calcext:value-type="string">
            <text:p>C,4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style-name="ce11" office:value-type="string" calcext:value-type="string">
            <text:p>^C,</text:p>
          </table:table-cell>
          <table:table-cell office:value-type="float" office:value="4" calcext:value-type="float">
            <text:p>4</text:p>
          </table:table-cell>
          <table:table-cell table:formula="of:=COM.MICROSOFT.CONCAT([.B14:.C14])" office:value-type="string" office:string-value="^C,4" calcext:value-type="string">
            <text:p>^C,4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11" office:value-type="string" calcext:value-type="string">
            <text:p>D,</text:p>
          </table:table-cell>
          <table:table-cell office:value-type="float" office:value="4" calcext:value-type="float">
            <text:p>4</text:p>
          </table:table-cell>
          <table:table-cell table:formula="of:=COM.MICROSOFT.CONCAT([.B15:.C15])" office:value-type="string" office:string-value="D,4" calcext:value-type="string">
            <text:p>D,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ce11" office:value-type="string" calcext:value-type="string">
            <text:p>^D,</text:p>
          </table:table-cell>
          <table:table-cell office:value-type="float" office:value="4" calcext:value-type="float">
            <text:p>4</text:p>
          </table:table-cell>
          <table:table-cell table:formula="of:=COM.MICROSOFT.CONCAT([.B16:.C16])" office:value-type="string" office:string-value="^D,4" calcext:value-type="string">
            <text:p>^D,4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style-name="ce11" office:value-type="string" calcext:value-type="string">
            <text:p>_E,</text:p>
          </table:table-cell>
          <table:table-cell office:value-type="float" office:value="4" calcext:value-type="float">
            <text:p>4</text:p>
          </table:table-cell>
          <table:table-cell table:formula="of:=COM.MICROSOFT.CONCAT([.B17:.C17])" office:value-type="string" office:string-value="_E,4" calcext:value-type="string">
            <text:p>_E,4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=E,</text:p>
          </table:table-cell>
          <table:table-cell office:value-type="float" office:value="4" calcext:value-type="float">
            <text:p>4</text:p>
          </table:table-cell>
          <table:table-cell table:formula="of:=COM.MICROSOFT.CONCAT([.B18:.C18])" office:value-type="string" office:string-value="=E,4" calcext:value-type="string">
            <text:p>=E,4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style-name="ce11" office:value-type="string" calcext:value-type="string">
            <text:p>F,</text:p>
          </table:table-cell>
          <table:table-cell office:value-type="float" office:value="4" calcext:value-type="float">
            <text:p>4</text:p>
          </table:table-cell>
          <table:table-cell table:formula="of:=COM.MICROSOFT.CONCAT([.B19:.C19])" office:value-type="string" office:string-value="F,4" calcext:value-type="string">
            <text:p>F,4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style-name="ce11" office:value-type="string" calcext:value-type="string">
            <text:p>^F,</text:p>
          </table:table-cell>
          <table:table-cell office:value-type="float" office:value="4" calcext:value-type="float">
            <text:p>4</text:p>
          </table:table-cell>
          <table:table-cell table:formula="of:=COM.MICROSOFT.CONCAT([.B20:.C20])" office:value-type="string" office:string-value="^F,4" calcext:value-type="string">
            <text:p>^F,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ce11" office:value-type="string" calcext:value-type="string">
            <text:p>G,</text:p>
          </table:table-cell>
          <table:table-cell office:value-type="float" office:value="4" calcext:value-type="float">
            <text:p>4</text:p>
          </table:table-cell>
          <table:table-cell table:formula="of:=COM.MICROSOFT.CONCAT([.B21:.C21])" office:value-type="string" office:string-value="G,4" calcext:value-type="string">
            <text:p>G,4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style-name="ce11" office:value-type="string" calcext:value-type="string">
            <text:p>^G,</text:p>
          </table:table-cell>
          <table:table-cell office:value-type="float" office:value="4" calcext:value-type="float">
            <text:p>4</text:p>
          </table:table-cell>
          <table:table-cell table:formula="of:=COM.MICROSOFT.CONCAT([.B22:.C22])" office:value-type="string" office:string-value="^G,4" calcext:value-type="string">
            <text:p>^G,4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style-name="ce11" office:value-type="string" calcext:value-type="string">
            <text:p>A,</text:p>
          </table:table-cell>
          <table:table-cell office:value-type="float" office:value="4" calcext:value-type="float">
            <text:p>4</text:p>
          </table:table-cell>
          <table:table-cell table:formula="of:=COM.MICROSOFT.CONCAT([.B23:.C23])" office:value-type="string" office:string-value="A,4" calcext:value-type="string">
            <text:p>A,4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style-name="ce11" office:value-type="string" calcext:value-type="string">
            <text:p>_B,</text:p>
          </table:table-cell>
          <table:table-cell office:value-type="float" office:value="4" calcext:value-type="float">
            <text:p>4</text:p>
          </table:table-cell>
          <table:table-cell table:formula="of:=COM.MICROSOFT.CONCAT([.B24:.C24])" office:value-type="string" office:string-value="_B,4" calcext:value-type="string">
            <text:p>_B,4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style-name="ce11" office:value-type="string" calcext:value-type="string">
            <text:p>=B,</text:p>
          </table:table-cell>
          <table:table-cell office:value-type="float" office:value="4" calcext:value-type="float">
            <text:p>4</text:p>
          </table:table-cell>
          <table:table-cell table:formula="of:=COM.MICROSOFT.CONCAT([.B25:.C25])" office:value-type="string" office:string-value="=B,4" calcext:value-type="string">
            <text:p>=B,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style-name="ce11"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formula="of:=COM.MICROSOFT.CONCAT([.B26:.C26])" office:value-type="string" office:string-value="C4" calcext:value-type="string">
            <text:p>C4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style-name="ce11" office:value-type="string" calcext:value-type="string">
            <text:p>^C</text:p>
          </table:table-cell>
          <table:table-cell office:value-type="float" office:value="4" calcext:value-type="float">
            <text:p>4</text:p>
          </table:table-cell>
          <table:table-cell table:formula="of:=COM.MICROSOFT.CONCAT([.B27:.C27])" office:value-type="string" office:string-value="^C4" calcext:value-type="string">
            <text:p>^C4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style-name="ce11"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table:formula="of:=COM.MICROSOFT.CONCAT([.B28:.C28])" office:value-type="string" office:string-value="D4" calcext:value-type="string">
            <text:p>D4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style-name="ce11" office:value-type="string" calcext:value-type="string">
            <text:p>C,,</text:p>
          </table:table-cell>
          <table:table-cell office:value-type="float" office:value="4" calcext:value-type="float">
            <text:p>4</text:p>
          </table:table-cell>
          <table:table-cell table:formula="of:=COM.MICROSOFT.CONCAT([.B29:.C29])" office:value-type="string" office:string-value="C,,4" calcext:value-type="string">
            <text:p>C,,4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style-name="ce11" office:value-type="string" calcext:value-type="string">
            <text:p>^C,,</text:p>
          </table:table-cell>
          <table:table-cell office:value-type="float" office:value="6" calcext:value-type="float">
            <text:p>6</text:p>
          </table:table-cell>
          <table:table-cell table:formula="of:=COM.MICROSOFT.CONCAT([.B30:.C30])" office:value-type="string" office:string-value="^C,,6" calcext:value-type="string">
            <text:p>^C,,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11" office:value-type="string" calcext:value-type="string">
            <text:p>D,,</text:p>
          </table:table-cell>
          <table:table-cell office:value-type="float" office:value="6" calcext:value-type="float">
            <text:p>6</text:p>
          </table:table-cell>
          <table:table-cell table:formula="of:=COM.MICROSOFT.CONCAT([.B31:.C31])" office:value-type="string" office:string-value="D,,6" calcext:value-type="string">
            <text:p>D,,6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style-name="ce11" office:value-type="string" calcext:value-type="string">
            <text:p>_E,,</text:p>
          </table:table-cell>
          <table:table-cell office:value-type="float" office:value="6" calcext:value-type="float">
            <text:p>6</text:p>
          </table:table-cell>
          <table:table-cell table:formula="of:=COM.MICROSOFT.CONCAT([.B32:.C32])" office:value-type="string" office:string-value="_E,,6" calcext:value-type="string">
            <text:p>_E,,6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style-name="ce11" office:value-type="string" calcext:value-type="string">
            <text:p>=E,,</text:p>
          </table:table-cell>
          <table:table-cell office:value-type="float" office:value="6" calcext:value-type="float">
            <text:p>6</text:p>
          </table:table-cell>
          <table:table-cell table:formula="of:=COM.MICROSOFT.CONCAT([.B33:.C33])" office:value-type="string" office:string-value="=E,,6" calcext:value-type="string">
            <text:p>=E,,6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style-name="ce11" office:value-type="string" calcext:value-type="string">
            <text:p>F,,</text:p>
          </table:table-cell>
          <table:table-cell office:value-type="float" office:value="6" calcext:value-type="float">
            <text:p>6</text:p>
          </table:table-cell>
          <table:table-cell table:formula="of:=COM.MICROSOFT.CONCAT([.B34:.C34])" office:value-type="string" office:string-value="F,,6" calcext:value-type="string">
            <text:p>F,,6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style-name="ce11" office:value-type="string" calcext:value-type="string">
            <text:p>^F,,</text:p>
          </table:table-cell>
          <table:table-cell office:value-type="float" office:value="6" calcext:value-type="float">
            <text:p>6</text:p>
          </table:table-cell>
          <table:table-cell table:formula="of:=COM.MICROSOFT.CONCAT([.B35:.C35])" office:value-type="string" office:string-value="^F,,6" calcext:value-type="string">
            <text:p>^F,,6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style-name="ce11" office:value-type="string" calcext:value-type="string">
            <text:p>G,,</text:p>
          </table:table-cell>
          <table:table-cell office:value-type="float" office:value="6" calcext:value-type="float">
            <text:p>6</text:p>
          </table:table-cell>
          <table:table-cell table:formula="of:=COM.MICROSOFT.CONCAT([.B36:.C36])" office:value-type="string" office:string-value="G,,6" calcext:value-type="string">
            <text:p>G,,6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style-name="ce11" office:value-type="string" calcext:value-type="string">
            <text:p>_A,,</text:p>
          </table:table-cell>
          <table:table-cell office:value-type="float" office:value="6" calcext:value-type="float">
            <text:p>6</text:p>
          </table:table-cell>
          <table:table-cell table:formula="of:=COM.MICROSOFT.CONCAT([.B37:.C37])" office:value-type="string" office:string-value="_A,,6" calcext:value-type="string">
            <text:p>_A,,6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style-name="ce11" office:value-type="string" calcext:value-type="string">
            <text:p>A,,</text:p>
          </table:table-cell>
          <table:table-cell office:value-type="float" office:value="6" calcext:value-type="float">
            <text:p>6</text:p>
          </table:table-cell>
          <table:table-cell table:formula="of:=COM.MICROSOFT.CONCAT([.B38:.C38])" office:value-type="string" office:string-value="A,,6" calcext:value-type="string">
            <text:p>A,,6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style-name="ce11" office:value-type="string" calcext:value-type="string">
            <text:p>_B,,</text:p>
          </table:table-cell>
          <table:table-cell office:value-type="float" office:value="6" calcext:value-type="float">
            <text:p>6</text:p>
          </table:table-cell>
          <table:table-cell table:formula="of:=COM.MICROSOFT.CONCAT([.B39:.C39])" office:value-type="string" office:string-value="_B,,6" calcext:value-type="string">
            <text:p>_B,,6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style-name="ce11" office:value-type="string" calcext:value-type="string">
            <text:p>=B,,</text:p>
          </table:table-cell>
          <table:table-cell office:value-type="float" office:value="6" calcext:value-type="float">
            <text:p>6</text:p>
          </table:table-cell>
          <table:table-cell table:formula="of:=COM.MICROSOFT.CONCAT([.B40:.C40])" office:value-type="string" office:string-value="=B,,6" calcext:value-type="string">
            <text:p>=B,,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style-name="ce11" office:value-type="string" calcext:value-type="string">
            <text:p>C,</text:p>
          </table:table-cell>
          <table:table-cell office:value-type="float" office:value="6" calcext:value-type="float">
            <text:p>6</text:p>
          </table:table-cell>
          <table:table-cell table:formula="of:=COM.MICROSOFT.CONCAT([.B41:.C41])" office:value-type="string" office:string-value="C,6" calcext:value-type="string">
            <text:p>C,6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style-name="ce11" office:value-type="string" calcext:value-type="string">
            <text:p>^C,</text:p>
          </table:table-cell>
          <table:table-cell office:value-type="float" office:value="6" calcext:value-type="float">
            <text:p>6</text:p>
          </table:table-cell>
          <table:table-cell table:formula="of:=COM.MICROSOFT.CONCAT([.B42:.C42])" office:value-type="string" office:string-value="^C,6" calcext:value-type="string">
            <text:p>^C,6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style-name="ce11" office:value-type="string" calcext:value-type="string">
            <text:p>D,</text:p>
          </table:table-cell>
          <table:table-cell office:value-type="float" office:value="6" calcext:value-type="float">
            <text:p>6</text:p>
          </table:table-cell>
          <table:table-cell table:formula="of:=COM.MICROSOFT.CONCAT([.B43:.C43])" office:value-type="string" office:string-value="D,6" calcext:value-type="string">
            <text:p>D,6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style-name="ce11" office:value-type="string" calcext:value-type="string">
            <text:p>^D,</text:p>
          </table:table-cell>
          <table:table-cell office:value-type="float" office:value="6" calcext:value-type="float">
            <text:p>6</text:p>
          </table:table-cell>
          <table:table-cell table:formula="of:=COM.MICROSOFT.CONCAT([.B44:.C44])" office:value-type="string" office:string-value="^D,6" calcext:value-type="string">
            <text:p>^D,6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style-name="ce11" office:value-type="string" calcext:value-type="string">
            <text:p>_E,</text:p>
          </table:table-cell>
          <table:table-cell office:value-type="float" office:value="6" calcext:value-type="float">
            <text:p>6</text:p>
          </table:table-cell>
          <table:table-cell table:formula="of:=COM.MICROSOFT.CONCAT([.B45:.C45])" office:value-type="string" office:string-value="_E,6" calcext:value-type="string">
            <text:p>_E,6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=E,</text:p>
          </table:table-cell>
          <table:table-cell office:value-type="float" office:value="6" calcext:value-type="float">
            <text:p>6</text:p>
          </table:table-cell>
          <table:table-cell table:formula="of:=COM.MICROSOFT.CONCAT([.B46:.C46])" office:value-type="string" office:string-value="=E,6" calcext:value-type="string">
            <text:p>=E,6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style-name="ce11" office:value-type="string" calcext:value-type="string">
            <text:p>F,</text:p>
          </table:table-cell>
          <table:table-cell office:value-type="float" office:value="6" calcext:value-type="float">
            <text:p>6</text:p>
          </table:table-cell>
          <table:table-cell table:formula="of:=COM.MICROSOFT.CONCAT([.B47:.C47])" office:value-type="string" office:string-value="F,6" calcext:value-type="string">
            <text:p>F,6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style-name="ce11" office:value-type="string" calcext:value-type="string">
            <text:p>^F,</text:p>
          </table:table-cell>
          <table:table-cell office:value-type="float" office:value="6" calcext:value-type="float">
            <text:p>6</text:p>
          </table:table-cell>
          <table:table-cell table:formula="of:=COM.MICROSOFT.CONCAT([.B48:.C48])" office:value-type="string" office:string-value="^F,6" calcext:value-type="string">
            <text:p>^F,6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style-name="ce11" office:value-type="string" calcext:value-type="string">
            <text:p>G,</text:p>
          </table:table-cell>
          <table:table-cell office:value-type="float" office:value="6" calcext:value-type="float">
            <text:p>6</text:p>
          </table:table-cell>
          <table:table-cell table:formula="of:=COM.MICROSOFT.CONCAT([.B49:.C49])" office:value-type="string" office:string-value="G,6" calcext:value-type="string">
            <text:p>G,6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style-name="ce11" office:value-type="string" calcext:value-type="string">
            <text:p>^G,</text:p>
          </table:table-cell>
          <table:table-cell office:value-type="float" office:value="6" calcext:value-type="float">
            <text:p>6</text:p>
          </table:table-cell>
          <table:table-cell table:formula="of:=COM.MICROSOFT.CONCAT([.B50:.C50])" office:value-type="string" office:string-value="^G,6" calcext:value-type="string">
            <text:p>^G,6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style-name="ce11" office:value-type="string" calcext:value-type="string">
            <text:p>A,</text:p>
          </table:table-cell>
          <table:table-cell office:value-type="float" office:value="6" calcext:value-type="float">
            <text:p>6</text:p>
          </table:table-cell>
          <table:table-cell table:formula="of:=COM.MICROSOFT.CONCAT([.B51:.C51])" office:value-type="string" office:string-value="A,6" calcext:value-type="string">
            <text:p>A,6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style-name="ce11" office:value-type="string" calcext:value-type="string">
            <text:p>_B,</text:p>
          </table:table-cell>
          <table:table-cell office:value-type="float" office:value="6" calcext:value-type="float">
            <text:p>6</text:p>
          </table:table-cell>
          <table:table-cell table:formula="of:=COM.MICROSOFT.CONCAT([.B52:.C52])" office:value-type="string" office:string-value="_B,6" calcext:value-type="string">
            <text:p>_B,6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style-name="ce11" office:value-type="string" calcext:value-type="string">
            <text:p>=B,</text:p>
          </table:table-cell>
          <table:table-cell office:value-type="float" office:value="6" calcext:value-type="float">
            <text:p>6</text:p>
          </table:table-cell>
          <table:table-cell table:formula="of:=COM.MICROSOFT.CONCAT([.B53:.C53])" office:value-type="string" office:string-value="=B,6" calcext:value-type="string">
            <text:p>=B,6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style-name="ce11"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table:formula="of:=COM.MICROSOFT.CONCAT([.B54:.C54])" office:value-type="string" office:string-value="C6" calcext:value-type="string">
            <text:p>C6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style-name="ce11" office:value-type="string" calcext:value-type="string">
            <text:p>^C</text:p>
          </table:table-cell>
          <table:table-cell office:value-type="float" office:value="6" calcext:value-type="float">
            <text:p>6</text:p>
          </table:table-cell>
          <table:table-cell table:formula="of:=COM.MICROSOFT.CONCAT([.B55:.C55])" office:value-type="string" office:string-value="^C6" calcext:value-type="string">
            <text:p>^C6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style-name="ce11"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  <table:table-cell table:formula="of:=COM.MICROSOFT.CONCAT([.B56:.C56])" office:value-type="string" office:string-value="D6" calcext:value-type="string">
            <text:p>D6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style-name="ce11" office:value-type="string" calcext:value-type="string">
            <text:p>C,,</text:p>
          </table:table-cell>
          <table:table-cell office:value-type="float" office:value="2" calcext:value-type="float">
            <text:p>2</text:p>
          </table:table-cell>
          <table:table-cell table:formula="of:=COM.MICROSOFT.CONCAT([.B57:.C57])" office:value-type="string" office:string-value="C,,2" calcext:value-type="string">
            <text:p>C,,2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style-name="ce11" office:value-type="string" calcext:value-type="string">
            <text:p>^C,,</text:p>
          </table:table-cell>
          <table:table-cell office:value-type="float" office:value="2" calcext:value-type="float">
            <text:p>2</text:p>
          </table:table-cell>
          <table:table-cell table:formula="of:=COM.MICROSOFT.CONCAT([.B58:.C58])" office:value-type="string" office:string-value="^C,,2" calcext:value-type="string">
            <text:p>^C,,2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style-name="ce11" office:value-type="string" calcext:value-type="string">
            <text:p>D,,</text:p>
          </table:table-cell>
          <table:table-cell office:value-type="float" office:value="2" calcext:value-type="float">
            <text:p>2</text:p>
          </table:table-cell>
          <table:table-cell table:formula="of:=COM.MICROSOFT.CONCAT([.B59:.C59])" office:value-type="string" office:string-value="D,,2" calcext:value-type="string">
            <text:p>D,,2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style-name="ce11" office:value-type="string" calcext:value-type="string">
            <text:p>_E,,</text:p>
          </table:table-cell>
          <table:table-cell office:value-type="float" office:value="2" calcext:value-type="float">
            <text:p>2</text:p>
          </table:table-cell>
          <table:table-cell table:formula="of:=COM.MICROSOFT.CONCAT([.B60:.C60])" office:value-type="string" office:string-value="_E,,2" calcext:value-type="string">
            <text:p>_E,,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style-name="ce11" office:value-type="string" calcext:value-type="string">
            <text:p>=E,,</text:p>
          </table:table-cell>
          <table:table-cell office:value-type="float" office:value="2" calcext:value-type="float">
            <text:p>2</text:p>
          </table:table-cell>
          <table:table-cell table:formula="of:=COM.MICROSOFT.CONCAT([.B61:.C61])" office:value-type="string" office:string-value="=E,,2" calcext:value-type="string">
            <text:p>=E,,2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style-name="ce11" office:value-type="string" calcext:value-type="string">
            <text:p>F,,</text:p>
          </table:table-cell>
          <table:table-cell office:value-type="float" office:value="2" calcext:value-type="float">
            <text:p>2</text:p>
          </table:table-cell>
          <table:table-cell table:formula="of:=COM.MICROSOFT.CONCAT([.B62:.C62])" office:value-type="string" office:string-value="F,,2" calcext:value-type="string">
            <text:p>F,,2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style-name="ce11" office:value-type="string" calcext:value-type="string">
            <text:p>^F,,</text:p>
          </table:table-cell>
          <table:table-cell office:value-type="float" office:value="2" calcext:value-type="float">
            <text:p>2</text:p>
          </table:table-cell>
          <table:table-cell table:formula="of:=COM.MICROSOFT.CONCAT([.B63:.C63])" office:value-type="string" office:string-value="^F,,2" calcext:value-type="string">
            <text:p>^F,,2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style-name="ce11" office:value-type="string" calcext:value-type="string">
            <text:p>G,,</text:p>
          </table:table-cell>
          <table:table-cell office:value-type="float" office:value="2" calcext:value-type="float">
            <text:p>2</text:p>
          </table:table-cell>
          <table:table-cell table:formula="of:=COM.MICROSOFT.CONCAT([.B64:.C64])" office:value-type="string" office:string-value="G,,2" calcext:value-type="string">
            <text:p>G,,2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style-name="ce11" office:value-type="string" calcext:value-type="string">
            <text:p>^G,,</text:p>
          </table:table-cell>
          <table:table-cell office:value-type="float" office:value="2" calcext:value-type="float">
            <text:p>2</text:p>
          </table:table-cell>
          <table:table-cell table:formula="of:=COM.MICROSOFT.CONCAT([.B65:.C65])" office:value-type="string" office:string-value="^G,,2" calcext:value-type="string">
            <text:p>^G,,2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style-name="ce11" office:value-type="string" calcext:value-type="string">
            <text:p>A,,</text:p>
          </table:table-cell>
          <table:table-cell office:value-type="float" office:value="2" calcext:value-type="float">
            <text:p>2</text:p>
          </table:table-cell>
          <table:table-cell table:formula="of:=COM.MICROSOFT.CONCAT([.B66:.C66])" office:value-type="string" office:string-value="A,,2" calcext:value-type="string">
            <text:p>A,,2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style-name="ce11" office:value-type="string" calcext:value-type="string">
            <text:p>_B,,</text:p>
          </table:table-cell>
          <table:table-cell office:value-type="float" office:value="2" calcext:value-type="float">
            <text:p>2</text:p>
          </table:table-cell>
          <table:table-cell table:formula="of:=COM.MICROSOFT.CONCAT([.B67:.C67])" office:value-type="string" office:string-value="_B,,2" calcext:value-type="string">
            <text:p>_B,,2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style-name="ce11" office:value-type="string" calcext:value-type="string">
            <text:p>=B,,</text:p>
          </table:table-cell>
          <table:table-cell office:value-type="float" office:value="2" calcext:value-type="float">
            <text:p>2</text:p>
          </table:table-cell>
          <table:table-cell table:formula="of:=COM.MICROSOFT.CONCAT([.B68:.C68])" office:value-type="string" office:string-value="=B,,2" calcext:value-type="string">
            <text:p>=B,,2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style-name="ce11" office:value-type="string" calcext:value-type="string">
            <text:p>C,</text:p>
          </table:table-cell>
          <table:table-cell office:value-type="float" office:value="2" calcext:value-type="float">
            <text:p>2</text:p>
          </table:table-cell>
          <table:table-cell table:formula="of:=COM.MICROSOFT.CONCAT([.B69:.C69])" office:value-type="string" office:string-value="C,2" calcext:value-type="string">
            <text:p>C,2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style-name="ce11" office:value-type="string" calcext:value-type="string">
            <text:p>^C,</text:p>
          </table:table-cell>
          <table:table-cell office:value-type="float" office:value="2" calcext:value-type="float">
            <text:p>2</text:p>
          </table:table-cell>
          <table:table-cell table:formula="of:=COM.MICROSOFT.CONCAT([.B70:.C70])" office:value-type="string" office:string-value="^C,2" calcext:value-type="string">
            <text:p>^C,2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style-name="ce11" office:value-type="string" calcext:value-type="string">
            <text:p>D,</text:p>
          </table:table-cell>
          <table:table-cell office:value-type="float" office:value="2" calcext:value-type="float">
            <text:p>2</text:p>
          </table:table-cell>
          <table:table-cell table:formula="of:=COM.MICROSOFT.CONCAT([.B71:.C71])" office:value-type="string" office:string-value="D,2" calcext:value-type="string">
            <text:p>D,2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style-name="ce11" office:value-type="string" calcext:value-type="string">
            <text:p>^D,</text:p>
          </table:table-cell>
          <table:table-cell office:value-type="float" office:value="2" calcext:value-type="float">
            <text:p>2</text:p>
          </table:table-cell>
          <table:table-cell table:formula="of:=COM.MICROSOFT.CONCAT([.B72:.C72])" office:value-type="string" office:string-value="^D,2" calcext:value-type="string">
            <text:p>^D,2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style-name="ce11" office:value-type="string" calcext:value-type="string">
            <text:p>_E,</text:p>
          </table:table-cell>
          <table:table-cell office:value-type="float" office:value="2" calcext:value-type="float">
            <text:p>2</text:p>
          </table:table-cell>
          <table:table-cell table:formula="of:=COM.MICROSOFT.CONCAT([.B73:.C73])" office:value-type="string" office:string-value="_E,2" calcext:value-type="string">
            <text:p>_E,2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=E,</text:p>
          </table:table-cell>
          <table:table-cell office:value-type="float" office:value="2" calcext:value-type="float">
            <text:p>2</text:p>
          </table:table-cell>
          <table:table-cell table:formula="of:=COM.MICROSOFT.CONCAT([.B74:.C74])" office:value-type="string" office:string-value="=E,2" calcext:value-type="string">
            <text:p>=E,2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style-name="ce11" office:value-type="string" calcext:value-type="string">
            <text:p>F,</text:p>
          </table:table-cell>
          <table:table-cell office:value-type="float" office:value="2" calcext:value-type="float">
            <text:p>2</text:p>
          </table:table-cell>
          <table:table-cell table:formula="of:=COM.MICROSOFT.CONCAT([.B75:.C75])" office:value-type="string" office:string-value="F,2" calcext:value-type="string">
            <text:p>F,2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style-name="ce11" office:value-type="string" calcext:value-type="string">
            <text:p>^F,</text:p>
          </table:table-cell>
          <table:table-cell office:value-type="float" office:value="2" calcext:value-type="float">
            <text:p>2</text:p>
          </table:table-cell>
          <table:table-cell table:formula="of:=COM.MICROSOFT.CONCAT([.B76:.C76])" office:value-type="string" office:string-value="^F,2" calcext:value-type="string">
            <text:p>^F,2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style-name="ce11" office:value-type="string" calcext:value-type="string">
            <text:p>G,</text:p>
          </table:table-cell>
          <table:table-cell office:value-type="float" office:value="2" calcext:value-type="float">
            <text:p>2</text:p>
          </table:table-cell>
          <table:table-cell table:formula="of:=COM.MICROSOFT.CONCAT([.B77:.C77])" office:value-type="string" office:string-value="G,2" calcext:value-type="string">
            <text:p>G,2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style-name="ce11" office:value-type="string" calcext:value-type="string">
            <text:p>^G,</text:p>
          </table:table-cell>
          <table:table-cell office:value-type="float" office:value="2" calcext:value-type="float">
            <text:p>2</text:p>
          </table:table-cell>
          <table:table-cell table:formula="of:=COM.MICROSOFT.CONCAT([.B78:.C78])" office:value-type="string" office:string-value="^G,2" calcext:value-type="string">
            <text:p>^G,2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style-name="ce11" office:value-type="string" calcext:value-type="string">
            <text:p>A,</text:p>
          </table:table-cell>
          <table:table-cell office:value-type="float" office:value="2" calcext:value-type="float">
            <text:p>2</text:p>
          </table:table-cell>
          <table:table-cell table:formula="of:=COM.MICROSOFT.CONCAT([.B79:.C79])" office:value-type="string" office:string-value="A,2" calcext:value-type="string">
            <text:p>A,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style-name="ce11" office:value-type="string" calcext:value-type="string">
            <text:p>_B,</text:p>
          </table:table-cell>
          <table:table-cell office:value-type="float" office:value="2" calcext:value-type="float">
            <text:p>2</text:p>
          </table:table-cell>
          <table:table-cell table:formula="of:=COM.MICROSOFT.CONCAT([.B80:.C80])" office:value-type="string" office:string-value="_B,2" calcext:value-type="string">
            <text:p>_B,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11" office:value-type="string" calcext:value-type="string">
            <text:p>=B,</text:p>
          </table:table-cell>
          <table:table-cell office:value-type="float" office:value="2" calcext:value-type="float">
            <text:p>2</text:p>
          </table:table-cell>
          <table:table-cell table:formula="of:=COM.MICROSOFT.CONCAT([.B81:.C81])" office:value-type="string" office:string-value="=B,2" calcext:value-type="string">
            <text:p>=B,2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style-name="ce11"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formula="of:=COM.MICROSOFT.CONCAT([.B82:.C82])" office:value-type="string" office:string-value="C2" calcext:value-type="string">
            <text:p>C2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table:style-name="ce11" office:value-type="string" calcext:value-type="string">
            <text:p>^C</text:p>
          </table:table-cell>
          <table:table-cell office:value-type="float" office:value="2" calcext:value-type="float">
            <text:p>2</text:p>
          </table:table-cell>
          <table:table-cell table:formula="of:=COM.MICROSOFT.CONCAT([.B83:.C83])" office:value-type="string" office:string-value="^C2" calcext:value-type="string">
            <text:p>^C2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style-name="ce11"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table:formula="of:=COM.MICROSOFT.CONCAT([.B84:.C84])" office:value-type="string" office:string-value="D2" calcext:value-type="string">
            <text:p>D2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table:style-name="ce11" office:value-type="string" calcext:value-type="string">
            <text:p>C,,</text:p>
          </table:table-cell>
          <table:table-cell/>
          <table:table-cell table:formula="of:=COM.MICROSOFT.CONCAT([.B85:.C85])" office:value-type="string" office:string-value="C,," calcext:value-type="string">
            <text:p>C,,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table:style-name="ce11" office:value-type="string" calcext:value-type="string">
            <text:p>^C,,</text:p>
          </table:table-cell>
          <table:table-cell/>
          <table:table-cell table:formula="of:=COM.MICROSOFT.CONCAT([.B86:.C86])" office:value-type="string" office:string-value="^C,," calcext:value-type="string">
            <text:p>^C,,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table:style-name="ce11" office:value-type="string" calcext:value-type="string">
            <text:p>D,,</text:p>
          </table:table-cell>
          <table:table-cell/>
          <table:table-cell table:formula="of:=COM.MICROSOFT.CONCAT([.B87:.C87])" office:value-type="string" office:string-value="D,," calcext:value-type="string">
            <text:p>D,,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table:style-name="ce11" office:value-type="string" calcext:value-type="string">
            <text:p>_E,,</text:p>
          </table:table-cell>
          <table:table-cell/>
          <table:table-cell table:formula="of:=COM.MICROSOFT.CONCAT([.B88:.C88])" office:value-type="string" office:string-value="_E,," calcext:value-type="string">
            <text:p>_E,,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table:style-name="ce11" office:value-type="string" calcext:value-type="string">
            <text:p>=E,,</text:p>
          </table:table-cell>
          <table:table-cell/>
          <table:table-cell table:formula="of:=COM.MICROSOFT.CONCAT([.B89:.C89])" office:value-type="string" office:string-value="=E,," calcext:value-type="string">
            <text:p>=E,,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table:style-name="ce11" office:value-type="string" calcext:value-type="string">
            <text:p>F,,</text:p>
          </table:table-cell>
          <table:table-cell/>
          <table:table-cell table:formula="of:=COM.MICROSOFT.CONCAT([.B90:.C90])" office:value-type="string" office:string-value="F,," calcext:value-type="string">
            <text:p>F,,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style-name="ce11" office:value-type="string" calcext:value-type="string">
            <text:p>^F,,</text:p>
          </table:table-cell>
          <table:table-cell/>
          <table:table-cell table:formula="of:=COM.MICROSOFT.CONCAT([.B91:.C91])" office:value-type="string" office:string-value="^F,," calcext:value-type="string">
            <text:p>^F,,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table:style-name="ce11" office:value-type="string" calcext:value-type="string">
            <text:p>G,,</text:p>
          </table:table-cell>
          <table:table-cell/>
          <table:table-cell table:formula="of:=COM.MICROSOFT.CONCAT([.B92:.C92])" office:value-type="string" office:string-value="G,," calcext:value-type="string">
            <text:p>G,,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table:style-name="ce11" office:value-type="string" calcext:value-type="string">
            <text:p>_A,,</text:p>
          </table:table-cell>
          <table:table-cell/>
          <table:table-cell table:formula="of:=COM.MICROSOFT.CONCAT([.B93:.C93])" office:value-type="string" office:string-value="_A,," calcext:value-type="string">
            <text:p>_A,,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table:style-name="ce11" office:value-type="string" calcext:value-type="string">
            <text:p>A,,</text:p>
          </table:table-cell>
          <table:table-cell/>
          <table:table-cell table:formula="of:=COM.MICROSOFT.CONCAT([.B94:.C94])" office:value-type="string" office:string-value="A,," calcext:value-type="string">
            <text:p>A,,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table:style-name="ce11" office:value-type="string" calcext:value-type="string">
            <text:p>_B,,</text:p>
          </table:table-cell>
          <table:table-cell/>
          <table:table-cell table:formula="of:=COM.MICROSOFT.CONCAT([.B95:.C95])" office:value-type="string" office:string-value="_B,," calcext:value-type="string">
            <text:p>_B,,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table:style-name="ce11" office:value-type="string" calcext:value-type="string">
            <text:p>=B,,</text:p>
          </table:table-cell>
          <table:table-cell/>
          <table:table-cell table:formula="of:=COM.MICROSOFT.CONCAT([.B96:.C96])" office:value-type="string" office:string-value="=B,," calcext:value-type="string">
            <text:p>=B,,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table:style-name="ce11" office:value-type="string" calcext:value-type="string">
            <text:p>C,</text:p>
          </table:table-cell>
          <table:table-cell/>
          <table:table-cell table:formula="of:=COM.MICROSOFT.CONCAT([.B97:.C97])" office:value-type="string" office:string-value="C," calcext:value-type="string">
            <text:p>C,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table:style-name="ce11" office:value-type="string" calcext:value-type="string">
            <text:p>^C,</text:p>
          </table:table-cell>
          <table:table-cell/>
          <table:table-cell table:formula="of:=COM.MICROSOFT.CONCAT([.B98:.C98])" office:value-type="string" office:string-value="^C," calcext:value-type="string">
            <text:p>^C,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table:style-name="ce11" office:value-type="string" calcext:value-type="string">
            <text:p>D,</text:p>
          </table:table-cell>
          <table:table-cell/>
          <table:table-cell table:formula="of:=COM.MICROSOFT.CONCAT([.B99:.C99])" office:value-type="string" office:string-value="D," calcext:value-type="string">
            <text:p>D,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table:style-name="ce11" office:value-type="string" calcext:value-type="string">
            <text:p>^D,</text:p>
          </table:table-cell>
          <table:table-cell/>
          <table:table-cell table:formula="of:=COM.MICROSOFT.CONCAT([.B100:.C100])" office:value-type="string" office:string-value="^D," calcext:value-type="string">
            <text:p>^D,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style-name="ce11" office:value-type="string" calcext:value-type="string">
            <text:p>_E,</text:p>
          </table:table-cell>
          <table:table-cell/>
          <table:table-cell table:formula="of:=COM.MICROSOFT.CONCAT([.B101:.C101])" office:value-type="string" office:string-value="_E," calcext:value-type="string">
            <text:p>_E,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=E,</text:p>
          </table:table-cell>
          <table:table-cell/>
          <table:table-cell table:formula="of:=COM.MICROSOFT.CONCAT([.B102:.C102])" office:value-type="string" office:string-value="=E," calcext:value-type="string">
            <text:p>=E,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table:style-name="ce11" office:value-type="string" calcext:value-type="string">
            <text:p>F,</text:p>
          </table:table-cell>
          <table:table-cell/>
          <table:table-cell table:formula="of:=COM.MICROSOFT.CONCAT([.B103:.C103])" office:value-type="string" office:string-value="F," calcext:value-type="string">
            <text:p>F,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table:style-name="ce11" office:value-type="string" calcext:value-type="string">
            <text:p>^F,</text:p>
          </table:table-cell>
          <table:table-cell/>
          <table:table-cell table:formula="of:=COM.MICROSOFT.CONCAT([.B104:.C104])" office:value-type="string" office:string-value="^F," calcext:value-type="string">
            <text:p>^F,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table:style-name="ce11" office:value-type="string" calcext:value-type="string">
            <text:p>G,</text:p>
          </table:table-cell>
          <table:table-cell/>
          <table:table-cell table:formula="of:=COM.MICROSOFT.CONCAT([.B105:.C105])" office:value-type="string" office:string-value="G," calcext:value-type="string">
            <text:p>G,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style-name="ce11" office:value-type="string" calcext:value-type="string">
            <text:p>^G,</text:p>
          </table:table-cell>
          <table:table-cell/>
          <table:table-cell table:formula="of:=COM.MICROSOFT.CONCAT([.B106:.C106])" office:value-type="string" office:string-value="^G," calcext:value-type="string">
            <text:p>^G,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table:style-name="ce11" office:value-type="string" calcext:value-type="string">
            <text:p>A,</text:p>
          </table:table-cell>
          <table:table-cell/>
          <table:table-cell table:formula="of:=COM.MICROSOFT.CONCAT([.B107:.C107])" office:value-type="string" office:string-value="A," calcext:value-type="string">
            <text:p>A,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table:style-name="ce11" office:value-type="string" calcext:value-type="string">
            <text:p>_B,</text:p>
          </table:table-cell>
          <table:table-cell/>
          <table:table-cell table:formula="of:=COM.MICROSOFT.CONCAT([.B108:.C108])" office:value-type="string" office:string-value="_B," calcext:value-type="string">
            <text:p>_B,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table:style-name="ce11" office:value-type="string" calcext:value-type="string">
            <text:p>=B,</text:p>
          </table:table-cell>
          <table:table-cell/>
          <table:table-cell table:formula="of:=COM.MICROSOFT.CONCAT([.B109:.C109])" office:value-type="string" office:string-value="=B," calcext:value-type="string">
            <text:p>=B,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table:style-name="ce11" office:value-type="string" calcext:value-type="string">
            <text:p>C</text:p>
          </table:table-cell>
          <table:table-cell/>
          <table:table-cell table:formula="of:=COM.MICROSOFT.CONCAT([.B110:.C110])" office:value-type="string" office:string-value="C" calcext:value-type="string">
            <text:p>C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table:style-name="ce11" office:value-type="string" calcext:value-type="string">
            <text:p>^C</text:p>
          </table:table-cell>
          <table:table-cell/>
          <table:table-cell table:formula="of:=COM.MICROSOFT.CONCAT([.B111:.C111])" office:value-type="string" office:string-value="^C" calcext:value-type="string">
            <text:p>^C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style-name="ce11" office:value-type="string" calcext:value-type="string">
            <text:p>D</text:p>
          </table:table-cell>
          <table:table-cell/>
          <table:table-cell table:formula="of:=COM.MICROSOFT.CONCAT([.B112:.C112])" office:value-type="string" office:string-value="D" calcext:value-type="string">
            <text:p>D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table:style-name="ce11" office:value-type="string" calcext:value-type="string">
            <text:p>z</text:p>
          </table:table-cell>
          <table:table-cell office:value-type="float" office:value="2" calcext:value-type="float">
            <text:p>2</text:p>
          </table:table-cell>
          <table:table-cell table:formula="of:=COM.MICROSOFT.CONCAT([.B113:.C113])" office:value-type="string" office:string-value="z2" calcext:value-type="string">
            <text:p>z2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table:style-name="ce11" office:value-type="string" calcext:value-type="string">
            <text:p>z</text:p>
          </table:table-cell>
          <table:table-cell/>
          <table:table-cell table:formula="of:=COM.MICROSOFT.CONCAT([.B114:.C114])" office:value-type="string" office:string-value="z" calcext:value-type="string">
            <text:p>z</text:p>
          </table:table-cell>
        </table:table-row>
        <table:table-row table:style-name="ro1" table:number-rows-repeated="11">
          <table:table-cell/>
          <table:table-cell table:style-name="ce11"/>
          <table:table-cell table:number-columns-repeated="2"/>
        </table:table-row>
        <table:table-row table:style-name="ro1" table:number-rows-repeated="1048450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m1" table:style-name="ta2">
        <office:forms form:automatic-focus="false" form:apply-design-mode="false"/>
        <table:table-column table:style-name="co4" table:number-columns-repeated="9" table:default-cell-style-name="ce20"/>
        <table:table-column table:style-name="co5" table:number-columns-repeated="4" table:default-cell-style-name="ce20"/>
        <table:table-column table:style-name="co5" table:default-cell-style-name="ce18"/>
        <table:table-column table:style-name="co5" table:number-columns-repeated="5" table:default-cell-style-name="ce20"/>
        <table:table-column table:style-name="co6" table:number-columns-repeated="2" table:default-cell-style-name="ce20"/>
        <table:table-column table:style-name="co5" table:number-columns-repeated="5" table:default-cell-style-name="ce20"/>
        <table:table-column table:style-name="co7" table:number-columns-repeated="9" table:default-cell-style-name="ce20"/>
        <table:table-column table:style-name="co4" table:number-columns-repeated="16300" table:default-cell-style-name="ce20"/>
        <table:table-column table:style-name="co3" table:number-columns-repeated="49" table:default-cell-style-name="ce20"/>
        <table:table-row table:style-name="ro2">
          <table:table-cell table:number-columns-repeated="26"/>
          <table:table-cell table:formula="of:=COM.MICROSOFT.CONCAT([.$U10];&quot; &quot;;[.$U19];&quot; &quot;;[.$U28];&quot; &quot;;[.$U37];&quot; &quot;;[.$U46];&quot; &quot;;[.$U55];&quot; &quot;;[.$U64];&quot; &quot;;[.$U73];&quot; &quot;;[.$U82])" office:value-type="string" office:string-value="103 108 108 113 190 195 113 103 190" calcext:value-type="string">
            <text:p>103 108 108 113 190 195 113 103 190</text:p>
          </table:table-cell>
          <table:table-cell table:number-columns-repeated="16357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113" calcext:value-type="float">
            <text:p>113</text:p>
          </table:table-cell>
          <table:table-cell office:value-type="float" office:value="190" calcext:value-type="float">
            <text:p>190</text:p>
          </table:table-cell>
          <table:table-cell office:value-type="float" office:value="27" calcext:value-type="float">
            <text:p>27</text:p>
          </table:table-cell>
          <table:table-cell office:value-type="float" office:value="190" calcext:value-type="float">
            <text:p>190</text:p>
          </table:table-cell>
          <table:table-cell office:value-type="float" office:value="96" calcext:value-type="float">
            <text:p>96</text:p>
          </table:table-cell>
          <table:table-cell office:value-type="float" office:value="117" calcext:value-type="float">
            <text:p>117</text:p>
          </table:table-cell>
          <table:table-cell office:value-type="float" office:value="78" calcext:value-type="float">
            <text:p>78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table:number-columns-repeated="5"/>
          <table:table-cell table:formula="of:=COM.MICROSOFT.CONCAT(IF([.$U10]&lt;120;VLOOKUP([.$U10];[$V.$A$1:.$D$243];4;0);&quot;&quot;);IF([.$U19]&lt;120;VLOOKUP([.$U19];[$V.$A$1:.$D$243];4;0);&quot;&quot;);IF([.$U28]&lt;120;VLOOKUP([.$U28];[$V.$A$1:.$D$243];4;0);&quot;&quot;);IF([.$U37]&lt;120;VLOOKUP([.$U37];[$V.$A$1:.$D$243];4;0);&quot;&quot;);IF([.$U46]&lt;120;VLOOKUP([.$U46];[$V.$A$1:.$D$243];4;0);&quot;&quot;);IF([.$U55]&lt;120;VLOOKUP([.$U55];[$V.$A$1:.$D$243];4;0);&quot;&quot;);IF([.$U64]&lt;120;VLOOKUP([.$U64];[$V.$A$1:.$D$243];4;0);&quot;&quot;);IF([.$U73]&lt;120;VLOOKUP([.$U73];[$V.$A$1:.$D$243];4;0);&quot;&quot;);IF([.$U82]&lt;120;VLOOKUP([.$U82];[$V.$A$1:.$D$243];4;0);&quot;&quot;))" office:value-type="string" office:string-value="Add^f^fA" calcext:value-type="string">
            <text:p>Add^f^fA</text:p>
          </table:table-cell>
          <table:table-cell table:formula="of:=COM.MICROSOFT.CONCAT([.$U2];&quot; &quot;;[.$U11];&quot; &quot;;[.$U20];&quot; &quot;;[.$U29];&quot; &quot;;[.$U38];&quot; &quot;;[.$U47];&quot; &quot;;[.$U56];&quot; &quot;;[.$U65];&quot; &quot;;[.$U74])" office:value-type="string" office:string-value="86 190 0 83 190 73 0 195 0" calcext:value-type="string">
            <text:p>86 190 0 83 190 73 0 195 0</text:p>
          </table:table-cell>
          <table:table-cell table:number-columns-repeated="16356"/>
        </table:table-row>
        <table:table-row table:style-name="ro2">
          <table:table-cell table:style-name="ce22" office:value-type="float" office:value="190" calcext:value-type="float">
            <text:p>190</text:p>
          </table:table-cell>
          <table:table-cell table:style-name="ce22" office:value-type="float" office:value="113" calcext:value-type="float">
            <text:p>113</text:p>
          </table:table-cell>
          <table:table-cell table:style-name="ce22" office:value-type="float" office:value="108" calcext:value-type="float">
            <text:p>108</text:p>
          </table:table-cell>
          <table:table-cell table:style-name="ce22" office:value-type="float" office:value="113" calcext:value-type="float">
            <text:p>113</text:p>
          </table:table-cell>
          <table:table-cell table:style-name="ce22" office:value-type="float" office:value="190" calcext:value-type="float">
            <text:p>190</text:p>
          </table:table-cell>
          <table:table-cell table:style-name="ce22" office:value-type="float" office:value="113" calcext:value-type="float">
            <text:p>113</text:p>
          </table:table-cell>
          <table:table-cell table:style-name="ce22" office:value-type="float" office:value="117" calcext:value-type="float">
            <text:p>117</text:p>
          </table:table-cell>
          <table:table-cell table:style-name="ce22" office:value-type="float" office:value="190" calcext:value-type="float">
            <text:p>190</text:p>
          </table:table-cell>
          <table:table-cell table:style-name="ce22" office:value-type="float" office:value="103" calcext:value-type="float">
            <text:p>103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office:value-type="float" office:value="113" calcext:value-type="float">
            <text:p>113</text:p>
          </table:table-cell>
          <table:table-cell table:number-columns-repeated="5"/>
          <table:table-cell table:formula="of:=COM.MICROSOFT.CONCAT(IF([.$U10]&gt;119;VLOOKUP([.$U10];[$V.$A$1:.$D$243];4;0);&quot;&quot;);IF([.$U19]&gt;119;VLOOKUP([.$U19];[$V.$A$1:.$D$243];4;0);&quot;&quot;);IF([.$U28]&gt;119;VLOOKUP([.$U28];[$V.$A$1:.$D$243];4;0);&quot;&quot;);IF([.$U37]&gt;119;VLOOKUP([.$U37];[$V.$A$1:.$D$243];4;0);&quot;&quot;);IF([.$U46]&gt;119;VLOOKUP([.$U46];[$V.$A$1:.$D$243];4;0);&quot;&quot;);IF([.$U55]&gt;119;VLOOKUP([.$U55];[$V.$A$1:.$D$243];4;0);&quot;&quot;);IF([.$U64]&gt;119;VLOOKUP([.$U64];[$V.$A$1:.$D$243];4;0);&quot;&quot;);IF([.$U73]&gt;119;VLOOKUP([.$U73];[$V.$A$1:.$D$243];4;0);&quot;&quot;);IF([.$U82]&gt;119;VLOOKUP([.$U82];[$V.$A$1:.$D$243];4;0);&quot;&quot;))" office:value-type="string" office:string-value="D,2^F,2D,2" calcext:value-type="string">
            <text:p>D,2^F,2D,2</text:p>
          </table:table-cell>
          <table:table-cell table:formula="of:=COM.MICROSOFT.CONCAT(IF([.$U2]&lt;120;VLOOKUP([.$U2];[$V.$A$1:.$D$243];4;0);&quot;&quot;);IF([.$U11]&lt;120;VLOOKUP([.$U11];[$V.$A$1:.$D$243];4;0);&quot;&quot;);IF([.$U20]&lt;120;VLOOKUP([.$U20];[$V.$A$1:.$D$243];4;0);&quot;&quot;);IF([.$U29]&lt;120;VLOOKUP([.$U29];[$V.$A$1:.$D$243];4;0);&quot;&quot;);IF([.$U38]&lt;120;VLOOKUP([.$U38];[$V.$A$1:.$D$243];4;0);&quot;&quot;);IF([.$U47]&lt;120;VLOOKUP([.$U47];[$V.$A$1:.$D$243];4;0);&quot;&quot;);IF([.$U56]&lt;120;VLOOKUP([.$U56];[$V.$A$1:.$D$243];4;0);&quot;&quot;);IF([.$U65]&lt;120;VLOOKUP([.$U65];[$V.$A$1:.$D$243];4;0);&quot;&quot;);IF([.$U74]&lt;120;VLOOKUP([.$U74];[$V.$A$1:.$D$243];4;0);&quot;&quot;))" office:value-type="string" office:string-value="a2^f2A2" calcext:value-type="string">
            <text:p>a2^f2A2</text:p>
          </table:table-cell>
          <table:table-cell table:formula="of:=COM.MICROSOFT.CONCAT([.$U3];&quot; &quot;;[.$U12];&quot; &quot;;[.$U21];&quot; &quot;;[.$U30];&quot; &quot;;[.$U39];&quot; &quot;;[.$U48];&quot; &quot;;[.$U57];&quot; &quot;;[.$U66];&quot; &quot;;[.$U75])" office:value-type="string" office:string-value="113 117 190 190 78 195 76 0 0" calcext:value-type="string">
            <text:p>113 117 190 190 78 195 76 0 0</text:p>
          </table:table-cell>
          <table:table-cell table:number-columns-repeated="16355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office:value-type="float" office:value="114" calcext:value-type="float">
            <text:p>114</text:p>
          </table:table-cell>
          <table:table-cell office:value-type="float" office:value="195" calcext:value-type="float">
            <text:p>195</text:p>
          </table:table-cell>
          <table:table-cell office:value-type="float" office:value="117" calcext:value-type="float">
            <text:p>117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108" calcext:value-type="float">
            <text:p>108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office:value-type="float" office:value="190" calcext:value-type="float">
            <text:p>190</text:p>
          </table:table-cell>
          <table:table-cell table:number-columns-repeated="6"/>
          <table:table-cell table:formula="of:=COM.MICROSOFT.CONCAT(IF([.$U2]&gt;119;VLOOKUP([.$U2];[$V.$A$1:.$D$243];4;0);&quot;&quot;);IF([.$U11]&gt;119;VLOOKUP([.$U11];[$V.$A$1:.$D$243];4;0);&quot;&quot;);IF([.$U20]&gt;119;VLOOKUP([.$U20];[$V.$A$1:.$D$243];4;0);&quot;&quot;);IF([.$U29]&gt;119;VLOOKUP([.$U29];[$V.$A$1:.$D$243];4;0);&quot;&quot;);IF([.$U38]&gt;119;VLOOKUP([.$U38];[$V.$A$1:.$D$243];4;0);&quot;&quot;);IF([.$U47]&gt;119;VLOOKUP([.$U47];[$V.$A$1:.$D$243];4;0);&quot;&quot;);IF([.$U56]&gt;119;VLOOKUP([.$U56];[$V.$A$1:.$D$243];4;0);&quot;&quot;);IF([.$U65]&gt;119;VLOOKUP([.$U65];[$V.$A$1:.$D$243];4;0);&quot;&quot;);IF([.$U74]&gt;119;VLOOKUP([.$U74];[$V.$A$1:.$D$243];4;0);&quot;&quot;))" office:value-type="string" office:string-value="D,2D,2^F,2" calcext:value-type="string">
            <text:p>D,2D,2^F,2</text:p>
          </table:table-cell>
          <table:table-cell table:formula="of:=COM.MICROSOFT.CONCAT(IF([.$U3]&lt;120;VLOOKUP([.$U3];[$V.$A$1:.$D$243];4;0);&quot;&quot;);IF([.$U12]&lt;120;VLOOKUP([.$U12];[$V.$A$1:.$D$243];4;0);&quot;&quot;);IF([.$U21]&lt;120;VLOOKUP([.$U21];[$V.$A$1:.$D$243];4;0);&quot;&quot;);IF([.$U30]&lt;120;VLOOKUP([.$U30];[$V.$A$1:.$D$243];4;0);&quot;&quot;);IF([.$U39]&lt;120;VLOOKUP([.$U39];[$V.$A$1:.$D$243];4;0);&quot;&quot;);IF([.$U48]&lt;120;VLOOKUP([.$U48];[$V.$A$1:.$D$243];4;0);&quot;&quot;);IF([.$U57]&lt;120;VLOOKUP([.$U57];[$V.$A$1:.$D$243];4;0);&quot;&quot;);IF([.$U66]&lt;120;VLOOKUP([.$U66];[$V.$A$1:.$D$243];4;0);&quot;&quot;);IF([.$U75]&lt;120;VLOOKUP([.$U75];[$V.$A$1:.$D$243];4;0);&quot;&quot;))" office:value-type="string" office:string-value="^f=ad2c2" calcext:value-type="string">
            <text:p>^f=ad2c2</text:p>
          </table:table-cell>
          <table:table-cell table:formula="of:=COM.MICROSOFT.CONCAT([.$U4];&quot; &quot;;[.$U13];&quot; &quot;;[.$U22];&quot; &quot;;[.$U31];&quot; &quot;;[.$U40];&quot; &quot;;[.$U49];&quot; &quot;;[.$U58];&quot; &quot;;[.$U67];&quot; &quot;;[.$U76])" office:value-type="string" office:string-value="190 113 114 117 190 103 105 195 76" calcext:value-type="string">
            <text:p>190 113 114 117 190 103 105 195 76</text:p>
          </table:table-cell>
          <table:table-cell table:number-columns-repeated="16354"/>
        </table:table-row>
        <table:table-row table:style-name="ro2">
          <table:table-cell table:style-name="ce22" office:value-type="float" office:value="190" calcext:value-type="float">
            <text:p>190</text:p>
          </table:table-cell>
          <table:table-cell table:style-name="ce22" office:value-type="float" office:value="100" calcext:value-type="float">
            <text:p>100</text:p>
          </table:table-cell>
          <table:table-cell table:number-columns-repeated="2" table:style-name="ce22" office:value-type="float" office:value="113" calcext:value-type="float">
            <text:p>113</text:p>
          </table:table-cell>
          <table:table-cell table:style-name="ce22" office:value-type="float" office:value="117" calcext:value-type="float">
            <text:p>117</text:p>
          </table:table-cell>
          <table:table-cell table:style-name="ce22" office:value-type="float" office:value="190" calcext:value-type="float">
            <text:p>190</text:p>
          </table:table-cell>
          <table:table-cell table:style-name="ce22" office:value-type="float" office:value="83" calcext:value-type="float">
            <text:p>83</text:p>
          </table:table-cell>
          <table:table-cell table:style-name="ce22" office:value-type="float" office:value="108" calcext:value-type="float">
            <text:p>108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table:number-columns-repeated="7"/>
          <table:table-cell table:formula="of:=COM.MICROSOFT.CONCAT(IF([.$U3]&gt;119;VLOOKUP([.$U3];[$V.$A$1:.$D$243];4;0);&quot;&quot;);IF([.$U12]&gt;119;VLOOKUP([.$U12];[$V.$A$1:.$D$243];4;0);&quot;&quot;);IF([.$U21]&gt;119;VLOOKUP([.$U21];[$V.$A$1:.$D$243];4;0);&quot;&quot;);IF([.$U30]&gt;119;VLOOKUP([.$U30];[$V.$A$1:.$D$243];4;0);&quot;&quot;);IF([.$U39]&gt;119;VLOOKUP([.$U39];[$V.$A$1:.$D$243];4;0);&quot;&quot;);IF([.$U48]&gt;119;VLOOKUP([.$U48];[$V.$A$1:.$D$243];4;0);&quot;&quot;);IF([.$U57]&gt;119;VLOOKUP([.$U57];[$V.$A$1:.$D$243];4;0);&quot;&quot;);IF([.$U66]&gt;119;VLOOKUP([.$U66];[$V.$A$1:.$D$243];4;0);&quot;&quot;);IF([.$U75]&gt;119;VLOOKUP([.$U75];[$V.$A$1:.$D$243];4;0);&quot;&quot;))" office:value-type="string" office:string-value="D,2D,2^F,2" calcext:value-type="string">
            <text:p>D,2D,2^F,2</text:p>
          </table:table-cell>
          <table:table-cell table:formula="of:=COM.MICROSOFT.CONCAT(IF([.$U4]&lt;120;VLOOKUP([.$U4];[$V.$A$1:.$D$243];4;0);&quot;&quot;);IF([.$U13]&lt;120;VLOOKUP([.$U13];[$V.$A$1:.$D$243];4;0);&quot;&quot;);IF([.$U22]&lt;120;VLOOKUP([.$U22];[$V.$A$1:.$D$243];4;0);&quot;&quot;);IF([.$U31]&lt;120;VLOOKUP([.$U31];[$V.$A$1:.$D$243];4;0);&quot;&quot;);IF([.$U40]&lt;120;VLOOKUP([.$U40];[$V.$A$1:.$D$243];4;0);&quot;&quot;);IF([.$U49]&lt;120;VLOOKUP([.$U49];[$V.$A$1:.$D$243];4;0);&quot;&quot;);IF([.$U58]&lt;120;VLOOKUP([.$U58];[$V.$A$1:.$D$243];4;0);&quot;&quot;);IF([.$U67]&lt;120;VLOOKUP([.$U67];[$V.$A$1:.$D$243];4;0);&quot;&quot;);IF([.$U76]&lt;120;VLOOKUP([.$U76];[$V.$A$1:.$D$243];4;0);&quot;&quot;))" office:value-type="string" office:string-value="^fg=aA=Bc2" calcext:value-type="string">
            <text:p>^fg=aA=Bc2</text:p>
          </table:table-cell>
          <table:table-cell table:formula="of:=COM.MICROSOFT.CONCAT([.$U5];&quot; &quot;;[.$U14];&quot; &quot;;[.$U23];&quot; &quot;;[.$U32];&quot; &quot;;[.$U41];&quot; &quot;;[.$U50];&quot; &quot;;[.$U59];&quot; &quot;;[.$U68];&quot; &quot;;[.$U77])" office:value-type="string" office:string-value="27 190 195 113 103 0 190 0 0" calcext:value-type="string">
            <text:p>27 190 195 113 103 0 190 0 0</text:p>
          </table:table-cell>
          <table:table-cell table:number-columns-repeated="16353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float" office:value="113" calcext:value-type="float">
            <text:p>113</text:p>
          </table:table-cell>
          <table:table-cell office:value-type="float" office:value="190" calcext:value-type="float">
            <text:p>190</text:p>
          </table:table-cell>
          <table:table-cell office:value-type="float" office:value="78" calcext:value-type="float">
            <text:p>78</text:p>
          </table:table-cell>
          <table:table-cell office:value-type="float" office:value="190" calcext:value-type="float">
            <text:p>190</text:p>
          </table:table-cell>
          <table:table-cell office:value-type="float" office:value="103" calcext:value-type="float">
            <text:p>103</text:p>
          </table:table-cell>
          <table:table-cell office:value-type="float" office:value="108" calcext:value-type="float">
            <text:p>108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office:value-type="float" office:value="190" calcext:value-type="float">
            <text:p>190</text:p>
          </table:table-cell>
          <table:table-cell table:number-columns-repeated="8"/>
          <table:table-cell table:formula="of:=COM.MICROSOFT.CONCAT(IF([.$U4]&gt;119;VLOOKUP([.$U4];[$V.$A$1:.$D$243];4;0);&quot;&quot;);IF([.$U13]&gt;119;VLOOKUP([.$U13];[$V.$A$1:.$D$243];4;0);&quot;&quot;);IF([.$U22]&gt;119;VLOOKUP([.$U22];[$V.$A$1:.$D$243];4;0);&quot;&quot;);IF([.$U31]&gt;119;VLOOKUP([.$U31];[$V.$A$1:.$D$243];4;0);&quot;&quot;);IF([.$U40]&gt;119;VLOOKUP([.$U40];[$V.$A$1:.$D$243];4;0);&quot;&quot;);IF([.$U49]&gt;119;VLOOKUP([.$U49];[$V.$A$1:.$D$243];4;0);&quot;&quot;);IF([.$U58]&gt;119;VLOOKUP([.$U58];[$V.$A$1:.$D$243];4;0);&quot;&quot;);IF([.$U67]&gt;119;VLOOKUP([.$U67];[$V.$A$1:.$D$243];4;0);&quot;&quot;);IF([.$U76]&gt;119;VLOOKUP([.$U76];[$V.$A$1:.$D$243];4;0);&quot;&quot;))" office:value-type="string" office:string-value="D,2D,2^F,2" calcext:value-type="string">
            <text:p>D,2D,2^F,2</text:p>
          </table:table-cell>
          <table:table-cell table:formula="of:=COM.MICROSOFT.CONCAT(IF([.$U5]&lt;120;VLOOKUP([.$U5];[$V.$A$1:.$D$243];4;0);&quot;&quot;);IF([.$U14]&lt;120;VLOOKUP([.$U14];[$V.$A$1:.$D$243];4;0);&quot;&quot;);IF([.$U23]&lt;120;VLOOKUP([.$U23];[$V.$A$1:.$D$243];4;0);&quot;&quot;);IF([.$U32]&lt;120;VLOOKUP([.$U32];[$V.$A$1:.$D$243];4;0);&quot;&quot;);IF([.$U41]&lt;120;VLOOKUP([.$U41];[$V.$A$1:.$D$243];4;0);&quot;&quot;);IF([.$U50]&lt;120;VLOOKUP([.$U50];[$V.$A$1:.$D$243];4;0);&quot;&quot;);IF([.$U59]&lt;120;VLOOKUP([.$U59];[$V.$A$1:.$D$243];4;0);&quot;&quot;);IF([.$U68]&lt;120;VLOOKUP([.$U68];[$V.$A$1:.$D$243];4;0);&quot;&quot;);IF([.$U77]&lt;120;VLOOKUP([.$U77];[$V.$A$1:.$D$243];4;0);&quot;&quot;))" office:value-type="string" office:string-value="a4^fA" calcext:value-type="string">
            <text:p>a4^fA</text:p>
          </table:table-cell>
          <table:table-cell table:formula="of:=COM.MICROSOFT.CONCAT([.$U6];&quot; &quot;;[.$U15];&quot; &quot;;[.$U24];&quot; &quot;;[.$U33];&quot; &quot;;[.$U42];&quot; &quot;;[.$U51];&quot; &quot;;[.$U60];&quot; &quot;;[.$U69];&quot; &quot;;[.$U78])" office:value-type="string" office:string-value="190 113 117 113 108 193 103 106 195" calcext:value-type="string">
            <text:p>190 113 117 113 108 193 103 106 195</text:p>
          </table:table-cell>
          <table:table-cell table:number-columns-repeated="16352"/>
        </table:table-row>
        <table:table-row table:style-name="ro2">
          <table:table-cell table:style-name="ce22" office:value-type="float" office:value="193" calcext:value-type="float">
            <text:p>193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03" calcext:value-type="float">
            <text:p>103</text:p>
          </table:table-cell>
          <table:table-cell table:style-name="ce9" office:value-type="float" office:value="195" calcext:value-type="float">
            <text:p>195</text:p>
          </table:table-cell>
          <table:table-cell table:style-name="ce22" office:value-type="float" office:value="73" calcext:value-type="float">
            <text:p>73</text:p>
          </table:table-cell>
          <table:table-cell table:style-name="ce22" office:value-type="float" office:value="190" calcext:value-type="float">
            <text:p>190</text:p>
          </table:table-cell>
          <table:table-cell table:style-name="ce22" office:value-type="float" office:value="193" calcext:value-type="float">
            <text:p>193</text:p>
          </table:table-cell>
          <table:table-cell table:style-name="ce22" office:value-type="float" office:value="73" calcext:value-type="float">
            <text:p>73</text:p>
          </table:table-cell>
          <table:table-cell table:style-name="ce22" office:value-type="float" office:value="190" calcext:value-type="float">
            <text:p>190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 office:value-type="float" office:value="96" calcext:value-type="float">
            <text:p>96</text:p>
          </table:table-cell>
          <table:table-cell table:number-columns-repeated="9"/>
          <table:table-cell table:formula="of:=COM.MICROSOFT.CONCAT(IF([.$U5]&gt;119;VLOOKUP([.$U5];[$V.$A$1:.$D$243];4;0);&quot;&quot;);IF([.$U14]&gt;119;VLOOKUP([.$U14];[$V.$A$1:.$D$243];4;0);&quot;&quot;);IF([.$U23]&gt;119;VLOOKUP([.$U23];[$V.$A$1:.$D$243];4;0);&quot;&quot;);IF([.$U32]&gt;119;VLOOKUP([.$U32];[$V.$A$1:.$D$243];4;0);&quot;&quot;);IF([.$U41]&gt;119;VLOOKUP([.$U41];[$V.$A$1:.$D$243];4;0);&quot;&quot;);IF([.$U50]&gt;119;VLOOKUP([.$U50];[$V.$A$1:.$D$243];4;0);&quot;&quot;);IF([.$U59]&gt;119;VLOOKUP([.$U59];[$V.$A$1:.$D$243];4;0);&quot;&quot;);IF([.$U68]&gt;119;VLOOKUP([.$U68];[$V.$A$1:.$D$243];4;0);&quot;&quot;);IF([.$U77]&gt;119;VLOOKUP([.$U77];[$V.$A$1:.$D$243];4;0);&quot;&quot;))" office:value-type="string" office:string-value="D,2^F,2D,2" calcext:value-type="string">
            <text:p>D,2^F,2D,2</text:p>
          </table:table-cell>
          <table:table-cell table:formula="of:=COM.MICROSOFT.CONCAT(IF([.$U6]&lt;120;VLOOKUP([.$U6];[$V.$A$1:.$D$243];4;0);&quot;&quot;);IF([.$U15]&lt;120;VLOOKUP([.$U15];[$V.$A$1:.$D$243];4;0);&quot;&quot;);IF([.$U24]&lt;120;VLOOKUP([.$U24];[$V.$A$1:.$D$243];4;0);&quot;&quot;);IF([.$U33]&lt;120;VLOOKUP([.$U33];[$V.$A$1:.$D$243];4;0);&quot;&quot;);IF([.$U42]&lt;120;VLOOKUP([.$U42];[$V.$A$1:.$D$243];4;0);&quot;&quot;);IF([.$U51]&lt;120;VLOOKUP([.$U51];[$V.$A$1:.$D$243];4;0);&quot;&quot;);IF([.$U60]&lt;120;VLOOKUP([.$U60];[$V.$A$1:.$D$243];4;0);&quot;&quot;);IF([.$U69]&lt;120;VLOOKUP([.$U69];[$V.$A$1:.$D$243];4;0);&quot;&quot;);IF([.$U78]&lt;120;VLOOKUP([.$U78];[$V.$A$1:.$D$243];4;0);&quot;&quot;))" office:value-type="string" office:string-value="^f=a^fdAc" calcext:value-type="string">
            <text:p>^f=a^fdAc</text:p>
          </table:table-cell>
          <table:table-cell table:formula="of:=COM.MICROSOFT.CONCAT([.$U7];&quot; &quot;;[.$U16];&quot; &quot;;[.$U25];&quot; &quot;;[.$U34];&quot; &quot;;[.$U43];&quot; &quot;;[.$U52];&quot; &quot;;[.$U61];&quot; &quot;;[.$U70];&quot; &quot;;[.$U79])" office:value-type="string" office:string-value="96 108 103 100 190 193 96 106 195" calcext:value-type="string">
            <text:p>96 108 103 100 190 193 96 106 195</text:p>
          </table:table-cell>
          <table:table-cell table:number-columns-repeated="16351"/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float" office:value="190" calcext:value-type="float">
            <text:p>190</text:p>
          </table:table-cell>
          <table:table-cell office:value-type="float" office:value="108" calcext:value-type="float">
            <text:p>108</text:p>
          </table:table-cell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105" calcext:value-type="float">
            <text:p>105</text:p>
          </table:table-cell>
          <table:table-cell office:value-type="float" office:value="190" calcext:value-type="float">
            <text:p>190</text:p>
          </table:table-cell>
          <table:table-cell office:value-type="float" office:value="103" calcext:value-type="float">
            <text:p>103</text:p>
          </table:table-cell>
          <table:table-cell table:number-columns-repeated="10"/>
          <table:table-cell office:value-type="float" office:value="7" calcext:value-type="float">
            <text:p>7</text:p>
          </table:table-cell>
          <table:table-cell office:value-type="float" office:value="117" calcext:value-type="float">
            <text:p>117</text:p>
          </table:table-cell>
          <table:table-cell table:number-columns-repeated="10"/>
          <table:table-cell table:formula="of:=COM.MICROSOFT.CONCAT(IF([.$U6]&gt;119;VLOOKUP([.$U6];[$V.$A$1:.$D$243];4;0);&quot;&quot;);IF([.$U15]&gt;119;VLOOKUP([.$U15];[$V.$A$1:.$D$243];4;0);&quot;&quot;);IF([.$U24]&gt;119;VLOOKUP([.$U24];[$V.$A$1:.$D$243];4;0);&quot;&quot;);IF([.$U33]&gt;119;VLOOKUP([.$U33];[$V.$A$1:.$D$243];4;0);&quot;&quot;);IF([.$U42]&gt;119;VLOOKUP([.$U42];[$V.$A$1:.$D$243];4;0);&quot;&quot;);IF([.$U51]&gt;119;VLOOKUP([.$U51];[$V.$A$1:.$D$243];4;0);&quot;&quot;);IF([.$U60]&gt;119;VLOOKUP([.$U60];[$V.$A$1:.$D$243];4;0);&quot;&quot;);IF([.$U69]&gt;119;VLOOKUP([.$U69];[$V.$A$1:.$D$243];4;0);&quot;&quot;);IF([.$U78]&gt;119;VLOOKUP([.$U78];[$V.$A$1:.$D$243];4;0);&quot;&quot;))" office:value-type="string" office:string-value="D,2=E,2^F,2" calcext:value-type="string">
            <text:p>D,2=E,2^F,2</text:p>
          </table:table-cell>
          <table:table-cell table:formula="of:=COM.MICROSOFT.CONCAT(IF([.$U7]&lt;120;VLOOKUP([.$U7];[$V.$A$1:.$D$243];4;0);&quot;&quot;);IF([.$U16]&lt;120;VLOOKUP([.$U16];[$V.$A$1:.$D$243];4;0);&quot;&quot;);IF([.$U25]&lt;120;VLOOKUP([.$U25];[$V.$A$1:.$D$243];4;0);&quot;&quot;);IF([.$U34]&lt;120;VLOOKUP([.$U34];[$V.$A$1:.$D$243];4;0);&quot;&quot;);IF([.$U43]&lt;120;VLOOKUP([.$U43];[$V.$A$1:.$D$243];4;0);&quot;&quot;);IF([.$U52]&lt;120;VLOOKUP([.$U52];[$V.$A$1:.$D$243];4;0);&quot;&quot;);IF([.$U61]&lt;120;VLOOKUP([.$U61];[$V.$A$1:.$D$243];4;0);&quot;&quot;);IF([.$U70]&lt;120;VLOOKUP([.$U70];[$V.$A$1:.$D$243];4;0);&quot;&quot;);IF([.$U79]&lt;120;VLOOKUP([.$U79];[$V.$A$1:.$D$243];4;0);&quot;&quot;))" office:value-type="string" office:string-value="DdA^FDc" calcext:value-type="string">
            <text:p>DdA^FDc</text:p>
          </table:table-cell>
          <table:table-cell table:formula="of:=COM.MICROSOFT.CONCAT([.$U8];&quot; &quot;;[.$U17];&quot; &quot;;[.$U26];&quot; &quot;;[.$U35];&quot; &quot;;[.$U44];&quot; &quot;;[.$U53];&quot; &quot;;[.$U62];&quot; &quot;;[.$U71];&quot; &quot;;[.$U80])" office:value-type="string" office:string-value="117 113 108 190 73 190 76 195 0" calcext:value-type="string">
            <text:p>117 113 108 190 73 190 76 195 0</text:p>
          </table:table-cell>
          <table:table-cell table:number-columns-repeated="16350"/>
        </table:table-row>
        <table:table-row table:style-name="ro2">
          <table:table-cell table:style-name="ce22" office:value-type="float" office:value="0" calcext:value-type="float">
            <text:p>0</text:p>
          </table:table-cell>
          <table:table-cell table:style-name="ce22" office:value-type="float" office:value="195" calcext:value-type="float">
            <text:p>19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95" calcext:value-type="float">
            <text:p>195</text:p>
          </table:table-cell>
          <table:table-cell table:style-name="ce22" office:value-type="float" office:value="113" calcext:value-type="float">
            <text:p>113</text:p>
          </table:table-cell>
          <table:table-cell table:style-name="ce22" office:value-type="float" office:value="108" calcext:value-type="float">
            <text:p>108</text:p>
          </table:table-cell>
          <table:table-cell table:style-name="ce22" office:value-type="float" office:value="76" calcext:value-type="float">
            <text:p>76</text:p>
          </table:table-cell>
          <table:table-cell table:style-name="ce22" office:value-type="float" office:value="96" calcext:value-type="float">
            <text:p>96</text:p>
          </table:table-cell>
          <table:table-cell table:number-columns-repeated="11"/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table:number-columns-repeated="11"/>
          <table:table-cell table:formula="of:=COM.MICROSOFT.CONCAT(IF([.$U7]&gt;119;VLOOKUP([.$U7];[$V.$A$1:.$D$243];4;0);&quot;&quot;);IF([.$U16]&gt;119;VLOOKUP([.$U16];[$V.$A$1:.$D$243];4;0);&quot;&quot;);IF([.$U25]&gt;119;VLOOKUP([.$U25];[$V.$A$1:.$D$243];4;0);&quot;&quot;);IF([.$U34]&gt;119;VLOOKUP([.$U34];[$V.$A$1:.$D$243];4;0);&quot;&quot;);IF([.$U43]&gt;119;VLOOKUP([.$U43];[$V.$A$1:.$D$243];4;0);&quot;&quot;);IF([.$U52]&gt;119;VLOOKUP([.$U52];[$V.$A$1:.$D$243];4;0);&quot;&quot;);IF([.$U61]&gt;119;VLOOKUP([.$U61];[$V.$A$1:.$D$243];4;0);&quot;&quot;);IF([.$U70]&gt;119;VLOOKUP([.$U70];[$V.$A$1:.$D$243];4;0);&quot;&quot;);IF([.$U79]&gt;119;VLOOKUP([.$U79];[$V.$A$1:.$D$243];4;0);&quot;&quot;))" office:value-type="string" office:string-value="D,2=E,2^F,2" calcext:value-type="string">
            <text:p>D,2=E,2^F,2</text:p>
          </table:table-cell>
          <table:table-cell table:formula="of:=COM.MICROSOFT.CONCAT(IF([.$U8]&lt;120;VLOOKUP([.$U8];[$V.$A$1:.$D$243];4;0);&quot;&quot;);IF([.$U17]&lt;120;VLOOKUP([.$U17];[$V.$A$1:.$D$243];4;0);&quot;&quot;);IF([.$U26]&lt;120;VLOOKUP([.$U26];[$V.$A$1:.$D$243];4;0);&quot;&quot;);IF([.$U35]&lt;120;VLOOKUP([.$U35];[$V.$A$1:.$D$243];4;0);&quot;&quot;);IF([.$U44]&lt;120;VLOOKUP([.$U44];[$V.$A$1:.$D$243];4;0);&quot;&quot;);IF([.$U53]&lt;120;VLOOKUP([.$U53];[$V.$A$1:.$D$243];4;0);&quot;&quot;);IF([.$U62]&lt;120;VLOOKUP([.$U62];[$V.$A$1:.$D$243];4;0);&quot;&quot;);IF([.$U71]&lt;120;VLOOKUP([.$U71];[$V.$A$1:.$D$243];4;0);&quot;&quot;);IF([.$U80]&lt;120;VLOOKUP([.$U80];[$V.$A$1:.$D$243];4;0);&quot;&quot;))" office:value-type="string" office:string-value="=a^fdA2c2" calcext:value-type="string">
            <text:p>=a^fdA2c2</text:p>
          </table:table-cell>
          <table:table-cell table:formula="of:=COM.MICROSOFT.CONCAT([.$U9];&quot; &quot;;[.$U18];&quot; &quot;;[.$U27];&quot; &quot;;[.$U36];&quot; &quot;;[.$U45];&quot; &quot;;[.$U54];&quot; &quot;;[.$U63];&quot; &quot;;[.$U72];&quot; &quot;;[.$U81])" office:value-type="string" office:string-value="78 190 108 108 193 108 108 195 0" calcext:value-type="string">
            <text:p>78 190 108 108 193 108 108 195 0</text:p>
          </table:table-cell>
          <table:table-cell table:number-columns-repeated="16349"/>
        </table:table-row>
        <table:table-row table:style-name="ro2">
          <table:table-cell table:number-columns-repeated="2" office:value-type="float" office:value="106" calcext:value-type="float">
            <text:p>106</text:p>
          </table:table-cell>
          <table:table-cell table:number-columns-repeated="2" office:value-type="float" office:value="195" calcext:value-type="float">
            <text:p>195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style-name="ce22" office:value-type="float" office:value="103" calcext:value-type="float">
            <text:p>103</text:p>
          </table:table-cell>
          <table:table-cell table:number-columns-repeated="12"/>
          <table:table-cell table:formula="of:=COM.MICROSOFT.CONCAT(IF([.$U8]&gt;119;VLOOKUP([.$U8];[$V.$A$1:.$D$243];4;0);&quot;&quot;);IF([.$U17]&gt;119;VLOOKUP([.$U17];[$V.$A$1:.$D$243];4;0);&quot;&quot;);IF([.$U26]&gt;119;VLOOKUP([.$U26];[$V.$A$1:.$D$243];4;0);&quot;&quot;);IF([.$U35]&gt;119;VLOOKUP([.$U35];[$V.$A$1:.$D$243];4;0);&quot;&quot;);IF([.$U44]&gt;119;VLOOKUP([.$U44];[$V.$A$1:.$D$243];4;0);&quot;&quot;);IF([.$U53]&gt;119;VLOOKUP([.$U53];[$V.$A$1:.$D$243];4;0);&quot;&quot;);IF([.$U62]&gt;119;VLOOKUP([.$U62];[$V.$A$1:.$D$243];4;0);&quot;&quot;);IF([.$U71]&gt;119;VLOOKUP([.$U71];[$V.$A$1:.$D$243];4;0);&quot;&quot;);IF([.$U80]&gt;119;VLOOKUP([.$U80];[$V.$A$1:.$D$243];4;0);&quot;&quot;))" office:value-type="string" office:string-value="D,2D,2^F,2" calcext:value-type="string">
            <text:p>D,2D,2^F,2</text:p>
          </table:table-cell>
          <table:table-cell table:formula="of:=COM.MICROSOFT.CONCAT(IF([.$U9]&lt;120;VLOOKUP([.$U9];[$V.$A$1:.$D$243];4;0);&quot;&quot;);IF([.$U18]&lt;120;VLOOKUP([.$U18];[$V.$A$1:.$D$243];4;0);&quot;&quot;);IF([.$U27]&lt;120;VLOOKUP([.$U27];[$V.$A$1:.$D$243];4;0);&quot;&quot;);IF([.$U36]&lt;120;VLOOKUP([.$U36];[$V.$A$1:.$D$243];4;0);&quot;&quot;);IF([.$U45]&lt;120;VLOOKUP([.$U45];[$V.$A$1:.$D$243];4;0);&quot;&quot;);IF([.$U54]&lt;120;VLOOKUP([.$U54];[$V.$A$1:.$D$243];4;0);&quot;&quot;);IF([.$U63]&lt;120;VLOOKUP([.$U63];[$V.$A$1:.$D$243];4;0);&quot;&quot;);IF([.$U72]&lt;120;VLOOKUP([.$U72];[$V.$A$1:.$D$243];4;0);&quot;&quot;);IF([.$U81]&lt;120;VLOOKUP([.$U81];[$V.$A$1:.$D$243];4;0);&quot;&quot;))" office:value-type="string" office:string-value="d2dddd" calcext:value-type="string">
            <text:p>d2dddd</text:p>
          </table:table-cell>
          <table:table-cell table:number-columns-repeated="16349"/>
        </table:table-row>
        <table:table-row table:style-name="ro2">
          <table:table-cell table:style-name="ce22" office:value-type="float" office:value="190" calcext:value-type="float">
            <text:p>19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95" calcext:value-type="float">
            <text:p>19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76" calcext:value-type="float">
            <text:p>76</text:p>
          </table:table-cell>
          <table:table-cell table:number-columns-repeated="12"/>
          <table:table-cell office:value-type="float" office:value="10" calcext:value-type="float">
            <text:p>10</text:p>
          </table:table-cell>
          <table:table-cell table:style-name="ce22" office:value-type="float" office:value="190" calcext:value-type="float">
            <text:p>190</text:p>
          </table:table-cell>
          <table:table-cell table:number-columns-repeated="13"/>
          <table:table-cell table:formula="of:=COM.MICROSOFT.CONCAT(IF([.$U9]&gt;119;VLOOKUP([.$U9];[$V.$A$1:.$D$243];4;0);&quot;&quot;);IF([.$U18]&gt;119;VLOOKUP([.$U18];[$V.$A$1:.$D$243];4;0);&quot;&quot;);IF([.$U27]&gt;119;VLOOKUP([.$U27];[$V.$A$1:.$D$243];4;0);&quot;&quot;);IF([.$U36]&gt;119;VLOOKUP([.$U36];[$V.$A$1:.$D$243];4;0);&quot;&quot;);IF([.$U45]&gt;119;VLOOKUP([.$U45];[$V.$A$1:.$D$243];4;0);&quot;&quot;);IF([.$U54]&gt;119;VLOOKUP([.$U54];[$V.$A$1:.$D$243];4;0);&quot;&quot;);IF([.$U63]&gt;119;VLOOKUP([.$U63];[$V.$A$1:.$D$243];4;0);&quot;&quot;);IF([.$U72]&gt;119;VLOOKUP([.$U72];[$V.$A$1:.$D$243];4;0);&quot;&quot;);IF([.$U81]&gt;119;VLOOKUP([.$U81];[$V.$A$1:.$D$243];4;0);&quot;&quot;))" office:value-type="string" office:string-value="D,2=E,2^F,2" calcext:value-type="string">
            <text:p>D,2=E,2^F,2</text:p>
          </table:table-cell>
          <table:table-cell table:number-columns-repeated="16349"/>
        </table:table-row>
        <table:table-row table:style-name="ro2">
          <table:table-cell table:number-columns-repeated="19"/>
          <table:table-cell office:value-type="float" office:value="11" calcext:value-type="float">
            <text:p>11</text:p>
          </table:table-cell>
          <table:table-cell table:style-name="ce22" office:value-type="float" office:value="117" calcext:value-type="float">
            <text:p>117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12" calcext:value-type="float">
            <text:p>12</text:p>
          </table:table-cell>
          <table:table-cell table:style-name="ce22" office:value-type="float" office:value="113" calcext:value-type="float">
            <text:p>113</text:p>
          </table:table-cell>
          <table:table-cell table:number-columns-repeated="16363"/>
        </table:table-row>
        <table:table-row table:style-name="ro2">
          <table:table-cell table:style-name="ce7" table:formula="of:=IF([.A2]=&quot;&quot;;&quot;&quot;;[.A2])" office:value-type="float" office:value="86" calcext:value-type="float">
            <text:p>86</text:p>
          </table:table-cell>
          <table:table-cell table:style-name="ce7" table:formula="of:=IF([.B2]=&quot;&quot;;&quot;&quot;;[.B2])" office:value-type="float" office:value="113" calcext:value-type="float">
            <text:p>113</text:p>
          </table:table-cell>
          <table:table-cell table:style-name="ce7" table:formula="of:=IF([.C2]=&quot;&quot;;&quot;&quot;;[.C2])" office:value-type="float" office:value="190" calcext:value-type="float">
            <text:p>190</text:p>
          </table:table-cell>
          <table:table-cell table:style-name="ce7" table:formula="of:=IF([.D2]=&quot;&quot;;&quot;&quot;;[.D2])" office:value-type="float" office:value="27" calcext:value-type="float">
            <text:p>27</text:p>
          </table:table-cell>
          <table:table-cell table:style-name="ce7" table:formula="of:=IF([.E2]=&quot;&quot;;&quot;&quot;;[.E2])" office:value-type="float" office:value="190" calcext:value-type="float">
            <text:p>190</text:p>
          </table:table-cell>
          <table:table-cell table:style-name="ce7" table:formula="of:=IF([.F2]=&quot;&quot;;&quot;&quot;;[.F2])" office:value-type="float" office:value="96" calcext:value-type="float">
            <text:p>96</text:p>
          </table:table-cell>
          <table:table-cell table:style-name="ce7" table:formula="of:=IF([.G2]=&quot;&quot;;&quot;&quot;;[.G2])" office:value-type="float" office:value="117" calcext:value-type="float">
            <text:p>117</text:p>
          </table:table-cell>
          <table:table-cell table:style-name="ce7" table:formula="of:=IF([.H2]=&quot;&quot;;&quot;&quot;;[.H2])" office:value-type="float" office:value="78" calcext:value-type="float">
            <text:p>78</text:p>
          </table:table-cell>
          <table:table-cell table:style-name="ce7" table:formula="of:=IF([.I2]=&quot;&quot;;&quot;&quot;;[.I2])">
            <text:p/>
          </table:table-cell>
          <table:table-cell table:number-columns-repeated="10"/>
          <table:table-cell office:value-type="float" office:value="13" calcext:value-type="float">
            <text:p>13</text:p>
          </table:table-cell>
          <table:table-cell table:style-name="ce22" office:value-type="float" office:value="190" calcext:value-type="float">
            <text:p>190</text:p>
          </table:table-cell>
          <table:table-cell table:number-columns-repeated="16363"/>
        </table:table-row>
        <table:table-row table:style-name="ro2">
          <table:table-cell table:style-name="ce8" table:formula="of:=IF([.I3]=&quot;&quot;;&quot;&quot;;[.I3])" office:value-type="float" office:value="103" calcext:value-type="float">
            <text:p>103</text:p>
          </table:table-cell>
          <table:table-cell table:style-name="ce8" table:formula="of:=IF([.H3]=&quot;&quot;;&quot;&quot;;[.H3])" office:value-type="float" office:value="190" calcext:value-type="float">
            <text:p>190</text:p>
          </table:table-cell>
          <table:table-cell table:style-name="ce8" table:formula="of:=IF([.G3]=&quot;&quot;;&quot;&quot;;[.G3])" office:value-type="float" office:value="117" calcext:value-type="float">
            <text:p>117</text:p>
          </table:table-cell>
          <table:table-cell table:style-name="ce8" table:formula="of:=IF([.F3]=&quot;&quot;;&quot;&quot;;[.F3])" office:value-type="float" office:value="113" calcext:value-type="float">
            <text:p>113</text:p>
          </table:table-cell>
          <table:table-cell table:style-name="ce8" table:formula="of:=IF([.E3]=&quot;&quot;;&quot;&quot;;[.E3])" office:value-type="float" office:value="190" calcext:value-type="float">
            <text:p>190</text:p>
          </table:table-cell>
          <table:table-cell table:style-name="ce8" table:formula="of:=IF([.D3]=&quot;&quot;;&quot;&quot;;[.D3])" office:value-type="float" office:value="113" calcext:value-type="float">
            <text:p>113</text:p>
          </table:table-cell>
          <table:table-cell table:style-name="ce8" table:formula="of:=IF([.C3]=&quot;&quot;;&quot;&quot;;[.C3])" office:value-type="float" office:value="108" calcext:value-type="float">
            <text:p>108</text:p>
          </table:table-cell>
          <table:table-cell table:style-name="ce8" table:formula="of:=IF([.B3]=&quot;&quot;;&quot;&quot;;[.B3])" office:value-type="float" office:value="113" calcext:value-type="float">
            <text:p>113</text:p>
          </table:table-cell>
          <table:table-cell table:style-name="ce8" table:formula="of:=IF([.A3]=&quot;&quot;;&quot;&quot;;[.A3])" office:value-type="float" office:value="190" calcext:value-type="float">
            <text:p>190</text:p>
          </table:table-cell>
          <table:table-cell table:number-columns-repeated="10"/>
          <table:table-cell office:value-type="float" office:value="14" calcext:value-type="float">
            <text:p>14</text:p>
          </table:table-cell>
          <table:table-cell table:style-name="ce22" office:value-type="float" office:value="113" calcext:value-type="float">
            <text:p>113</text:p>
          </table:table-cell>
          <table:table-cell table:number-columns-repeated="16363"/>
        </table:table-row>
        <table:table-row table:style-name="ro2">
          <table:table-cell table:style-name="ce7" table:formula="of:=IF([.A4]=&quot;&quot;;&quot;&quot;;[.A4])" office:value-type="float" office:value="108" calcext:value-type="float">
            <text:p>108</text:p>
          </table:table-cell>
          <table:table-cell table:style-name="ce7" table:formula="of:=IF([.B4]=&quot;&quot;;&quot;&quot;;[.B4])" office:value-type="float" office:value="0" calcext:value-type="float">
            <text:p>0</text:p>
          </table:table-cell>
          <table:table-cell table:style-name="ce7" table:formula="of:=IF([.C4]=&quot;&quot;;&quot;&quot;;[.C4])" office:value-type="float" office:value="190" calcext:value-type="float">
            <text:p>190</text:p>
          </table:table-cell>
          <table:table-cell table:style-name="ce7" table:formula="of:=IF([.D4]=&quot;&quot;;&quot;&quot;;[.D4])" office:value-type="float" office:value="114" calcext:value-type="float">
            <text:p>114</text:p>
          </table:table-cell>
          <table:table-cell table:style-name="ce7" table:formula="of:=IF([.E4]=&quot;&quot;;&quot;&quot;;[.E4])" office:value-type="float" office:value="195" calcext:value-type="float">
            <text:p>195</text:p>
          </table:table-cell>
          <table:table-cell table:style-name="ce7" table:formula="of:=IF([.F4]=&quot;&quot;;&quot;&quot;;[.F4])" office:value-type="float" office:value="117" calcext:value-type="float">
            <text:p>117</text:p>
          </table:table-cell>
          <table:table-cell table:style-name="ce7" table:formula="of:=IF([.G4]=&quot;&quot;;&quot;&quot;;[.G4])" office:value-type="float" office:value="103" calcext:value-type="float">
            <text:p>103</text:p>
          </table:table-cell>
          <table:table-cell table:style-name="ce7" table:formula="of:=IF([.H4]=&quot;&quot;;&quot;&quot;;[.H4])" office:value-type="float" office:value="108" calcext:value-type="float">
            <text:p>108</text:p>
          </table:table-cell>
          <table:table-cell table:style-name="ce7" table:formula="of:=IF([.I4]=&quot;&quot;;&quot;&quot;;[.I4])" office:value-type="float" office:value="108" calcext:value-type="float">
            <text:p>108</text:p>
          </table:table-cell>
          <table:table-cell table:number-columns-repeated="10"/>
          <table:table-cell office:value-type="float" office:value="15" calcext:value-type="float">
            <text:p>15</text:p>
          </table:table-cell>
          <table:table-cell table:style-name="ce22" office:value-type="float" office:value="108" calcext:value-type="float">
            <text:p>108</text:p>
          </table:table-cell>
          <table:table-cell table:number-columns-repeated="16363"/>
        </table:table-row>
        <table:table-row table:style-name="ro2">
          <table:table-cell table:style-name="ce7" table:formula="of:=IF([.I5]=&quot;&quot;;&quot;&quot;;[.I5])">
            <text:p/>
          </table:table-cell>
          <table:table-cell table:style-name="ce8" table:formula="of:=IF([.H5]=&quot;&quot;;&quot;&quot;;[.H5])" office:value-type="float" office:value="108" calcext:value-type="float">
            <text:p>108</text:p>
          </table:table-cell>
          <table:table-cell table:style-name="ce8" table:formula="of:=IF([.G5]=&quot;&quot;;&quot;&quot;;[.G5])" office:value-type="float" office:value="83" calcext:value-type="float">
            <text:p>83</text:p>
          </table:table-cell>
          <table:table-cell table:style-name="ce8" table:formula="of:=IF([.F5]=&quot;&quot;;&quot;&quot;;[.F5])" office:value-type="float" office:value="190" calcext:value-type="float">
            <text:p>190</text:p>
          </table:table-cell>
          <table:table-cell table:style-name="ce8" table:formula="of:=IF([.E5]=&quot;&quot;;&quot;&quot;;[.E5])" office:value-type="float" office:value="117" calcext:value-type="float">
            <text:p>117</text:p>
          </table:table-cell>
          <table:table-cell table:style-name="ce8" table:formula="of:=IF([.D5]=&quot;&quot;;&quot;&quot;;[.D5])" office:value-type="float" office:value="113" calcext:value-type="float">
            <text:p>113</text:p>
          </table:table-cell>
          <table:table-cell table:style-name="ce8" table:formula="of:=IF([.C5]=&quot;&quot;;&quot;&quot;;[.C5])" office:value-type="float" office:value="113" calcext:value-type="float">
            <text:p>113</text:p>
          </table:table-cell>
          <table:table-cell table:style-name="ce8" table:formula="of:=IF([.B5]=&quot;&quot;;&quot;&quot;;[.B5])" office:value-type="float" office:value="100" calcext:value-type="float">
            <text:p>100</text:p>
          </table:table-cell>
          <table:table-cell table:style-name="ce8" table:formula="of:=IF([.A5]=&quot;&quot;;&quot;&quot;;[.A5])" office:value-type="float" office:value="190" calcext:value-type="float">
            <text:p>190</text:p>
          </table:table-cell>
          <table:table-cell table:number-columns-repeated="10"/>
          <table:table-cell office:value-type="float" office:value="16" calcext:value-type="float">
            <text:p>16</text:p>
          </table:table-cell>
          <table:table-cell table:style-name="ce22" office:value-type="float" office:value="113" calcext:value-type="float">
            <text:p>113</text:p>
          </table:table-cell>
          <table:table-cell table:number-columns-repeated="16363"/>
        </table:table-row>
        <table:table-row table:style-name="ro2">
          <table:table-cell table:style-name="ce7" table:formula="of:=IF([.A6]=&quot;&quot;;&quot;&quot;;[.A6])" office:value-type="float" office:value="108" calcext:value-type="float">
            <text:p>108</text:p>
          </table:table-cell>
          <table:table-cell table:style-name="ce7" table:formula="of:=IF([.B6]=&quot;&quot;;&quot;&quot;;[.B6])" office:value-type="float" office:value="113" calcext:value-type="float">
            <text:p>113</text:p>
          </table:table-cell>
          <table:table-cell table:style-name="ce7" table:formula="of:=IF([.C6]=&quot;&quot;;&quot;&quot;;[.C6])" office:value-type="float" office:value="190" calcext:value-type="float">
            <text:p>190</text:p>
          </table:table-cell>
          <table:table-cell table:style-name="ce7" table:formula="of:=IF([.D6]=&quot;&quot;;&quot;&quot;;[.D6])" office:value-type="float" office:value="78" calcext:value-type="float">
            <text:p>78</text:p>
          </table:table-cell>
          <table:table-cell table:style-name="ce7" table:formula="of:=IF([.E6]=&quot;&quot;;&quot;&quot;;[.E6])" office:value-type="float" office:value="190" calcext:value-type="float">
            <text:p>190</text:p>
          </table:table-cell>
          <table:table-cell table:style-name="ce7" table:formula="of:=IF([.F6]=&quot;&quot;;&quot;&quot;;[.F6])" office:value-type="float" office:value="103" calcext:value-type="float">
            <text:p>103</text:p>
          </table:table-cell>
          <table:table-cell table:style-name="ce7" table:formula="of:=IF([.G6]=&quot;&quot;;&quot;&quot;;[.G6])" office:value-type="float" office:value="108" calcext:value-type="float">
            <text:p>108</text:p>
          </table:table-cell>
          <table:table-cell table:style-name="ce7" table:formula="of:=IF([.H6]=&quot;&quot;;&quot;&quot;;[.H6])">
            <text:p/>
          </table:table-cell>
          <table:table-cell table:style-name="ce7" table:formula="of:=IF([.I6]=&quot;&quot;;&quot;&quot;;[.I6])">
            <text:p/>
          </table:table-cell>
          <table:table-cell table:number-columns-repeated="10"/>
          <table:table-cell office:value-type="float" office:value="17" calcext:value-type="float">
            <text:p>17</text:p>
          </table:table-cell>
          <table:table-cell table:style-name="ce22" office:value-type="float" office:value="190" calcext:value-type="float">
            <text:p>190</text:p>
          </table:table-cell>
          <table:table-cell table:number-columns-repeated="16363"/>
        </table:table-row>
        <table:table-row table:style-name="ro2">
          <table:table-cell table:style-name="ce8" table:formula="of:=IF([.I7]=&quot;&quot;;&quot;&quot;;[.I7])" office:value-type="float" office:value="190" calcext:value-type="float">
            <text:p>190</text:p>
          </table:table-cell>
          <table:table-cell table:style-name="ce8" table:formula="of:=IF([.H7]=&quot;&quot;;&quot;&quot;;[.H7])" office:value-type="float" office:value="73" calcext:value-type="float">
            <text:p>73</text:p>
          </table:table-cell>
          <table:table-cell table:style-name="ce8" table:formula="of:=IF([.G7]=&quot;&quot;;&quot;&quot;;[.G7])" office:value-type="float" office:value="193" calcext:value-type="float">
            <text:p>193</text:p>
          </table:table-cell>
          <table:table-cell table:style-name="ce8" table:formula="of:=IF([.F7]=&quot;&quot;;&quot;&quot;;[.F7])" office:value-type="float" office:value="190" calcext:value-type="float">
            <text:p>190</text:p>
          </table:table-cell>
          <table:table-cell table:style-name="ce8" table:formula="of:=IF([.E7]=&quot;&quot;;&quot;&quot;;[.E7])" office:value-type="float" office:value="73" calcext:value-type="float">
            <text:p>73</text:p>
          </table:table-cell>
          <table:table-cell table:style-name="ce8" table:formula="of:=IF([.D7]=&quot;&quot;;&quot;&quot;;[.D7])" office:value-type="float" office:value="195" calcext:value-type="float">
            <text:p>195</text:p>
          </table:table-cell>
          <table:table-cell table:style-name="ce8" table:formula="of:=IF([.C7]=&quot;&quot;;&quot;&quot;;[.C7])" office:value-type="float" office:value="103" calcext:value-type="float">
            <text:p>103</text:p>
          </table:table-cell>
          <table:table-cell table:style-name="ce8" table:formula="of:=IF([.B7]=&quot;&quot;;&quot;&quot;;[.B7])" office:value-type="float" office:value="0" calcext:value-type="float">
            <text:p>0</text:p>
          </table:table-cell>
          <table:table-cell table:style-name="ce8" table:formula="of:=IF([.A7]=&quot;&quot;;&quot;&quot;;[.A7])" office:value-type="float" office:value="193" calcext:value-type="float">
            <text:p>193</text:p>
          </table:table-cell>
          <table:table-cell table:number-columns-repeated="10"/>
          <table:table-cell office:value-type="float" office:value="18" calcext:value-type="float">
            <text:p>18</text:p>
          </table:table-cell>
          <table:table-cell office:value-type="float" office:value="108" calcext:value-type="float">
            <text:p>108</text:p>
          </table:table-cell>
          <table:table-cell table:number-columns-repeated="16363"/>
        </table:table-row>
        <table:table-row table:style-name="ro2">
          <table:table-cell table:style-name="ce7" table:formula="of:=IF([.A8]=&quot;&quot;;&quot;&quot;;[.A8])" office:value-type="float" office:value="193" calcext:value-type="float">
            <text:p>193</text:p>
          </table:table-cell>
          <table:table-cell table:style-name="ce7" table:formula="of:=IF([.B8]=&quot;&quot;;&quot;&quot;;[.B8])" office:value-type="float" office:value="190" calcext:value-type="float">
            <text:p>190</text:p>
          </table:table-cell>
          <table:table-cell table:style-name="ce7" table:formula="of:=IF([.C8]=&quot;&quot;;&quot;&quot;;[.C8])" office:value-type="float" office:value="108" calcext:value-type="float">
            <text:p>108</text:p>
          </table:table-cell>
          <table:table-cell table:style-name="ce7" table:formula="of:=IF([.D8]=&quot;&quot;;&quot;&quot;;[.D8])" office:value-type="float" office:value="195" calcext:value-type="float">
            <text:p>195</text:p>
          </table:table-cell>
          <table:table-cell table:style-name="ce7" table:formula="of:=IF([.E8]=&quot;&quot;;&quot;&quot;;[.E8])" office:value-type="float" office:value="0" calcext:value-type="float">
            <text:p>0</text:p>
          </table:table-cell>
          <table:table-cell table:style-name="ce7" table:formula="of:=IF([.F8]=&quot;&quot;;&quot;&quot;;[.F8])" office:value-type="float" office:value="76" calcext:value-type="float">
            <text:p>76</text:p>
          </table:table-cell>
          <table:table-cell table:style-name="ce7" table:formula="of:=IF([.G8]=&quot;&quot;;&quot;&quot;;[.G8])" office:value-type="float" office:value="105" calcext:value-type="float">
            <text:p>105</text:p>
          </table:table-cell>
          <table:table-cell table:style-name="ce7" table:formula="of:=IF([.H8]=&quot;&quot;;&quot;&quot;;[.H8])" office:value-type="float" office:value="190" calcext:value-type="float">
            <text:p>190</text:p>
          </table:table-cell>
          <table:table-cell table:style-name="ce7" table:formula="of:=IF([.I8]=&quot;&quot;;&quot;&quot;;[.I8])" office:value-type="float" office:value="103" calcext:value-type="float">
            <text:p>103</text:p>
          </table:table-cell>
          <table:table-cell table:number-columns-repeated="10"/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table:style-name="ce7" table:formula="of:=IF([.I9]=&quot;&quot;;&quot;&quot;;[.I9])">
            <text:p/>
          </table:table-cell>
          <table:table-cell table:style-name="ce8" table:formula="of:=IF([.H9]=&quot;&quot;;&quot;&quot;;[.H9])" office:value-type="float" office:value="96" calcext:value-type="float">
            <text:p>96</text:p>
          </table:table-cell>
          <table:table-cell table:style-name="ce8" table:formula="of:=IF([.G9]=&quot;&quot;;&quot;&quot;;[.G9])" office:value-type="float" office:value="76" calcext:value-type="float">
            <text:p>76</text:p>
          </table:table-cell>
          <table:table-cell table:style-name="ce8" table:formula="of:=IF([.F9]=&quot;&quot;;&quot;&quot;;[.F9])" office:value-type="float" office:value="108" calcext:value-type="float">
            <text:p>108</text:p>
          </table:table-cell>
          <table:table-cell table:style-name="ce8" table:formula="of:=IF([.E9]=&quot;&quot;;&quot;&quot;;[.E9])" office:value-type="float" office:value="113" calcext:value-type="float">
            <text:p>113</text:p>
          </table:table-cell>
          <table:table-cell table:style-name="ce8" table:formula="of:=IF([.D9]=&quot;&quot;;&quot;&quot;;[.D9])" office:value-type="float" office:value="195" calcext:value-type="float">
            <text:p>195</text:p>
          </table:table-cell>
          <table:table-cell table:style-name="ce8" table:formula="of:=IF([.C9]=&quot;&quot;;&quot;&quot;;[.C9])" office:value-type="float" office:value="0" calcext:value-type="float">
            <text:p>0</text:p>
          </table:table-cell>
          <table:table-cell table:style-name="ce8" table:formula="of:=IF([.B9]=&quot;&quot;;&quot;&quot;;[.B9])" office:value-type="float" office:value="195" calcext:value-type="float">
            <text:p>195</text:p>
          </table:table-cell>
          <table:table-cell table:style-name="ce8" table:formula="of:=IF([.A9]=&quot;&quot;;&quot;&quot;;[.A9])" office:value-type="float" office:value="0" calcext:value-type="float">
            <text:p>0</text:p>
          </table:table-cell>
          <table:table-cell table:number-columns-repeated="10"/>
          <table:table-cell office:value-type="float" office:value="20" calcext:value-type="float">
            <text:p>20</text:p>
          </table:table-cell>
          <table:table-cell office:value-type="float" office:value="190" calcext:value-type="float">
            <text:p>190</text:p>
          </table:table-cell>
          <table:table-cell table:number-columns-repeated="16363"/>
        </table:table-row>
        <table:table-row table:style-name="ro2">
          <table:table-cell table:style-name="ce7" table:formula="of:=IF([.A10]=&quot;&quot;;&quot;&quot;;[.A10])" office:value-type="float" office:value="106" calcext:value-type="float">
            <text:p>106</text:p>
          </table:table-cell>
          <table:table-cell table:style-name="ce7" table:formula="of:=IF([.B10]=&quot;&quot;;&quot;&quot;;[.B10])" office:value-type="float" office:value="106" calcext:value-type="float">
            <text:p>106</text:p>
          </table:table-cell>
          <table:table-cell table:style-name="ce7" table:formula="of:=IF([.C10]=&quot;&quot;;&quot;&quot;;[.C10])" office:value-type="float" office:value="195" calcext:value-type="float">
            <text:p>195</text:p>
          </table:table-cell>
          <table:table-cell table:style-name="ce7" table:formula="of:=IF([.D10]=&quot;&quot;;&quot;&quot;;[.D10])" office:value-type="float" office:value="195" calcext:value-type="float">
            <text:p>195</text:p>
          </table:table-cell>
          <table:table-cell table:style-name="ce7" table:formula="of:=IF([.E10]=&quot;&quot;;&quot;&quot;;[.E10])" office:value-type="float" office:value="103" calcext:value-type="float">
            <text:p>103</text:p>
          </table:table-cell>
          <table:table-cell table:style-name="ce7" table:formula="of:=IF([.F10]=&quot;&quot;;&quot;&quot;;[.F10])" office:value-type="float" office:value="0" calcext:value-type="float">
            <text:p>0</text:p>
          </table:table-cell>
          <table:table-cell table:style-name="ce7" table:formula="of:=IF([.G10]=&quot;&quot;;&quot;&quot;;[.G10])" office:value-type="float" office:value="0" calcext:value-type="float">
            <text:p>0</text:p>
          </table:table-cell>
          <table:table-cell table:style-name="ce7" table:formula="of:=IF([.H10]=&quot;&quot;;&quot;&quot;;[.H10])">
            <text:p/>
          </table:table-cell>
          <table:table-cell table:style-name="ce7" table:formula="of:=IF([.I10]=&quot;&quot;;&quot;&quot;;[.I10])">
            <text:p/>
          </table:table-cell>
          <table:table-cell table:number-columns-repeated="10"/>
          <table:table-cell office:value-type="float" office:value="21" calcext:value-type="float">
            <text:p>21</text:p>
          </table:table-cell>
          <table:table-cell office:value-type="float" office:value="114" calcext:value-type="float">
            <text:p>114</text:p>
          </table:table-cell>
          <table:table-cell table:number-columns-repeated="16363"/>
        </table:table-row>
        <table:table-row table:style-name="ro2">
          <table:table-cell table:style-name="ce7" table:formula="of:=IF([.I11]=&quot;&quot;;&quot;&quot;;[.I11])">
            <text:p/>
          </table:table-cell>
          <table:table-cell table:style-name="ce7" table:formula="of:=IF([.H11]=&quot;&quot;;&quot;&quot;;[.H11])">
            <text:p/>
          </table:table-cell>
          <table:table-cell table:style-name="ce8" table:formula="of:=IF([.G11]=&quot;&quot;;&quot;&quot;;[.G11])" office:value-type="float" office:value="76" calcext:value-type="float">
            <text:p>76</text:p>
          </table:table-cell>
          <table:table-cell table:style-name="ce8" table:formula="of:=IF([.F11]=&quot;&quot;;&quot;&quot;;[.F11])" office:value-type="float" office:value="0" calcext:value-type="float">
            <text:p>0</text:p>
          </table:table-cell>
          <table:table-cell table:style-name="ce8" table:formula="of:=IF([.E11]=&quot;&quot;;&quot;&quot;;[.E11])" office:value-type="float" office:value="195" calcext:value-type="float">
            <text:p>195</text:p>
          </table:table-cell>
          <table:table-cell table:style-name="ce8" table:formula="of:=IF([.D11]=&quot;&quot;;&quot;&quot;;[.D11])" office:value-type="float" office:value="195" calcext:value-type="float">
            <text:p>195</text:p>
          </table:table-cell>
          <table:table-cell table:style-name="ce8" table:formula="of:=IF([.C11]=&quot;&quot;;&quot;&quot;;[.C11])" office:value-type="float" office:value="0" calcext:value-type="float">
            <text:p>0</text:p>
          </table:table-cell>
          <table:table-cell table:style-name="ce8" table:formula="of:=IF([.B11]=&quot;&quot;;&quot;&quot;;[.B11])" office:value-type="float" office:value="0" calcext:value-type="float">
            <text:p>0</text:p>
          </table:table-cell>
          <table:table-cell table:style-name="ce8" table:formula="of:=IF([.A11]=&quot;&quot;;&quot;&quot;;[.A11])" office:value-type="float" office:value="190" calcext:value-type="float">
            <text:p>190</text:p>
          </table:table-cell>
          <table:table-cell table:number-columns-repeated="10"/>
          <table:table-cell office:value-type="float" office:value="22" calcext:value-type="float">
            <text:p>22</text:p>
          </table:table-cell>
          <table:table-cell office:value-type="float" office:value="195" calcext:value-type="float">
            <text:p>195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23" calcext:value-type="float">
            <text:p>23</text:p>
          </table:table-cell>
          <table:table-cell office:value-type="float" office:value="117" calcext:value-type="float">
            <text:p>117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24" calcext:value-type="float">
            <text:p>24</text:p>
          </table:table-cell>
          <table:table-cell office:value-type="float" office:value="103" calcext:value-type="float">
            <text:p>103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25" calcext:value-type="float">
            <text:p>25</text:p>
          </table:table-cell>
          <table:table-cell office:value-type="float" office:value="108" calcext:value-type="float">
            <text:p>108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27" calcext:value-type="float">
            <text:p>27</text:p>
          </table:table-cell>
          <table:table-cell table:style-name="ce22" office:value-type="float" office:value="108" calcext:value-type="float">
            <text:p>108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28" calcext:value-type="float">
            <text:p>28</text:p>
          </table:table-cell>
          <table:table-cell table:style-name="ce22" office:value-type="float" office:value="83" calcext:value-type="float">
            <text:p>83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29" calcext:value-type="float">
            <text:p>29</text:p>
          </table:table-cell>
          <table:table-cell table:style-name="ce22" office:value-type="float" office:value="190" calcext:value-type="float">
            <text:p>19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0" calcext:value-type="float">
            <text:p>30</text:p>
          </table:table-cell>
          <table:table-cell table:style-name="ce22" office:value-type="float" office:value="117" calcext:value-type="float">
            <text:p>117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1" calcext:value-type="float">
            <text:p>31</text:p>
          </table:table-cell>
          <table:table-cell table:style-name="ce22" office:value-type="float" office:value="113" calcext:value-type="float">
            <text:p>113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2" calcext:value-type="float">
            <text:p>32</text:p>
          </table:table-cell>
          <table:table-cell table:style-name="ce22" office:value-type="float" office:value="113" calcext:value-type="float">
            <text:p>113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3" calcext:value-type="float">
            <text:p>33</text:p>
          </table:table-cell>
          <table:table-cell table:style-name="ce22" office:value-type="float" office:value="100" calcext:value-type="float">
            <text:p>10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4" calcext:value-type="float">
            <text:p>34</text:p>
          </table:table-cell>
          <table:table-cell table:style-name="ce22" office:value-type="float" office:value="190" calcext:value-type="float">
            <text:p>19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5" calcext:value-type="float">
            <text:p>35</text:p>
          </table:table-cell>
          <table:table-cell office:value-type="float" office:value="108" calcext:value-type="float">
            <text:p>108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6" calcext:value-type="float">
            <text:p>36</text:p>
          </table:table-cell>
          <table:table-cell office:value-type="float" office:value="113" calcext:value-type="float">
            <text:p>113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7" calcext:value-type="float">
            <text:p>37</text:p>
          </table:table-cell>
          <table:table-cell office:value-type="float" office:value="190" calcext:value-type="float">
            <text:p>19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8" calcext:value-type="float">
            <text:p>38</text:p>
          </table:table-cell>
          <table:table-cell office:value-type="float" office:value="78" calcext:value-type="float">
            <text:p>78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9" calcext:value-type="float">
            <text:p>39</text:p>
          </table:table-cell>
          <table:table-cell office:value-type="float" office:value="190" calcext:value-type="float">
            <text:p>19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0" calcext:value-type="float">
            <text:p>40</text:p>
          </table:table-cell>
          <table:table-cell office:value-type="float" office:value="103" calcext:value-type="float">
            <text:p>103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1" calcext:value-type="float">
            <text:p>41</text:p>
          </table:table-cell>
          <table:table-cell office:value-type="float" office:value="108" calcext:value-type="float">
            <text:p>108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2" calcext:value-type="float">
            <text:p>42</text:p>
          </table:table-cell>
          <table:table-cell table:style-name="ce22" office:value-type="float" office:value="190" calcext:value-type="float">
            <text:p>19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3" calcext:value-type="float">
            <text:p>43</text:p>
          </table:table-cell>
          <table:table-cell table:style-name="ce22" office:value-type="float" office:value="73" calcext:value-type="float">
            <text:p>73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4" calcext:value-type="float">
            <text:p>44</text:p>
          </table:table-cell>
          <table:table-cell table:style-name="ce22" office:value-type="float" office:value="193" calcext:value-type="float">
            <text:p>193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5" calcext:value-type="float">
            <text:p>45</text:p>
          </table:table-cell>
          <table:table-cell table:style-name="ce22" office:value-type="float" office:value="190" calcext:value-type="float">
            <text:p>19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6" calcext:value-type="float">
            <text:p>46</text:p>
          </table:table-cell>
          <table:table-cell table:style-name="ce22" office:value-type="float" office:value="73" calcext:value-type="float">
            <text:p>73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7" calcext:value-type="float">
            <text:p>47</text:p>
          </table:table-cell>
          <table:table-cell table:style-name="ce9" office:value-type="float" office:value="195" calcext:value-type="float">
            <text:p>195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8" calcext:value-type="float">
            <text:p>48</text:p>
          </table:table-cell>
          <table:table-cell table:style-name="ce22" office:value-type="float" office:value="103" calcext:value-type="float">
            <text:p>103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9" calcext:value-type="float">
            <text:p>49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0" calcext:value-type="float">
            <text:p>50</text:p>
          </table:table-cell>
          <table:table-cell table:style-name="ce22" office:value-type="float" office:value="193" calcext:value-type="float">
            <text:p>193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1" calcext:value-type="float">
            <text:p>51</text:p>
          </table:table-cell>
          <table:table-cell office:value-type="float" office:value="193" calcext:value-type="float">
            <text:p>193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2" calcext:value-type="float">
            <text:p>52</text:p>
          </table:table-cell>
          <table:table-cell office:value-type="float" office:value="190" calcext:value-type="float">
            <text:p>19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3" calcext:value-type="float">
            <text:p>53</text:p>
          </table:table-cell>
          <table:table-cell office:value-type="float" office:value="108" calcext:value-type="float">
            <text:p>108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4" calcext:value-type="float">
            <text:p>54</text:p>
          </table:table-cell>
          <table:table-cell office:value-type="float" office:value="195" calcext:value-type="float">
            <text:p>195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6" calcext:value-type="float">
            <text:p>56</text:p>
          </table:table-cell>
          <table:table-cell office:value-type="float" office:value="76" calcext:value-type="float">
            <text:p>76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7" calcext:value-type="float">
            <text:p>57</text:p>
          </table:table-cell>
          <table:table-cell office:value-type="float" office:value="105" calcext:value-type="float">
            <text:p>105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8" calcext:value-type="float">
            <text:p>58</text:p>
          </table:table-cell>
          <table:table-cell office:value-type="float" office:value="190" calcext:value-type="float">
            <text:p>19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9" calcext:value-type="float">
            <text:p>59</text:p>
          </table:table-cell>
          <table:table-cell office:value-type="float" office:value="103" calcext:value-type="float">
            <text:p>103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60" calcext:value-type="float">
            <text:p>60</text:p>
          </table:table-cell>
          <table:table-cell table:style-name="ce22" office:value-type="float" office:value="96" calcext:value-type="float">
            <text:p>96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61" calcext:value-type="float">
            <text:p>61</text:p>
          </table:table-cell>
          <table:table-cell table:style-name="ce22" office:value-type="float" office:value="76" calcext:value-type="float">
            <text:p>76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62" calcext:value-type="float">
            <text:p>62</text:p>
          </table:table-cell>
          <table:table-cell table:style-name="ce22" office:value-type="float" office:value="108" calcext:value-type="float">
            <text:p>108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63" calcext:value-type="float">
            <text:p>63</text:p>
          </table:table-cell>
          <table:table-cell table:style-name="ce22" office:value-type="float" office:value="113" calcext:value-type="float">
            <text:p>113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64" calcext:value-type="float">
            <text:p>64</text:p>
          </table:table-cell>
          <table:table-cell table:style-name="ce22" office:value-type="float" office:value="195" calcext:value-type="float">
            <text:p>195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65" calcext:value-type="float">
            <text:p>65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66" calcext:value-type="float">
            <text:p>66</text:p>
          </table:table-cell>
          <table:table-cell table:style-name="ce22" office:value-type="float" office:value="195" calcext:value-type="float">
            <text:p>195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67" calcext:value-type="float">
            <text:p>67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68" calcext:value-type="float">
            <text:p>68</text:p>
          </table:table-cell>
          <table:table-cell office:value-type="float" office:value="106" calcext:value-type="float">
            <text:p>106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69" calcext:value-type="float">
            <text:p>69</text:p>
          </table:table-cell>
          <table:table-cell office:value-type="float" office:value="106" calcext:value-type="float">
            <text:p>106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70" calcext:value-type="float">
            <text:p>70</text:p>
          </table:table-cell>
          <table:table-cell office:value-type="float" office:value="195" calcext:value-type="float">
            <text:p>195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71" calcext:value-type="float">
            <text:p>71</text:p>
          </table:table-cell>
          <table:table-cell office:value-type="float" office:value="195" calcext:value-type="float">
            <text:p>195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72" calcext:value-type="float">
            <text:p>72</text:p>
          </table:table-cell>
          <table:table-cell office:value-type="float" office:value="103" calcext:value-type="float">
            <text:p>103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75" calcext:value-type="float">
            <text:p>75</text:p>
          </table:table-cell>
          <table:table-cell table:style-name="ce22" office:value-type="float" office:value="76" calcext:value-type="float">
            <text:p>76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76" calcext:value-type="float">
            <text:p>76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77" calcext:value-type="float">
            <text:p>77</text:p>
          </table:table-cell>
          <table:table-cell table:style-name="ce22" office:value-type="float" office:value="195" calcext:value-type="float">
            <text:p>195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78" calcext:value-type="float">
            <text:p>78</text:p>
          </table:table-cell>
          <table:table-cell table:style-name="ce22" office:value-type="float" office:value="195" calcext:value-type="float">
            <text:p>195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79" calcext:value-type="float">
            <text:p>79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80" calcext:value-type="float">
            <text:p>8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81" calcext:value-type="float">
            <text:p>81</text:p>
          </table:table-cell>
          <table:table-cell table:style-name="ce22" office:value-type="float" office:value="190" calcext:value-type="float">
            <text:p>190</text:p>
          </table:table-cell>
          <table:table-cell table:number-columns-repeated="16363"/>
        </table:table-row>
        <table:table-row table:style-name="ro2" table:number-rows-repeated="104849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m2" table:style-name="ta3">
        <table:table-column table:style-name="co4" table:number-columns-repeated="9" table:default-cell-style-name="ce10"/>
        <table:table-column table:style-name="co5" table:number-columns-repeated="10" table:default-cell-style-name="ce20"/>
        <table:table-column table:style-name="co6" table:number-columns-repeated="2" table:default-cell-style-name="ce20"/>
        <table:table-column table:style-name="co5" table:number-columns-repeated="5" table:default-cell-style-name="ce20"/>
        <table:table-column table:style-name="co7" table:number-columns-repeated="9" table:default-cell-style-name="ce20"/>
        <table:table-column table:style-name="co8" table:number-columns-repeated="4" table:default-cell-style-name="ce20"/>
        <table:table-column table:style-name="co4" table:number-columns-repeated="16303" table:default-cell-style-name="ce20"/>
        <table:table-column table:style-name="co3" table:number-columns-repeated="42" table:default-cell-style-name="ce20"/>
        <table:table-row table:style-name="ro2">
          <table:table-cell table:style-name="ce7" table:number-columns-repeated="9"/>
          <table:table-cell table:number-columns-repeated="17"/>
          <table:table-cell table:formula="of:=COM.MICROSOFT.CONCAT([.$U10];&quot; &quot;;[.$U19];&quot; &quot;;[.$U28];&quot; &quot;;[.$U37];&quot; &quot;;[.$U46];&quot; &quot;;[.$U55];&quot; &quot;;[.$U64];&quot; &quot;;[.$U73])" office:value-type="string" office:string-value="196 75 198 0 70 0 200 71" calcext:value-type="string">
            <text:p>196 75 198 0 70 0 200 71</text:p>
          </table:table-cell>
          <table:table-cell table:number-columns-repeated="16357"/>
        </table:table-row>
        <table:table-row table:style-name="ro2">
          <table:table-cell table:style-name="ce7" office:value-type="float" office:value="105" calcext:value-type="float">
            <text:p>105</text:p>
          </table:table-cell>
          <table:table-cell table:style-name="ce7" office:value-type="float" office:value="196" calcext:value-type="float">
            <text:p>196</text:p>
          </table:table-cell>
          <table:table-cell table:style-name="ce7" office:value-type="float" office:value="108" calcext:value-type="float">
            <text:p>108</text:p>
          </table:table-cell>
          <table:table-cell table:number-columns-repeated="2" table:style-name="ce7" office:value-type="float" office:value="105" calcext:value-type="float">
            <text:p>105</text:p>
          </table:table-cell>
          <table:table-cell table:style-name="ce7" office:value-type="float" office:value="78" calcext:value-type="float">
            <text:p>78</text:p>
          </table:table-cell>
          <table:table-cell table:style-name="ce7" office:value-type="float" office:value="105" calcext:value-type="float">
            <text:p>105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float" office:value="196" calcext:value-type="float">
            <text:p>196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style-name="ce7" office:value-type="float" office:value="105" calcext:value-type="float">
            <text:p>105</text:p>
          </table:table-cell>
          <table:table-cell table:number-columns-repeated="5"/>
          <table:table-cell table:formula="of:=COM.MICROSOFT.CONCAT(IF([.$U10]&lt;120;VLOOKUP([.$U10];[$V.$A$1:.$D$243];4;0);&quot;&quot;);IF([.$U19]&lt;120;VLOOKUP([.$U19];[$V.$A$1:.$D$243];4;0);&quot;&quot;);IF([.$U28]&lt;120;VLOOKUP([.$U28];[$V.$A$1:.$D$243];4;0);&quot;&quot;);IF([.$U37]&lt;120;VLOOKUP([.$U37];[$V.$A$1:.$D$243];4;0);&quot;&quot;);IF([.$U46]&lt;120;VLOOKUP([.$U46];[$V.$A$1:.$D$243];4;0);&quot;&quot;);IF([.$U55]&lt;120;VLOOKUP([.$U55];[$V.$A$1:.$D$243];4;0);&quot;&quot;);IF([.$U64]&lt;120;VLOOKUP([.$U64];[$V.$A$1:.$D$243];4;0);&quot;&quot;);IF([.$U73]&lt;120;VLOOKUP([.$U73];[$V.$A$1:.$D$243];4;0);&quot;&quot;))" office:value-type="string" office:string-value="=B2^F2G2" calcext:value-type="string">
            <text:p>=B2^F2G2</text:p>
          </table:table-cell>
          <table:table-cell table:formula="of:=COM.MICROSOFT.CONCAT([.$U2];&quot; &quot;;[.$U11];&quot; &quot;;[.$U20];&quot; &quot;;[.$U29];&quot; &quot;;[.$U38];&quot; &quot;;[.$U47];&quot; &quot;;[.$U56];&quot; &quot;;[.$U65];&quot; &quot;;[.$U74])" office:value-type="string" office:string-value="105 108 196 70 198 71 200 0 0" calcext:value-type="string">
            <text:p>105 108 196 70 198 71 200 0 0</text:p>
          </table:table-cell>
          <table:table-cell table:number-columns-repeated="16356"/>
        </table:table-row>
        <table:table-row table:style-name="ro2">
          <table:table-cell table:style-name="ce8" office:value-type="float" office:value="196" calcext:value-type="float">
            <text:p>196</text:p>
          </table:table-cell>
          <table:table-cell table:style-name="ce8" office:value-type="float" office:value="108" calcext:value-type="float">
            <text:p>108</text:p>
          </table:table-cell>
          <table:table-cell table:style-name="ce8" office:value-type="float" office:value="196" calcext:value-type="float">
            <text:p>196</text:p>
          </table:table-cell>
          <table:table-cell table:style-name="ce8" office:value-type="float" office:value="106" calcext:value-type="float">
            <text:p>106</text:p>
          </table:table-cell>
          <table:table-cell table:style-name="ce8" office:value-type="float" office:value="101" calcext:value-type="float">
            <text:p>101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05" calcext:value-type="float">
            <text:p>105</text:p>
          </table:table-cell>
          <table:table-cell table:style-name="ce8" office:value-type="float" office:value="108" calcext:value-type="float">
            <text:p>108</text:p>
          </table:table-cell>
          <table:table-cell table:style-name="ce7"/>
          <table:table-cell table:number-columns-repeated="10"/>
          <table:table-cell office:value-type="float" office:value="2" calcext:value-type="float">
            <text:p>2</text:p>
          </table:table-cell>
          <table:table-cell table:style-name="ce7" office:value-type="float" office:value="196" calcext:value-type="float">
            <text:p>196</text:p>
          </table:table-cell>
          <table:table-cell table:number-columns-repeated="5"/>
          <table:table-cell table:formula="of:=COM.MICROSOFT.CONCAT(IF([.$U10]&gt;119;VLOOKUP([.$U10];[$V.$A$1:.$D$243];4;0);&quot;&quot;);IF([.$U19]&gt;119;VLOOKUP([.$U19];[$V.$A$1:.$D$243];4;0);&quot;&quot;);IF([.$U28]&gt;119;VLOOKUP([.$U28];[$V.$A$1:.$D$243];4;0);&quot;&quot;);IF([.$U37]&gt;119;VLOOKUP([.$U37];[$V.$A$1:.$D$243];4;0);&quot;&quot;);IF([.$U46]&gt;119;VLOOKUP([.$U46];[$V.$A$1:.$D$243];4;0);&quot;&quot;);IF([.$U55]&gt;119;VLOOKUP([.$U55];[$V.$A$1:.$D$243];4;0);&quot;&quot;);IF([.$U64]&gt;119;VLOOKUP([.$U64];[$V.$A$1:.$D$243];4;0);&quot;&quot;);IF([.$U73]&gt;119;VLOOKUP([.$U73];[$V.$A$1:.$D$243];4;0);&quot;&quot;))" office:value-type="string" office:string-value="G,2A,2=B,2" calcext:value-type="string">
            <text:p>G,2A,2=B,2</text:p>
          </table:table-cell>
          <table:table-cell table:formula="of:=COM.MICROSOFT.CONCAT(IF([.$U2]&lt;120;VLOOKUP([.$U2];[$V.$A$1:.$D$243];4;0);&quot;&quot;);IF([.$U11]&lt;120;VLOOKUP([.$U11];[$V.$A$1:.$D$243];4;0);&quot;&quot;);IF([.$U20]&lt;120;VLOOKUP([.$U20];[$V.$A$1:.$D$243];4;0);&quot;&quot;);IF([.$U29]&lt;120;VLOOKUP([.$U29];[$V.$A$1:.$D$243];4;0);&quot;&quot;);IF([.$U38]&lt;120;VLOOKUP([.$U38];[$V.$A$1:.$D$243];4;0);&quot;&quot;);IF([.$U47]&lt;120;VLOOKUP([.$U47];[$V.$A$1:.$D$243];4;0);&quot;&quot;);IF([.$U56]&lt;120;VLOOKUP([.$U56];[$V.$A$1:.$D$243];4;0);&quot;&quot;);IF([.$U65]&lt;120;VLOOKUP([.$U65];[$V.$A$1:.$D$243];4;0);&quot;&quot;);IF([.$U74]&lt;120;VLOOKUP([.$U74];[$V.$A$1:.$D$243];4;0);&quot;&quot;))" office:value-type="string" office:string-value="=Bd^F2G2" calcext:value-type="string">
            <text:p>=Bd^F2G2</text:p>
          </table:table-cell>
          <table:table-cell table:formula="of:=COM.MICROSOFT.CONCAT([.$U3];&quot; &quot;;[.$U12];&quot; &quot;;[.$U21];&quot; &quot;;[.$U30];&quot; &quot;;[.$U39];&quot; &quot;;[.$U48];&quot; &quot;;[.$U57];&quot; &quot;;[.$U66];&quot; &quot;;[.$U75])" office:value-type="string" office:string-value="196 105 106 108 198 96 100 200 71" calcext:value-type="string">
            <text:p>196 105 106 108 198 96 100 200 71</text:p>
          </table:table-cell>
          <table:table-cell table:number-columns-repeated="16355"/>
        </table:table-row>
        <table:table-row table:style-name="ro2">
          <table:table-cell table:style-name="ce7" office:value-type="float" office:value="75" calcext:value-type="float">
            <text:p>75</text:p>
          </table:table-cell>
          <table:table-cell table:style-name="ce7" office:value-type="float" office:value="196" calcext:value-type="float">
            <text:p>196</text:p>
          </table:table-cell>
          <table:table-cell table:style-name="ce7" office:value-type="float" office:value="106" calcext:value-type="float">
            <text:p>106</text:p>
          </table:table-cell>
          <table:table-cell table:style-name="ce7" office:value-type="float" office:value="233" calcext:value-type="float">
            <text:p>233</text:p>
          </table:table-cell>
          <table:table-cell table:number-columns-repeated="2" table:style-name="ce7" office:value-type="float" office:value="196" calcext:value-type="float">
            <text:p>196</text:p>
          </table:table-cell>
          <table:table-cell table:style-name="ce7" office:value-type="float" office:value="105" calcext:value-type="float">
            <text:p>105</text:p>
          </table:table-cell>
          <table:table-cell table:style-name="ce7" table:number-columns-repeated="2"/>
          <table:table-cell table:number-columns-repeated="10"/>
          <table:table-cell office:value-type="float" office:value="3" calcext:value-type="float">
            <text:p>3</text:p>
          </table:table-cell>
          <table:table-cell table:style-name="ce7" office:value-type="float" office:value="108" calcext:value-type="float">
            <text:p>108</text:p>
          </table:table-cell>
          <table:table-cell table:number-columns-repeated="6"/>
          <table:table-cell table:formula="of:=COM.MICROSOFT.CONCAT(IF([.$U2]&gt;119;VLOOKUP([.$U2];[$V.$A$1:.$D$243];4;0);&quot;&quot;);IF([.$U11]&gt;119;VLOOKUP([.$U11];[$V.$A$1:.$D$243];4;0);&quot;&quot;);IF([.$U20]&gt;119;VLOOKUP([.$U20];[$V.$A$1:.$D$243];4;0);&quot;&quot;);IF([.$U29]&gt;119;VLOOKUP([.$U29];[$V.$A$1:.$D$243];4;0);&quot;&quot;);IF([.$U38]&gt;119;VLOOKUP([.$U38];[$V.$A$1:.$D$243];4;0);&quot;&quot;);IF([.$U47]&gt;119;VLOOKUP([.$U47];[$V.$A$1:.$D$243];4;0);&quot;&quot;);IF([.$U56]&gt;119;VLOOKUP([.$U56];[$V.$A$1:.$D$243];4;0);&quot;&quot;);IF([.$U65]&gt;119;VLOOKUP([.$U65];[$V.$A$1:.$D$243];4;0);&quot;&quot;);IF([.$U74]&gt;119;VLOOKUP([.$U74];[$V.$A$1:.$D$243];4;0);&quot;&quot;))" office:value-type="string" office:string-value="G,2A,2=B,2" calcext:value-type="string">
            <text:p>G,2A,2=B,2</text:p>
          </table:table-cell>
          <table:table-cell table:formula="of:=COM.MICROSOFT.CONCAT(IF([.$U3]&lt;120;VLOOKUP([.$U3];[$V.$A$1:.$D$243];4;0);&quot;&quot;);IF([.$U12]&lt;120;VLOOKUP([.$U12];[$V.$A$1:.$D$243];4;0);&quot;&quot;);IF([.$U21]&lt;120;VLOOKUP([.$U21];[$V.$A$1:.$D$243];4;0);&quot;&quot;);IF([.$U30]&lt;120;VLOOKUP([.$U30];[$V.$A$1:.$D$243];4;0);&quot;&quot;);IF([.$U39]&lt;120;VLOOKUP([.$U39];[$V.$A$1:.$D$243];4;0);&quot;&quot;);IF([.$U48]&lt;120;VLOOKUP([.$U48];[$V.$A$1:.$D$243];4;0);&quot;&quot;);IF([.$U57]&lt;120;VLOOKUP([.$U57];[$V.$A$1:.$D$243];4;0);&quot;&quot;);IF([.$U66]&lt;120;VLOOKUP([.$U66];[$V.$A$1:.$D$243];4;0);&quot;&quot;);IF([.$U75]&lt;120;VLOOKUP([.$U75];[$V.$A$1:.$D$243];4;0);&quot;&quot;))" office:value-type="string" office:string-value="=BcdD^FG2" calcext:value-type="string">
            <text:p>=BcdD^FG2</text:p>
          </table:table-cell>
          <table:table-cell table:formula="of:=COM.MICROSOFT.CONCAT([.$U4];&quot; &quot;;[.$U13];&quot; &quot;;[.$U22];&quot; &quot;;[.$U31];&quot; &quot;;[.$U40];&quot; &quot;;[.$U49];&quot; &quot;;[.$U58];&quot; &quot;;[.$U67];&quot; &quot;;[.$U76])" office:value-type="string" office:string-value="108 18 233 226 223 218 75 224 211" calcext:value-type="string">
            <text:p>108 18 233 226 223 218 75 224 211</text:p>
          </table:table-cell>
          <table:table-cell table:number-columns-repeated="16354"/>
        </table:table-row>
        <table:table-row table:style-name="ro2">
          <table:table-cell table:style-name="ce8" office:value-type="float" office:value="226" calcext:value-type="float">
            <text:p>226</text:p>
          </table:table-cell>
          <table:table-cell table:style-name="ce8" office:value-type="float" office:value="108" calcext:value-type="float">
            <text:p>108</text:p>
          </table:table-cell>
          <table:table-cell table:style-name="ce8" office:value-type="float" office:value="70" calcext:value-type="float">
            <text:p>70</text:p>
          </table:table-cell>
          <table:table-cell table:style-name="ce8" office:value-type="float" office:value="198" calcext:value-type="float">
            <text:p>198</text:p>
          </table:table-cell>
          <table:table-cell table:style-name="ce8" office:value-type="float" office:value="106" calcext:value-type="float">
            <text:p>106</text:p>
          </table:table-cell>
          <table:table-cell table:style-name="ce8" office:value-type="float" office:value="100" calcext:value-type="float">
            <text:p>100</text:p>
          </table:table-cell>
          <table:table-cell table:style-name="ce7" table:number-columns-repeated="3"/>
          <table:table-cell table:number-columns-repeated="10"/>
          <table:table-cell office:value-type="float" office:value="4" calcext:value-type="float">
            <text:p>4</text:p>
          </table:table-cell>
          <table:table-cell table:style-name="ce7" office:value-type="float" office:value="105" calcext:value-type="float">
            <text:p>105</text:p>
          </table:table-cell>
          <table:table-cell table:number-columns-repeated="7"/>
          <table:table-cell table:formula="of:=COM.MICROSOFT.CONCAT(IF([.$U3]&gt;119;VLOOKUP([.$U3];[$V.$A$1:.$D$243];4;0);&quot;&quot;);IF([.$U12]&gt;119;VLOOKUP([.$U12];[$V.$A$1:.$D$243];4;0);&quot;&quot;);IF([.$U21]&gt;119;VLOOKUP([.$U21];[$V.$A$1:.$D$243];4;0);&quot;&quot;);IF([.$U30]&gt;119;VLOOKUP([.$U30];[$V.$A$1:.$D$243];4;0);&quot;&quot;);IF([.$U39]&gt;119;VLOOKUP([.$U39];[$V.$A$1:.$D$243];4;0);&quot;&quot;);IF([.$U48]&gt;119;VLOOKUP([.$U48];[$V.$A$1:.$D$243];4;0);&quot;&quot;);IF([.$U57]&gt;119;VLOOKUP([.$U57];[$V.$A$1:.$D$243];4;0);&quot;&quot;);IF([.$U66]&gt;119;VLOOKUP([.$U66];[$V.$A$1:.$D$243];4;0);&quot;&quot;);IF([.$U75]&gt;119;VLOOKUP([.$U75];[$V.$A$1:.$D$243];4;0);&quot;&quot;))" office:value-type="string" office:string-value="G,2A,2=B,2" calcext:value-type="string">
            <text:p>G,2A,2=B,2</text:p>
          </table:table-cell>
          <table:table-cell table:formula="of:=COM.MICROSOFT.CONCAT(IF([.$U4]&lt;120;VLOOKUP([.$U4];[$V.$A$1:.$D$243];4;0);&quot;&quot;);IF([.$U13]&lt;120;VLOOKUP([.$U13];[$V.$A$1:.$D$243];4;0);&quot;&quot;);IF([.$U22]&lt;120;VLOOKUP([.$U22];[$V.$A$1:.$D$243];4;0);&quot;&quot;);IF([.$U31]&lt;120;VLOOKUP([.$U31];[$V.$A$1:.$D$243];4;0);&quot;&quot;);IF([.$U40]&lt;120;VLOOKUP([.$U40];[$V.$A$1:.$D$243];4;0);&quot;&quot;);IF([.$U49]&lt;120;VLOOKUP([.$U49];[$V.$A$1:.$D$243];4;0);&quot;&quot;);IF([.$U58]&lt;120;VLOOKUP([.$U58];[$V.$A$1:.$D$243];4;0);&quot;&quot;);IF([.$U67]&lt;120;VLOOKUP([.$U67];[$V.$A$1:.$D$243];4;0);&quot;&quot;);IF([.$U76]&lt;120;VLOOKUP([.$U76];[$V.$A$1:.$D$243];4;0);&quot;&quot;))" office:value-type="string" office:string-value="dc4=B2" calcext:value-type="string">
            <text:p>dc4=B2</text:p>
          </table:table-cell>
          <table:table-cell table:formula="of:=COM.MICROSOFT.CONCAT([.$U5];&quot; &quot;;[.$U14];&quot; &quot;;[.$U23];&quot; &quot;;[.$U32];&quot; &quot;;[.$U41];&quot; &quot;;[.$U50];&quot; &quot;;[.$U59];&quot; &quot;;[.$U68];&quot; &quot;;[.$U77])" office:value-type="string" office:string-value="105 101 196 100 96 190 71 183 " calcext:value-type="string">
            <text:p>105 101 196 100 96 190 71 183 </text:p>
          </table:table-cell>
          <table:table-cell table:number-columns-repeated="16353"/>
        </table:table-row>
        <table:table-row table:style-name="ro2"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108" calcext:value-type="float">
            <text:p>108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196" calcext:value-type="float">
            <text:p>196</text:p>
          </table:table-cell>
          <table:table-cell table:style-name="ce7" office:value-type="float" office:value="105" calcext:value-type="float">
            <text:p>105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98" calcext:value-type="float">
            <text:p>198</text:p>
          </table:table-cell>
          <table:table-cell table:style-name="ce7" office:value-type="float" office:value="223" calcext:value-type="float">
            <text:p>223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table:style-name="ce7" office:value-type="float" office:value="105" calcext:value-type="float">
            <text:p>105</text:p>
          </table:table-cell>
          <table:table-cell table:number-columns-repeated="8"/>
          <table:table-cell table:formula="of:=COM.MICROSOFT.CONCAT(IF([.$U4]&gt;119;VLOOKUP([.$U4];[$V.$A$1:.$D$243];4;0);&quot;&quot;);IF([.$U13]&gt;119;VLOOKUP([.$U13];[$V.$A$1:.$D$243];4;0);&quot;&quot;);IF([.$U22]&gt;119;VLOOKUP([.$U22];[$V.$A$1:.$D$243];4;0);&quot;&quot;);IF([.$U31]&gt;119;VLOOKUP([.$U31];[$V.$A$1:.$D$243];4;0);&quot;&quot;);IF([.$U40]&gt;119;VLOOKUP([.$U40];[$V.$A$1:.$D$243];4;0);&quot;&quot;);IF([.$U49]&gt;119;VLOOKUP([.$U49];[$V.$A$1:.$D$243];4;0);&quot;&quot;);IF([.$U58]&gt;119;VLOOKUP([.$U58];[$V.$A$1:.$D$243];4;0);&quot;&quot;);IF([.$U67]&gt;119;VLOOKUP([.$U67];[$V.$A$1:.$D$243];4;0);&quot;&quot;);IF([.$U76]&gt;119;VLOOKUP([.$U76];[$V.$A$1:.$D$243];4;0);&quot;&quot;))" office:value-type="string" office:string-value="zA,^F,D,G,G,," calcext:value-type="string">
            <text:p>zA,^F,D,G,G,,</text:p>
          </table:table-cell>
          <table:table-cell table:formula="of:=COM.MICROSOFT.CONCAT(IF([.$U5]&lt;120;VLOOKUP([.$U5];[$V.$A$1:.$D$243];4;0);&quot;&quot;);IF([.$U14]&lt;120;VLOOKUP([.$U14];[$V.$A$1:.$D$243];4;0);&quot;&quot;);IF([.$U23]&lt;120;VLOOKUP([.$U23];[$V.$A$1:.$D$243];4;0);&quot;&quot;);IF([.$U32]&lt;120;VLOOKUP([.$U32];[$V.$A$1:.$D$243];4;0);&quot;&quot;);IF([.$U41]&lt;120;VLOOKUP([.$U41];[$V.$A$1:.$D$243];4;0);&quot;&quot;);IF([.$U50]&lt;120;VLOOKUP([.$U50];[$V.$A$1:.$D$243];4;0);&quot;&quot;);IF([.$U59]&lt;120;VLOOKUP([.$U59];[$V.$A$1:.$D$243];4;0);&quot;&quot;);IF([.$U68]&lt;120;VLOOKUP([.$U68];[$V.$A$1:.$D$243];4;0);&quot;&quot;))" office:value-type="string" office:string-value="=BG^FDG2" calcext:value-type="string">
            <text:p>=BG^FDG2</text:p>
          </table:table-cell>
          <table:table-cell table:formula="of:=COM.MICROSOFT.CONCAT([.$U6];&quot; &quot;;[.$U15];&quot; &quot;;[.$U24];&quot; &quot;;[.$U33];&quot; &quot;;[.$U42];&quot; &quot;;[.$U51];&quot; &quot;;[.$U60];&quot; &quot;;[.$U69];&quot; &quot;;[.$U78])" office:value-type="string" office:string-value="105 106 196 108 100 198 200 71 " calcext:value-type="string">
            <text:p>105 106 196 108 100 198 200 71 </text:p>
          </table:table-cell>
          <table:table-cell table:number-columns-repeated="16352"/>
        </table:table-row>
        <table:table-row table:style-name="ro2">
          <table:table-cell table:style-name="ce8" office:value-type="float" office:value="218" calcext:value-type="float">
            <text:p>218</text:p>
          </table:table-cell>
          <table:table-cell table:style-name="ce8" office:value-type="float" office:value="96" calcext:value-type="float">
            <text:p>96</text:p>
          </table:table-cell>
          <table:table-cell table:style-name="ce8" office:value-type="float" office:value="71" calcext:value-type="float">
            <text:p>71</text:p>
          </table:table-cell>
          <table:table-cell table:style-name="ce8" office:value-type="float" office:value="70" calcext:value-type="float">
            <text:p>70</text:p>
          </table:table-cell>
          <table:table-cell table:number-columns-repeated="3" table:style-name="ce8" office:value-type="float" office:value="190" calcext:value-type="float">
            <text:p>190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96" calcext:value-type="float">
            <text:p>96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 table:style-name="ce7" office:value-type="float" office:value="78" calcext:value-type="float">
            <text:p>78</text:p>
          </table:table-cell>
          <table:table-cell table:number-columns-repeated="9"/>
          <table:table-cell table:formula="of:=COM.MICROSOFT.CONCAT(IF([.$U5]&gt;119;VLOOKUP([.$U5];[$V.$A$1:.$D$243];4;0);&quot;&quot;);IF([.$U14]&gt;119;VLOOKUP([.$U14];[$V.$A$1:.$D$243];4;0);&quot;&quot;);IF([.$U23]&gt;119;VLOOKUP([.$U23];[$V.$A$1:.$D$243];4;0);&quot;&quot;);IF([.$U32]&gt;119;VLOOKUP([.$U32];[$V.$A$1:.$D$243];4;0);&quot;&quot;);IF([.$U41]&gt;119;VLOOKUP([.$U41];[$V.$A$1:.$D$243];4;0);&quot;&quot;);IF([.$U50]&gt;119;VLOOKUP([.$U50];[$V.$A$1:.$D$243];4;0);&quot;&quot;);IF([.$U59]&gt;119;VLOOKUP([.$U59];[$V.$A$1:.$D$243];4;0);&quot;&quot;);IF([.$U68]&gt;119;VLOOKUP([.$U68];[$V.$A$1:.$D$243];4;0);&quot;&quot;);IF([.$U77]&gt;119;VLOOKUP([.$U77];[$V.$A$1:.$D$243];4;0);&quot;&quot;))" office:value-type="string" office:string-value="G,2D,2G,,2" calcext:value-type="string">
            <text:p>G,2D,2G,,2</text:p>
          </table:table-cell>
          <table:table-cell table:formula="of:=COM.MICROSOFT.CONCAT(IF([.$U6]&lt;120;VLOOKUP([.$U6];[$V.$A$1:.$D$243];4;0);&quot;&quot;);IF([.$U15]&lt;120;VLOOKUP([.$U15];[$V.$A$1:.$D$243];4;0);&quot;&quot;);IF([.$U24]&lt;120;VLOOKUP([.$U24];[$V.$A$1:.$D$243];4;0);&quot;&quot;);IF([.$U33]&lt;120;VLOOKUP([.$U33];[$V.$A$1:.$D$243];4;0);&quot;&quot;);IF([.$U42]&lt;120;VLOOKUP([.$U42];[$V.$A$1:.$D$243];4;0);&quot;&quot;);IF([.$U51]&lt;120;VLOOKUP([.$U51];[$V.$A$1:.$D$243];4;0);&quot;&quot;);IF([.$U60]&lt;120;VLOOKUP([.$U60];[$V.$A$1:.$D$243];4;0);&quot;&quot;);IF([.$U69]&lt;120;VLOOKUP([.$U69];[$V.$A$1:.$D$243];4;0);&quot;&quot;))" office:value-type="string" office:string-value="=Bcd^FG2" calcext:value-type="string">
            <text:p>=Bcd^FG2</text:p>
          </table:table-cell>
          <table:table-cell table:formula="of:=COM.MICROSOFT.CONCAT([.$U7];&quot; &quot;;[.$U16];&quot; &quot;;[.$U25];&quot; &quot;;[.$U34];&quot; &quot;;[.$U43];&quot; &quot;;[.$U52];&quot; &quot;;[.$U61];&quot; &quot;;[.$U70];&quot; &quot;;[.$U79])" office:value-type="string" office:string-value="78 196 105 100 190 71 183 0 " calcext:value-type="string">
            <text:p>78 196 105 100 190 71 183 0 </text:p>
          </table:table-cell>
          <table:table-cell table:number-columns-repeated="16351"/>
        </table:table-row>
        <table:table-row table:style-name="ro2">
          <table:table-cell table:style-name="ce7" office:value-type="float" office:value="190" calcext:value-type="float">
            <text:p>190</text:p>
          </table:table-cell>
          <table:table-cell table:style-name="ce7" office:value-type="float" office:value="198" calcext:value-type="float">
            <text:p>198</text:p>
          </table:table-cell>
          <table:table-cell table:style-name="ce7" office:value-type="float" office:value="71" calcext:value-type="float">
            <text:p>7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71" calcext:value-type="float">
            <text:p>7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float" office:value="100" calcext:value-type="float">
            <text:p>100</text:p>
          </table:table-cell>
          <table:table-cell table:style-name="ce7"/>
          <table:table-cell table:number-columns-repeated="10"/>
          <table:table-cell office:value-type="float" office:value="7" calcext:value-type="float">
            <text:p>7</text:p>
          </table:table-cell>
          <table:table-cell table:style-name="ce7" office:value-type="float" office:value="105" calcext:value-type="float">
            <text:p>105</text:p>
          </table:table-cell>
          <table:table-cell table:number-columns-repeated="9"/>
          <table:table-cell table:style-name="ce24" table:formula="of:=[.U77]&gt;119" office:value-type="boolean" office:boolean-value="false" calcext:value-type="boolean">
            <text:p>FALSE</text:p>
          </table:table-cell>
          <table:table-cell table:formula="of:=COM.MICROSOFT.CONCAT(IF([.$U6]&gt;119;VLOOKUP([.$U6];[$V.$A$1:.$D$243];4;0);&quot;&quot;);IF([.$U15]&gt;119;VLOOKUP([.$U15];[$V.$A$1:.$D$243];4;0);&quot;&quot;);IF([.$U24]&gt;119;VLOOKUP([.$U24];[$V.$A$1:.$D$243];4;0);&quot;&quot;);IF([.$U33]&gt;119;VLOOKUP([.$U33];[$V.$A$1:.$D$243];4;0);&quot;&quot;);IF([.$U42]&gt;119;VLOOKUP([.$U42];[$V.$A$1:.$D$243];4;0);&quot;&quot;);IF([.$U51]&gt;119;VLOOKUP([.$U51];[$V.$A$1:.$D$243];4;0);&quot;&quot;);IF([.$U60]&gt;119;VLOOKUP([.$U60];[$V.$A$1:.$D$243];4;0);&quot;&quot;);IF([.$U69]&gt;119;VLOOKUP([.$U69];[$V.$A$1:.$D$243];4;0);&quot;&quot;);IF([.$U78]&gt;119;VLOOKUP([.$U78];[$V.$A$1:.$D$243];4;0);&quot;&quot;))" office:value-type="string" office:string-value="G,2A,2=B,2" calcext:value-type="string">
            <text:p>G,2A,2=B,2</text:p>
          </table:table-cell>
          <table:table-cell table:formula="of:=COM.MICROSOFT.CONCAT(IF([.$U7]&lt;120;VLOOKUP([.$U7];[$V.$A$1:.$D$243];4;0);&quot;&quot;);IF([.$U16]&lt;120;VLOOKUP([.$U16];[$V.$A$1:.$D$243];4;0);&quot;&quot;);IF([.$U25]&lt;120;VLOOKUP([.$U25];[$V.$A$1:.$D$243];4;0);&quot;&quot;);IF([.$U34]&lt;120;VLOOKUP([.$U34];[$V.$A$1:.$D$243];4;0);&quot;&quot;);IF([.$U43]&lt;120;VLOOKUP([.$U43];[$V.$A$1:.$D$243];4;0);&quot;&quot;);IF([.$U52]&lt;120;VLOOKUP([.$U52];[$V.$A$1:.$D$243];4;0);&quot;&quot;);IF([.$U61]&lt;120;VLOOKUP([.$U61];[$V.$A$1:.$D$243];4;0);&quot;&quot;);IF([.$U70]&lt;120;VLOOKUP([.$U70];[$V.$A$1:.$D$243];4;0);&quot;&quot;))" office:value-type="string" office:string-value="d2=B^FG2" calcext:value-type="string">
            <text:p>d2=B^FG2</text:p>
          </table:table-cell>
          <table:table-cell table:formula="of:=COM.MICROSOFT.CONCAT([.$U8];&quot; &quot;;[.$U17];&quot; &quot;;[.$U26];&quot; &quot;;[.$U35];&quot; &quot;;[.$U44];&quot; &quot;;[.$U53];&quot; &quot;;[.$U62];&quot; &quot;;[.$U71];&quot; &quot;;[.$U80])" office:value-type="string" office:string-value="105 108 100 196 190 0 183 13 " calcext:value-type="string">
            <text:p>105 108 100 196 190 0 183 13 </text:p>
          </table:table-cell>
          <table:table-cell table:number-columns-repeated="16350"/>
        </table:table-row>
        <table:table-row table:style-name="ro2">
          <table:table-cell table:style-name="ce8" office:value-type="float" office:value="200" calcext:value-type="float">
            <text:p>200</text:p>
          </table:table-cell>
          <table:table-cell table:number-columns-repeated="3" table:style-name="ce8" office:value-type="float" office:value="183" calcext:value-type="float">
            <text:p>183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float" office:value="71" calcext:value-type="float">
            <text:p>71</text:p>
          </table:table-cell>
          <table:table-cell table:style-name="ce8" office:value-type="float" office:value="75" calcext:value-type="float">
            <text:p>75</text:p>
          </table:table-cell>
          <table:table-cell table:style-name="ce7" table:number-columns-repeated="2"/>
          <table:table-cell table:number-columns-repeated="10"/>
          <table:table-cell office:value-type="float" office:value="8" calcext:value-type="float">
            <text:p>8</text:p>
          </table:table-cell>
          <table:table-cell table:style-name="ce7" office:value-type="float" office:value="75" calcext:value-type="float">
            <text:p>75</text:p>
          </table:table-cell>
          <table:table-cell table:number-columns-repeated="9"/>
          <table:table-cell table:style-name="ce24" table:formula="of:=[.U77]&lt;120" office:value-type="boolean" office:boolean-value="true" calcext:value-type="boolean">
            <text:p>TRUE</text:p>
          </table:table-cell>
          <table:table-cell/>
          <table:table-cell table:formula="of:=COM.MICROSOFT.CONCAT(IF([.$U7]&gt;119;VLOOKUP([.$U7];[$V.$A$1:.$D$243];4;0);&quot;&quot;);IF([.$U16]&gt;119;VLOOKUP([.$U16];[$V.$A$1:.$D$243];4;0);&quot;&quot;);IF([.$U25]&gt;119;VLOOKUP([.$U25];[$V.$A$1:.$D$243];4;0);&quot;&quot;);IF([.$U34]&gt;119;VLOOKUP([.$U34];[$V.$A$1:.$D$243];4;0);&quot;&quot;);IF([.$U43]&gt;119;VLOOKUP([.$U43];[$V.$A$1:.$D$243];4;0);&quot;&quot;);IF([.$U52]&gt;119;VLOOKUP([.$U52];[$V.$A$1:.$D$243];4;0);&quot;&quot;);IF([.$U61]&gt;119;VLOOKUP([.$U61];[$V.$A$1:.$D$243];4;0);&quot;&quot;);IF([.$U70]&gt;119;VLOOKUP([.$U70];[$V.$A$1:.$D$243];4;0);&quot;&quot;);IF([.$U79]&gt;119;VLOOKUP([.$U79];[$V.$A$1:.$D$243];4;0);&quot;&quot;))" office:value-type="string" office:string-value="G,2D,2G,,2" calcext:value-type="string">
            <text:p>G,2D,2G,,2</text:p>
          </table:table-cell>
          <table:table-cell table:formula="of:=COM.MICROSOFT.CONCAT(IF([.$U8]&lt;120;VLOOKUP([.$U8];[$V.$A$1:.$D$243];4;0);&quot;&quot;);IF([.$U17]&lt;120;VLOOKUP([.$U17];[$V.$A$1:.$D$243];4;0);&quot;&quot;);IF([.$U26]&lt;120;VLOOKUP([.$U26];[$V.$A$1:.$D$243];4;0);&quot;&quot;);IF([.$U35]&lt;120;VLOOKUP([.$U35];[$V.$A$1:.$D$243];4;0);&quot;&quot;);IF([.$U44]&lt;120;VLOOKUP([.$U44];[$V.$A$1:.$D$243];4;0);&quot;&quot;);IF([.$U53]&lt;120;VLOOKUP([.$U53];[$V.$A$1:.$D$243];4;0);&quot;&quot;);IF([.$U62]&lt;120;VLOOKUP([.$U62];[$V.$A$1:.$D$243];4;0);&quot;&quot;);IF([.$U71]&lt;120;VLOOKUP([.$U71];[$V.$A$1:.$D$243];4;0);&quot;&quot;))" office:value-type="string" office:string-value="=Bd^FG4" calcext:value-type="string">
            <text:p>=Bd^FG4</text:p>
          </table:table-cell>
          <table:table-cell table:formula="of:=COM.MICROSOFT.CONCAT([.$U9];&quot; &quot;;[.$U18];&quot; &quot;;[.$U27];&quot; &quot;;[.$U36];&quot; &quot;;[.$U45];&quot; &quot;;[.$U54];&quot; &quot;;[.$U63];&quot; &quot;;[.$U72];&quot; &quot;;[.$U81])" office:value-type="string" office:string-value="75 196 106 105 190 71 183 0 " calcext:value-type="string">
            <text:p>75 196 106 105 190 71 183 0 </text:p>
          </table:table-cell>
          <table:table-cell table:number-columns-repeated="16349"/>
        </table:table-row>
        <table:table-row table:style-name="ro2">
          <table:table-cell table:style-name="ce7" office:value-type="float" office:value="0" calcext:value-type="float">
            <text:p>0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float" office:value="224" calcext:value-type="float">
            <text:p>224</text:p>
          </table:table-cell>
          <table:table-cell table:style-name="ce7" office:value-type="float" office:value="183" calcext:value-type="float">
            <text:p>183</text:p>
          </table:table-cell>
          <table:table-cell table:style-name="ce7" office:value-type="float" office:value="71" calcext:value-type="float">
            <text:p>71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number-columns-repeated="3"/>
          <table:table-cell table:number-columns-repeated="10"/>
          <table:table-cell office:value-type="float" office:value="9" calcext:value-type="float">
            <text:p>9</text:p>
          </table:table-cell>
          <table:table-cell table:style-name="ce7" office:value-type="float" office:value="196" calcext:value-type="float">
            <text:p>196</text:p>
          </table:table-cell>
          <table:table-cell table:number-columns-repeated="9"/>
          <table:table-cell table:style-name="ce24" table:formula="of:=&quot;&quot;&gt;10" office:value-type="boolean" office:boolean-value="true" calcext:value-type="boolean">
            <text:p>TRUE</text:p>
          </table:table-cell>
          <table:table-cell table:number-columns-repeated="2"/>
          <table:table-cell table:formula="of:=COM.MICROSOFT.CONCAT(IF([.$U8]&gt;119;VLOOKUP([.$U8];[$V.$A$1:.$D$243];4;0);&quot;&quot;);IF([.$U17]&gt;119;VLOOKUP([.$U17];[$V.$A$1:.$D$243];4;0);&quot;&quot;);IF([.$U26]&gt;119;VLOOKUP([.$U26];[$V.$A$1:.$D$243];4;0);&quot;&quot;);IF([.$U35]&gt;119;VLOOKUP([.$U35];[$V.$A$1:.$D$243];4;0);&quot;&quot;);IF([.$U44]&gt;119;VLOOKUP([.$U44];[$V.$A$1:.$D$243];4;0);&quot;&quot;);IF([.$U53]&gt;119;VLOOKUP([.$U53];[$V.$A$1:.$D$243];4;0);&quot;&quot;);IF([.$U62]&gt;119;VLOOKUP([.$U62];[$V.$A$1:.$D$243];4;0);&quot;&quot;);IF([.$U71]&gt;119;VLOOKUP([.$U71];[$V.$A$1:.$D$243];4;0);&quot;&quot;);IF([.$U80]&gt;119;VLOOKUP([.$U80];[$V.$A$1:.$D$243];4;0);&quot;&quot;))" office:value-type="string" office:string-value="G,2D,2G,,2" calcext:value-type="string">
            <text:p>G,2D,2G,,2</text:p>
          </table:table-cell>
          <table:table-cell table:formula="of:=COM.MICROSOFT.CONCAT(IF([.$U9]&lt;120;VLOOKUP([.$U9];[$V.$A$1:.$D$243];4;0);&quot;&quot;);IF([.$U18]&lt;120;VLOOKUP([.$U18];[$V.$A$1:.$D$243];4;0);&quot;&quot;);IF([.$U27]&lt;120;VLOOKUP([.$U27];[$V.$A$1:.$D$243];4;0);&quot;&quot;);IF([.$U36]&lt;120;VLOOKUP([.$U36];[$V.$A$1:.$D$243];4;0);&quot;&quot;);IF([.$U45]&lt;120;VLOOKUP([.$U45];[$V.$A$1:.$D$243];4;0);&quot;&quot;);IF([.$U54]&lt;120;VLOOKUP([.$U54];[$V.$A$1:.$D$243];4;0);&quot;&quot;);IF([.$U63]&lt;120;VLOOKUP([.$U63];[$V.$A$1:.$D$243];4;0);&quot;&quot;);IF([.$U72]&lt;120;VLOOKUP([.$U72];[$V.$A$1:.$D$243];4;0);&quot;&quot;))" office:value-type="string" office:string-value="=B2c=BG2" calcext:value-type="string">
            <text:p>=B2c=BG2</text:p>
          </table:table-cell>
          <table:table-cell table:number-columns-repeated="16349"/>
        </table:table-row>
        <table:table-row table:style-name="ro2">
          <table:table-cell table:style-name="ce8" office:value-type="float" office:value="211" calcext:value-type="float">
            <text:p>211</text:p>
          </table:table-cell>
          <table:table-cell table:style-name="ce8" office:value-type="float" office:value="71" calcext:value-type="float">
            <text:p>7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71" calcext:value-type="float">
            <text:p>7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3" calcext:value-type="float">
            <text:p>13</text:p>
          </table:table-cell>
          <table:table-cell table:style-name="ce7" table:number-columns-repeated="3"/>
          <table:table-cell table:number-columns-repeated="10"/>
          <table:table-cell office:value-type="float" office:value="10" calcext:value-type="float">
            <text:p>10</text:p>
          </table:table-cell>
          <table:table-cell table:style-name="ce8" office:value-type="float" office:value="108" calcext:value-type="float">
            <text:p>108</text:p>
          </table:table-cell>
          <table:table-cell table:number-columns-repeated="9"/>
          <table:table-cell table:style-name="ce24" table:formula="of:=&quot;&quot;&lt;10" office:value-type="boolean" office:boolean-value="false" calcext:value-type="boolean">
            <text:p>FALSE</text:p>
          </table:table-cell>
          <table:table-cell table:number-columns-repeated="3"/>
          <table:table-cell table:formula="of:=COM.MICROSOFT.CONCAT(IF([.$U9]&gt;119;VLOOKUP([.$U9];[$V.$A$1:.$D$243];4;0);&quot;&quot;);IF([.$U18]&gt;119;VLOOKUP([.$U18];[$V.$A$1:.$D$243];4;0);&quot;&quot;);IF([.$U27]&gt;119;VLOOKUP([.$U27];[$V.$A$1:.$D$243];4;0);&quot;&quot;);IF([.$U36]&gt;119;VLOOKUP([.$U36];[$V.$A$1:.$D$243];4;0);&quot;&quot;);IF([.$U45]&gt;119;VLOOKUP([.$U45];[$V.$A$1:.$D$243];4;0);&quot;&quot;);IF([.$U54]&gt;119;VLOOKUP([.$U54];[$V.$A$1:.$D$243];4;0);&quot;&quot;);IF([.$U63]&gt;119;VLOOKUP([.$U63];[$V.$A$1:.$D$243];4;0);&quot;&quot;);IF([.$U72]&gt;119;VLOOKUP([.$U72];[$V.$A$1:.$D$243];4;0);&quot;&quot;);IF([.$U81]&gt;119;VLOOKUP([.$U81];[$V.$A$1:.$D$243];4;0);&quot;&quot;))" office:value-type="string" office:string-value="G,2D,2G,,2" calcext:value-type="string">
            <text:p>G,2D,2G,,2</text:p>
          </table:table-cell>
          <table:table-cell table:number-columns-repeated="16349"/>
        </table:table-row>
        <table:table-row table:style-name="ro2">
          <table:table-cell table:number-columns-repeated="19"/>
          <table:table-cell office:value-type="float" office:value="11" calcext:value-type="float">
            <text:p>11</text:p>
          </table:table-cell>
          <table:table-cell table:style-name="ce8" office:value-type="float" office:value="105" calcext:value-type="float">
            <text:p>105</text:p>
          </table:table-cell>
          <table:table-cell table:number-columns-repeated="9"/>
          <table:table-cell table:style-name="ce24" table:formula="of:=&quot;&quot;&lt;30" office:value-type="boolean" office:boolean-value="false" calcext:value-type="boolean">
            <text:p>FALSE</text:p>
          </table:table-cell>
          <table:table-cell table:number-columns-repeated="16353"/>
        </table:table-row>
        <table:table-row table:style-name="ro2">
          <table:table-cell table:number-columns-repeated="19"/>
          <table:table-cell office:value-type="float" office:value="12" calcext:value-type="float">
            <text:p>12</text:p>
          </table:table-cell>
          <table:table-cell table:style-name="ce8" office:value-type="float" office:value="18" calcext:value-type="float">
            <text:p>18</text:p>
          </table:table-cell>
          <table:table-cell table:number-columns-repeated="9"/>
          <table:table-cell table:style-name="ce24" table:formula="of:=&quot;abc&quot;&lt;10" office:value-type="boolean" office:boolean-value="false" calcext:value-type="boolean">
            <text:p>FALSE</text:p>
          </table:table-cell>
          <table:table-cell table:number-columns-repeated="16353"/>
        </table:table-row>
        <table:table-row table:style-name="ro2">
          <table:table-cell table:style-name="ce7" table:formula="of:=IF([.A2]=&quot;&quot;;&quot;&quot;;[.A2])" office:value-type="float" office:value="105" calcext:value-type="float">
            <text:p>105</text:p>
          </table:table-cell>
          <table:table-cell table:style-name="ce7" table:formula="of:=IF([.B2]=&quot;&quot;;&quot;&quot;;[.B2])" office:value-type="float" office:value="196" calcext:value-type="float">
            <text:p>196</text:p>
          </table:table-cell>
          <table:table-cell table:style-name="ce7" table:formula="of:=IF([.C2]=&quot;&quot;;&quot;&quot;;[.C2])" office:value-type="float" office:value="108" calcext:value-type="float">
            <text:p>108</text:p>
          </table:table-cell>
          <table:table-cell table:style-name="ce7" table:formula="of:=IF([.D2]=&quot;&quot;;&quot;&quot;;[.D2])" office:value-type="float" office:value="105" calcext:value-type="float">
            <text:p>105</text:p>
          </table:table-cell>
          <table:table-cell table:style-name="ce7" table:formula="of:=IF([.E2]=&quot;&quot;;&quot;&quot;;[.E2])" office:value-type="float" office:value="105" calcext:value-type="float">
            <text:p>105</text:p>
          </table:table-cell>
          <table:table-cell table:style-name="ce7" table:formula="of:=IF([.F2]=&quot;&quot;;&quot;&quot;;[.F2])" office:value-type="float" office:value="78" calcext:value-type="float">
            <text:p>78</text:p>
          </table:table-cell>
          <table:table-cell table:style-name="ce7" table:formula="of:=IF([.G2]=&quot;&quot;;&quot;&quot;;[.G2])" office:value-type="float" office:value="105" calcext:value-type="float">
            <text:p>105</text:p>
          </table:table-cell>
          <table:table-cell table:style-name="ce7" table:formula="of:=IF([.H2]=&quot;&quot;;&quot;&quot;;[.H2])" office:value-type="float" office:value="75" calcext:value-type="float">
            <text:p>75</text:p>
          </table:table-cell>
          <table:table-cell table:style-name="ce7" table:formula="of:=IF([.I2]=&quot;&quot;;&quot;&quot;;[.I2])" office:value-type="float" office:value="196" calcext:value-type="float">
            <text:p>196</text:p>
          </table:table-cell>
          <table:table-cell table:number-columns-repeated="10"/>
          <table:table-cell office:value-type="float" office:value="13" calcext:value-type="float">
            <text:p>13</text:p>
          </table:table-cell>
          <table:table-cell table:style-name="ce8" office:value-type="float" office:value="101" calcext:value-type="float">
            <text:p>101</text:p>
          </table:table-cell>
          <table:table-cell table:number-columns-repeated="9"/>
          <table:table-cell table:style-name="ce24" table:formula="of:=&quot;abc&quot;&gt;10" office:value-type="boolean" office:boolean-value="true" calcext:value-type="boolean">
            <text:p>TRUE</text:p>
          </table:table-cell>
          <table:table-cell table:number-columns-repeated="16353"/>
        </table:table-row>
        <table:table-row table:style-name="ro2">
          <table:table-cell table:style-name="ce7" table:formula="of:=IF([.I3]=&quot;&quot;;&quot;&quot;;[.I3])">
            <text:p/>
          </table:table-cell>
          <table:table-cell table:style-name="ce8" table:formula="of:=IF([.H3]=&quot;&quot;;&quot;&quot;;[.H3])" office:value-type="float" office:value="108" calcext:value-type="float">
            <text:p>108</text:p>
          </table:table-cell>
          <table:table-cell table:style-name="ce8" table:formula="of:=IF([.G3]=&quot;&quot;;&quot;&quot;;[.G3])" office:value-type="float" office:value="105" calcext:value-type="float">
            <text:p>105</text:p>
          </table:table-cell>
          <table:table-cell table:style-name="ce8" table:formula="of:=IF([.F3]=&quot;&quot;;&quot;&quot;;[.F3])" office:value-type="float" office:value="18" calcext:value-type="float">
            <text:p>18</text:p>
          </table:table-cell>
          <table:table-cell table:style-name="ce8" table:formula="of:=IF([.E3]=&quot;&quot;;&quot;&quot;;[.E3])" office:value-type="float" office:value="101" calcext:value-type="float">
            <text:p>101</text:p>
          </table:table-cell>
          <table:table-cell table:style-name="ce8" table:formula="of:=IF([.D3]=&quot;&quot;;&quot;&quot;;[.D3])" office:value-type="float" office:value="106" calcext:value-type="float">
            <text:p>106</text:p>
          </table:table-cell>
          <table:table-cell table:style-name="ce8" table:formula="of:=IF([.C3]=&quot;&quot;;&quot;&quot;;[.C3])" office:value-type="float" office:value="196" calcext:value-type="float">
            <text:p>196</text:p>
          </table:table-cell>
          <table:table-cell table:style-name="ce8" table:formula="of:=IF([.B3]=&quot;&quot;;&quot;&quot;;[.B3])" office:value-type="float" office:value="108" calcext:value-type="float">
            <text:p>108</text:p>
          </table:table-cell>
          <table:table-cell table:style-name="ce8" table:formula="of:=IF([.A3]=&quot;&quot;;&quot;&quot;;[.A3])" office:value-type="float" office:value="196" calcext:value-type="float">
            <text:p>196</text:p>
          </table:table-cell>
          <table:table-cell table:number-columns-repeated="10"/>
          <table:table-cell office:value-type="float" office:value="14" calcext:value-type="float">
            <text:p>14</text:p>
          </table:table-cell>
          <table:table-cell table:style-name="ce8" office:value-type="float" office:value="106" calcext:value-type="float">
            <text:p>106</text:p>
          </table:table-cell>
          <table:table-cell table:number-columns-repeated="16363"/>
        </table:table-row>
        <table:table-row table:style-name="ro2">
          <table:table-cell table:style-name="ce7" table:formula="of:=IF([.A4]=&quot;&quot;;&quot;&quot;;[.A4])" office:value-type="float" office:value="75" calcext:value-type="float">
            <text:p>75</text:p>
          </table:table-cell>
          <table:table-cell table:style-name="ce7" table:formula="of:=IF([.B4]=&quot;&quot;;&quot;&quot;;[.B4])" office:value-type="float" office:value="196" calcext:value-type="float">
            <text:p>196</text:p>
          </table:table-cell>
          <table:table-cell table:style-name="ce7" table:formula="of:=IF([.C4]=&quot;&quot;;&quot;&quot;;[.C4])" office:value-type="float" office:value="106" calcext:value-type="float">
            <text:p>106</text:p>
          </table:table-cell>
          <table:table-cell table:style-name="ce7" table:formula="of:=IF([.D4]=&quot;&quot;;&quot;&quot;;[.D4])" office:value-type="float" office:value="233" calcext:value-type="float">
            <text:p>233</text:p>
          </table:table-cell>
          <table:table-cell table:style-name="ce7" table:formula="of:=IF([.E4]=&quot;&quot;;&quot;&quot;;[.E4])" office:value-type="float" office:value="196" calcext:value-type="float">
            <text:p>196</text:p>
          </table:table-cell>
          <table:table-cell table:style-name="ce7" table:formula="of:=IF([.F4]=&quot;&quot;;&quot;&quot;;[.F4])" office:value-type="float" office:value="196" calcext:value-type="float">
            <text:p>196</text:p>
          </table:table-cell>
          <table:table-cell table:style-name="ce7" table:formula="of:=IF([.G4]=&quot;&quot;;&quot;&quot;;[.G4])" office:value-type="float" office:value="105" calcext:value-type="float">
            <text:p>105</text:p>
          </table:table-cell>
          <table:table-cell table:style-name="ce7" table:formula="of:=IF([.H4]=&quot;&quot;;&quot;&quot;;[.H4])">
            <text:p/>
          </table:table-cell>
          <table:table-cell table:style-name="ce7" table:formula="of:=IF([.I4]=&quot;&quot;;&quot;&quot;;[.I4])">
            <text:p/>
          </table:table-cell>
          <table:table-cell table:number-columns-repeated="10"/>
          <table:table-cell office:value-type="float" office:value="15" calcext:value-type="float">
            <text:p>15</text:p>
          </table:table-cell>
          <table:table-cell table:style-name="ce8" office:value-type="float" office:value="196" calcext:value-type="float">
            <text:p>196</text:p>
          </table:table-cell>
          <table:table-cell table:number-columns-repeated="16363"/>
        </table:table-row>
        <table:table-row table:style-name="ro2">
          <table:table-cell table:style-name="ce7" table:formula="of:=IF([.I5]=&quot;&quot;;&quot;&quot;;[.I5])">
            <text:p/>
          </table:table-cell>
          <table:table-cell table:style-name="ce7" table:formula="of:=IF([.H5]=&quot;&quot;;&quot;&quot;;[.H5])">
            <text:p/>
          </table:table-cell>
          <table:table-cell table:style-name="ce7" table:formula="of:=IF([.G5]=&quot;&quot;;&quot;&quot;;[.G5])">
            <text:p/>
          </table:table-cell>
          <table:table-cell table:style-name="ce8" table:formula="of:=IF([.F5]=&quot;&quot;;&quot;&quot;;[.F5])" office:value-type="float" office:value="100" calcext:value-type="float">
            <text:p>100</text:p>
          </table:table-cell>
          <table:table-cell table:style-name="ce8" table:formula="of:=IF([.E5]=&quot;&quot;;&quot;&quot;;[.E5])" office:value-type="float" office:value="106" calcext:value-type="float">
            <text:p>106</text:p>
          </table:table-cell>
          <table:table-cell table:style-name="ce8" table:formula="of:=IF([.D5]=&quot;&quot;;&quot;&quot;;[.D5])" office:value-type="float" office:value="198" calcext:value-type="float">
            <text:p>198</text:p>
          </table:table-cell>
          <table:table-cell table:style-name="ce8" table:formula="of:=IF([.C5]=&quot;&quot;;&quot;&quot;;[.C5])" office:value-type="float" office:value="70" calcext:value-type="float">
            <text:p>70</text:p>
          </table:table-cell>
          <table:table-cell table:style-name="ce8" table:formula="of:=IF([.B5]=&quot;&quot;;&quot;&quot;;[.B5])" office:value-type="float" office:value="108" calcext:value-type="float">
            <text:p>108</text:p>
          </table:table-cell>
          <table:table-cell table:style-name="ce8" table:formula="of:=IF([.A5]=&quot;&quot;;&quot;&quot;;[.A5])" office:value-type="float" office:value="226" calcext:value-type="float">
            <text:p>226</text:p>
          </table:table-cell>
          <table:table-cell table:number-columns-repeated="10"/>
          <table:table-cell office:value-type="float" office:value="16" calcext:value-type="float">
            <text:p>16</text:p>
          </table:table-cell>
          <table:table-cell table:style-name="ce8" office:value-type="float" office:value="108" calcext:value-type="float">
            <text:p>108</text:p>
          </table:table-cell>
          <table:table-cell table:number-columns-repeated="16363"/>
        </table:table-row>
        <table:table-row table:style-name="ro2">
          <table:table-cell table:style-name="ce7" table:formula="of:=IF([.A6]=&quot;&quot;;&quot;&quot;;[.A6])" office:value-type="float" office:value="100" calcext:value-type="float">
            <text:p>100</text:p>
          </table:table-cell>
          <table:table-cell table:style-name="ce7" table:formula="of:=IF([.B6]=&quot;&quot;;&quot;&quot;;[.B6])" office:value-type="float" office:value="108" calcext:value-type="float">
            <text:p>108</text:p>
          </table:table-cell>
          <table:table-cell table:style-name="ce7" table:formula="of:=IF([.C6]=&quot;&quot;;&quot;&quot;;[.C6])" office:value-type="float" office:value="100" calcext:value-type="float">
            <text:p>100</text:p>
          </table:table-cell>
          <table:table-cell table:style-name="ce7" table:formula="of:=IF([.D6]=&quot;&quot;;&quot;&quot;;[.D6])" office:value-type="float" office:value="196" calcext:value-type="float">
            <text:p>196</text:p>
          </table:table-cell>
          <table:table-cell table:style-name="ce7" table:formula="of:=IF([.E6]=&quot;&quot;;&quot;&quot;;[.E6])" office:value-type="float" office:value="105" calcext:value-type="float">
            <text:p>105</text:p>
          </table:table-cell>
          <table:table-cell table:style-name="ce7" table:formula="of:=IF([.F6]=&quot;&quot;;&quot;&quot;;[.F6])" office:value-type="float" office:value="0" calcext:value-type="float">
            <text:p>0</text:p>
          </table:table-cell>
          <table:table-cell table:style-name="ce7" table:formula="of:=IF([.G6]=&quot;&quot;;&quot;&quot;;[.G6])" office:value-type="float" office:value="198" calcext:value-type="float">
            <text:p>198</text:p>
          </table:table-cell>
          <table:table-cell table:style-name="ce7" table:formula="of:=IF([.H6]=&quot;&quot;;&quot;&quot;;[.H6])" office:value-type="float" office:value="198" calcext:value-type="float">
            <text:p>198</text:p>
          </table:table-cell>
          <table:table-cell table:style-name="ce7" table:formula="of:=IF([.I6]=&quot;&quot;;&quot;&quot;;[.I6])" office:value-type="float" office:value="223" calcext:value-type="float">
            <text:p>223</text:p>
          </table:table-cell>
          <table:table-cell table:number-columns-repeated="10"/>
          <table:table-cell office:value-type="float" office:value="17" calcext:value-type="float">
            <text:p>17</text:p>
          </table:table-cell>
          <table:table-cell table:style-name="ce8" office:value-type="float" office:value="196" calcext:value-type="float">
            <text:p>196</text:p>
          </table:table-cell>
          <table:table-cell table:number-columns-repeated="16363"/>
        </table:table-row>
        <table:table-row table:style-name="ro2">
          <table:table-cell table:style-name="ce8" table:formula="of:=IF([.I7]=&quot;&quot;;&quot;&quot;;[.I7])" office:value-type="float" office:value="96" calcext:value-type="float">
            <text:p>96</text:p>
          </table:table-cell>
          <table:table-cell table:style-name="ce8" table:formula="of:=IF([.H7]=&quot;&quot;;&quot;&quot;;[.H7])" office:value-type="float" office:value="100" calcext:value-type="float">
            <text:p>100</text:p>
          </table:table-cell>
          <table:table-cell table:style-name="ce8" table:formula="of:=IF([.G7]=&quot;&quot;;&quot;&quot;;[.G7])" office:value-type="float" office:value="190" calcext:value-type="float">
            <text:p>190</text:p>
          </table:table-cell>
          <table:table-cell table:style-name="ce8" table:formula="of:=IF([.F7]=&quot;&quot;;&quot;&quot;;[.F7])" office:value-type="float" office:value="190" calcext:value-type="float">
            <text:p>190</text:p>
          </table:table-cell>
          <table:table-cell table:style-name="ce8" table:formula="of:=IF([.E7]=&quot;&quot;;&quot;&quot;;[.E7])" office:value-type="float" office:value="190" calcext:value-type="float">
            <text:p>190</text:p>
          </table:table-cell>
          <table:table-cell table:style-name="ce8" table:formula="of:=IF([.D7]=&quot;&quot;;&quot;&quot;;[.D7])" office:value-type="float" office:value="70" calcext:value-type="float">
            <text:p>70</text:p>
          </table:table-cell>
          <table:table-cell table:style-name="ce8" table:formula="of:=IF([.C7]=&quot;&quot;;&quot;&quot;;[.C7])" office:value-type="float" office:value="71" calcext:value-type="float">
            <text:p>71</text:p>
          </table:table-cell>
          <table:table-cell table:style-name="ce8" table:formula="of:=IF([.B7]=&quot;&quot;;&quot;&quot;;[.B7])" office:value-type="float" office:value="96" calcext:value-type="float">
            <text:p>96</text:p>
          </table:table-cell>
          <table:table-cell table:style-name="ce8" table:formula="of:=IF([.A7]=&quot;&quot;;&quot;&quot;;[.A7])" office:value-type="float" office:value="218" calcext:value-type="float">
            <text:p>218</text:p>
          </table:table-cell>
          <table:table-cell table:number-columns-repeated="10"/>
          <table:table-cell office:value-type="float" office:value="18" calcext:value-type="float">
            <text:p>18</text:p>
          </table:table-cell>
          <table:table-cell table:style-name="ce7" office:value-type="float" office:value="75" calcext:value-type="float">
            <text:p>75</text:p>
          </table:table-cell>
          <table:table-cell table:number-columns-repeated="16363"/>
        </table:table-row>
        <table:table-row table:style-name="ro2">
          <table:table-cell table:style-name="ce7" table:formula="of:=IF([.A8]=&quot;&quot;;&quot;&quot;;[.A8])" office:value-type="float" office:value="190" calcext:value-type="float">
            <text:p>190</text:p>
          </table:table-cell>
          <table:table-cell table:style-name="ce7" table:formula="of:=IF([.B8]=&quot;&quot;;&quot;&quot;;[.B8])" office:value-type="float" office:value="198" calcext:value-type="float">
            <text:p>198</text:p>
          </table:table-cell>
          <table:table-cell table:style-name="ce7" table:formula="of:=IF([.C8]=&quot;&quot;;&quot;&quot;;[.C8])" office:value-type="float" office:value="71" calcext:value-type="float">
            <text:p>71</text:p>
          </table:table-cell>
          <table:table-cell table:style-name="ce7" table:formula="of:=IF([.D8]=&quot;&quot;;&quot;&quot;;[.D8])" office:value-type="float" office:value="0" calcext:value-type="float">
            <text:p>0</text:p>
          </table:table-cell>
          <table:table-cell table:style-name="ce7" table:formula="of:=IF([.E8]=&quot;&quot;;&quot;&quot;;[.E8])" office:value-type="float" office:value="71" calcext:value-type="float">
            <text:p>71</text:p>
          </table:table-cell>
          <table:table-cell table:style-name="ce7" table:formula="of:=IF([.F8]=&quot;&quot;;&quot;&quot;;[.F8])" office:value-type="float" office:value="0" calcext:value-type="float">
            <text:p>0</text:p>
          </table:table-cell>
          <table:table-cell table:style-name="ce7" table:formula="of:=IF([.G8]=&quot;&quot;;&quot;&quot;;[.G8])" office:value-type="float" office:value="200" calcext:value-type="float">
            <text:p>200</text:p>
          </table:table-cell>
          <table:table-cell table:style-name="ce7" table:formula="of:=IF([.H8]=&quot;&quot;;&quot;&quot;;[.H8])" office:value-type="float" office:value="100" calcext:value-type="float">
            <text:p>100</text:p>
          </table:table-cell>
          <table:table-cell table:style-name="ce7" table:formula="of:=IF([.I8]=&quot;&quot;;&quot;&quot;;[.I8])">
            <text:p/>
          </table:table-cell>
          <table:table-cell table:number-columns-repeated="10"/>
          <table:table-cell office:value-type="float" office:value="19" calcext:value-type="float">
            <text:p>19</text:p>
          </table:table-cell>
          <table:table-cell table:style-name="ce7" office:value-type="float" office:value="196" calcext:value-type="float">
            <text:p>196</text:p>
          </table:table-cell>
          <table:table-cell table:number-columns-repeated="16363"/>
        </table:table-row>
        <table:table-row table:style-name="ro2">
          <table:table-cell table:style-name="ce7" table:formula="of:=IF([.I9]=&quot;&quot;;&quot;&quot;;[.I9])">
            <text:p/>
          </table:table-cell>
          <table:table-cell table:style-name="ce7" table:formula="of:=IF([.H9]=&quot;&quot;;&quot;&quot;;[.H9])">
            <text:p/>
          </table:table-cell>
          <table:table-cell table:style-name="ce8" table:formula="of:=IF([.G9]=&quot;&quot;;&quot;&quot;;[.G9])" office:value-type="float" office:value="75" calcext:value-type="float">
            <text:p>75</text:p>
          </table:table-cell>
          <table:table-cell table:style-name="ce8" table:formula="of:=IF([.F9]=&quot;&quot;;&quot;&quot;;[.F9])" office:value-type="float" office:value="71" calcext:value-type="float">
            <text:p>71</text:p>
          </table:table-cell>
          <table:table-cell table:style-name="ce8" table:formula="of:=IF([.E9]=&quot;&quot;;&quot;&quot;;[.E9])" office:value-type="float" office:value="200" calcext:value-type="float">
            <text:p>200</text:p>
          </table:table-cell>
          <table:table-cell table:style-name="ce8" table:formula="of:=IF([.D9]=&quot;&quot;;&quot;&quot;;[.D9])" office:value-type="float" office:value="183" calcext:value-type="float">
            <text:p>183</text:p>
          </table:table-cell>
          <table:table-cell table:style-name="ce8" table:formula="of:=IF([.C9]=&quot;&quot;;&quot;&quot;;[.C9])" office:value-type="float" office:value="183" calcext:value-type="float">
            <text:p>183</text:p>
          </table:table-cell>
          <table:table-cell table:style-name="ce8" table:formula="of:=IF([.B9]=&quot;&quot;;&quot;&quot;;[.B9])" office:value-type="float" office:value="183" calcext:value-type="float">
            <text:p>183</text:p>
          </table:table-cell>
          <table:table-cell table:style-name="ce8" table:formula="of:=IF([.A9]=&quot;&quot;;&quot;&quot;;[.A9])" office:value-type="float" office:value="200" calcext:value-type="float">
            <text:p>200</text:p>
          </table:table-cell>
          <table:table-cell table:number-columns-repeated="10"/>
          <table:table-cell office:value-type="float" office:value="20" calcext:value-type="float">
            <text:p>20</text:p>
          </table:table-cell>
          <table:table-cell table:style-name="ce7" office:value-type="float" office:value="106" calcext:value-type="float">
            <text:p>106</text:p>
          </table:table-cell>
          <table:table-cell table:number-columns-repeated="16363"/>
        </table:table-row>
        <table:table-row table:style-name="ro2">
          <table:table-cell table:style-name="ce7" table:formula="of:=IF([.A10]=&quot;&quot;;&quot;&quot;;[.A10])" office:value-type="float" office:value="0" calcext:value-type="float">
            <text:p>0</text:p>
          </table:table-cell>
          <table:table-cell table:style-name="ce7" table:formula="of:=IF([.B10]=&quot;&quot;;&quot;&quot;;[.B10])" office:value-type="float" office:value="200" calcext:value-type="float">
            <text:p>200</text:p>
          </table:table-cell>
          <table:table-cell table:style-name="ce7" table:formula="of:=IF([.C10]=&quot;&quot;;&quot;&quot;;[.C10])" office:value-type="float" office:value="224" calcext:value-type="float">
            <text:p>224</text:p>
          </table:table-cell>
          <table:table-cell table:style-name="ce7" table:formula="of:=IF([.D10]=&quot;&quot;;&quot;&quot;;[.D10])" office:value-type="float" office:value="183" calcext:value-type="float">
            <text:p>183</text:p>
          </table:table-cell>
          <table:table-cell table:style-name="ce7" table:formula="of:=IF([.E10]=&quot;&quot;;&quot;&quot;;[.E10])" office:value-type="float" office:value="71" calcext:value-type="float">
            <text:p>71</text:p>
          </table:table-cell>
          <table:table-cell table:style-name="ce7" table:formula="of:=IF([.F10]=&quot;&quot;;&quot;&quot;;[.F10])" office:value-type="float" office:value="0" calcext:value-type="float">
            <text:p>0</text:p>
          </table:table-cell>
          <table:table-cell table:style-name="ce7" table:formula="of:=IF([.G10]=&quot;&quot;;&quot;&quot;;[.G10])">
            <text:p/>
          </table:table-cell>
          <table:table-cell table:style-name="ce7" table:formula="of:=IF([.H10]=&quot;&quot;;&quot;&quot;;[.H10])">
            <text:p/>
          </table:table-cell>
          <table:table-cell table:style-name="ce7" table:formula="of:=IF([.I10]=&quot;&quot;;&quot;&quot;;[.I10])">
            <text:p/>
          </table:table-cell>
          <table:table-cell table:number-columns-repeated="10"/>
          <table:table-cell office:value-type="float" office:value="21" calcext:value-type="float">
            <text:p>21</text:p>
          </table:table-cell>
          <table:table-cell table:style-name="ce7" office:value-type="float" office:value="233" calcext:value-type="float">
            <text:p>233</text:p>
          </table:table-cell>
          <table:table-cell table:number-columns-repeated="16363"/>
        </table:table-row>
        <table:table-row table:style-name="ro2">
          <table:table-cell table:style-name="ce7" table:formula="of:=IF([.I11]=&quot;&quot;;&quot;&quot;;[.I11])">
            <text:p/>
          </table:table-cell>
          <table:table-cell table:style-name="ce7" table:formula="of:=IF([.H11]=&quot;&quot;;&quot;&quot;;[.H11])">
            <text:p/>
          </table:table-cell>
          <table:table-cell table:style-name="ce7" table:formula="of:=IF([.G11]=&quot;&quot;;&quot;&quot;;[.G11])">
            <text:p/>
          </table:table-cell>
          <table:table-cell table:style-name="ce8" table:formula="of:=IF([.F11]=&quot;&quot;;&quot;&quot;;[.F11])" office:value-type="float" office:value="13" calcext:value-type="float">
            <text:p>13</text:p>
          </table:table-cell>
          <table:table-cell table:style-name="ce8" table:formula="of:=IF([.E11]=&quot;&quot;;&quot;&quot;;[.E11])" office:value-type="float" office:value="0" calcext:value-type="float">
            <text:p>0</text:p>
          </table:table-cell>
          <table:table-cell table:style-name="ce8" table:formula="of:=IF([.D11]=&quot;&quot;;&quot;&quot;;[.D11])" office:value-type="float" office:value="71" calcext:value-type="float">
            <text:p>71</text:p>
          </table:table-cell>
          <table:table-cell table:style-name="ce8" table:formula="of:=IF([.C11]=&quot;&quot;;&quot;&quot;;[.C11])" office:value-type="float" office:value="0" calcext:value-type="float">
            <text:p>0</text:p>
          </table:table-cell>
          <table:table-cell table:style-name="ce8" table:formula="of:=IF([.B11]=&quot;&quot;;&quot;&quot;;[.B11])" office:value-type="float" office:value="71" calcext:value-type="float">
            <text:p>71</text:p>
          </table:table-cell>
          <table:table-cell table:style-name="ce8" table:formula="of:=IF([.A11]=&quot;&quot;;&quot;&quot;;[.A11])" office:value-type="float" office:value="211" calcext:value-type="float">
            <text:p>211</text:p>
          </table:table-cell>
          <table:table-cell table:number-columns-repeated="10"/>
          <table:table-cell office:value-type="float" office:value="22" calcext:value-type="float">
            <text:p>22</text:p>
          </table:table-cell>
          <table:table-cell table:style-name="ce7" office:value-type="float" office:value="196" calcext:value-type="float">
            <text:p>196</text:p>
          </table:table-cell>
          <table:table-cell table:number-columns-repeated="16363"/>
        </table:table-row>
        <table:table-row table:style-name="ro2">
          <table:table-cell table:style-name="ce7" table:number-columns-repeated="9"/>
          <table:table-cell table:number-columns-repeated="10"/>
          <table:table-cell office:value-type="float" office:value="23" calcext:value-type="float">
            <text:p>23</text:p>
          </table:table-cell>
          <table:table-cell table:style-name="ce7" office:value-type="float" office:value="196" calcext:value-type="float">
            <text:p>196</text:p>
          </table:table-cell>
          <table:table-cell table:number-columns-repeated="16363"/>
        </table:table-row>
        <table:table-row table:style-name="ro2">
          <table:table-cell table:style-name="ce7" table:number-columns-repeated="9"/>
          <table:table-cell table:number-columns-repeated="10"/>
          <table:table-cell office:value-type="float" office:value="24" calcext:value-type="float">
            <text:p>24</text:p>
          </table:table-cell>
          <table:table-cell table:style-name="ce7" office:value-type="float" office:value="105" calcext:value-type="float">
            <text:p>105</text:p>
          </table:table-cell>
          <table:table-cell table:number-columns-repeated="16363"/>
        </table:table-row>
        <table:table-row table:style-name="ro2">
          <table:table-cell table:style-name="ce7" table:number-columns-repeated="9"/>
          <table:table-cell table:number-columns-repeated="10"/>
          <table:table-cell office:value-type="float" office:value="25" calcext:value-type="float">
            <text:p>25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16363"/>
        </table:table-row>
        <table:table-row table:style-name="ro2">
          <table:table-cell table:style-name="ce7" table:number-columns-repeated="9"/>
          <table:table-cell table:number-columns-repeated="10"/>
          <table:table-cell office:value-type="float" office:value="26" calcext:value-type="float">
            <text:p>26</text:p>
          </table:table-cell>
          <table:table-cell table:style-name="ce8" office:value-type="float" office:value="106" calcext:value-type="float">
            <text:p>106</text:p>
          </table:table-cell>
          <table:table-cell table:number-columns-repeated="16363"/>
        </table:table-row>
        <table:table-row table:style-name="ro2">
          <table:table-cell table:style-name="ce7" table:number-columns-repeated="9"/>
          <table:table-cell table:number-columns-repeated="10"/>
          <table:table-cell office:value-type="float" office:value="27" calcext:value-type="float">
            <text:p>27</text:p>
          </table:table-cell>
          <table:table-cell table:style-name="ce8" office:value-type="float" office:value="198" calcext:value-type="float">
            <text:p>198</text:p>
          </table:table-cell>
          <table:table-cell table:number-columns-repeated="16363"/>
        </table:table-row>
        <table:table-row table:style-name="ro2">
          <table:table-cell table:style-name="ce7" table:number-columns-repeated="9"/>
          <table:table-cell table:number-columns-repeated="10"/>
          <table:table-cell office:value-type="float" office:value="28" calcext:value-type="float">
            <text:p>28</text:p>
          </table:table-cell>
          <table:table-cell table:style-name="ce8" office:value-type="float" office:value="70" calcext:value-type="float">
            <text:p>70</text:p>
          </table:table-cell>
          <table:table-cell table:number-columns-repeated="16363"/>
        </table:table-row>
        <table:table-row table:style-name="ro2">
          <table:table-cell table:style-name="ce7" table:number-columns-repeated="9"/>
          <table:table-cell table:number-columns-repeated="10"/>
          <table:table-cell office:value-type="float" office:value="29" calcext:value-type="float">
            <text:p>29</text:p>
          </table:table-cell>
          <table:table-cell table:style-name="ce8" office:value-type="float" office:value="108" calcext:value-type="float">
            <text:p>108</text:p>
          </table:table-cell>
          <table:table-cell table:number-columns-repeated="16363"/>
        </table:table-row>
        <table:table-row table:style-name="ro2">
          <table:table-cell table:style-name="ce7" table:number-columns-repeated="9"/>
          <table:table-cell table:number-columns-repeated="10"/>
          <table:table-cell office:value-type="float" office:value="30" calcext:value-type="float">
            <text:p>30</text:p>
          </table:table-cell>
          <table:table-cell table:style-name="ce8" office:value-type="float" office:value="226" calcext:value-type="float">
            <text:p>226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1" calcext:value-type="float">
            <text:p>31</text:p>
          </table:table-cell>
          <table:table-cell table:style-name="ce7" office:value-type="float" office:value="100" calcext:value-type="float">
            <text:p>10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2" calcext:value-type="float">
            <text:p>32</text:p>
          </table:table-cell>
          <table:table-cell table:style-name="ce7" office:value-type="float" office:value="108" calcext:value-type="float">
            <text:p>108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3" calcext:value-type="float">
            <text:p>33</text:p>
          </table:table-cell>
          <table:table-cell table:style-name="ce7" office:value-type="float" office:value="100" calcext:value-type="float">
            <text:p>10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4" calcext:value-type="float">
            <text:p>34</text:p>
          </table:table-cell>
          <table:table-cell table:style-name="ce7" office:value-type="float" office:value="196" calcext:value-type="float">
            <text:p>196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5" calcext:value-type="float">
            <text:p>35</text:p>
          </table:table-cell>
          <table:table-cell table:style-name="ce7" office:value-type="float" office:value="105" calcext:value-type="float">
            <text:p>105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6" calcext:value-type="float">
            <text:p>36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7" calcext:value-type="float">
            <text:p>37</text:p>
          </table:table-cell>
          <table:table-cell table:style-name="ce7" office:value-type="float" office:value="198" calcext:value-type="float">
            <text:p>198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8" calcext:value-type="float">
            <text:p>38</text:p>
          </table:table-cell>
          <table:table-cell table:style-name="ce7" office:value-type="float" office:value="198" calcext:value-type="float">
            <text:p>198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9" calcext:value-type="float">
            <text:p>39</text:p>
          </table:table-cell>
          <table:table-cell table:style-name="ce7" office:value-type="float" office:value="223" calcext:value-type="float">
            <text:p>223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0" calcext:value-type="float">
            <text:p>40</text:p>
          </table:table-cell>
          <table:table-cell table:style-name="ce8" office:value-type="float" office:value="96" calcext:value-type="float">
            <text:p>96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1" calcext:value-type="float">
            <text:p>41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2" calcext:value-type="float">
            <text:p>42</text:p>
          </table:table-cell>
          <table:table-cell table:style-name="ce8" office:value-type="float" office:value="190" calcext:value-type="float">
            <text:p>19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3" calcext:value-type="float">
            <text:p>43</text:p>
          </table:table-cell>
          <table:table-cell table:style-name="ce8" office:value-type="float" office:value="190" calcext:value-type="float">
            <text:p>19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4" calcext:value-type="float">
            <text:p>44</text:p>
          </table:table-cell>
          <table:table-cell table:style-name="ce8" office:value-type="float" office:value="190" calcext:value-type="float">
            <text:p>19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5" calcext:value-type="float">
            <text:p>45</text:p>
          </table:table-cell>
          <table:table-cell table:style-name="ce8" office:value-type="float" office:value="70" calcext:value-type="float">
            <text:p>7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6" calcext:value-type="float">
            <text:p>46</text:p>
          </table:table-cell>
          <table:table-cell table:style-name="ce8" office:value-type="float" office:value="71" calcext:value-type="float">
            <text:p>71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7" calcext:value-type="float">
            <text:p>47</text:p>
          </table:table-cell>
          <table:table-cell table:style-name="ce8" office:value-type="float" office:value="96" calcext:value-type="float">
            <text:p>96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8" calcext:value-type="float">
            <text:p>48</text:p>
          </table:table-cell>
          <table:table-cell table:style-name="ce8" office:value-type="float" office:value="218" calcext:value-type="float">
            <text:p>218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9" calcext:value-type="float">
            <text:p>49</text:p>
          </table:table-cell>
          <table:table-cell table:style-name="ce7" office:value-type="float" office:value="190" calcext:value-type="float">
            <text:p>19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0" calcext:value-type="float">
            <text:p>50</text:p>
          </table:table-cell>
          <table:table-cell table:style-name="ce7" office:value-type="float" office:value="198" calcext:value-type="float">
            <text:p>198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1" calcext:value-type="float">
            <text:p>51</text:p>
          </table:table-cell>
          <table:table-cell table:style-name="ce7" office:value-type="float" office:value="71" calcext:value-type="float">
            <text:p>71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2" calcext:value-type="float">
            <text:p>52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3" calcext:value-type="float">
            <text:p>53</text:p>
          </table:table-cell>
          <table:table-cell table:style-name="ce7" office:value-type="float" office:value="71" calcext:value-type="float">
            <text:p>71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4" calcext:value-type="float">
            <text:p>54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5" calcext:value-type="float">
            <text:p>55</text:p>
          </table:table-cell>
          <table:table-cell table:style-name="ce7" office:value-type="float" office:value="200" calcext:value-type="float">
            <text:p>20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6" calcext:value-type="float">
            <text:p>56</text:p>
          </table:table-cell>
          <table:table-cell table:style-name="ce7" office:value-type="float" office:value="100" calcext:value-type="float">
            <text:p>10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7" calcext:value-type="float">
            <text:p>57</text:p>
          </table:table-cell>
          <table:table-cell table:style-name="ce8" office:value-type="float" office:value="75" calcext:value-type="float">
            <text:p>75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8" calcext:value-type="float">
            <text:p>58</text:p>
          </table:table-cell>
          <table:table-cell table:style-name="ce8" office:value-type="float" office:value="71" calcext:value-type="float">
            <text:p>71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9" calcext:value-type="float">
            <text:p>59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60" calcext:value-type="float">
            <text:p>60</text:p>
          </table:table-cell>
          <table:table-cell table:style-name="ce8" office:value-type="float" office:value="183" calcext:value-type="float">
            <text:p>183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61" calcext:value-type="float">
            <text:p>61</text:p>
          </table:table-cell>
          <table:table-cell table:style-name="ce8" office:value-type="float" office:value="183" calcext:value-type="float">
            <text:p>183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62" calcext:value-type="float">
            <text:p>62</text:p>
          </table:table-cell>
          <table:table-cell table:style-name="ce8" office:value-type="float" office:value="183" calcext:value-type="float">
            <text:p>183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63" calcext:value-type="float">
            <text:p>63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64" calcext:value-type="float">
            <text:p>64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65" calcext:value-type="float">
            <text:p>65</text:p>
          </table:table-cell>
          <table:table-cell table:style-name="ce7" office:value-type="float" office:value="200" calcext:value-type="float">
            <text:p>20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66" calcext:value-type="float">
            <text:p>66</text:p>
          </table:table-cell>
          <table:table-cell table:style-name="ce7" office:value-type="float" office:value="224" calcext:value-type="float">
            <text:p>224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67" calcext:value-type="float">
            <text:p>67</text:p>
          </table:table-cell>
          <table:table-cell table:style-name="ce7" office:value-type="float" office:value="183" calcext:value-type="float">
            <text:p>183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68" calcext:value-type="float">
            <text:p>68</text:p>
          </table:table-cell>
          <table:table-cell table:style-name="ce7" office:value-type="float" office:value="71" calcext:value-type="float">
            <text:p>71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69" calcext:value-type="float">
            <text:p>69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70" calcext:value-type="float">
            <text:p>70</text:p>
          </table:table-cell>
          <table:table-cell table:style-name="ce8" office:value-type="float" office:value="13" calcext:value-type="float">
            <text:p>13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71" calcext:value-type="float">
            <text:p>7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72" calcext:value-type="float">
            <text:p>72</text:p>
          </table:table-cell>
          <table:table-cell table:style-name="ce8" office:value-type="float" office:value="71" calcext:value-type="float">
            <text:p>71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73" calcext:value-type="float">
            <text:p>73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74" calcext:value-type="float">
            <text:p>74</text:p>
          </table:table-cell>
          <table:table-cell table:style-name="ce8" office:value-type="float" office:value="71" calcext:value-type="float">
            <text:p>71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75" calcext:value-type="float">
            <text:p>75</text:p>
          </table:table-cell>
          <table:table-cell table:style-name="ce8" office:value-type="float" office:value="211" calcext:value-type="float">
            <text:p>211</text:p>
          </table:table-cell>
          <table:table-cell table:number-columns-repeated="16363"/>
        </table:table-row>
        <table:table-row table:style-name="ro2" table:number-rows-repeated="1048499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m3" table:style-name="ta4">
        <table:table-column table:style-name="co4" table:number-columns-repeated="9" table:default-cell-style-name="ce7"/>
        <table:table-column table:style-name="co5" table:default-cell-style-name="ce7"/>
        <table:table-column table:style-name="co5" table:number-columns-repeated="9" table:default-cell-style-name="ce20"/>
        <table:table-column table:style-name="co6" table:default-cell-style-name="ce20"/>
        <table:table-column table:style-name="co6" table:default-cell-style-name="Default"/>
        <table:table-column table:style-name="co5" table:number-columns-repeated="5" table:default-cell-style-name="ce20"/>
        <table:table-column table:style-name="co7" table:number-columns-repeated="9" table:default-cell-style-name="ce20"/>
        <table:table-column table:style-name="co8" table:number-columns-repeated="8" table:default-cell-style-name="ce20"/>
        <table:table-column table:style-name="co4" table:number-columns-repeated="16341" table:default-cell-style-name="ce20"/>
        <table:table-row table:style-name="ro2">
          <table:table-cell table:number-columns-repeated="12"/>
          <table:table-cell table:style-name="ce18" table:number-columns-repeated="2"/>
          <table:table-cell table:number-columns-repeated="12"/>
          <table:table-cell table:formula="of:=COM.MICROSOFT.CONCAT([.$U10];&quot; &quot;;[.$U19];&quot; &quot;;[.$U28];&quot; &quot;;[.$U37];&quot; &quot;;[.$U46];&quot; &quot;;[.$U55];&quot; &quot;;[.$U64];&quot; &quot;;[.$U73])" office:value-type="string" office:string-value="119 114 140 111 114 196 105 108" calcext:value-type="string">
            <text:p>119 114 140 111 114 196 105 108</text:p>
          </table:table-cell>
          <table:table-cell table:number-columns-repeated="16357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114" calcext:value-type="float">
            <text:p>114</text:p>
          </table:table-cell>
          <table:table-cell office:value-type="float" office:value="105" calcext:value-type="float">
            <text:p>105</text:p>
          </table:table-cell>
          <table:table-cell office:value-type="float" office:value="98" calcext:value-type="float">
            <text:p>98</text:p>
          </table:table-cell>
          <table:table-cell office:value-type="float" office:value="81" calcext:value-type="float">
            <text:p>81</text:p>
          </table:table-cell>
          <table:table-cell office:value-type="float" office:value="105" calcext:value-type="float">
            <text:p>105</text:p>
          </table:table-cell>
          <table:table-cell table:number-columns-repeated="6"/>
          <table:table-cell table:style-name="ce18" table:number-columns-repeated="2"/>
          <table:table-cell table:number-columns-repeated="5"/>
          <table:table-cell office:value-type="float" office:value="1" calcext:value-type="float">
            <text:p>1</text:p>
          </table:table-cell>
          <table:table-cell table:style-name="ce7" office:value-type="float" office:value="75" calcext:value-type="float">
            <text:p>75</text:p>
          </table:table-cell>
          <table:table-cell table:number-columns-repeated="5"/>
          <table:table-cell table:formula="of:=COM.MICROSOFT.CONCAT(IF([.$U10]&lt;120;VLOOKUP([.$U10];[$V.$A$1:.$D$243];4;0);&quot;&quot;);IF([.$U19]&lt;120;VLOOKUP([.$U19];[$V.$A$1:.$D$243];4;0);&quot;&quot;);IF([.$U28]&lt;120;VLOOKUP([.$U28];[$V.$A$1:.$D$243];4;0);&quot;&quot;);IF([.$U37]&lt;120;VLOOKUP([.$U37];[$V.$A$1:.$D$243];4;0);&quot;&quot;);IF([.$U46]&lt;120;VLOOKUP([.$U46];[$V.$A$1:.$D$243];4;0);&quot;&quot;);IF([.$U55]&lt;120;VLOOKUP([.$U55];[$V.$A$1:.$D$243];4;0);&quot;&quot;);IF([.$U64]&lt;120;VLOOKUP([.$U64];[$V.$A$1:.$D$243];4;0);&quot;&quot;);IF([.$U73]&lt;120;VLOOKUP([.$U73];[$V.$A$1:.$D$243];4;0);&quot;&quot;))" office:value-type="string" office:string-value="=bg=eg=Bd" calcext:value-type="string">
            <text:p>=bg=eg=Bd</text:p>
          </table:table-cell>
          <table:table-cell table:formula="of:=COM.MICROSOFT.CONCAT([.$U2];&quot; &quot;;[.$U11];&quot; &quot;;[.$U20];&quot; &quot;;[.$U29];&quot; &quot;;[.$U38];&quot; &quot;;[.$U47];&quot; &quot;;[.$U56];&quot; &quot;;[.$U65];&quot; &quot;;[.$U74])" office:value-type="string" office:string-value="75 0 105 105 196 107 108 196 196" calcext:value-type="string">
            <text:p>75 0 105 105 196 107 108 196 196</text:p>
          </table:table-cell>
          <table:table-cell table:number-columns-repeated="16356"/>
        </table:table-row>
        <table:table-row table:style-name="ro2">
          <table:table-cell table:style-name="ce8" office:value-type="float" office:value="102" calcext:value-type="float">
            <text:p>102</text:p>
          </table:table-cell>
          <table:table-cell table:style-name="ce8" office:value-type="float" office:value="108" calcext:value-type="float">
            <text:p>108</text:p>
          </table:table-cell>
          <table:table-cell table:style-name="ce8" office:value-type="float" office:value="119" calcext:value-type="float">
            <text:p>119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19" calcext:value-type="float">
            <text:p>119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93" calcext:value-type="float">
            <text:p>193</text:p>
          </table:table-cell>
          <table:table-cell table:style-name="ce12"/>
          <table:table-cell table:number-columns-repeated="4"/>
          <table:table-cell table:style-name="ce18" table:number-columns-repeated="2"/>
          <table:table-cell table:number-columns-repeated="5"/>
          <table:table-cell office:value-type="float" office:value="2" calcext:value-type="float">
            <text:p>2</text:p>
          </table:table-cell>
          <table:table-cell table:style-name="ce7" office:value-type="float" office:value="114" calcext:value-type="float">
            <text:p>114</text:p>
          </table:table-cell>
          <table:table-cell table:number-columns-repeated="5"/>
          <table:table-cell table:formula="of:=COM.MICROSOFT.CONCAT(IF([.$U10]&gt;119;VLOOKUP([.$U10];[$V.$A$1:.$D$243];4;0);&quot;&quot;);IF([.$U19]&gt;119;VLOOKUP([.$U19];[$V.$A$1:.$D$243];4;0);&quot;&quot;);IF([.$U28]&gt;119;VLOOKUP([.$U28];[$V.$A$1:.$D$243];4;0);&quot;&quot;);IF([.$U37]&gt;119;VLOOKUP([.$U37];[$V.$A$1:.$D$243];4;0);&quot;&quot;);IF([.$U46]&gt;119;VLOOKUP([.$U46];[$V.$A$1:.$D$243];4;0);&quot;&quot;);IF([.$U55]&gt;119;VLOOKUP([.$U55];[$V.$A$1:.$D$243];4;0);&quot;&quot;);IF([.$U64]&gt;119;VLOOKUP([.$U64];[$V.$A$1:.$D$243];4;0);&quot;&quot;);IF([.$U73]&gt;119;VLOOKUP([.$U73];[$V.$A$1:.$D$243];4;0);&quot;&quot;))" office:value-type="string" office:string-value="G,4G,2" calcext:value-type="string">
            <text:p>G,4G,2</text:p>
          </table:table-cell>
          <table:table-cell table:formula="of:=COM.MICROSOFT.CONCAT(IF([.$U2]&lt;120;VLOOKUP([.$U2];[$V.$A$1:.$D$243];4;0);&quot;&quot;);IF([.$U11]&lt;120;VLOOKUP([.$U11];[$V.$A$1:.$D$243];4;0);&quot;&quot;);IF([.$U20]&lt;120;VLOOKUP([.$U20];[$V.$A$1:.$D$243];4;0);&quot;&quot;);IF([.$U29]&lt;120;VLOOKUP([.$U29];[$V.$A$1:.$D$243];4;0);&quot;&quot;);IF([.$U38]&lt;120;VLOOKUP([.$U38];[$V.$A$1:.$D$243];4;0);&quot;&quot;);IF([.$U47]&lt;120;VLOOKUP([.$U47];[$V.$A$1:.$D$243];4;0);&quot;&quot;);IF([.$U56]&lt;120;VLOOKUP([.$U56];[$V.$A$1:.$D$243];4;0);&quot;&quot;);IF([.$U65]&lt;120;VLOOKUP([.$U65];[$V.$A$1:.$D$243];4;0);&quot;&quot;);IF([.$U74]&lt;120;VLOOKUP([.$U74];[$V.$A$1:.$D$243];4;0);&quot;&quot;))" office:value-type="string" office:string-value="=B2=B=B^cd" calcext:value-type="string">
            <text:p>=B2=B=B^cd</text:p>
          </table:table-cell>
          <table:table-cell table:formula="of:=COM.MICROSOFT.CONCAT([.$U3];&quot; &quot;;[.$U12];&quot; &quot;;[.$U21];&quot; &quot;;[.$U30];&quot; &quot;;[.$U39];&quot; &quot;;[.$U48];&quot; &quot;;[.$U57];&quot; &quot;;[.$U66];&quot; &quot;;[.$U75])" office:value-type="string" office:string-value="114 119 0 193 75 195 78 0 197" calcext:value-type="string">
            <text:p>114 119 0 193 75 195 78 0 197</text:p>
          </table:table-cell>
          <table:table-cell table:number-columns-repeated="16355"/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float" office:value="111" calcext:value-type="float">
            <text:p>111</text:p>
          </table:table-cell>
          <table:table-cell office:value-type="float" office:value="105" calcext:value-type="float">
            <text:p>105</text:p>
          </table:table-cell>
          <table:table-cell office:value-type="float" office:value="88" calcext:value-type="float">
            <text:p>88</text:p>
          </table:table-cell>
          <table:table-cell office:value-type="float" office:value="114" calcext:value-type="float">
            <text:p>114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  <table:table-cell table:number-columns-repeated="4"/>
          <table:table-cell table:style-name="ce18" table:number-columns-repeated="2"/>
          <table:table-cell table:number-columns-repeated="5"/>
          <table:table-cell office:value-type="float" office:value="3" calcext:value-type="float">
            <text:p>3</text:p>
          </table:table-cell>
          <table:table-cell table:style-name="ce7" office:value-type="float" office:value="105" calcext:value-type="float">
            <text:p>105</text:p>
          </table:table-cell>
          <table:table-cell table:number-columns-repeated="6"/>
          <table:table-cell table:formula="of:=COM.MICROSOFT.CONCAT(IF([.$U2]&gt;119;VLOOKUP([.$U2];[$V.$A$1:.$D$243];4;0);&quot;&quot;);IF([.$U11]&gt;119;VLOOKUP([.$U11];[$V.$A$1:.$D$243];4;0);&quot;&quot;);IF([.$U20]&gt;119;VLOOKUP([.$U20];[$V.$A$1:.$D$243];4;0);&quot;&quot;);IF([.$U29]&gt;119;VLOOKUP([.$U29];[$V.$A$1:.$D$243];4;0);&quot;&quot;);IF([.$U38]&gt;119;VLOOKUP([.$U38];[$V.$A$1:.$D$243];4;0);&quot;&quot;);IF([.$U47]&gt;119;VLOOKUP([.$U47];[$V.$A$1:.$D$243];4;0);&quot;&quot;);IF([.$U56]&gt;119;VLOOKUP([.$U56];[$V.$A$1:.$D$243];4;0);&quot;&quot;);IF([.$U65]&gt;119;VLOOKUP([.$U65];[$V.$A$1:.$D$243];4;0);&quot;&quot;);IF([.$U74]&gt;119;VLOOKUP([.$U74];[$V.$A$1:.$D$243];4;0);&quot;&quot;))" office:value-type="string" office:string-value="G,2G,2G,2" calcext:value-type="string">
            <text:p>G,2G,2G,2</text:p>
          </table:table-cell>
          <table:table-cell table:formula="of:=COM.MICROSOFT.CONCAT(IF([.$U3]&lt;120;VLOOKUP([.$U3];[$V.$A$1:.$D$243];4;0);&quot;&quot;);IF([.$U12]&lt;120;VLOOKUP([.$U12];[$V.$A$1:.$D$243];4;0);&quot;&quot;);IF([.$U21]&lt;120;VLOOKUP([.$U21];[$V.$A$1:.$D$243];4;0);&quot;&quot;);IF([.$U30]&lt;120;VLOOKUP([.$U30];[$V.$A$1:.$D$243];4;0);&quot;&quot;);IF([.$U39]&lt;120;VLOOKUP([.$U39];[$V.$A$1:.$D$243];4;0);&quot;&quot;);IF([.$U48]&lt;120;VLOOKUP([.$U48];[$V.$A$1:.$D$243];4;0);&quot;&quot;);IF([.$U57]&lt;120;VLOOKUP([.$U57];[$V.$A$1:.$D$243];4;0);&quot;&quot;);IF([.$U66]&lt;120;VLOOKUP([.$U66];[$V.$A$1:.$D$243];4;0);&quot;&quot;);IF([.$U75]&lt;120;VLOOKUP([.$U75];[$V.$A$1:.$D$243];4;0);&quot;&quot;))" office:value-type="string" office:string-value="g=b=B2d2" calcext:value-type="string">
            <text:p>g=b=B2d2</text:p>
          </table:table-cell>
          <table:table-cell table:formula="of:=COM.MICROSOFT.CONCAT([.$U4];&quot; &quot;;[.$U13];&quot; &quot;;[.$U22];&quot; &quot;;[.$U31];&quot; &quot;;[.$U40];&quot; &quot;;[.$U49];&quot; &quot;;[.$U58];&quot; &quot;;[.$U67];&quot; &quot;;[.$U76])" office:value-type="string" office:string-value="105 108 196 111 113 196 196 114 111" calcext:value-type="string">
            <text:p>105 108 196 111 113 196 196 114 111</text:p>
          </table:table-cell>
          <table:table-cell table:number-columns-repeated="16354"/>
        </table:table-row>
        <table:table-row table:style-name="ro2">
          <table:table-cell table:style-name="ce8" office:value-type="float" office:value="111" calcext:value-type="float">
            <text:p>111</text:p>
          </table:table-cell>
          <table:table-cell table:style-name="ce8" office:value-type="float" office:value="193" calcext:value-type="float">
            <text:p>193</text:p>
          </table:table-cell>
          <table:table-cell table:style-name="ce8" office:value-type="float" office:value="105" calcext:value-type="float">
            <text:p>105</text:p>
          </table:table-cell>
          <table:table-cell table:style-name="ce8" office:value-type="float" office:value="140" calcext:value-type="float">
            <text:p>140</text:p>
          </table:table-cell>
          <table:table-cell table:style-name="ce8" office:value-type="float" office:value="196" calcext:value-type="float">
            <text:p>196</text:p>
          </table:table-cell>
          <table:table-cell table:style-name="ce8" office:value-type="float" office:value="111" calcext:value-type="float">
            <text:p>111</text:p>
          </table:table-cell>
          <table:table-cell table:style-name="ce8" office:value-type="float" office:value="114" calcext:value-type="float">
            <text:p>114</text:p>
          </table:table-cell>
          <table:table-cell table:style-name="ce8" office:value-type="float" office:value="111" calcext:value-type="float">
            <text:p>111</text:p>
          </table:table-cell>
          <table:table-cell table:style-name="ce8" office:value-type="float" office:value="193" calcext:value-type="float">
            <text:p>193</text:p>
          </table:table-cell>
          <table:table-cell table:number-columns-repeated="3"/>
          <table:table-cell table:style-name="ce18" table:number-columns-repeated="2"/>
          <table:table-cell table:number-columns-repeated="5"/>
          <table:table-cell office:value-type="float" office:value="4" calcext:value-type="float">
            <text:p>4</text:p>
          </table:table-cell>
          <table:table-cell table:style-name="ce7" office:value-type="float" office:value="98" calcext:value-type="float">
            <text:p>98</text:p>
          </table:table-cell>
          <table:table-cell table:number-columns-repeated="7"/>
          <table:table-cell table:formula="of:=COM.MICROSOFT.CONCAT(IF([.$U3]&gt;119;VLOOKUP([.$U3];[$V.$A$1:.$D$243];4;0);&quot;&quot;);IF([.$U12]&gt;119;VLOOKUP([.$U12];[$V.$A$1:.$D$243];4;0);&quot;&quot;);IF([.$U21]&gt;119;VLOOKUP([.$U21];[$V.$A$1:.$D$243];4;0);&quot;&quot;);IF([.$U30]&gt;119;VLOOKUP([.$U30];[$V.$A$1:.$D$243];4;0);&quot;&quot;);IF([.$U39]&gt;119;VLOOKUP([.$U39];[$V.$A$1:.$D$243];4;0);&quot;&quot;);IF([.$U48]&gt;119;VLOOKUP([.$U48];[$V.$A$1:.$D$243];4;0);&quot;&quot;);IF([.$U57]&gt;119;VLOOKUP([.$U57];[$V.$A$1:.$D$243];4;0);&quot;&quot;);IF([.$U66]&gt;119;VLOOKUP([.$U66];[$V.$A$1:.$D$243];4;0);&quot;&quot;);IF([.$U75]&gt;119;VLOOKUP([.$U75];[$V.$A$1:.$D$243];4;0);&quot;&quot;))" office:value-type="string" office:string-value="=E,2^F,2^G,2" calcext:value-type="string">
            <text:p>=E,2^F,2^G,2</text:p>
          </table:table-cell>
          <table:table-cell table:formula="of:=COM.MICROSOFT.CONCAT(IF([.$U4]&lt;120;VLOOKUP([.$U4];[$V.$A$1:.$D$243];4;0);&quot;&quot;);IF([.$U13]&lt;120;VLOOKUP([.$U13];[$V.$A$1:.$D$243];4;0);&quot;&quot;);IF([.$U22]&lt;120;VLOOKUP([.$U22];[$V.$A$1:.$D$243];4;0);&quot;&quot;);IF([.$U31]&lt;120;VLOOKUP([.$U31];[$V.$A$1:.$D$243];4;0);&quot;&quot;);IF([.$U40]&lt;120;VLOOKUP([.$U40];[$V.$A$1:.$D$243];4;0);&quot;&quot;);IF([.$U49]&lt;120;VLOOKUP([.$U49];[$V.$A$1:.$D$243];4;0);&quot;&quot;);IF([.$U58]&lt;120;VLOOKUP([.$U58];[$V.$A$1:.$D$243];4;0);&quot;&quot;);IF([.$U67]&lt;120;VLOOKUP([.$U67];[$V.$A$1:.$D$243];4;0);&quot;&quot;);IF([.$U76]&lt;120;VLOOKUP([.$U76];[$V.$A$1:.$D$243];4;0);&quot;&quot;))" office:value-type="string" office:string-value="=Bd=e^fg=e" calcext:value-type="string">
            <text:p>=Bd=e^fg=e</text:p>
          </table:table-cell>
          <table:table-cell table:formula="of:=COM.MICROSOFT.CONCAT([.$U5];&quot; &quot;;[.$U14];&quot; &quot;;[.$U23];&quot; &quot;;[.$U32];&quot; &quot;;[.$U41];&quot; &quot;;[.$U50];&quot; &quot;;[.$U59];&quot; &quot;;[.$U68];&quot; &quot;;[.$U77])" office:value-type="string" office:string-value="98 102 193 0 75 195 81 0 197" calcext:value-type="string">
            <text:p>98 102 193 0 75 195 81 0 197</text:p>
          </table:table-cell>
          <table:table-cell table:number-columns-repeated="1635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119" calcext:value-type="float">
            <text:p>119</text:p>
          </table:table-cell>
          <table:table-cell office:value-type="float" office:value="111" calcext:value-type="float">
            <text:p>111</text:p>
          </table:table-cell>
          <table:table-cell office:value-type="float" office:value="84" calcext:value-type="float">
            <text:p>84</text:p>
          </table:table-cell>
          <table:table-cell office:value-type="float" office:value="111" calcext:value-type="float">
            <text:p>111</text:p>
          </table:table-cell>
          <table:table-cell office:value-type="float" office:value="196" calcext:value-type="float">
            <text:p>196</text:p>
          </table:table-cell>
          <table:table-cell office:value-type="float" office:value="75" calcext:value-type="float">
            <text:p>75</text:p>
          </table:table-cell>
          <table:table-cell office:value-type="float" office:value="113" calcext:value-type="float">
            <text:p>113</text:p>
          </table:table-cell>
          <table:table-cell table:number-columns-repeated="3"/>
          <table:table-cell table:style-name="ce18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 table:style-name="ce7" office:value-type="float" office:value="81" calcext:value-type="float">
            <text:p>81</text:p>
          </table:table-cell>
          <table:table-cell table:number-columns-repeated="8"/>
          <table:table-cell table:formula="of:=COM.MICROSOFT.CONCAT(IF([.$U4]&gt;119;VLOOKUP([.$U4];[$V.$A$1:.$D$243];4;0);&quot;&quot;);IF([.$U13]&gt;119;VLOOKUP([.$U13];[$V.$A$1:.$D$243];4;0);&quot;&quot;);IF([.$U22]&gt;119;VLOOKUP([.$U22];[$V.$A$1:.$D$243];4;0);&quot;&quot;);IF([.$U31]&gt;119;VLOOKUP([.$U31];[$V.$A$1:.$D$243];4;0);&quot;&quot;);IF([.$U40]&gt;119;VLOOKUP([.$U40];[$V.$A$1:.$D$243];4;0);&quot;&quot;);IF([.$U49]&gt;119;VLOOKUP([.$U49];[$V.$A$1:.$D$243];4;0);&quot;&quot;);IF([.$U58]&gt;119;VLOOKUP([.$U58];[$V.$A$1:.$D$243];4;0);&quot;&quot;);IF([.$U67]&gt;119;VLOOKUP([.$U67];[$V.$A$1:.$D$243];4;0);&quot;&quot;);IF([.$U76]&gt;119;VLOOKUP([.$U76];[$V.$A$1:.$D$243];4;0);&quot;&quot;))" office:value-type="string" office:string-value="G,2G,2G,2" calcext:value-type="string">
            <text:p>G,2G,2G,2</text:p>
          </table:table-cell>
          <table:table-cell table:formula="of:=COM.MICROSOFT.CONCAT(IF([.$U5]&lt;120;VLOOKUP([.$U5];[$V.$A$1:.$D$243];4;0);&quot;&quot;);IF([.$U14]&lt;120;VLOOKUP([.$U14];[$V.$A$1:.$D$243];4;0);&quot;&quot;);IF([.$U23]&lt;120;VLOOKUP([.$U23];[$V.$A$1:.$D$243];4;0);&quot;&quot;);IF([.$U32]&lt;120;VLOOKUP([.$U32];[$V.$A$1:.$D$243];4;0);&quot;&quot;);IF([.$U41]&lt;120;VLOOKUP([.$U41];[$V.$A$1:.$D$243];4;0);&quot;&quot;);IF([.$U50]&lt;120;VLOOKUP([.$U50];[$V.$A$1:.$D$243];4;0);&quot;&quot;);IF([.$U59]&lt;120;VLOOKUP([.$U59];[$V.$A$1:.$D$243];4;0);&quot;&quot;);IF([.$U68]&lt;120;VLOOKUP([.$U68];[$V.$A$1:.$D$243];4;0);&quot;&quot;);IF([.$U77]&lt;120;VLOOKUP([.$U77];[$V.$A$1:.$D$243];4;0);&quot;&quot;))" office:value-type="string" office:string-value="=e^G=B2=e2" calcext:value-type="string">
            <text:p>=e^G=B2=e2</text:p>
          </table:table-cell>
          <table:table-cell table:formula="of:=COM.MICROSOFT.CONCAT([.$U6];&quot; &quot;;[.$U15];&quot; &quot;;[.$U24];&quot; &quot;;[.$U33];&quot; &quot;;[.$U42];&quot; &quot;;[.$U51];&quot; &quot;;[.$U60];&quot; &quot;;[.$U69];&quot; &quot;;[.$U78])" office:value-type="string" office:string-value="81 193 111 111 195 111 0 111 197" calcext:value-type="string">
            <text:p>81 193 111 111 195 111 0 111 197</text:p>
          </table:table-cell>
          <table:table-cell table:number-columns-repeated="16352"/>
        </table:table-row>
        <table:table-row table:style-name="ro2">
          <table:table-cell table:style-name="ce8" office:value-type="float" office:value="196" calcext:value-type="float">
            <text:p>196</text:p>
          </table:table-cell>
          <table:table-cell table:style-name="ce8" office:value-type="float" office:value="195" calcext:value-type="float">
            <text:p>195</text:p>
          </table:table-cell>
          <table:table-cell table:style-name="ce8" office:value-type="float" office:value="107" calcext:value-type="float">
            <text:p>107</text:p>
          </table:table-cell>
          <table:table-cell table:style-name="ce8" office:value-type="float" office:value="114" calcext:value-type="float">
            <text:p>114</text:p>
          </table:table-cell>
          <table:table-cell table:style-name="ce8" office:value-type="float" office:value="196" calcext:value-type="float">
            <text:p>196</text:p>
          </table:table-cell>
          <table:table-cell table:style-name="ce8" office:value-type="float" office:value="114" calcext:value-type="float">
            <text:p>114</text:p>
          </table:table-cell>
          <table:table-cell table:style-name="ce8" office:value-type="float" office:value="196" calcext:value-type="float">
            <text:p>196</text:p>
          </table:table-cell>
          <table:table-cell table:style-name="ce8" office:value-type="float" office:value="195" calcext:value-type="float">
            <text:p>195</text:p>
          </table:table-cell>
          <table:table-cell table:style-name="ce8" office:value-type="float" office:value="75" calcext:value-type="float">
            <text:p>75</text:p>
          </table:table-cell>
          <table:table-cell table:number-columns-repeated="3"/>
          <table:table-cell table:style-name="ce18" table:number-columns-repeated="2"/>
          <table:table-cell table:number-columns-repeated="5"/>
          <table:table-cell office:value-type="float" office:value="6" calcext:value-type="float">
            <text:p>6</text:p>
          </table:table-cell>
          <table:table-cell table:style-name="ce7" office:value-type="float" office:value="105" calcext:value-type="float">
            <text:p>105</text:p>
          </table:table-cell>
          <table:table-cell table:number-columns-repeated="9"/>
          <table:table-cell table:formula="of:=COM.MICROSOFT.CONCAT(IF([.$U5]&gt;119;VLOOKUP([.$U5];[$V.$A$1:.$D$243];4;0);&quot;&quot;);IF([.$U14]&gt;119;VLOOKUP([.$U14];[$V.$A$1:.$D$243];4;0);&quot;&quot;);IF([.$U23]&gt;119;VLOOKUP([.$U23];[$V.$A$1:.$D$243];4;0);&quot;&quot;);IF([.$U32]&gt;119;VLOOKUP([.$U32];[$V.$A$1:.$D$243];4;0);&quot;&quot;);IF([.$U41]&gt;119;VLOOKUP([.$U41];[$V.$A$1:.$D$243];4;0);&quot;&quot;);IF([.$U50]&gt;119;VLOOKUP([.$U50];[$V.$A$1:.$D$243];4;0);&quot;&quot;);IF([.$U59]&gt;119;VLOOKUP([.$U59];[$V.$A$1:.$D$243];4;0);&quot;&quot;);IF([.$U68]&gt;119;VLOOKUP([.$U68];[$V.$A$1:.$D$243];4;0);&quot;&quot;);IF([.$U77]&gt;119;VLOOKUP([.$U77];[$V.$A$1:.$D$243];4;0);&quot;&quot;))" office:value-type="string" office:string-value="=E,2^F,2^G,2" calcext:value-type="string">
            <text:p>=E,2^F,2^G,2</text:p>
          </table:table-cell>
          <table:table-cell table:formula="of:=COM.MICROSOFT.CONCAT(IF([.$U6]&lt;120;VLOOKUP([.$U6];[$V.$A$1:.$D$243];4;0);&quot;&quot;);IF([.$U15]&lt;120;VLOOKUP([.$U15];[$V.$A$1:.$D$243];4;0);&quot;&quot;);IF([.$U24]&lt;120;VLOOKUP([.$U24];[$V.$A$1:.$D$243];4;0);&quot;&quot;);IF([.$U33]&lt;120;VLOOKUP([.$U33];[$V.$A$1:.$D$243];4;0);&quot;&quot;);IF([.$U42]&lt;120;VLOOKUP([.$U42];[$V.$A$1:.$D$243];4;0);&quot;&quot;);IF([.$U51]&lt;120;VLOOKUP([.$U51];[$V.$A$1:.$D$243];4;0);&quot;&quot;);IF([.$U60]&lt;120;VLOOKUP([.$U60];[$V.$A$1:.$D$243];4;0);&quot;&quot;);IF([.$U69]&lt;120;VLOOKUP([.$U69];[$V.$A$1:.$D$243];4;0);&quot;&quot;);IF([.$U78]&lt;120;VLOOKUP([.$U78];[$V.$A$1:.$D$243];4;0);&quot;&quot;))" office:value-type="string" office:string-value="=e2=e=e=e=e" calcext:value-type="string">
            <text:p>=e2=e=e=e=e</text:p>
          </table:table-cell>
          <table:table-cell table:formula="of:=COM.MICROSOFT.CONCAT([.$U7];&quot; &quot;;[.$U16];&quot; &quot;;[.$U25];&quot; &quot;;[.$U34];&quot; &quot;;[.$U43];&quot; &quot;;[.$U52];&quot; &quot;;[.$U61];&quot; &quot;;[.$U70];&quot; &quot;;[.$U79])" office:value-type="string" office:string-value="105 111 114 119 196 232 196 0 78" calcext:value-type="string">
            <text:p>105 111 114 119 196 232 196 0 78</text:p>
          </table:table-cell>
          <table:table-cell table:number-columns-repeated="16351"/>
        </table:table-row>
        <table:table-row table:style-name="ro2">
          <table:table-cell office:value-type="float" office:value="195" calcext:value-type="float">
            <text:p>195</text:p>
          </table:table-cell>
          <table:table-cell office:value-type="float" office:value="111" calcext:value-type="float">
            <text:p>111</text:p>
          </table:table-cell>
          <table:table-cell table:number-columns-repeated="2" office:value-type="float" office:value="232" calcext:value-type="float">
            <text:p>232</text:p>
          </table:table-cell>
          <table:table-cell office:value-type="float" office:value="81" calcext:value-type="float">
            <text:p>81</text:p>
          </table:table-cell>
          <table:table-cell office:value-type="float" office:value="196" calcext:value-type="float">
            <text:p>196</text:p>
          </table:table-cell>
          <table:table-cell office:value-type="float" office:value="108" calcext:value-type="float">
            <text:p>108</text:p>
          </table:table-cell>
          <table:table-cell office:value-type="float" office:value="78" calcext:value-type="float">
            <text:p>78</text:p>
          </table:table-cell>
          <table:table-cell office:value-type="float" office:value="196" calcext:value-type="float">
            <text:p>196</text:p>
          </table:table-cell>
          <table:table-cell table:number-columns-repeated="3"/>
          <table:table-cell table:style-name="ce18" table:number-columns-repeated="2"/>
          <table:table-cell table:number-columns-repeated="5"/>
          <table:table-cell office:value-type="float" office:value="7" calcext:value-type="float">
            <text:p>7</text:p>
          </table:table-cell>
          <table:table-cell table:style-name="ce8" office:value-type="float" office:value="193" calcext:value-type="float">
            <text:p>193</text:p>
          </table:table-cell>
          <table:table-cell table:number-columns-repeated="10"/>
          <table:table-cell table:formula="of:=COM.MICROSOFT.CONCAT(IF([.$U6]&gt;119;VLOOKUP([.$U6];[$V.$A$1:.$D$243];4;0);&quot;&quot;);IF([.$U15]&gt;119;VLOOKUP([.$U15];[$V.$A$1:.$D$243];4;0);&quot;&quot;);IF([.$U24]&gt;119;VLOOKUP([.$U24];[$V.$A$1:.$D$243];4;0);&quot;&quot;);IF([.$U33]&gt;119;VLOOKUP([.$U33];[$V.$A$1:.$D$243];4;0);&quot;&quot;);IF([.$U42]&gt;119;VLOOKUP([.$U42];[$V.$A$1:.$D$243];4;0);&quot;&quot;);IF([.$U51]&gt;119;VLOOKUP([.$U51];[$V.$A$1:.$D$243];4;0);&quot;&quot;);IF([.$U60]&gt;119;VLOOKUP([.$U60];[$V.$A$1:.$D$243];4;0);&quot;&quot;);IF([.$U69]&gt;119;VLOOKUP([.$U69];[$V.$A$1:.$D$243];4;0);&quot;&quot;);IF([.$U78]&gt;119;VLOOKUP([.$U78];[$V.$A$1:.$D$243];4;0);&quot;&quot;))" office:value-type="string" office:string-value="=E,2^F,2^G,2" calcext:value-type="string">
            <text:p>=E,2^F,2^G,2</text:p>
          </table:table-cell>
          <table:table-cell table:formula="of:=COM.MICROSOFT.CONCAT(IF([.$U7]&lt;120;VLOOKUP([.$U7];[$V.$A$1:.$D$243];4;0);&quot;&quot;);IF([.$U16]&lt;120;VLOOKUP([.$U16];[$V.$A$1:.$D$243];4;0);&quot;&quot;);IF([.$U25]&lt;120;VLOOKUP([.$U25];[$V.$A$1:.$D$243];4;0);&quot;&quot;);IF([.$U34]&lt;120;VLOOKUP([.$U34];[$V.$A$1:.$D$243];4;0);&quot;&quot;);IF([.$U43]&lt;120;VLOOKUP([.$U43];[$V.$A$1:.$D$243];4;0);&quot;&quot;);IF([.$U52]&lt;120;VLOOKUP([.$U52];[$V.$A$1:.$D$243];4;0);&quot;&quot;);IF([.$U61]&lt;120;VLOOKUP([.$U61];[$V.$A$1:.$D$243];4;0);&quot;&quot;);IF([.$U70]&lt;120;VLOOKUP([.$U70];[$V.$A$1:.$D$243];4;0);&quot;&quot;);IF([.$U79]&lt;120;VLOOKUP([.$U79];[$V.$A$1:.$D$243];4;0);&quot;&quot;))" office:value-type="string" office:string-value="=B=eg=bd2" calcext:value-type="string">
            <text:p>=B=eg=bd2</text:p>
          </table:table-cell>
          <table:table-cell table:formula="of:=COM.MICROSOFT.CONCAT([.$U8];&quot; &quot;;[.$U17];&quot; &quot;;[.$U26];&quot; &quot;;[.$U35];&quot; &quot;;[.$U44];&quot; &quot;;[.$U53];&quot; &quot;;[.$U62];&quot; &quot;;[.$U71];&quot; &quot;;[.$U80])" office:value-type="string" office:string-value="193 105 111 111 114 232 114 105 193" calcext:value-type="string">
            <text:p>193 105 111 111 114 232 114 105 193</text:p>
          </table:table-cell>
          <table:table-cell table:number-columns-repeated="16350"/>
        </table:table-row>
        <table:table-row table:style-name="ro2">
          <table:table-cell table:style-name="ce8" office:value-type="float" office:value="0" calcext:value-type="float">
            <text:p>0</text:p>
          </table:table-cell>
          <table:table-cell table:style-name="ce8" office:value-type="float" office:value="196" calcext:value-type="float">
            <text:p>196</text:p>
          </table:table-cell>
          <table:table-cell table:style-name="ce8" office:value-type="float" office:value="105" calcext:value-type="float">
            <text:p>105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14" calcext:value-type="float">
            <text:p>114</text:p>
          </table:table-cell>
          <table:table-cell table:style-name="ce8" office:value-type="float" office:value="196" calcext:value-type="float">
            <text:p>19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81" calcext:value-type="float">
            <text:p>81</text:p>
          </table:table-cell>
          <table:table-cell table:number-columns-repeated="4"/>
          <table:table-cell table:style-name="ce18" table:number-columns-repeated="2"/>
          <table:table-cell table:number-columns-repeated="5"/>
          <table:table-cell office:value-type="float" office:value="8" calcext:value-type="float">
            <text:p>8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1"/>
          <table:table-cell table:formula="of:=COM.MICROSOFT.CONCAT(IF([.$U7]&gt;119;VLOOKUP([.$U7];[$V.$A$1:.$D$243];4;0);&quot;&quot;);IF([.$U16]&gt;119;VLOOKUP([.$U16];[$V.$A$1:.$D$243];4;0);&quot;&quot;);IF([.$U25]&gt;119;VLOOKUP([.$U25];[$V.$A$1:.$D$243];4;0);&quot;&quot;);IF([.$U34]&gt;119;VLOOKUP([.$U34];[$V.$A$1:.$D$243];4;0);&quot;&quot;);IF([.$U43]&gt;119;VLOOKUP([.$U43];[$V.$A$1:.$D$243];4;0);&quot;&quot;);IF([.$U52]&gt;119;VLOOKUP([.$U52];[$V.$A$1:.$D$243];4;0);&quot;&quot;);IF([.$U61]&gt;119;VLOOKUP([.$U61];[$V.$A$1:.$D$243];4;0);&quot;&quot;);IF([.$U70]&gt;119;VLOOKUP([.$U70];[$V.$A$1:.$D$243];4;0);&quot;&quot;);IF([.$U79]&gt;119;VLOOKUP([.$U79];[$V.$A$1:.$D$243];4;0);&quot;&quot;))" office:value-type="string" office:string-value="G,2z2G,2" calcext:value-type="string">
            <text:p>G,2z2G,2</text:p>
          </table:table-cell>
          <table:table-cell table:formula="of:=COM.MICROSOFT.CONCAT(IF([.$U8]&lt;120;VLOOKUP([.$U8];[$V.$A$1:.$D$243];4;0);&quot;&quot;);IF([.$U17]&lt;120;VLOOKUP([.$U17];[$V.$A$1:.$D$243];4;0);&quot;&quot;);IF([.$U26]&lt;120;VLOOKUP([.$U26];[$V.$A$1:.$D$243];4;0);&quot;&quot;);IF([.$U35]&lt;120;VLOOKUP([.$U35];[$V.$A$1:.$D$243];4;0);&quot;&quot;);IF([.$U44]&lt;120;VLOOKUP([.$U44];[$V.$A$1:.$D$243];4;0);&quot;&quot;);IF([.$U53]&lt;120;VLOOKUP([.$U53];[$V.$A$1:.$D$243];4;0);&quot;&quot;);IF([.$U62]&lt;120;VLOOKUP([.$U62];[$V.$A$1:.$D$243];4;0);&quot;&quot;);IF([.$U71]&lt;120;VLOOKUP([.$U71];[$V.$A$1:.$D$243];4;0);&quot;&quot;);IF([.$U80]&lt;120;VLOOKUP([.$U80];[$V.$A$1:.$D$243];4;0);&quot;&quot;))" office:value-type="string" office:string-value="=B=e=egg=B" calcext:value-type="string">
            <text:p>=B=e=egg=B</text:p>
          </table:table-cell>
          <table:table-cell table:formula="of:=COM.MICROSOFT.CONCAT([.$U9];&quot; &quot;;[.$U18];&quot; &quot;;[.$U27];&quot; &quot;;[.$U36];&quot; &quot;;[.$U45];&quot; &quot;;[.$U54];&quot; &quot;;[.$U63];&quot; &quot;;[.$U72];&quot; &quot;)" office:value-type="string" office:string-value="0 88 196 84 196 81 0 196 " calcext:value-type="string">
            <text:p>0 88 196 84 196 81 0 196 </text:p>
          </table:table-cell>
          <table:table-cell table:number-columns-repeated="16349"/>
        </table:table-row>
        <table:table-row table:style-name="ro2">
          <table:table-cell table:style-name="ce12" office:value-type="float" office:value="114" calcext:value-type="float">
            <text:p>114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11" calcext:value-type="float">
            <text:p>111</text:p>
          </table:table-cell>
          <table:table-cell table:style-name="ce12"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196" calcext:value-type="float">
            <text:p>196</text:p>
          </table:table-cell>
          <table:table-cell office:value-type="float" office:value="108" calcext:value-type="float">
            <text:p>108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style-name="ce8" office:value-type="float" office:value="119" calcext:value-type="float">
            <text:p>119</text:p>
          </table:table-cell>
          <table:table-cell table:number-columns-repeated="12"/>
          <table:table-cell table:formula="of:=COM.MICROSOFT.CONCAT(IF([.$U8]&gt;119;VLOOKUP([.$U8];[$V.$A$1:.$D$243];4;0);&quot;&quot;);IF([.$U17]&gt;119;VLOOKUP([.$U17];[$V.$A$1:.$D$243];4;0);&quot;&quot;);IF([.$U26]&gt;119;VLOOKUP([.$U26];[$V.$A$1:.$D$243];4;0);&quot;&quot;);IF([.$U35]&gt;119;VLOOKUP([.$U35];[$V.$A$1:.$D$243];4;0);&quot;&quot;);IF([.$U44]&gt;119;VLOOKUP([.$U44];[$V.$A$1:.$D$243];4;0);&quot;&quot;);IF([.$U53]&gt;119;VLOOKUP([.$U53];[$V.$A$1:.$D$243];4;0);&quot;&quot;);IF([.$U62]&gt;119;VLOOKUP([.$U62];[$V.$A$1:.$D$243];4;0);&quot;&quot;);IF([.$U71]&gt;119;VLOOKUP([.$U71];[$V.$A$1:.$D$243];4;0);&quot;&quot;);IF([.$U80]&gt;119;VLOOKUP([.$U80];[$V.$A$1:.$D$243];4;0);&quot;&quot;))" office:value-type="string" office:string-value="=E,2z2=E,2" calcext:value-type="string">
            <text:p>=E,2z2=E,2</text:p>
          </table:table-cell>
          <table:table-cell table:formula="of:=COM.MICROSOFT.CONCAT(IF([.$U9]&lt;120;VLOOKUP([.$U9];[$V.$A$1:.$D$243];4;0);&quot;&quot;);IF([.$U18]&lt;120;VLOOKUP([.$U18];[$V.$A$1:.$D$243];4;0);&quot;&quot;);IF([.$U27]&lt;120;VLOOKUP([.$U27];[$V.$A$1:.$D$243];4;0);&quot;&quot;);IF([.$U36]&lt;120;VLOOKUP([.$U36];[$V.$A$1:.$D$243];4;0);&quot;&quot;);IF([.$U45]&lt;120;VLOOKUP([.$U45];[$V.$A$1:.$D$243];4;0);&quot;&quot;);IF([.$U54]&lt;120;VLOOKUP([.$U54];[$V.$A$1:.$D$243];4;0);&quot;&quot;);IF([.$U63]&lt;120;VLOOKUP([.$U63];[$V.$A$1:.$D$243];4;0);&quot;&quot;);IF([.$U72]&lt;120;VLOOKUP([.$U72];[$V.$A$1:.$D$243];4;0);&quot;&quot;))" office:value-type="string" office:string-value="=b2g2=e2" calcext:value-type="string">
            <text:p>=b2g2=e2</text:p>
          </table:table-cell>
          <table:table-cell table:number-columns-repeated="16349"/>
        </table:table-row>
        <table:table-row table:style-name="ro2">
          <table:table-cell table:style-name="ce8" office:value-type="float" office:value="193" calcext:value-type="float">
            <text:p>193</text:p>
          </table:table-cell>
          <table:table-cell table:style-name="ce8" office:value-type="float" office:value="78" calcext:value-type="float">
            <text:p>78</text:p>
          </table:table-cell>
          <table:table-cell table:number-columns-repeated="2" table:style-name="ce8" office:value-type="float" office:value="197" calcext:value-type="float">
            <text:p>197</text:p>
          </table:table-cell>
          <table:table-cell table:style-name="ce8" office:value-type="float" office:value="111" calcext:value-type="float">
            <text:p>111</text:p>
          </table:table-cell>
          <table:table-cell table:style-name="ce8" office:value-type="float" office:value="197" calcext:value-type="float">
            <text:p>197</text:p>
          </table:table-cell>
          <table:table-cell table:style-name="ce8" office:value-type="float" office:value="196" calcext:value-type="float">
            <text:p>196</text:p>
          </table:table-cell>
          <table:table-cell table:number-columns-repeated="12"/>
          <table:table-cell office:value-type="float" office:value="10" calcext:value-type="float">
            <text:p>1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3"/>
          <table:table-cell table:formula="of:=COM.MICROSOFT.CONCAT(IF([.$U9]&gt;119;VLOOKUP([.$U9];[$V.$A$1:.$D$243];4;0);&quot;&quot;);IF([.$U18]&gt;119;VLOOKUP([.$U18];[$V.$A$1:.$D$243];4;0);&quot;&quot;);IF([.$U27]&gt;119;VLOOKUP([.$U27];[$V.$A$1:.$D$243];4;0);&quot;&quot;);IF([.$U36]&gt;119;VLOOKUP([.$U36];[$V.$A$1:.$D$243];4;0);&quot;&quot;);IF([.$U45]&gt;119;VLOOKUP([.$U45];[$V.$A$1:.$D$243];4;0);&quot;&quot;);IF([.$U54]&gt;119;VLOOKUP([.$U54];[$V.$A$1:.$D$243];4;0);&quot;&quot;);IF([.$U63]&gt;119;VLOOKUP([.$U63];[$V.$A$1:.$D$243];4;0);&quot;&quot;);IF([.$U72]&gt;119;VLOOKUP([.$U72];[$V.$A$1:.$D$243];4;0);&quot;&quot;))" office:value-type="string" office:string-value="G,2G,2G,2" calcext:value-type="string">
            <text:p>G,2G,2G,2</text:p>
          </table:table-cell>
          <table:table-cell table:number-columns-repeated="16349"/>
        </table:table-row>
        <table:table-row table:style-name="ro2">
          <table:table-cell table:number-columns-repeated="19"/>
          <table:table-cell office:value-type="float" office:value="11" calcext:value-type="float">
            <text:p>11</text:p>
          </table:table-cell>
          <table:table-cell table:style-name="ce8" office:value-type="float" office:value="119" calcext:value-type="float">
            <text:p>119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12" calcext:value-type="float">
            <text:p>12</text:p>
          </table:table-cell>
          <table:table-cell table:style-name="ce8" office:value-type="float" office:value="108" calcext:value-type="float">
            <text:p>108</text:p>
          </table:table-cell>
          <table:table-cell table:number-columns-repeated="16363"/>
        </table:table-row>
        <table:table-row table:style-name="ro2">
          <table:table-cell table:formula="of:=IF([.A2]=&quot;&quot;;&quot;&quot;;[.A2])" office:value-type="float" office:value="75" calcext:value-type="float">
            <text:p>75</text:p>
          </table:table-cell>
          <table:table-cell table:formula="of:=IF([.B2]=&quot;&quot;;&quot;&quot;;[.B2])" office:value-type="float" office:value="114" calcext:value-type="float">
            <text:p>114</text:p>
          </table:table-cell>
          <table:table-cell table:formula="of:=IF([.C2]=&quot;&quot;;&quot;&quot;;[.C2])" office:value-type="float" office:value="105" calcext:value-type="float">
            <text:p>105</text:p>
          </table:table-cell>
          <table:table-cell table:formula="of:=IF([.D2]=&quot;&quot;;&quot;&quot;;[.D2])" office:value-type="float" office:value="98" calcext:value-type="float">
            <text:p>98</text:p>
          </table:table-cell>
          <table:table-cell table:formula="of:=IF([.E2]=&quot;&quot;;&quot;&quot;;[.E2])" office:value-type="float" office:value="81" calcext:value-type="float">
            <text:p>81</text:p>
          </table:table-cell>
          <table:table-cell table:formula="of:=IF([.F2]=&quot;&quot;;&quot;&quot;;[.F2])" office:value-type="float" office:value="105" calcext:value-type="float">
            <text:p>105</text:p>
          </table:table-cell>
          <table:table-cell table:formula="of:=IF([.G2]=&quot;&quot;;&quot;&quot;;[.G2])">
            <text:p/>
          </table:table-cell>
          <table:table-cell table:formula="of:=IF([.H2]=&quot;&quot;;&quot;&quot;;[.H2])">
            <text:p/>
          </table:table-cell>
          <table:table-cell table:formula="of:=IF([.I2]=&quot;&quot;;&quot;&quot;;[.I2])">
            <text:p/>
          </table:table-cell>
          <table:table-cell table:number-columns-repeated="10"/>
          <table:table-cell office:value-type="float" office:value="13" calcext:value-type="float">
            <text:p>13</text:p>
          </table:table-cell>
          <table:table-cell table:style-name="ce8" office:value-type="float" office:value="102" calcext:value-type="float">
            <text:p>102</text:p>
          </table:table-cell>
          <table:table-cell table:number-columns-repeated="16363"/>
        </table:table-row>
        <table:table-row table:style-name="ro2">
          <table:table-cell table:formula="of:=IF([.I3]=&quot;&quot;;&quot;&quot;;[.I3])">
            <text:p/>
          </table:table-cell>
          <table:table-cell table:style-name="ce12" table:formula="of:=IF([.H3]=&quot;&quot;;&quot;&quot;;[.H3])">
            <text:p/>
          </table:table-cell>
          <table:table-cell table:style-name="ce8" table:formula="of:=IF([.G3]=&quot;&quot;;&quot;&quot;;[.G3])" office:value-type="float" office:value="193" calcext:value-type="float">
            <text:p>193</text:p>
          </table:table-cell>
          <table:table-cell table:style-name="ce8" table:formula="of:=IF([.F3]=&quot;&quot;;&quot;&quot;;[.F3])" office:value-type="float" office:value="0" calcext:value-type="float">
            <text:p>0</text:p>
          </table:table-cell>
          <table:table-cell table:style-name="ce8" table:formula="of:=IF([.E3]=&quot;&quot;;&quot;&quot;;[.E3])" office:value-type="float" office:value="119" calcext:value-type="float">
            <text:p>119</text:p>
          </table:table-cell>
          <table:table-cell table:style-name="ce8" table:formula="of:=IF([.D3]=&quot;&quot;;&quot;&quot;;[.D3])" office:value-type="float" office:value="0" calcext:value-type="float">
            <text:p>0</text:p>
          </table:table-cell>
          <table:table-cell table:style-name="ce8" table:formula="of:=IF([.C3]=&quot;&quot;;&quot;&quot;;[.C3])" office:value-type="float" office:value="119" calcext:value-type="float">
            <text:p>119</text:p>
          </table:table-cell>
          <table:table-cell table:style-name="ce8" table:formula="of:=IF([.B3]=&quot;&quot;;&quot;&quot;;[.B3])" office:value-type="float" office:value="108" calcext:value-type="float">
            <text:p>108</text:p>
          </table:table-cell>
          <table:table-cell table:style-name="ce8" table:formula="of:=IF([.A3]=&quot;&quot;;&quot;&quot;;[.A3])" office:value-type="float" office:value="102" calcext:value-type="float">
            <text:p>102</text:p>
          </table:table-cell>
          <table:table-cell table:number-columns-repeated="10"/>
          <table:table-cell office:value-type="float" office:value="14" calcext:value-type="float">
            <text:p>14</text:p>
          </table:table-cell>
          <table:table-cell table:style-name="ce7" office:value-type="float" office:value="193" calcext:value-type="float">
            <text:p>193</text:p>
          </table:table-cell>
          <table:table-cell table:number-columns-repeated="16363"/>
        </table:table-row>
        <table:table-row table:style-name="ro2">
          <table:table-cell table:formula="of:=IF([.A4]=&quot;&quot;;&quot;&quot;;[.A4])" office:value-type="float" office:value="193" calcext:value-type="float">
            <text:p>193</text:p>
          </table:table-cell>
          <table:table-cell table:formula="of:=IF([.B4]=&quot;&quot;;&quot;&quot;;[.B4])" office:value-type="float" office:value="111" calcext:value-type="float">
            <text:p>111</text:p>
          </table:table-cell>
          <table:table-cell table:formula="of:=IF([.C4]=&quot;&quot;;&quot;&quot;;[.C4])" office:value-type="float" office:value="105" calcext:value-type="float">
            <text:p>105</text:p>
          </table:table-cell>
          <table:table-cell table:formula="of:=IF([.D4]=&quot;&quot;;&quot;&quot;;[.D4])" office:value-type="float" office:value="88" calcext:value-type="float">
            <text:p>88</text:p>
          </table:table-cell>
          <table:table-cell table:formula="of:=IF([.E4]=&quot;&quot;;&quot;&quot;;[.E4])" office:value-type="float" office:value="114" calcext:value-type="float">
            <text:p>114</text:p>
          </table:table-cell>
          <table:table-cell table:formula="of:=IF([.F4]=&quot;&quot;;&quot;&quot;;[.F4])" office:value-type="float" office:value="105" calcext:value-type="float">
            <text:p>105</text:p>
          </table:table-cell>
          <table:table-cell table:formula="of:=IF([.G4]=&quot;&quot;;&quot;&quot;;[.G4])" office:value-type="float" office:value="0" calcext:value-type="float">
            <text:p>0</text:p>
          </table:table-cell>
          <table:table-cell table:formula="of:=IF([.H4]=&quot;&quot;;&quot;&quot;;[.H4])" office:value-type="float" office:value="196" calcext:value-type="float">
            <text:p>196</text:p>
          </table:table-cell>
          <table:table-cell table:formula="of:=IF([.I4]=&quot;&quot;;&quot;&quot;;[.I4])">
            <text:p/>
          </table:table-cell>
          <table:table-cell table:number-columns-repeated="10"/>
          <table:table-cell office:value-type="float" office:value="15" calcext:value-type="float">
            <text:p>15</text:p>
          </table:table-cell>
          <table:table-cell table:style-name="ce7" office:value-type="float" office:value="111" calcext:value-type="float">
            <text:p>111</text:p>
          </table:table-cell>
          <table:table-cell table:number-columns-repeated="16363"/>
        </table:table-row>
        <table:table-row table:style-name="ro2">
          <table:table-cell table:style-name="ce8" table:formula="of:=IF([.I5]=&quot;&quot;;&quot;&quot;;[.I5])" office:value-type="float" office:value="193" calcext:value-type="float">
            <text:p>193</text:p>
          </table:table-cell>
          <table:table-cell table:style-name="ce8" table:formula="of:=IF([.H5]=&quot;&quot;;&quot;&quot;;[.H5])" office:value-type="float" office:value="111" calcext:value-type="float">
            <text:p>111</text:p>
          </table:table-cell>
          <table:table-cell table:style-name="ce8" table:formula="of:=IF([.G5]=&quot;&quot;;&quot;&quot;;[.G5])" office:value-type="float" office:value="114" calcext:value-type="float">
            <text:p>114</text:p>
          </table:table-cell>
          <table:table-cell table:style-name="ce8" table:formula="of:=IF([.F5]=&quot;&quot;;&quot;&quot;;[.F5])" office:value-type="float" office:value="111" calcext:value-type="float">
            <text:p>111</text:p>
          </table:table-cell>
          <table:table-cell table:style-name="ce8" table:formula="of:=IF([.E5]=&quot;&quot;;&quot;&quot;;[.E5])" office:value-type="float" office:value="196" calcext:value-type="float">
            <text:p>196</text:p>
          </table:table-cell>
          <table:table-cell table:style-name="ce8" table:formula="of:=IF([.D5]=&quot;&quot;;&quot;&quot;;[.D5])" office:value-type="float" office:value="140" calcext:value-type="float">
            <text:p>140</text:p>
          </table:table-cell>
          <table:table-cell table:style-name="ce8" table:formula="of:=IF([.C5]=&quot;&quot;;&quot;&quot;;[.C5])" office:value-type="float" office:value="105" calcext:value-type="float">
            <text:p>105</text:p>
          </table:table-cell>
          <table:table-cell table:style-name="ce8" table:formula="of:=IF([.B5]=&quot;&quot;;&quot;&quot;;[.B5])" office:value-type="float" office:value="193" calcext:value-type="float">
            <text:p>193</text:p>
          </table:table-cell>
          <table:table-cell table:style-name="ce8" table:formula="of:=IF([.A5]=&quot;&quot;;&quot;&quot;;[.A5])" office:value-type="float" office:value="111" calcext:value-type="float">
            <text:p>111</text:p>
          </table:table-cell>
          <table:table-cell table:number-columns-repeated="10"/>
          <table:table-cell office:value-type="float" office:value="16" calcext:value-type="float">
            <text:p>16</text:p>
          </table:table-cell>
          <table:table-cell table:style-name="ce7" office:value-type="float" office:value="105" calcext:value-type="float">
            <text:p>105</text:p>
          </table:table-cell>
          <table:table-cell table:number-columns-repeated="16363"/>
        </table:table-row>
        <table:table-row table:style-name="ro2">
          <table:table-cell table:formula="of:=IF([.A6]=&quot;&quot;;&quot;&quot;;[.A6])" office:value-type="float" office:value="0" calcext:value-type="float">
            <text:p>0</text:p>
          </table:table-cell>
          <table:table-cell table:formula="of:=IF([.B6]=&quot;&quot;;&quot;&quot;;[.B6])" office:value-type="float" office:value="111" calcext:value-type="float">
            <text:p>111</text:p>
          </table:table-cell>
          <table:table-cell table:formula="of:=IF([.C6]=&quot;&quot;;&quot;&quot;;[.C6])" office:value-type="float" office:value="119" calcext:value-type="float">
            <text:p>119</text:p>
          </table:table-cell>
          <table:table-cell table:formula="of:=IF([.D6]=&quot;&quot;;&quot;&quot;;[.D6])" office:value-type="float" office:value="111" calcext:value-type="float">
            <text:p>111</text:p>
          </table:table-cell>
          <table:table-cell table:formula="of:=IF([.E6]=&quot;&quot;;&quot;&quot;;[.E6])" office:value-type="float" office:value="84" calcext:value-type="float">
            <text:p>84</text:p>
          </table:table-cell>
          <table:table-cell table:formula="of:=IF([.F6]=&quot;&quot;;&quot;&quot;;[.F6])" office:value-type="float" office:value="111" calcext:value-type="float">
            <text:p>111</text:p>
          </table:table-cell>
          <table:table-cell table:formula="of:=IF([.G6]=&quot;&quot;;&quot;&quot;;[.G6])" office:value-type="float" office:value="196" calcext:value-type="float">
            <text:p>196</text:p>
          </table:table-cell>
          <table:table-cell table:formula="of:=IF([.H6]=&quot;&quot;;&quot;&quot;;[.H6])" office:value-type="float" office:value="75" calcext:value-type="float">
            <text:p>75</text:p>
          </table:table-cell>
          <table:table-cell table:formula="of:=IF([.I6]=&quot;&quot;;&quot;&quot;;[.I6])" office:value-type="float" office:value="113" calcext:value-type="float">
            <text:p>113</text:p>
          </table:table-cell>
          <table:table-cell table:number-columns-repeated="10"/>
          <table:table-cell office:value-type="float" office:value="17" calcext:value-type="float">
            <text:p>17</text:p>
          </table:table-cell>
          <table:table-cell table:style-name="ce7" office:value-type="float" office:value="88" calcext:value-type="float">
            <text:p>88</text:p>
          </table:table-cell>
          <table:table-cell table:number-columns-repeated="16363"/>
        </table:table-row>
        <table:table-row table:style-name="ro2">
          <table:table-cell table:style-name="ce8" table:formula="of:=IF([.I7]=&quot;&quot;;&quot;&quot;;[.I7])" office:value-type="float" office:value="75" calcext:value-type="float">
            <text:p>75</text:p>
          </table:table-cell>
          <table:table-cell table:style-name="ce8" table:formula="of:=IF([.H7]=&quot;&quot;;&quot;&quot;;[.H7])" office:value-type="float" office:value="195" calcext:value-type="float">
            <text:p>195</text:p>
          </table:table-cell>
          <table:table-cell table:style-name="ce8" table:formula="of:=IF([.G7]=&quot;&quot;;&quot;&quot;;[.G7])" office:value-type="float" office:value="196" calcext:value-type="float">
            <text:p>196</text:p>
          </table:table-cell>
          <table:table-cell table:style-name="ce8" table:formula="of:=IF([.F7]=&quot;&quot;;&quot;&quot;;[.F7])" office:value-type="float" office:value="114" calcext:value-type="float">
            <text:p>114</text:p>
          </table:table-cell>
          <table:table-cell table:style-name="ce8" table:formula="of:=IF([.E7]=&quot;&quot;;&quot;&quot;;[.E7])" office:value-type="float" office:value="196" calcext:value-type="float">
            <text:p>196</text:p>
          </table:table-cell>
          <table:table-cell table:style-name="ce8" table:formula="of:=IF([.D7]=&quot;&quot;;&quot;&quot;;[.D7])" office:value-type="float" office:value="114" calcext:value-type="float">
            <text:p>114</text:p>
          </table:table-cell>
          <table:table-cell table:style-name="ce8" table:formula="of:=IF([.C7]=&quot;&quot;;&quot;&quot;;[.C7])" office:value-type="float" office:value="107" calcext:value-type="float">
            <text:p>107</text:p>
          </table:table-cell>
          <table:table-cell table:style-name="ce8" table:formula="of:=IF([.B7]=&quot;&quot;;&quot;&quot;;[.B7])" office:value-type="float" office:value="195" calcext:value-type="float">
            <text:p>195</text:p>
          </table:table-cell>
          <table:table-cell table:style-name="ce8" table:formula="of:=IF([.A7]=&quot;&quot;;&quot;&quot;;[.A7])" office:value-type="float" office:value="196" calcext:value-type="float">
            <text:p>196</text:p>
          </table:table-cell>
          <table:table-cell table:number-columns-repeated="10"/>
          <table:table-cell office:value-type="float" office:value="18" calcext:value-type="float">
            <text:p>18</text:p>
          </table:table-cell>
          <table:table-cell table:style-name="ce7" office:value-type="float" office:value="114" calcext:value-type="float">
            <text:p>114</text:p>
          </table:table-cell>
          <table:table-cell table:number-columns-repeated="16363"/>
        </table:table-row>
        <table:table-row table:style-name="ro2">
          <table:table-cell table:formula="of:=IF([.A8]=&quot;&quot;;&quot;&quot;;[.A8])" office:value-type="float" office:value="195" calcext:value-type="float">
            <text:p>195</text:p>
          </table:table-cell>
          <table:table-cell table:formula="of:=IF([.B8]=&quot;&quot;;&quot;&quot;;[.B8])" office:value-type="float" office:value="111" calcext:value-type="float">
            <text:p>111</text:p>
          </table:table-cell>
          <table:table-cell table:formula="of:=IF([.C8]=&quot;&quot;;&quot;&quot;;[.C8])" office:value-type="float" office:value="232" calcext:value-type="float">
            <text:p>232</text:p>
          </table:table-cell>
          <table:table-cell table:formula="of:=IF([.D8]=&quot;&quot;;&quot;&quot;;[.D8])" office:value-type="float" office:value="232" calcext:value-type="float">
            <text:p>232</text:p>
          </table:table-cell>
          <table:table-cell table:formula="of:=IF([.E8]=&quot;&quot;;&quot;&quot;;[.E8])" office:value-type="float" office:value="81" calcext:value-type="float">
            <text:p>81</text:p>
          </table:table-cell>
          <table:table-cell table:formula="of:=IF([.F8]=&quot;&quot;;&quot;&quot;;[.F8])" office:value-type="float" office:value="196" calcext:value-type="float">
            <text:p>196</text:p>
          </table:table-cell>
          <table:table-cell table:formula="of:=IF([.G8]=&quot;&quot;;&quot;&quot;;[.G8])" office:value-type="float" office:value="108" calcext:value-type="float">
            <text:p>108</text:p>
          </table:table-cell>
          <table:table-cell table:formula="of:=IF([.H8]=&quot;&quot;;&quot;&quot;;[.H8])" office:value-type="float" office:value="78" calcext:value-type="float">
            <text:p>78</text:p>
          </table:table-cell>
          <table:table-cell table:formula="of:=IF([.I8]=&quot;&quot;;&quot;&quot;;[.I8])" office:value-type="float" office:value="196" calcext:value-type="float">
            <text:p>196</text:p>
          </table:table-cell>
          <table:table-cell table:number-columns-repeated="10"/>
          <table:table-cell office:value-type="float" office:value="19" calcext:value-type="float">
            <text:p>19</text:p>
          </table:table-cell>
          <table:table-cell table:style-name="ce7" office:value-type="float" office:value="105" calcext:value-type="float">
            <text:p>105</text:p>
          </table:table-cell>
          <table:table-cell table:number-columns-repeated="16363"/>
        </table:table-row>
        <table:table-row table:style-name="ro2">
          <table:table-cell table:formula="of:=IF([.I9]=&quot;&quot;;&quot;&quot;;[.I9])">
            <text:p/>
          </table:table-cell>
          <table:table-cell table:style-name="ce8" table:formula="of:=IF([.H9]=&quot;&quot;;&quot;&quot;;[.H9])" office:value-type="float" office:value="81" calcext:value-type="float">
            <text:p>81</text:p>
          </table:table-cell>
          <table:table-cell table:style-name="ce8" table:formula="of:=IF([.G9]=&quot;&quot;;&quot;&quot;;[.G9])" office:value-type="float" office:value="0" calcext:value-type="float">
            <text:p>0</text:p>
          </table:table-cell>
          <table:table-cell table:style-name="ce8" table:formula="of:=IF([.F9]=&quot;&quot;;&quot;&quot;;[.F9])" office:value-type="float" office:value="196" calcext:value-type="float">
            <text:p>196</text:p>
          </table:table-cell>
          <table:table-cell table:style-name="ce8" table:formula="of:=IF([.E9]=&quot;&quot;;&quot;&quot;;[.E9])" office:value-type="float" office:value="114" calcext:value-type="float">
            <text:p>114</text:p>
          </table:table-cell>
          <table:table-cell table:style-name="ce8" table:formula="of:=IF([.D9]=&quot;&quot;;&quot;&quot;;[.D9])" office:value-type="float" office:value="0" calcext:value-type="float">
            <text:p>0</text:p>
          </table:table-cell>
          <table:table-cell table:style-name="ce8" table:formula="of:=IF([.C9]=&quot;&quot;;&quot;&quot;;[.C9])" office:value-type="float" office:value="105" calcext:value-type="float">
            <text:p>105</text:p>
          </table:table-cell>
          <table:table-cell table:style-name="ce8" table:formula="of:=IF([.B9]=&quot;&quot;;&quot;&quot;;[.B9])" office:value-type="float" office:value="196" calcext:value-type="float">
            <text:p>196</text:p>
          </table:table-cell>
          <table:table-cell table:style-name="ce8" table:formula="of:=IF([.A9]=&quot;&quot;;&quot;&quot;;[.A9])" office:value-type="float" office:value="0" calcext:value-type="float">
            <text:p>0</text:p>
          </table:table-cell>
          <table:table-cell table:number-columns-repeated="10"/>
          <table:table-cell office:value-type="float" office:value="20" calcext:value-type="float">
            <text:p>2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table:formula="of:=IF([.A10]=&quot;&quot;;&quot;&quot;;[.A10])" office:value-type="float" office:value="114" calcext:value-type="float">
            <text:p>114</text:p>
          </table:table-cell>
          <table:table-cell table:formula="of:=IF([.B10]=&quot;&quot;;&quot;&quot;;[.B10])" office:value-type="float" office:value="0" calcext:value-type="float">
            <text:p>0</text:p>
          </table:table-cell>
          <table:table-cell table:formula="of:=IF([.C10]=&quot;&quot;;&quot;&quot;;[.C10])" office:value-type="float" office:value="111" calcext:value-type="float">
            <text:p>111</text:p>
          </table:table-cell>
          <table:table-cell table:formula="of:=IF([.D10]=&quot;&quot;;&quot;&quot;;[.D10])" office:value-type="float" office:value="0" calcext:value-type="float">
            <text:p>0</text:p>
          </table:table-cell>
          <table:table-cell table:formula="of:=IF([.E10]=&quot;&quot;;&quot;&quot;;[.E10])" office:value-type="float" office:value="105" calcext:value-type="float">
            <text:p>105</text:p>
          </table:table-cell>
          <table:table-cell table:formula="of:=IF([.F10]=&quot;&quot;;&quot;&quot;;[.F10])" office:value-type="float" office:value="196" calcext:value-type="float">
            <text:p>196</text:p>
          </table:table-cell>
          <table:table-cell table:formula="of:=IF([.G10]=&quot;&quot;;&quot;&quot;;[.G10])" office:value-type="float" office:value="108" calcext:value-type="float">
            <text:p>108</text:p>
          </table:table-cell>
          <table:table-cell table:formula="of:=IF([.H10]=&quot;&quot;;&quot;&quot;;[.H10])">
            <text:p/>
          </table:table-cell>
          <table:table-cell table:formula="of:=IF([.I10]=&quot;&quot;;&quot;&quot;;[.I10])">
            <text:p/>
          </table:table-cell>
          <table:table-cell table:number-columns-repeated="10"/>
          <table:table-cell office:value-type="float" office:value="21" calcext:value-type="float">
            <text:p>21</text:p>
          </table:table-cell>
          <table:table-cell table:style-name="ce7" office:value-type="float" office:value="196" calcext:value-type="float">
            <text:p>196</text:p>
          </table:table-cell>
          <table:table-cell table:number-columns-repeated="16363"/>
        </table:table-row>
        <table:table-row table:style-name="ro2">
          <table:table-cell table:formula="of:=IF([.I11]=&quot;&quot;;&quot;&quot;;[.I11])">
            <text:p/>
          </table:table-cell>
          <table:table-cell table:formula="of:=IF([.H11]=&quot;&quot;;&quot;&quot;;[.H11])">
            <text:p/>
          </table:table-cell>
          <table:table-cell table:style-name="ce8" table:formula="of:=IF([.G11]=&quot;&quot;;&quot;&quot;;[.G11])" office:value-type="float" office:value="196" calcext:value-type="float">
            <text:p>196</text:p>
          </table:table-cell>
          <table:table-cell table:style-name="ce8" table:formula="of:=IF([.F11]=&quot;&quot;;&quot;&quot;;[.F11])" office:value-type="float" office:value="197" calcext:value-type="float">
            <text:p>197</text:p>
          </table:table-cell>
          <table:table-cell table:style-name="ce8" table:formula="of:=IF([.E11]=&quot;&quot;;&quot;&quot;;[.E11])" office:value-type="float" office:value="111" calcext:value-type="float">
            <text:p>111</text:p>
          </table:table-cell>
          <table:table-cell table:style-name="ce8" table:formula="of:=IF([.D11]=&quot;&quot;;&quot;&quot;;[.D11])" office:value-type="float" office:value="197" calcext:value-type="float">
            <text:p>197</text:p>
          </table:table-cell>
          <table:table-cell table:style-name="ce8" table:formula="of:=IF([.C11]=&quot;&quot;;&quot;&quot;;[.C11])" office:value-type="float" office:value="197" calcext:value-type="float">
            <text:p>197</text:p>
          </table:table-cell>
          <table:table-cell table:style-name="ce8" table:formula="of:=IF([.B11]=&quot;&quot;;&quot;&quot;;[.B11])" office:value-type="float" office:value="78" calcext:value-type="float">
            <text:p>78</text:p>
          </table:table-cell>
          <table:table-cell table:style-name="ce8" table:formula="of:=IF([.A11]=&quot;&quot;;&quot;&quot;;[.A11])" office:value-type="float" office:value="193" calcext:value-type="float">
            <text:p>193</text:p>
          </table:table-cell>
          <table:table-cell table:number-columns-repeated="10"/>
          <table:table-cell office:value-type="float" office:value="22" calcext:value-type="float">
            <text:p>22</text:p>
          </table:table-cell>
          <table:table-cell table:style-name="ce8" office:value-type="float" office:value="193" calcext:value-type="float">
            <text:p>193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23" calcext:value-type="float">
            <text:p>23</text:p>
          </table:table-cell>
          <table:table-cell table:style-name="ce8" office:value-type="float" office:value="111" calcext:value-type="float">
            <text:p>111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24" calcext:value-type="float">
            <text:p>24</text:p>
          </table:table-cell>
          <table:table-cell table:style-name="ce8" office:value-type="float" office:value="114" calcext:value-type="float">
            <text:p>114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25" calcext:value-type="float">
            <text:p>25</text:p>
          </table:table-cell>
          <table:table-cell table:style-name="ce8" office:value-type="float" office:value="111" calcext:value-type="float">
            <text:p>111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26" calcext:value-type="float">
            <text:p>26</text:p>
          </table:table-cell>
          <table:table-cell table:style-name="ce8" office:value-type="float" office:value="196" calcext:value-type="float">
            <text:p>196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27" calcext:value-type="float">
            <text:p>27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28" calcext:value-type="float">
            <text:p>28</text:p>
          </table:table-cell>
          <table:table-cell table:style-name="ce8" office:value-type="float" office:value="105" calcext:value-type="float">
            <text:p>105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29" calcext:value-type="float">
            <text:p>29</text:p>
          </table:table-cell>
          <table:table-cell table:style-name="ce8" office:value-type="float" office:value="193" calcext:value-type="float">
            <text:p>193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0" calcext:value-type="float">
            <text:p>30</text:p>
          </table:table-cell>
          <table:table-cell table:style-name="ce8" office:value-type="float" office:value="111" calcext:value-type="float">
            <text:p>111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1" calcext:value-type="float">
            <text:p>3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2" calcext:value-type="float">
            <text:p>32</text:p>
          </table:table-cell>
          <table:table-cell table:style-name="ce7" office:value-type="float" office:value="111" calcext:value-type="float">
            <text:p>111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3" calcext:value-type="float">
            <text:p>33</text:p>
          </table:table-cell>
          <table:table-cell table:style-name="ce7" office:value-type="float" office:value="119" calcext:value-type="float">
            <text:p>119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4" calcext:value-type="float">
            <text:p>34</text:p>
          </table:table-cell>
          <table:table-cell table:style-name="ce7" office:value-type="float" office:value="111" calcext:value-type="float">
            <text:p>111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5" calcext:value-type="float">
            <text:p>35</text:p>
          </table:table-cell>
          <table:table-cell table:style-name="ce7" office:value-type="float" office:value="84" calcext:value-type="float">
            <text:p>84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6" calcext:value-type="float">
            <text:p>36</text:p>
          </table:table-cell>
          <table:table-cell table:style-name="ce7" office:value-type="float" office:value="111" calcext:value-type="float">
            <text:p>111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7" calcext:value-type="float">
            <text:p>37</text:p>
          </table:table-cell>
          <table:table-cell table:style-name="ce7" office:value-type="float" office:value="196" calcext:value-type="float">
            <text:p>196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8" calcext:value-type="float">
            <text:p>38</text:p>
          </table:table-cell>
          <table:table-cell table:style-name="ce7" office:value-type="float" office:value="75" calcext:value-type="float">
            <text:p>75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9" calcext:value-type="float">
            <text:p>39</text:p>
          </table:table-cell>
          <table:table-cell table:style-name="ce7" office:value-type="float" office:value="113" calcext:value-type="float">
            <text:p>113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0" calcext:value-type="float">
            <text:p>40</text:p>
          </table:table-cell>
          <table:table-cell table:style-name="ce8" office:value-type="float" office:value="75" calcext:value-type="float">
            <text:p>75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1" calcext:value-type="float">
            <text:p>41</text:p>
          </table:table-cell>
          <table:table-cell table:style-name="ce8" office:value-type="float" office:value="195" calcext:value-type="float">
            <text:p>195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2" calcext:value-type="float">
            <text:p>42</text:p>
          </table:table-cell>
          <table:table-cell table:style-name="ce8" office:value-type="float" office:value="196" calcext:value-type="float">
            <text:p>196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3" calcext:value-type="float">
            <text:p>43</text:p>
          </table:table-cell>
          <table:table-cell table:style-name="ce8" office:value-type="float" office:value="114" calcext:value-type="float">
            <text:p>114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4" calcext:value-type="float">
            <text:p>44</text:p>
          </table:table-cell>
          <table:table-cell table:style-name="ce8" office:value-type="float" office:value="196" calcext:value-type="float">
            <text:p>196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5" calcext:value-type="float">
            <text:p>45</text:p>
          </table:table-cell>
          <table:table-cell table:style-name="ce8" office:value-type="float" office:value="114" calcext:value-type="float">
            <text:p>114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6" calcext:value-type="float">
            <text:p>46</text:p>
          </table:table-cell>
          <table:table-cell table:style-name="ce8" office:value-type="float" office:value="107" calcext:value-type="float">
            <text:p>107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7" calcext:value-type="float">
            <text:p>47</text:p>
          </table:table-cell>
          <table:table-cell table:style-name="ce8" office:value-type="float" office:value="195" calcext:value-type="float">
            <text:p>195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8" calcext:value-type="float">
            <text:p>48</text:p>
          </table:table-cell>
          <table:table-cell table:style-name="ce8" office:value-type="float" office:value="196" calcext:value-type="float">
            <text:p>196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9" calcext:value-type="float">
            <text:p>49</text:p>
          </table:table-cell>
          <table:table-cell table:style-name="ce7" office:value-type="float" office:value="195" calcext:value-type="float">
            <text:p>195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0" calcext:value-type="float">
            <text:p>50</text:p>
          </table:table-cell>
          <table:table-cell table:style-name="ce7" office:value-type="float" office:value="111" calcext:value-type="float">
            <text:p>111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1" calcext:value-type="float">
            <text:p>51</text:p>
          </table:table-cell>
          <table:table-cell table:style-name="ce7" office:value-type="float" office:value="232" calcext:value-type="float">
            <text:p>232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2" calcext:value-type="float">
            <text:p>52</text:p>
          </table:table-cell>
          <table:table-cell table:style-name="ce7" office:value-type="float" office:value="232" calcext:value-type="float">
            <text:p>232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3" calcext:value-type="float">
            <text:p>53</text:p>
          </table:table-cell>
          <table:table-cell table:style-name="ce7" office:value-type="float" office:value="81" calcext:value-type="float">
            <text:p>81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4" calcext:value-type="float">
            <text:p>54</text:p>
          </table:table-cell>
          <table:table-cell table:style-name="ce7" office:value-type="float" office:value="196" calcext:value-type="float">
            <text:p>196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5" calcext:value-type="float">
            <text:p>55</text:p>
          </table:table-cell>
          <table:table-cell table:style-name="ce7" office:value-type="float" office:value="108" calcext:value-type="float">
            <text:p>108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6" calcext:value-type="float">
            <text:p>56</text:p>
          </table:table-cell>
          <table:table-cell table:style-name="ce7" office:value-type="float" office:value="78" calcext:value-type="float">
            <text:p>78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7" calcext:value-type="float">
            <text:p>57</text:p>
          </table:table-cell>
          <table:table-cell table:style-name="ce7" office:value-type="float" office:value="196" calcext:value-type="float">
            <text:p>196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8" calcext:value-type="float">
            <text:p>58</text:p>
          </table:table-cell>
          <table:table-cell table:style-name="ce8" office:value-type="float" office:value="81" calcext:value-type="float">
            <text:p>81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9" calcext:value-type="float">
            <text:p>59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60" calcext:value-type="float">
            <text:p>60</text:p>
          </table:table-cell>
          <table:table-cell table:style-name="ce8" office:value-type="float" office:value="196" calcext:value-type="float">
            <text:p>196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61" calcext:value-type="float">
            <text:p>61</text:p>
          </table:table-cell>
          <table:table-cell table:style-name="ce8" office:value-type="float" office:value="114" calcext:value-type="float">
            <text:p>114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62" calcext:value-type="float">
            <text:p>62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63" calcext:value-type="float">
            <text:p>63</text:p>
          </table:table-cell>
          <table:table-cell table:style-name="ce8" office:value-type="float" office:value="105" calcext:value-type="float">
            <text:p>105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64" calcext:value-type="float">
            <text:p>64</text:p>
          </table:table-cell>
          <table:table-cell table:style-name="ce8" office:value-type="float" office:value="196" calcext:value-type="float">
            <text:p>196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65" calcext:value-type="float">
            <text:p>65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66" calcext:value-type="float">
            <text:p>66</text:p>
          </table:table-cell>
          <table:table-cell table:style-name="ce7" office:value-type="float" office:value="114" calcext:value-type="float">
            <text:p>114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67" calcext:value-type="float">
            <text:p>67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68" calcext:value-type="float">
            <text:p>68</text:p>
          </table:table-cell>
          <table:table-cell table:style-name="ce7" office:value-type="float" office:value="111" calcext:value-type="float">
            <text:p>111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69" calcext:value-type="float">
            <text:p>69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70" calcext:value-type="float">
            <text:p>70</text:p>
          </table:table-cell>
          <table:table-cell table:style-name="ce7" office:value-type="float" office:value="105" calcext:value-type="float">
            <text:p>105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71" calcext:value-type="float">
            <text:p>71</text:p>
          </table:table-cell>
          <table:table-cell table:style-name="ce7" office:value-type="float" office:value="196" calcext:value-type="float">
            <text:p>196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72" calcext:value-type="float">
            <text:p>72</text:p>
          </table:table-cell>
          <table:table-cell table:style-name="ce7" office:value-type="float" office:value="108" calcext:value-type="float">
            <text:p>108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73" calcext:value-type="float">
            <text:p>73</text:p>
          </table:table-cell>
          <table:table-cell table:style-name="ce8" office:value-type="float" office:value="196" calcext:value-type="float">
            <text:p>196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74" calcext:value-type="float">
            <text:p>74</text:p>
          </table:table-cell>
          <table:table-cell table:style-name="ce8" office:value-type="float" office:value="197" calcext:value-type="float">
            <text:p>197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75" calcext:value-type="float">
            <text:p>75</text:p>
          </table:table-cell>
          <table:table-cell table:style-name="ce8" office:value-type="float" office:value="111" calcext:value-type="float">
            <text:p>111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76" calcext:value-type="float">
            <text:p>76</text:p>
          </table:table-cell>
          <table:table-cell table:style-name="ce8" office:value-type="float" office:value="197" calcext:value-type="float">
            <text:p>197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77" calcext:value-type="float">
            <text:p>77</text:p>
          </table:table-cell>
          <table:table-cell table:style-name="ce8" office:value-type="float" office:value="197" calcext:value-type="float">
            <text:p>197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78" calcext:value-type="float">
            <text:p>78</text:p>
          </table:table-cell>
          <table:table-cell table:style-name="ce8" office:value-type="float" office:value="78" calcext:value-type="float">
            <text:p>78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79" calcext:value-type="float">
            <text:p>79</text:p>
          </table:table-cell>
          <table:table-cell table:style-name="ce8" office:value-type="float" office:value="193" calcext:value-type="float">
            <text:p>193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80" calcext:value-type="float">
            <text:p>80</text:p>
          </table:table-cell>
          <table:table-cell table:number-columns-repeated="16364"/>
        </table:table-row>
        <table:table-row table:style-name="ro2">
          <table:table-cell table:number-columns-repeated="19"/>
          <table:table-cell office:value-type="float" office:value="81" calcext:value-type="float">
            <text:p>81</text:p>
          </table:table-cell>
          <table:table-cell table:number-columns-repeated="16364"/>
        </table:table-row>
        <table:table-row table:style-name="ro2">
          <table:table-cell table:number-columns-repeated="19"/>
          <table:table-cell office:value-type="float" office:value="82" calcext:value-type="float">
            <text:p>82</text:p>
          </table:table-cell>
          <table:table-cell table:number-columns-repeated="16364"/>
        </table:table-row>
        <table:table-row table:style-name="ro2" table:number-rows-repeated="104849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m4" table:style-name="ta5">
        <table:table-column table:style-name="co4" table:number-columns-repeated="9" table:default-cell-style-name="ce20"/>
        <table:table-column table:style-name="co5" table:number-columns-repeated="10" table:default-cell-style-name="ce20"/>
        <table:table-column table:style-name="co6" table:number-columns-repeated="2" table:default-cell-style-name="ce20"/>
        <table:table-column table:style-name="co5" table:number-columns-repeated="5" table:default-cell-style-name="ce20"/>
        <table:table-column table:style-name="co7" table:number-columns-repeated="9" table:default-cell-style-name="ce20"/>
        <table:table-column table:style-name="co8" table:number-columns-repeated="17" table:default-cell-style-name="ce20"/>
        <table:table-column table:style-name="co4" table:number-columns-repeated="16332" table:default-cell-style-name="ce20"/>
        <table:table-row table:style-name="ro2">
          <table:table-cell table:number-columns-repeated="11"/>
          <table:table-cell table:style-name="ce18" table:number-columns-repeated="2"/>
          <table:table-cell table:number-columns-repeated="13"/>
          <table:table-cell table:formula="of:=COM.MICROSOFT.CONCAT([.$U10];&quot; &quot;;[.$U19];&quot; &quot;;[.$U28];&quot; &quot;;[.$U37];&quot; &quot;;[.$U46];&quot; &quot;;[.$U55];&quot; &quot;;[.$U64];&quot; &quot;;[.$U73])" office:value-type="string" office:string-value="198 107 103 193 96 95 185 61" calcext:value-type="string">
            <text:p>198 107 103 193 96 95 185 61</text:p>
          </table:table-cell>
          <table:table-cell table:number-columns-repeated="16357"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float" office:value="111" calcext:value-type="float">
            <text:p>111</text:p>
          </table:table-cell>
          <table:table-cell office:value-type="float" office:value="198" calcext:value-type="float">
            <text:p>198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107" calcext:value-type="float">
            <text:p>107</text:p>
          </table:table-cell>
          <table:table-cell office:value-type="float" office:value="77" calcext:value-type="float">
            <text:p>77</text:p>
          </table:table-cell>
          <table:table-cell office:value-type="float" office:value="107" calcext:value-type="float">
            <text:p>107</text:p>
          </table:table-cell>
          <table:table-cell table:number-columns-repeated="3"/>
          <table:table-cell table:style-name="ce18" table:number-columns-repeated="2"/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table:number-columns-repeated="5"/>
          <table:table-cell table:formula="of:=COM.MICROSOFT.CONCAT(IF([.$U10]&lt;120;VLOOKUP([.$U10];[$V.$A$1:.$D$243];4;0);&quot;&quot;);IF([.$U19]&lt;120;VLOOKUP([.$U19];[$V.$A$1:.$D$243];4;0);&quot;&quot;);IF([.$U28]&lt;120;VLOOKUP([.$U28];[$V.$A$1:.$D$243];4;0);&quot;&quot;);IF([.$U37]&lt;120;VLOOKUP([.$U37];[$V.$A$1:.$D$243];4;0);&quot;&quot;);IF([.$U46]&lt;120;VLOOKUP([.$U46];[$V.$A$1:.$D$243];4;0);&quot;&quot;);IF([.$U55]&lt;120;VLOOKUP([.$U55];[$V.$A$1:.$D$243];4;0);&quot;&quot;);IF([.$U64]&lt;120;VLOOKUP([.$U64];[$V.$A$1:.$D$243];4;0);&quot;&quot;);IF([.$U73]&lt;120;VLOOKUP([.$U73];[$V.$A$1:.$D$243];4;0);&quot;&quot;))" office:value-type="string" office:string-value="^cAD^C=A,2" calcext:value-type="string">
            <text:p>^cAD^C=A,2</text:p>
          </table:table-cell>
          <table:table-cell table:formula="of:=COM.MICROSOFT.CONCAT([.$U2];&quot; &quot;;[.$U11];&quot; &quot;;[.$U20];&quot; &quot;;[.$U29];&quot; &quot;;[.$U38];&quot; &quot;;[.$U47];&quot; &quot;;[.$U56];&quot; &quot;;[.$U65];&quot; &quot;;[.$U74])" office:value-type="string" office:string-value="107 111 198 72 193 73 185 0 0" calcext:value-type="string">
            <text:p>107 111 198 72 193 73 185 0 0</text:p>
          </table:table-cell>
          <table:table-cell table:number-columns-repeated="16356"/>
        </table:table-row>
        <table:table-row table:style-name="ro2">
          <table:table-cell table:style-name="ce22" office:value-type="float" office:value="108" calcext:value-type="float">
            <text:p>108</text:p>
          </table:table-cell>
          <table:table-cell table:style-name="ce22" office:value-type="float" office:value="111" calcext:value-type="float">
            <text:p>111</text:p>
          </table:table-cell>
          <table:table-cell table:style-name="ce22" office:value-type="float" office:value="198" calcext:value-type="float">
            <text:p>198</text:p>
          </table:table-cell>
          <table:table-cell table:style-name="ce22" office:value-type="float" office:value="107" calcext:value-type="float">
            <text:p>107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111" calcext:value-type="float">
            <text:p>111</text:p>
          </table:table-cell>
          <table:table-cell table:style-name="ce22" office:value-type="float" office:value="198" calcext:value-type="float">
            <text:p>198</text:p>
          </table:table-cell>
          <table:table-cell table:number-columns-repeated="4"/>
          <table:table-cell table:style-name="ce18" table:number-columns-repeated="2"/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111" calcext:value-type="float">
            <text:p>111</text:p>
          </table:table-cell>
          <table:table-cell table:number-columns-repeated="5"/>
          <table:table-cell table:formula="of:=COM.MICROSOFT.CONCAT(IF([.$U10]&gt;119;VLOOKUP([.$U10];[$V.$A$1:.$D$243];4;0);&quot;&quot;);IF([.$U19]&gt;119;VLOOKUP([.$U19];[$V.$A$1:.$D$243];4;0);&quot;&quot;);IF([.$U28]&gt;119;VLOOKUP([.$U28];[$V.$A$1:.$D$243];4;0);&quot;&quot;);IF([.$U37]&gt;119;VLOOKUP([.$U37];[$V.$A$1:.$D$243];4;0);&quot;&quot;);IF([.$U46]&gt;119;VLOOKUP([.$U46];[$V.$A$1:.$D$243];4;0);&quot;&quot;);IF([.$U55]&gt;119;VLOOKUP([.$U55];[$V.$A$1:.$D$243];4;0);&quot;&quot;);IF([.$U64]&gt;119;VLOOKUP([.$U64];[$V.$A$1:.$D$243];4;0);&quot;&quot;);IF([.$U73]&gt;119;VLOOKUP([.$U73];[$V.$A$1:.$D$243];4;0);&quot;&quot;))" office:value-type="string" office:string-value="A,2=E,2A,,2" calcext:value-type="string">
            <text:p>A,2=E,2A,,2</text:p>
          </table:table-cell>
          <table:table-cell table:formula="of:=COM.MICROSOFT.CONCAT(IF([.$U2]&lt;120;VLOOKUP([.$U2];[$V.$A$1:.$D$243];4;0);&quot;&quot;);IF([.$U11]&lt;120;VLOOKUP([.$U11];[$V.$A$1:.$D$243];4;0);&quot;&quot;);IF([.$U20]&lt;120;VLOOKUP([.$U20];[$V.$A$1:.$D$243];4;0);&quot;&quot;);IF([.$U29]&lt;120;VLOOKUP([.$U29];[$V.$A$1:.$D$243];4;0);&quot;&quot;);IF([.$U38]&lt;120;VLOOKUP([.$U38];[$V.$A$1:.$D$243];4;0);&quot;&quot;);IF([.$U47]&lt;120;VLOOKUP([.$U47];[$V.$A$1:.$D$243];4;0);&quot;&quot;);IF([.$U56]&lt;120;VLOOKUP([.$U56];[$V.$A$1:.$D$243];4;0);&quot;&quot;);IF([.$U65]&lt;120;VLOOKUP([.$U65];[$V.$A$1:.$D$243];4;0);&quot;&quot;);IF([.$U76]&lt;120;VLOOKUP([.$U74];[$V.$A$1:.$D$243];4;0);&quot;&quot;))" office:value-type="string" office:string-value="^c=e^G2A2" calcext:value-type="string">
            <text:p>^c=e^G2A2</text:p>
          </table:table-cell>
          <table:table-cell table:formula="of:=COM.MICROSOFT.CONCAT([.$U3];&quot; &quot;;[.$U12];&quot; &quot;;[.$U21];&quot; &quot;;[.$U30];&quot; &quot;;[.$U39];&quot; &quot;;[.$U48];&quot; &quot;;[.$U57];&quot; &quot;;[.$U66];&quot; &quot;;[.$U75])" office:value-type="string" office:string-value="111 20 233 228 225 221 77 226 213" calcext:value-type="string">
            <text:p>111 20 233 228 225 221 77 226 213</text:p>
          </table:table-cell>
          <table:table-cell table:number-columns-repeated="16355"/>
        </table:table-row>
        <table:table-row table:style-name="ro2">
          <table:table-cell office:value-type="float" office:value="198" calcext:value-type="float">
            <text:p>198</text:p>
          </table:table-cell>
          <table:table-cell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office:value-type="float" office:value="198" calcext:value-type="float">
            <text:p>198</text:p>
          </table:table-cell>
          <table:table-cell office:value-type="float" office:value="233" calcext:value-type="float">
            <text:p>233</text:p>
          </table:table-cell>
          <table:table-cell office:value-type="float" office:value="108" calcext:value-type="float">
            <text:p>108</text:p>
          </table:table-cell>
          <table:table-cell office:value-type="float" office:value="107" calcext:value-type="float">
            <text:p>107</text:p>
          </table:table-cell>
          <table:table-cell table:number-columns-repeated="4"/>
          <table:table-cell table:style-name="ce18" table:number-columns-repeated="2"/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198" calcext:value-type="float">
            <text:p>198</text:p>
          </table:table-cell>
          <table:table-cell table:number-columns-repeated="6"/>
          <table:table-cell table:formula="of:=COM.MICROSOFT.CONCAT(IF([.$U2]&gt;119;VLOOKUP([.$U2];[$V.$A$1:.$D$243];4;0);&quot;&quot;);IF([.$U11]&gt;119;VLOOKUP([.$U11];[$V.$A$1:.$D$243];4;0);&quot;&quot;);IF([.$U20]&gt;119;VLOOKUP([.$U20];[$V.$A$1:.$D$243];4;0);&quot;&quot;);IF([.$U29]&gt;119;VLOOKUP([.$U29];[$V.$A$1:.$D$243];4;0);&quot;&quot;);IF([.$U38]&gt;119;VLOOKUP([.$U38];[$V.$A$1:.$D$243];4;0);&quot;&quot;);IF([.$U47]&gt;119;VLOOKUP([.$U47];[$V.$A$1:.$D$243];4;0);&quot;&quot;);IF([.$U56]&gt;119;VLOOKUP([.$U56];[$V.$A$1:.$D$243];4;0);&quot;&quot;);IF([.$U65]&gt;119;VLOOKUP([.$U65];[$V.$A$1:.$D$243];4;0);&quot;&quot;);IF([.$U74]&gt;119;VLOOKUP([.$U74];[$V.$A$1:.$D$243];4;0);&quot;&quot;))" office:value-type="string" office:string-value="A,2=E,2A,,2" calcext:value-type="string">
            <text:p>A,2=E,2A,,2</text:p>
          </table:table-cell>
          <table:table-cell table:formula="of:=COM.MICROSOFT.CONCAT(IF([.$U3]&lt;120;VLOOKUP([.$U3];[$V.$A$1:.$D$243];4;0);&quot;&quot;);IF([.$U12]&lt;120;VLOOKUP([.$U12];[$V.$A$1:.$D$243];4;0);&quot;&quot;);IF([.$U21]&lt;120;VLOOKUP([.$U21];[$V.$A$1:.$D$243];4;0);&quot;&quot;);IF([.$U30]&lt;120;VLOOKUP([.$U30];[$V.$A$1:.$D$243];4;0);&quot;&quot;);IF([.$U39]&lt;120;VLOOKUP([.$U39];[$V.$A$1:.$D$243];4;0);&quot;&quot;);IF([.$U48]&lt;120;VLOOKUP([.$U48];[$V.$A$1:.$D$243];4;0);&quot;&quot;);IF([.$U57]&lt;120;VLOOKUP([.$U57];[$V.$A$1:.$D$243];4;0);&quot;&quot;);IF([.$U66]&lt;120;VLOOKUP([.$U66];[$V.$A$1:.$D$243];4;0);&quot;&quot;);IF([.$U75]&lt;120;VLOOKUP([.$U75];[$V.$A$1:.$D$243];4;0);&quot;&quot;))" office:value-type="string" office:string-value="=ed4^c2" calcext:value-type="string">
            <text:p>=ed4^c2</text:p>
          </table:table-cell>
          <table:table-cell table:formula="of:=COM.MICROSOFT.CONCAT([.$U4];&quot; &quot;;[.$U13];&quot; &quot;;[.$U22];&quot; &quot;;[.$U31];&quot; &quot;;[.$U40];&quot; &quot;;[.$U49];&quot; &quot;;[.$U58];&quot; &quot;;[.$U67];&quot; &quot;;[.$U76])" office:value-type="string" office:string-value="198 107 108 111 193 105 115 185 86" calcext:value-type="string">
            <text:p>198 107 108 111 193 105 115 185 86</text:p>
          </table:table-cell>
          <table:table-cell table:number-columns-repeated="16354"/>
        </table:table-row>
        <table:table-row table:style-name="ro2">
          <table:table-cell table:style-name="ce22" office:value-type="float" office:value="111" calcext:value-type="float">
            <text:p>111</text:p>
          </table:table-cell>
          <table:table-cell table:style-name="ce22" office:value-type="float" office:value="228" calcext:value-type="float">
            <text:p>228</text:p>
          </table:table-cell>
          <table:table-cell table:style-name="ce22" office:value-type="float" office:value="72" calcext:value-type="float">
            <text:p>72</text:p>
          </table:table-cell>
          <table:table-cell table:style-name="ce22" office:value-type="float" office:value="103" calcext:value-type="float">
            <text:p>103</text:p>
          </table:table-cell>
          <table:table-cell table:style-name="ce22" office:value-type="float" office:value="107" calcext:value-type="float">
            <text:p>107</text:p>
          </table:table-cell>
          <table:table-cell table:style-name="ce22" office:value-type="float" office:value="75" calcext:value-type="float">
            <text:p>75</text:p>
          </table:table-cell>
          <table:table-cell table:style-name="ce22" office:value-type="float" office:value="198" calcext:value-type="float">
            <text:p>198</text:p>
          </table:table-cell>
          <table:table-cell table:style-name="ce22" office:value-type="float" office:value="102" calcext:value-type="float">
            <text:p>102</text:p>
          </table:table-cell>
          <table:table-cell table:number-columns-repeated="3"/>
          <table:table-cell table:style-name="ce18" table:number-columns-repeated="2"/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table:number-columns-repeated="7"/>
          <table:table-cell table:formula="of:=COM.MICROSOFT.CONCAT(IF([.$U3]&gt;119;VLOOKUP([.$U3];[$V.$A$1:.$D$243];4;0);&quot;&quot;);IF([.$U12]&gt;119;VLOOKUP([.$U12];[$V.$A$1:.$D$243];4;0);&quot;&quot;);IF([.$U21]&gt;119;VLOOKUP([.$U21];[$V.$A$1:.$D$243];4;0);&quot;&quot;);IF([.$U30]&gt;119;VLOOKUP([.$U30];[$V.$A$1:.$D$243];4;0);&quot;&quot;);IF([.$U39]&gt;119;VLOOKUP([.$U39];[$V.$A$1:.$D$243];4;0);&quot;&quot;);IF([.$U48]&gt;119;VLOOKUP([.$U48];[$V.$A$1:.$D$243];4;0);&quot;&quot;);IF([.$U57]&gt;119;VLOOKUP([.$U57];[$V.$A$1:.$D$243];4;0);&quot;&quot;);IF([.$U66]&gt;119;VLOOKUP([.$U66];[$V.$A$1:.$D$243];4;0);&quot;&quot;);IF([.$U75]&gt;119;VLOOKUP([.$U75];[$V.$A$1:.$D$243];4;0);&quot;&quot;))" office:value-type="string" office:string-value="z=B,^G,=E,A,A,," calcext:value-type="string">
            <text:p>z=B,^G,=E,A,A,,</text:p>
          </table:table-cell>
          <table:table-cell table:formula="of:=COM.MICROSOFT.CONCAT(IF([.$U4]&lt;120;VLOOKUP([.$U4];[$V.$A$1:.$D$243];4;0);&quot;&quot;);IF([.$U13]&lt;120;VLOOKUP([.$U13];[$V.$A$1:.$D$243];4;0);&quot;&quot;);IF([.$U22]&lt;120;VLOOKUP([.$U22];[$V.$A$1:.$D$243];4;0);&quot;&quot;);IF([.$U31]&lt;120;VLOOKUP([.$U31];[$V.$A$1:.$D$243];4;0);&quot;&quot;);IF([.$U40]&lt;120;VLOOKUP([.$U40];[$V.$A$1:.$D$243];4;0);&quot;&quot;);IF([.$U49]&lt;120;VLOOKUP([.$U49];[$V.$A$1:.$D$243];4;0);&quot;&quot;);IF([.$U58]&lt;120;VLOOKUP([.$U58];[$V.$A$1:.$D$243];4;0);&quot;&quot;);IF([.$U67]&lt;120;VLOOKUP([.$U67];[$V.$A$1:.$D$243];4;0);&quot;&quot;);IF([.$U78]&lt;120;VLOOKUP([.$U76];[$V.$A$1:.$D$243];4;0);&quot;&quot;))" office:value-type="string" office:string-value="^cd=e=B^ga2" calcext:value-type="string">
            <text:p>^cd=e=B^ga2</text:p>
          </table:table-cell>
          <table:table-cell table:formula="of:=COM.MICROSOFT.CONCAT([.$U5];&quot; &quot;;[.$U14];&quot; &quot;;[.$U23];&quot; &quot;;[.$U32];&quot; &quot;;[.$U41];&quot; &quot;;[.$U50];&quot; &quot;;[.$U59];&quot; &quot;;[.$U68];&quot; &quot;)" office:value-type="string" office:string-value="81 198 107 102 193 185 73 0 " calcext:value-type="string">
            <text:p>81 198 107 102 193 185 73 0 </text:p>
          </table:table-cell>
          <table:table-cell table:number-columns-repeated="16353"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float" office:value="198" calcext:value-type="float">
            <text:p>198</text:p>
          </table:table-cell>
          <table:table-cell office:value-type="float" office:value="111" calcext:value-type="float">
            <text:p>111</text:p>
          </table:table-cell>
          <table:table-cell office:value-type="float" office:value="196" calcext:value-type="float">
            <text:p>196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193" calcext:value-type="float">
            <text:p>193</text:p>
          </table:table-cell>
          <table:table-cell office:value-type="float" office:value="225" calcext:value-type="float">
            <text:p>225</text:p>
          </table:table-cell>
          <table:table-cell office:value-type="float" office:value="193" calcext:value-type="float">
            <text:p>193</text:p>
          </table:table-cell>
          <table:table-cell table:number-columns-repeated="2"/>
          <table:table-cell table:style-name="ce18" table:number-columns-repeated="2"/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107" calcext:value-type="float">
            <text:p>107</text:p>
          </table:table-cell>
          <table:table-cell table:number-columns-repeated="8"/>
          <table:table-cell table:formula="of:=COM.MICROSOFT.CONCAT(IF([.$U4]&gt;119;VLOOKUP([.$U4];[$V.$A$1:.$D$243];4;0);&quot;&quot;);IF([.$U13]&gt;119;VLOOKUP([.$U13];[$V.$A$1:.$D$243];4;0);&quot;&quot;);IF([.$U22]&gt;119;VLOOKUP([.$U22];[$V.$A$1:.$D$243];4;0);&quot;&quot;);IF([.$U31]&gt;119;VLOOKUP([.$U31];[$V.$A$1:.$D$243];4;0);&quot;&quot;);IF([.$U40]&gt;119;VLOOKUP([.$U40];[$V.$A$1:.$D$243];4;0);&quot;&quot;);IF([.$U49]&gt;119;VLOOKUP([.$U49];[$V.$A$1:.$D$243];4;0);&quot;&quot;);IF([.$U58]&gt;119;VLOOKUP([.$U58];[$V.$A$1:.$D$243];4;0);&quot;&quot;);IF([.$U67]&gt;119;VLOOKUP([.$U67];[$V.$A$1:.$D$243];4;0);&quot;&quot;);IF([.$U76]&gt;119;VLOOKUP([.$U76];[$V.$A$1:.$D$243];4;0);&quot;&quot;))" office:value-type="string" office:string-value="A,2=E,2A,,2" calcext:value-type="string">
            <text:p>A,2=E,2A,,2</text:p>
          </table:table-cell>
          <table:table-cell table:formula="of:=COM.MICROSOFT.CONCAT(IF([.$U5]&lt;120;VLOOKUP([.$U5];[$V.$A$1:.$D$243];4;0);&quot;&quot;);IF([.$U14]&lt;120;VLOOKUP([.$U14];[$V.$A$1:.$D$243];4;0);&quot;&quot;);IF([.$U23]&lt;120;VLOOKUP([.$U23];[$V.$A$1:.$D$243];4;0);&quot;&quot;);IF([.$U32]&lt;120;VLOOKUP([.$U32];[$V.$A$1:.$D$243];4;0);&quot;&quot;);IF([.$U41]&lt;120;VLOOKUP([.$U41];[$V.$A$1:.$D$243];4;0);&quot;&quot;);IF([.$U50]&lt;120;VLOOKUP([.$U50];[$V.$A$1:.$D$243];4;0);&quot;&quot;);IF([.$U59]&lt;120;VLOOKUP([.$U59];[$V.$A$1:.$D$243];4;0);&quot;&quot;);IF([.$U68]&lt;120;VLOOKUP([.$U68];[$V.$A$1:.$D$243];4;0);&quot;&quot;))" office:value-type="string" office:string-value="=e2^c^GA2" calcext:value-type="string">
            <text:p>=e2^c^GA2</text:p>
          </table:table-cell>
          <table:table-cell table:formula="of:=COM.MICROSOFT.CONCAT([.$U6];&quot; &quot;;[.$U15];&quot; &quot;;[.$U24];&quot; &quot;;[.$U33];&quot; &quot;;[.$U42];&quot; &quot;;[.$U51];&quot; &quot;;[.$U60];&quot; &quot;;[.$U69])" office:value-type="string" office:string-value="107 111 102 198 193 185 15 0" calcext:value-type="string">
            <text:p>107 111 102 198 193 185 15 0</text:p>
          </table:table-cell>
          <table:table-cell table:number-columns-repeated="16352"/>
        </table:table-row>
        <table:table-row table:style-name="ro2">
          <table:table-cell table:style-name="ce22" office:value-type="float" office:value="221" calcext:value-type="float">
            <text:p>221</text:p>
          </table:table-cell>
          <table:table-cell table:style-name="ce22" office:value-type="float" office:value="73" calcext:value-type="float">
            <text:p>73</text:p>
          </table:table-cell>
          <table:table-cell table:style-name="ce22" office:value-type="float" office:value="96" calcext:value-type="float">
            <text:p>96</text:p>
          </table:table-cell>
          <table:table-cell table:style-name="ce22" office:value-type="float" office:value="198" calcext:value-type="float">
            <text:p>198</text:p>
          </table:table-cell>
          <table:table-cell table:style-name="ce22" office:value-type="float" office:value="73" calcext:value-type="float">
            <text:p>73</text:p>
          </table:table-cell>
          <table:table-cell table:style-name="ce22" office:value-type="float" office:value="102" calcext:value-type="float">
            <text:p>102</text:p>
          </table:table-cell>
          <table:table-cell table:number-columns-repeated="2" table:style-name="ce22" office:value-type="float" office:value="193" calcext:value-type="float">
            <text:p>193</text:p>
          </table:table-cell>
          <table:table-cell table:number-columns-repeated="3"/>
          <table:table-cell table:style-name="ce18" table:number-columns-repeated="2"/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107" calcext:value-type="float">
            <text:p>107</text:p>
          </table:table-cell>
          <table:table-cell table:number-columns-repeated="9"/>
          <table:table-cell table:formula="of:=COM.MICROSOFT.CONCAT(IF([.$U5]&gt;119;VLOOKUP([.$U5];[$V.$A$1:.$D$243];4;0);&quot;&quot;);IF([.$U14]&gt;119;VLOOKUP([.$U14];[$V.$A$1:.$D$243];4;0);&quot;&quot;);IF([.$U23]&gt;119;VLOOKUP([.$U23];[$V.$A$1:.$D$243];4;0);&quot;&quot;);IF([.$U32]&gt;119;VLOOKUP([.$U32];[$V.$A$1:.$D$243];4;0);&quot;&quot;);IF([.$U41]&gt;119;VLOOKUP([.$U41];[$V.$A$1:.$D$243];4;0);&quot;&quot;);IF([.$U50]&gt;119;VLOOKUP([.$U50];[$V.$A$1:.$D$243];4;0);&quot;&quot;);IF([.$U59]&gt;119;VLOOKUP([.$U59];[$V.$A$1:.$D$243];4;0);&quot;&quot;);IF([.$U68]&gt;119;VLOOKUP([.$U68];[$V.$A$1:.$D$243];4;0);&quot;&quot;))" office:value-type="string" office:string-value="A,2=E,2A,,2" calcext:value-type="string">
            <text:p>A,2=E,2A,,2</text:p>
          </table:table-cell>
          <table:table-cell table:formula="of:=COM.MICROSOFT.CONCAT(IF([.$U6]&lt;120;VLOOKUP([.$U6];[$V.$A$1:.$D$243];4;0);&quot;&quot;);IF([.$U15]&lt;120;VLOOKUP([.$U15];[$V.$A$1:.$D$243];4;0);&quot;&quot;);IF([.$U24]&lt;120;VLOOKUP([.$U24];[$V.$A$1:.$D$243];4;0);&quot;&quot;);IF([.$U33]&lt;120;VLOOKUP([.$U33];[$V.$A$1:.$D$243];4;0);&quot;&quot;);IF([.$U42]&lt;120;VLOOKUP([.$U42];[$V.$A$1:.$D$243];4;0);&quot;&quot;);IF([.$U51]&lt;120;VLOOKUP([.$U51];[$V.$A$1:.$D$243];4;0);&quot;&quot;);IF([.$U60]&lt;120;VLOOKUP([.$U60];[$V.$A$1:.$D$243];4;0);&quot;&quot;);IF([.$U69]&lt;120;VLOOKUP([.$U69];[$V.$A$1:.$D$243];4;0);&quot;&quot;))" office:value-type="string" office:string-value="^c=e^GA4" calcext:value-type="string">
            <text:p>^c=e^GA4</text:p>
          </table:table-cell>
          <table:table-cell table:formula="of:=COM.MICROSOFT.CONCAT([.$U7];&quot; &quot;;[.$U16];&quot; &quot;;[.$U25];&quot; &quot;;[.$U34];&quot; &quot;;[.$U43];&quot; &quot;;[.$U52];&quot; &quot;;[.$U61];&quot; &quot;;[.$U70])" office:value-type="string" office:string-value="107 108 198 111 102 193 73 185" calcext:value-type="string">
            <text:p>107 108 198 111 102 193 73 185</text:p>
          </table:table-cell>
          <table:table-cell table:number-columns-repeated="16351"/>
        </table:table-row>
        <table:table-row table:style-name="ro2">
          <table:table-cell office:value-type="float" office:value="105" calcext:value-type="float">
            <text:p>105</text:p>
          </table:table-cell>
          <table:table-cell table:number-columns-repeated="2" office:value-type="float" office:value="185" calcext:value-type="float">
            <text:p>185</text:p>
          </table:table-cell>
          <table:table-cell office:value-type="float" office:value="193" calcext:value-type="float">
            <text:p>193</text:p>
          </table:table-cell>
          <table:table-cell office:value-type="float" office:value="195" calcext:value-type="float">
            <text:p>195</text:p>
          </table:table-cell>
          <table:table-cell office:value-type="float" office:value="193" calcext:value-type="float">
            <text:p>193</text:p>
          </table:table-cell>
          <table:table-cell office:value-type="float" office:value="95" calcext:value-type="float">
            <text:p>95</text:p>
          </table:table-cell>
          <table:table-cell table:number-columns-repeated="4"/>
          <table:table-cell table:style-name="ce18" table:number-columns-repeated="2"/>
          <table:table-cell table:number-columns-repeated="6"/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table:number-columns-repeated="10"/>
          <table:table-cell table:formula="of:=COM.MICROSOFT.CONCAT(IF([.$U6]&gt;119;VLOOKUP([.$U6];[$V.$A$1:.$D$243];4;0);&quot;&quot;);IF([.$U15]&gt;119;VLOOKUP([.$U15];[$V.$A$1:.$D$243];4;0);&quot;&quot;);IF([.$U24]&gt;119;VLOOKUP([.$U24];[$V.$A$1:.$D$243];4;0);&quot;&quot;);IF([.$U33]&gt;119;VLOOKUP([.$U33];[$V.$A$1:.$D$243];4;0);&quot;&quot;);IF([.$U42]&gt;119;VLOOKUP([.$U42];[$V.$A$1:.$D$243];4;0);&quot;&quot;);IF([.$U51]&gt;119;VLOOKUP([.$U51];[$V.$A$1:.$D$243];4;0);&quot;&quot;);IF([.$U60]&gt;119;VLOOKUP([.$U60];[$V.$A$1:.$D$243];4;0);&quot;&quot;);IF([.$U69]&gt;119;VLOOKUP([.$U69];[$V.$A$1:.$D$243];4;0);&quot;&quot;))" office:value-type="string" office:string-value="A,2=E,2A,,2" calcext:value-type="string">
            <text:p>A,2=E,2A,,2</text:p>
          </table:table-cell>
          <table:table-cell table:formula="of:=COM.MICROSOFT.CONCAT(IF([.$U7]&lt;120;VLOOKUP([.$U7];[$V.$A$1:.$D$243];4;0);&quot;&quot;);IF([.$U16]&lt;120;VLOOKUP([.$U16];[$V.$A$1:.$D$243];4;0);&quot;&quot;);IF([.$U25]&lt;120;VLOOKUP([.$U25];[$V.$A$1:.$D$243];4;0);&quot;&quot;);IF([.$U34]&lt;120;VLOOKUP([.$U34];[$V.$A$1:.$D$243];4;0);&quot;&quot;);IF([.$U43]&lt;120;VLOOKUP([.$U43];[$V.$A$1:.$D$243];4;0);&quot;&quot;);IF([.$U52]&lt;120;VLOOKUP([.$U52];[$V.$A$1:.$D$243];4;0);&quot;&quot;);IF([.$U61]&lt;120;VLOOKUP([.$U61];[$V.$A$1:.$D$243];4;0);&quot;&quot;);IF([.$U70]&lt;120;VLOOKUP([.$U70];[$V.$A$1:.$D$243];4;0);&quot;&quot;))" office:value-type="string" office:string-value="^cd=e^GA2" calcext:value-type="string">
            <text:p>^cd=e^GA2</text:p>
          </table:table-cell>
          <table:table-cell table:formula="of:=COM.MICROSOFT.CONCAT([.$U8];&quot; &quot;;[.$U17];&quot; &quot;;[.$U26];&quot; &quot;;[.$U35];&quot; &quot;;[.$U44];&quot; &quot;;[.$U53];&quot; &quot;;[.$U62];&quot; &quot;;[.$U71])" office:value-type="string" office:string-value="77 198 75 196 73 195 0 0" calcext:value-type="string">
            <text:p>77 198 75 196 73 195 0 0</text:p>
          </table:table-cell>
          <table:table-cell table:number-columns-repeated="16350"/>
        </table:table-row>
        <table:table-row table:style-name="ro2">
          <table:table-cell table:style-name="ce22" office:value-type="float" office:value="81" calcext:value-type="float">
            <text:p>8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73" calcext:value-type="float">
            <text:p>73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73" calcext:value-type="float">
            <text:p>73</text:p>
          </table:table-cell>
          <table:table-cell table:style-name="ce22" office:value-type="float" office:value="115" calcext:value-type="float">
            <text:p>115</text:p>
          </table:table-cell>
          <table:table-cell table:style-name="ce22" office:value-type="float" office:value="77" calcext:value-type="float">
            <text:p>77</text:p>
          </table:table-cell>
          <table:table-cell table:style-name="ce22" office:value-type="float" office:value="185" calcext:value-type="float">
            <text:p>185</text:p>
          </table:table-cell>
          <table:table-cell table:number-columns-repeated="3"/>
          <table:table-cell table:style-name="ce18" table:number-columns-repeated="2"/>
          <table:table-cell table:number-columns-repeated="6"/>
          <table:table-cell office:value-type="float" office:value="8" calcext:value-type="float">
            <text:p>8</text:p>
          </table:table-cell>
          <table:table-cell office:value-type="float" office:value="107" calcext:value-type="float">
            <text:p>107</text:p>
          </table:table-cell>
          <table:table-cell table:number-columns-repeated="11"/>
          <table:table-cell table:formula="of:=COM.MICROSOFT.CONCAT(IF([.$U7]&gt;119;VLOOKUP([.$U7];[$V.$A$1:.$D$243];4;0);&quot;&quot;);IF([.$U16]&gt;119;VLOOKUP([.$U16];[$V.$A$1:.$D$243];4;0);&quot;&quot;);IF([.$U25]&gt;119;VLOOKUP([.$U25];[$V.$A$1:.$D$243];4;0);&quot;&quot;);IF([.$U34]&gt;119;VLOOKUP([.$U34];[$V.$A$1:.$D$243];4;0);&quot;&quot;);IF([.$U43]&gt;119;VLOOKUP([.$U43];[$V.$A$1:.$D$243];4;0);&quot;&quot;);IF([.$U52]&gt;119;VLOOKUP([.$U52];[$V.$A$1:.$D$243];4;0);&quot;&quot;);IF([.$U61]&gt;119;VLOOKUP([.$U61];[$V.$A$1:.$D$243];4;0);&quot;&quot;);IF([.$U70]&gt;119;VLOOKUP([.$U70];[$V.$A$1:.$D$243];4;0);&quot;&quot;))" office:value-type="string" office:string-value="A,2=E,2A,,2" calcext:value-type="string">
            <text:p>A,2=E,2A,,2</text:p>
          </table:table-cell>
          <table:table-cell table:formula="of:=COM.MICROSOFT.CONCAT(IF([.$U8]&lt;120;VLOOKUP([.$U8];[$V.$A$1:.$D$243];4;0);&quot;&quot;);IF([.$U17]&lt;120;VLOOKUP([.$U17];[$V.$A$1:.$D$243];4;0);&quot;&quot;);IF([.$U26]&lt;120;VLOOKUP([.$U26];[$V.$A$1:.$D$243];4;0);&quot;&quot;);IF([.$U35]&lt;120;VLOOKUP([.$U35];[$V.$A$1:.$D$243];4;0);&quot;&quot;);IF([.$U44]&lt;120;VLOOKUP([.$U44];[$V.$A$1:.$D$243];4;0);&quot;&quot;);IF([.$U53]&lt;120;VLOOKUP([.$U53];[$V.$A$1:.$D$243];4;0);&quot;&quot;);IF([.$U62]&lt;120;VLOOKUP([.$U62];[$V.$A$1:.$D$243];4;0);&quot;&quot;);IF([.$U71]&lt;120;VLOOKUP([.$U71];[$V.$A$1:.$D$243];4;0);&quot;&quot;))" office:value-type="string" office:string-value="^c2=B2A2" calcext:value-type="string">
            <text:p>^c2=B2A2</text:p>
          </table:table-cell>
          <table:table-cell table:formula="of:=COM.MICROSOFT.CONCAT([.$U9];&quot; &quot;;[.$U18];&quot; &quot;;[.$U27];&quot; &quot;;[.$U36];&quot; &quot;;[.$U45];&quot; &quot;;[.$U54];&quot; &quot;;[.$U63];&quot; &quot;;[.$U72])" office:value-type="string" office:string-value="107 105 107 108 198 193 81 185" calcext:value-type="string">
            <text:p>107 105 107 108 198 193 81 185</text:p>
          </table:table-cell>
          <table:table-cell table:number-columns-repeated="16349"/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5" calcext:value-type="float">
            <text:p>185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style-name="ce8" office:value-type="float" office:value="198" calcext:value-type="float">
            <text:p>198</text:p>
          </table:table-cell>
          <table:table-cell table:number-columns-repeated="12"/>
          <table:table-cell table:formula="of:=COM.MICROSOFT.CONCAT(IF([.$U8]&gt;119;VLOOKUP([.$U8];[$V.$A$1:.$D$243];4;0);&quot;&quot;);IF([.$U17]&gt;119;VLOOKUP([.$U17];[$V.$A$1:.$D$243];4;0);&quot;&quot;);IF([.$U26]&gt;119;VLOOKUP([.$U26];[$V.$A$1:.$D$243];4;0);&quot;&quot;);IF([.$U35]&gt;119;VLOOKUP([.$U35];[$V.$A$1:.$D$243];4;0);&quot;&quot;);IF([.$U44]&gt;119;VLOOKUP([.$U44];[$V.$A$1:.$D$243];4;0);&quot;&quot;);IF([.$U53]&gt;119;VLOOKUP([.$U53];[$V.$A$1:.$D$243];4;0);&quot;&quot;);IF([.$U62]&gt;119;VLOOKUP([.$U62];[$V.$A$1:.$D$243];4;0);&quot;&quot;);IF([.$U71]&gt;119;VLOOKUP([.$U71];[$V.$A$1:.$D$243];4;0);&quot;&quot;))" office:value-type="string" office:string-value="A,2G,2^F,2" calcext:value-type="string">
            <text:p>A,2G,2^F,2</text:p>
          </table:table-cell>
          <table:table-cell table:formula="of:=COM.MICROSOFT.CONCAT(IF([.$U9]&lt;120;VLOOKUP([.$U9];[$V.$A$1:.$D$243];4;0);&quot;&quot;);IF([.$U18]&lt;120;VLOOKUP([.$U18];[$V.$A$1:.$D$243];4;0);&quot;&quot;);IF([.$U27]&lt;120;VLOOKUP([.$U27];[$V.$A$1:.$D$243];4;0);&quot;&quot;);IF([.$U36]&lt;120;VLOOKUP([.$U36];[$V.$A$1:.$D$243];4;0);&quot;&quot;);IF([.$U45]&lt;120;VLOOKUP([.$U45];[$V.$A$1:.$D$243];4;0);&quot;&quot;);IF([.$U54]&lt;120;VLOOKUP([.$U54];[$V.$A$1:.$D$243];4;0);&quot;&quot;);IF([.$U63]&lt;120;VLOOKUP([.$U63];[$V.$A$1:.$D$243];4;0);&quot;&quot;);IF([.$U72]&lt;120;VLOOKUP([.$U72];[$V.$A$1:.$D$243];4;0);&quot;&quot;))" office:value-type="string" office:string-value="^c=B^cd=e2" calcext:value-type="string">
            <text:p>^c=B^cd=e2</text:p>
          </table:table-cell>
          <table:table-cell table:number-columns-repeated="16349"/>
        </table:table-row>
        <table:table-row table:style-name="ro2">
          <table:table-cell table:style-name="ce22" office:value-type="float" office:value="86" calcext:value-type="float">
            <text:p>86</text:p>
          </table:table-cell>
          <table:table-cell table:style-name="ce22" office:value-type="float" office:value="213" calcext:value-type="float">
            <text:p>213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61" calcext:value-type="float">
            <text:p>61</text:p>
          </table:table-cell>
          <table:table-cell table:style-name="ce22" office:value-type="float" office:value="185" calcext:value-type="float">
            <text:p>185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13"/>
          <table:table-cell office:value-type="float" office:value="10" calcext:value-type="float">
            <text:p>10</text:p>
          </table:table-cell>
          <table:table-cell table:style-name="ce8" office:value-type="float" office:value="111" calcext:value-type="float">
            <text:p>111</text:p>
          </table:table-cell>
          <table:table-cell table:number-columns-repeated="13"/>
          <table:table-cell table:formula="of:=COM.MICROSOFT.CONCAT(IF([.$U9]&gt;119;VLOOKUP([.$U9];[$V.$A$1:.$D$243];4;0);&quot;&quot;);IF([.$U18]&gt;119;VLOOKUP([.$U18];[$V.$A$1:.$D$243];4;0);&quot;&quot;);IF([.$U27]&gt;119;VLOOKUP([.$U27];[$V.$A$1:.$D$243];4;0);&quot;&quot;);IF([.$U36]&gt;119;VLOOKUP([.$U36];[$V.$A$1:.$D$243];4;0);&quot;&quot;);IF([.$U45]&gt;119;VLOOKUP([.$U45];[$V.$A$1:.$D$243];4;0);&quot;&quot;);IF([.$U54]&gt;119;VLOOKUP([.$U54];[$V.$A$1:.$D$243];4;0);&quot;&quot;);IF([.$U63]&gt;119;VLOOKUP([.$U63];[$V.$A$1:.$D$243];4;0);&quot;&quot;);IF([.$U72]&gt;119;VLOOKUP([.$U72];[$V.$A$1:.$D$243];4;0);&quot;&quot;))" office:value-type="string" office:string-value="A,2=E,2A,,2" calcext:value-type="string">
            <text:p>A,2=E,2A,,2</text:p>
          </table:table-cell>
          <table:table-cell table:number-columns-repeated="16349"/>
        </table:table-row>
        <table:table-row table:style-name="ro2">
          <table:table-cell table:number-columns-repeated="19"/>
          <table:table-cell office:value-type="float" office:value="11" calcext:value-type="float">
            <text:p>11</text:p>
          </table:table-cell>
          <table:table-cell table:style-name="ce8" office:value-type="float" office:value="20" calcext:value-type="float">
            <text:p>2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12" calcext:value-type="float">
            <text:p>12</text:p>
          </table:table-cell>
          <table:table-cell table:style-name="ce8" office:value-type="float" office:value="107" calcext:value-type="float">
            <text:p>107</text:p>
          </table:table-cell>
          <table:table-cell table:number-columns-repeated="16363"/>
        </table:table-row>
        <table:table-row table:style-name="ro2">
          <table:table-cell table:style-name="ce7" table:formula="of:=IF([.A2]=&quot;&quot;;&quot;&quot;;[.A2])" office:value-type="float" office:value="107" calcext:value-type="float">
            <text:p>107</text:p>
          </table:table-cell>
          <table:table-cell table:style-name="ce7" table:formula="of:=IF([.B2]=&quot;&quot;;&quot;&quot;;[.B2])" office:value-type="float" office:value="111" calcext:value-type="float">
            <text:p>111</text:p>
          </table:table-cell>
          <table:table-cell table:style-name="ce7" table:formula="of:=IF([.C2]=&quot;&quot;;&quot;&quot;;[.C2])" office:value-type="float" office:value="198" calcext:value-type="float">
            <text:p>198</text:p>
          </table:table-cell>
          <table:table-cell table:style-name="ce7" table:formula="of:=IF([.D2]=&quot;&quot;;&quot;&quot;;[.D2])" office:value-type="float" office:value="81" calcext:value-type="float">
            <text:p>81</text:p>
          </table:table-cell>
          <table:table-cell table:style-name="ce7" table:formula="of:=IF([.E2]=&quot;&quot;;&quot;&quot;;[.E2])" office:value-type="float" office:value="107" calcext:value-type="float">
            <text:p>107</text:p>
          </table:table-cell>
          <table:table-cell table:style-name="ce7" table:formula="of:=IF([.F2]=&quot;&quot;;&quot;&quot;;[.F2])" office:value-type="float" office:value="107" calcext:value-type="float">
            <text:p>107</text:p>
          </table:table-cell>
          <table:table-cell table:style-name="ce7" table:formula="of:=IF([.G2]=&quot;&quot;;&quot;&quot;;[.G2])" office:value-type="float" office:value="77" calcext:value-type="float">
            <text:p>77</text:p>
          </table:table-cell>
          <table:table-cell table:style-name="ce7" table:formula="of:=IF([.H2]=&quot;&quot;;&quot;&quot;;[.H2])" office:value-type="float" office:value="107" calcext:value-type="float">
            <text:p>107</text:p>
          </table:table-cell>
          <table:table-cell table:style-name="ce7" table:formula="of:=IF([.I2]=&quot;&quot;;&quot;&quot;;[.I2])">
            <text:p/>
          </table:table-cell>
          <table:table-cell table:number-columns-repeated="10"/>
          <table:table-cell office:value-type="float" office:value="13" calcext:value-type="float">
            <text:p>13</text:p>
          </table:table-cell>
          <table:table-cell table:style-name="ce8" office:value-type="float" office:value="198" calcext:value-type="float">
            <text:p>198</text:p>
          </table:table-cell>
          <table:table-cell table:number-columns-repeated="16363"/>
        </table:table-row>
        <table:table-row table:style-name="ro2">
          <table:table-cell table:style-name="ce7" table:formula="of:=IF([.I3]=&quot;&quot;;&quot;&quot;;[.I3])">
            <text:p/>
          </table:table-cell>
          <table:table-cell table:style-name="ce12" table:formula="of:=IF([.H3]=&quot;&quot;;&quot;&quot;;[.H3])">
            <text:p/>
          </table:table-cell>
          <table:table-cell table:style-name="ce8" table:formula="of:=IF([.G3]=&quot;&quot;;&quot;&quot;;[.G3])" office:value-type="float" office:value="198" calcext:value-type="float">
            <text:p>198</text:p>
          </table:table-cell>
          <table:table-cell table:style-name="ce8" table:formula="of:=IF([.F3]=&quot;&quot;;&quot;&quot;;[.F3])" office:value-type="float" office:value="111" calcext:value-type="float">
            <text:p>111</text:p>
          </table:table-cell>
          <table:table-cell table:style-name="ce8" table:formula="of:=IF([.E3]=&quot;&quot;;&quot;&quot;;[.E3])" office:value-type="float" office:value="20" calcext:value-type="float">
            <text:p>20</text:p>
          </table:table-cell>
          <table:table-cell table:style-name="ce8" table:formula="of:=IF([.D3]=&quot;&quot;;&quot;&quot;;[.D3])" office:value-type="float" office:value="107" calcext:value-type="float">
            <text:p>107</text:p>
          </table:table-cell>
          <table:table-cell table:style-name="ce8" table:formula="of:=IF([.C3]=&quot;&quot;;&quot;&quot;;[.C3])" office:value-type="float" office:value="198" calcext:value-type="float">
            <text:p>198</text:p>
          </table:table-cell>
          <table:table-cell table:style-name="ce8" table:formula="of:=IF([.B3]=&quot;&quot;;&quot;&quot;;[.B3])" office:value-type="float" office:value="111" calcext:value-type="float">
            <text:p>111</text:p>
          </table:table-cell>
          <table:table-cell table:style-name="ce8" table:formula="of:=IF([.A3]=&quot;&quot;;&quot;&quot;;[.A3])" office:value-type="float" office:value="108" calcext:value-type="float">
            <text:p>108</text:p>
          </table:table-cell>
          <table:table-cell table:number-columns-repeated="10"/>
          <table:table-cell office:value-type="float" office:value="14" calcext:value-type="float">
            <text:p>14</text:p>
          </table:table-cell>
          <table:table-cell table:style-name="ce8" office:value-type="float" office:value="111" calcext:value-type="float">
            <text:p>111</text:p>
          </table:table-cell>
          <table:table-cell table:number-columns-repeated="16363"/>
        </table:table-row>
        <table:table-row table:style-name="ro2">
          <table:table-cell table:style-name="ce7" table:formula="of:=IF([.A4]=&quot;&quot;;&quot;&quot;;[.A4])" office:value-type="float" office:value="198" calcext:value-type="float">
            <text:p>198</text:p>
          </table:table-cell>
          <table:table-cell table:style-name="ce7" table:formula="of:=IF([.B4]=&quot;&quot;;&quot;&quot;;[.B4])" office:value-type="float" office:value="105" calcext:value-type="float">
            <text:p>105</text:p>
          </table:table-cell>
          <table:table-cell table:style-name="ce7" table:formula="of:=IF([.C4]=&quot;&quot;;&quot;&quot;;[.C4])" office:value-type="float" office:value="107" calcext:value-type="float">
            <text:p>107</text:p>
          </table:table-cell>
          <table:table-cell table:style-name="ce7" table:formula="of:=IF([.D4]=&quot;&quot;;&quot;&quot;;[.D4])" office:value-type="float" office:value="198" calcext:value-type="float">
            <text:p>198</text:p>
          </table:table-cell>
          <table:table-cell table:style-name="ce7" table:formula="of:=IF([.E4]=&quot;&quot;;&quot;&quot;;[.E4])" office:value-type="float" office:value="233" calcext:value-type="float">
            <text:p>233</text:p>
          </table:table-cell>
          <table:table-cell table:style-name="ce7" table:formula="of:=IF([.F4]=&quot;&quot;;&quot;&quot;;[.F4])" office:value-type="float" office:value="108" calcext:value-type="float">
            <text:p>108</text:p>
          </table:table-cell>
          <table:table-cell table:style-name="ce7" table:formula="of:=IF([.G4]=&quot;&quot;;&quot;&quot;;[.G4])" office:value-type="float" office:value="107" calcext:value-type="float">
            <text:p>107</text:p>
          </table:table-cell>
          <table:table-cell table:style-name="ce7" table:formula="of:=IF([.H4]=&quot;&quot;;&quot;&quot;;[.H4])">
            <text:p/>
          </table:table-cell>
          <table:table-cell table:style-name="ce7" table:formula="of:=IF([.I4]=&quot;&quot;;&quot;&quot;;[.I4])">
            <text:p/>
          </table:table-cell>
          <table:table-cell table:number-columns-repeated="10"/>
          <table:table-cell office:value-type="float" office:value="15" calcext:value-type="float">
            <text:p>15</text:p>
          </table:table-cell>
          <table:table-cell table:style-name="ce8" office:value-type="float" office:value="108" calcext:value-type="float">
            <text:p>108</text:p>
          </table:table-cell>
          <table:table-cell table:number-columns-repeated="16363"/>
        </table:table-row>
        <table:table-row table:style-name="ro2">
          <table:table-cell table:style-name="ce12" table:formula="of:=IF([.I5]=&quot;&quot;;&quot;&quot;;[.I5])">
            <text:p/>
          </table:table-cell>
          <table:table-cell table:style-name="ce8" table:formula="of:=IF([.H5]=&quot;&quot;;&quot;&quot;;[.H5])" office:value-type="float" office:value="102" calcext:value-type="float">
            <text:p>102</text:p>
          </table:table-cell>
          <table:table-cell table:style-name="ce8" table:formula="of:=IF([.G5]=&quot;&quot;;&quot;&quot;;[.G5])" office:value-type="float" office:value="198" calcext:value-type="float">
            <text:p>198</text:p>
          </table:table-cell>
          <table:table-cell table:style-name="ce8" table:formula="of:=IF([.F5]=&quot;&quot;;&quot;&quot;;[.F5])" office:value-type="float" office:value="75" calcext:value-type="float">
            <text:p>75</text:p>
          </table:table-cell>
          <table:table-cell table:style-name="ce8" table:formula="of:=IF([.E5]=&quot;&quot;;&quot;&quot;;[.E5])" office:value-type="float" office:value="107" calcext:value-type="float">
            <text:p>107</text:p>
          </table:table-cell>
          <table:table-cell table:style-name="ce8" table:formula="of:=IF([.D5]=&quot;&quot;;&quot;&quot;;[.D5])" office:value-type="float" office:value="103" calcext:value-type="float">
            <text:p>103</text:p>
          </table:table-cell>
          <table:table-cell table:style-name="ce8" table:formula="of:=IF([.C5]=&quot;&quot;;&quot;&quot;;[.C5])" office:value-type="float" office:value="72" calcext:value-type="float">
            <text:p>72</text:p>
          </table:table-cell>
          <table:table-cell table:style-name="ce8" table:formula="of:=IF([.B5]=&quot;&quot;;&quot;&quot;;[.B5])" office:value-type="float" office:value="228" calcext:value-type="float">
            <text:p>228</text:p>
          </table:table-cell>
          <table:table-cell table:style-name="ce8" table:formula="of:=IF([.A5]=&quot;&quot;;&quot;&quot;;[.A5])" office:value-type="float" office:value="111" calcext:value-type="float">
            <text:p>111</text:p>
          </table:table-cell>
          <table:table-cell table:number-columns-repeated="10"/>
          <table:table-cell office:value-type="float" office:value="16" calcext:value-type="float">
            <text:p>16</text:p>
          </table:table-cell>
          <table:table-cell table:style-name="ce7" office:value-type="float" office:value="198" calcext:value-type="float">
            <text:p>198</text:p>
          </table:table-cell>
          <table:table-cell table:number-columns-repeated="16363"/>
        </table:table-row>
        <table:table-row table:style-name="ro2">
          <table:table-cell table:style-name="ce7" table:formula="of:=IF([.A6]=&quot;&quot;;&quot;&quot;;[.A6])" office:value-type="float" office:value="102" calcext:value-type="float">
            <text:p>102</text:p>
          </table:table-cell>
          <table:table-cell table:style-name="ce7" table:formula="of:=IF([.B6]=&quot;&quot;;&quot;&quot;;[.B6])" office:value-type="float" office:value="198" calcext:value-type="float">
            <text:p>198</text:p>
          </table:table-cell>
          <table:table-cell table:style-name="ce7" table:formula="of:=IF([.C6]=&quot;&quot;;&quot;&quot;;[.C6])" office:value-type="float" office:value="111" calcext:value-type="float">
            <text:p>111</text:p>
          </table:table-cell>
          <table:table-cell table:style-name="ce7" table:formula="of:=IF([.D6]=&quot;&quot;;&quot;&quot;;[.D6])" office:value-type="float" office:value="196" calcext:value-type="float">
            <text:p>196</text:p>
          </table:table-cell>
          <table:table-cell table:style-name="ce7" table:formula="of:=IF([.E6]=&quot;&quot;;&quot;&quot;;[.E6])" office:value-type="float" office:value="108" calcext:value-type="float">
            <text:p>108</text:p>
          </table:table-cell>
          <table:table-cell table:style-name="ce7" table:formula="of:=IF([.F6]=&quot;&quot;;&quot;&quot;;[.F6])" office:value-type="float" office:value="193" calcext:value-type="float">
            <text:p>193</text:p>
          </table:table-cell>
          <table:table-cell table:style-name="ce7" table:formula="of:=IF([.G6]=&quot;&quot;;&quot;&quot;;[.G6])" office:value-type="float" office:value="193" calcext:value-type="float">
            <text:p>193</text:p>
          </table:table-cell>
          <table:table-cell table:style-name="ce7" table:formula="of:=IF([.H6]=&quot;&quot;;&quot;&quot;;[.H6])" office:value-type="float" office:value="225" calcext:value-type="float">
            <text:p>225</text:p>
          </table:table-cell>
          <table:table-cell table:style-name="ce7" table:formula="of:=IF([.I6]=&quot;&quot;;&quot;&quot;;[.I6])" office:value-type="float" office:value="193" calcext:value-type="float">
            <text:p>193</text:p>
          </table:table-cell>
          <table:table-cell table:number-columns-repeated="10"/>
          <table:table-cell office:value-type="float" office:value="17" calcext:value-type="float">
            <text:p>17</text:p>
          </table:table-cell>
          <table:table-cell table:style-name="ce7" office:value-type="float" office:value="105" calcext:value-type="float">
            <text:p>105</text:p>
          </table:table-cell>
          <table:table-cell table:number-columns-repeated="16363"/>
        </table:table-row>
        <table:table-row table:style-name="ro2">
          <table:table-cell table:style-name="ce12" table:formula="of:=IF([.I7]=&quot;&quot;;&quot;&quot;;[.I7])">
            <text:p/>
          </table:table-cell>
          <table:table-cell table:style-name="ce8" table:formula="of:=IF([.H7]=&quot;&quot;;&quot;&quot;;[.H7])" office:value-type="float" office:value="193" calcext:value-type="float">
            <text:p>193</text:p>
          </table:table-cell>
          <table:table-cell table:style-name="ce8" table:formula="of:=IF([.G7]=&quot;&quot;;&quot;&quot;;[.G7])" office:value-type="float" office:value="193" calcext:value-type="float">
            <text:p>193</text:p>
          </table:table-cell>
          <table:table-cell table:style-name="ce8" table:formula="of:=IF([.F7]=&quot;&quot;;&quot;&quot;;[.F7])" office:value-type="float" office:value="102" calcext:value-type="float">
            <text:p>102</text:p>
          </table:table-cell>
          <table:table-cell table:style-name="ce8" table:formula="of:=IF([.E7]=&quot;&quot;;&quot;&quot;;[.E7])" office:value-type="float" office:value="73" calcext:value-type="float">
            <text:p>73</text:p>
          </table:table-cell>
          <table:table-cell table:style-name="ce8" table:formula="of:=IF([.D7]=&quot;&quot;;&quot;&quot;;[.D7])" office:value-type="float" office:value="198" calcext:value-type="float">
            <text:p>198</text:p>
          </table:table-cell>
          <table:table-cell table:style-name="ce8" table:formula="of:=IF([.C7]=&quot;&quot;;&quot;&quot;;[.C7])" office:value-type="float" office:value="96" calcext:value-type="float">
            <text:p>96</text:p>
          </table:table-cell>
          <table:table-cell table:style-name="ce8" table:formula="of:=IF([.B7]=&quot;&quot;;&quot;&quot;;[.B7])" office:value-type="float" office:value="73" calcext:value-type="float">
            <text:p>73</text:p>
          </table:table-cell>
          <table:table-cell table:style-name="ce8" table:formula="of:=IF([.A7]=&quot;&quot;;&quot;&quot;;[.A7])" office:value-type="float" office:value="221" calcext:value-type="float">
            <text:p>221</text:p>
          </table:table-cell>
          <table:table-cell table:number-columns-repeated="10"/>
          <table:table-cell office:value-type="float" office:value="18" calcext:value-type="float">
            <text:p>18</text:p>
          </table:table-cell>
          <table:table-cell table:style-name="ce7" office:value-type="float" office:value="107" calcext:value-type="float">
            <text:p>107</text:p>
          </table:table-cell>
          <table:table-cell table:number-columns-repeated="16363"/>
        </table:table-row>
        <table:table-row table:style-name="ro2">
          <table:table-cell table:style-name="ce7" table:formula="of:=IF([.A8]=&quot;&quot;;&quot;&quot;;[.A8])" office:value-type="float" office:value="105" calcext:value-type="float">
            <text:p>105</text:p>
          </table:table-cell>
          <table:table-cell table:style-name="ce7" table:formula="of:=IF([.B8]=&quot;&quot;;&quot;&quot;;[.B8])" office:value-type="float" office:value="185" calcext:value-type="float">
            <text:p>185</text:p>
          </table:table-cell>
          <table:table-cell table:style-name="ce7" table:formula="of:=IF([.C8]=&quot;&quot;;&quot;&quot;;[.C8])" office:value-type="float" office:value="185" calcext:value-type="float">
            <text:p>185</text:p>
          </table:table-cell>
          <table:table-cell table:style-name="ce7" table:formula="of:=IF([.D8]=&quot;&quot;;&quot;&quot;;[.D8])" office:value-type="float" office:value="193" calcext:value-type="float">
            <text:p>193</text:p>
          </table:table-cell>
          <table:table-cell table:style-name="ce7" table:formula="of:=IF([.E8]=&quot;&quot;;&quot;&quot;;[.E8])" office:value-type="float" office:value="195" calcext:value-type="float">
            <text:p>195</text:p>
          </table:table-cell>
          <table:table-cell table:style-name="ce7" table:formula="of:=IF([.F8]=&quot;&quot;;&quot;&quot;;[.F8])" office:value-type="float" office:value="193" calcext:value-type="float">
            <text:p>193</text:p>
          </table:table-cell>
          <table:table-cell table:style-name="ce7" table:formula="of:=IF([.G8]=&quot;&quot;;&quot;&quot;;[.G8])" office:value-type="float" office:value="95" calcext:value-type="float">
            <text:p>95</text:p>
          </table:table-cell>
          <table:table-cell table:style-name="ce7" table:formula="of:=IF([.H8]=&quot;&quot;;&quot;&quot;;[.H8])">
            <text:p/>
          </table:table-cell>
          <table:table-cell table:style-name="ce7" table:formula="of:=IF([.I8]=&quot;&quot;;&quot;&quot;;[.I8])">
            <text:p/>
          </table:table-cell>
          <table:table-cell table:number-columns-repeated="10"/>
          <table:table-cell office:value-type="float" office:value="19" calcext:value-type="float">
            <text:p>19</text:p>
          </table:table-cell>
          <table:table-cell table:style-name="ce7" office:value-type="float" office:value="198" calcext:value-type="float">
            <text:p>198</text:p>
          </table:table-cell>
          <table:table-cell table:number-columns-repeated="16363"/>
        </table:table-row>
        <table:table-row table:style-name="ro2">
          <table:table-cell table:style-name="ce7" table:formula="of:=IF([.I9]=&quot;&quot;;&quot;&quot;;[.I9])">
            <text:p/>
          </table:table-cell>
          <table:table-cell table:style-name="ce8" table:formula="of:=IF([.H9]=&quot;&quot;;&quot;&quot;;[.H9])" office:value-type="float" office:value="185" calcext:value-type="float">
            <text:p>185</text:p>
          </table:table-cell>
          <table:table-cell table:style-name="ce8" table:formula="of:=IF([.G9]=&quot;&quot;;&quot;&quot;;[.G9])" office:value-type="float" office:value="77" calcext:value-type="float">
            <text:p>77</text:p>
          </table:table-cell>
          <table:table-cell table:style-name="ce8" table:formula="of:=IF([.F9]=&quot;&quot;;&quot;&quot;;[.F9])" office:value-type="float" office:value="115" calcext:value-type="float">
            <text:p>115</text:p>
          </table:table-cell>
          <table:table-cell table:style-name="ce8" table:formula="of:=IF([.E9]=&quot;&quot;;&quot;&quot;;[.E9])" office:value-type="float" office:value="73" calcext:value-type="float">
            <text:p>73</text:p>
          </table:table-cell>
          <table:table-cell table:style-name="ce8" table:formula="of:=IF([.D9]=&quot;&quot;;&quot;&quot;;[.D9])" office:value-type="float" office:value="15" calcext:value-type="float">
            <text:p>15</text:p>
          </table:table-cell>
          <table:table-cell table:style-name="ce8" table:formula="of:=IF([.C9]=&quot;&quot;;&quot;&quot;;[.C9])" office:value-type="float" office:value="73" calcext:value-type="float">
            <text:p>73</text:p>
          </table:table-cell>
          <table:table-cell table:style-name="ce8" table:formula="of:=IF([.B9]=&quot;&quot;;&quot;&quot;;[.B9])" office:value-type="float" office:value="0" calcext:value-type="float">
            <text:p>0</text:p>
          </table:table-cell>
          <table:table-cell table:style-name="ce8" table:formula="of:=IF([.A9]=&quot;&quot;;&quot;&quot;;[.A9])" office:value-type="float" office:value="81" calcext:value-type="float">
            <text:p>81</text:p>
          </table:table-cell>
          <table:table-cell table:number-columns-repeated="10"/>
          <table:table-cell office:value-type="float" office:value="20" calcext:value-type="float">
            <text:p>20</text:p>
          </table:table-cell>
          <table:table-cell table:style-name="ce7" office:value-type="float" office:value="233" calcext:value-type="float">
            <text:p>233</text:p>
          </table:table-cell>
          <table:table-cell table:number-columns-repeated="16363"/>
        </table:table-row>
        <table:table-row table:style-name="ro2">
          <table:table-cell table:style-name="ce7" table:formula="of:=IF([.A10]=&quot;&quot;;&quot;&quot;;[.A10])" office:value-type="float" office:value="185" calcext:value-type="float">
            <text:p>185</text:p>
          </table:table-cell>
          <table:table-cell table:style-name="ce7" table:formula="of:=IF([.B10]=&quot;&quot;;&quot;&quot;;[.B10])" office:value-type="float" office:value="0" calcext:value-type="float">
            <text:p>0</text:p>
          </table:table-cell>
          <table:table-cell table:style-name="ce7" table:formula="of:=IF([.C10]=&quot;&quot;;&quot;&quot;;[.C10])" office:value-type="float" office:value="226" calcext:value-type="float">
            <text:p>226</text:p>
          </table:table-cell>
          <table:table-cell table:style-name="ce7" table:formula="of:=IF([.D10]=&quot;&quot;;&quot;&quot;;[.D10])" office:value-type="float" office:value="185" calcext:value-type="float">
            <text:p>185</text:p>
          </table:table-cell>
          <table:table-cell table:style-name="ce7" table:formula="of:=IF([.E10]=&quot;&quot;;&quot;&quot;;[.E10])" office:value-type="float" office:value="0" calcext:value-type="float">
            <text:p>0</text:p>
          </table:table-cell>
          <table:table-cell table:style-name="ce7" table:formula="of:=IF([.F10]=&quot;&quot;;&quot;&quot;;[.F10])" office:value-type="float" office:value="0" calcext:value-type="float">
            <text:p>0</text:p>
          </table:table-cell>
          <table:table-cell table:style-name="ce7" table:formula="of:=IF([.G10]=&quot;&quot;;&quot;&quot;;[.G10])" office:value-type="float" office:value="185" calcext:value-type="float">
            <text:p>185</text:p>
          </table:table-cell>
          <table:table-cell table:style-name="ce7" table:formula="of:=IF([.H10]=&quot;&quot;;&quot;&quot;;[.H10])">
            <text:p/>
          </table:table-cell>
          <table:table-cell table:style-name="ce7" table:formula="of:=IF([.I10]=&quot;&quot;;&quot;&quot;;[.I10])">
            <text:p/>
          </table:table-cell>
          <table:table-cell table:number-columns-repeated="10"/>
          <table:table-cell office:value-type="float" office:value="21" calcext:value-type="float">
            <text:p>21</text:p>
          </table:table-cell>
          <table:table-cell table:style-name="ce7" office:value-type="float" office:value="108" calcext:value-type="float">
            <text:p>108</text:p>
          </table:table-cell>
          <table:table-cell table:number-columns-repeated="16363"/>
        </table:table-row>
        <table:table-row table:style-name="ro2">
          <table:table-cell table:style-name="ce7" table:formula="of:=IF([.I11]=&quot;&quot;;&quot;&quot;;[.I11])">
            <text:p/>
          </table:table-cell>
          <table:table-cell table:style-name="ce7" table:formula="of:=IF([.H11]=&quot;&quot;;&quot;&quot;;[.H11])">
            <text:p/>
          </table:table-cell>
          <table:table-cell table:style-name="ce12" table:formula="of:=IF([.G11]=&quot;&quot;;&quot;&quot;;[.G11])">
            <text:p/>
          </table:table-cell>
          <table:table-cell table:style-name="ce8" table:formula="of:=IF([.F11]=&quot;&quot;;&quot;&quot;;[.F11])" office:value-type="float" office:value="0" calcext:value-type="float">
            <text:p>0</text:p>
          </table:table-cell>
          <table:table-cell table:style-name="ce8" table:formula="of:=IF([.E11]=&quot;&quot;;&quot;&quot;;[.E11])" office:value-type="float" office:value="185" calcext:value-type="float">
            <text:p>185</text:p>
          </table:table-cell>
          <table:table-cell table:style-name="ce8" table:formula="of:=IF([.D11]=&quot;&quot;;&quot;&quot;;[.D11])" office:value-type="float" office:value="61" calcext:value-type="float">
            <text:p>61</text:p>
          </table:table-cell>
          <table:table-cell table:style-name="ce8" table:formula="of:=IF([.C11]=&quot;&quot;;&quot;&quot;;[.C11])" office:value-type="float" office:value="0" calcext:value-type="float">
            <text:p>0</text:p>
          </table:table-cell>
          <table:table-cell table:style-name="ce8" table:formula="of:=IF([.B11]=&quot;&quot;;&quot;&quot;;[.B11])" office:value-type="float" office:value="213" calcext:value-type="float">
            <text:p>213</text:p>
          </table:table-cell>
          <table:table-cell table:style-name="ce8" table:formula="of:=IF([.A11]=&quot;&quot;;&quot;&quot;;[.A11])" office:value-type="float" office:value="86" calcext:value-type="float">
            <text:p>86</text:p>
          </table:table-cell>
          <table:table-cell table:number-columns-repeated="10"/>
          <table:table-cell office:value-type="float" office:value="22" calcext:value-type="float">
            <text:p>22</text:p>
          </table:table-cell>
          <table:table-cell table:style-name="ce7" office:value-type="float" office:value="107" calcext:value-type="float">
            <text:p>107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23" calcext:value-type="float">
            <text:p>23</text:p>
          </table:table-cell>
          <table:table-cell table:style-name="ce8" office:value-type="float" office:value="102" calcext:value-type="float">
            <text:p>102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24" calcext:value-type="float">
            <text:p>24</text:p>
          </table:table-cell>
          <table:table-cell table:style-name="ce8" office:value-type="float" office:value="198" calcext:value-type="float">
            <text:p>198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25" calcext:value-type="float">
            <text:p>25</text:p>
          </table:table-cell>
          <table:table-cell table:style-name="ce8" office:value-type="float" office:value="75" calcext:value-type="float">
            <text:p>75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26" calcext:value-type="float">
            <text:p>26</text:p>
          </table:table-cell>
          <table:table-cell table:style-name="ce8" office:value-type="float" office:value="107" calcext:value-type="float">
            <text:p>107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27" calcext:value-type="float">
            <text:p>27</text:p>
          </table:table-cell>
          <table:table-cell table:style-name="ce8" office:value-type="float" office:value="103" calcext:value-type="float">
            <text:p>103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28" calcext:value-type="float">
            <text:p>28</text:p>
          </table:table-cell>
          <table:table-cell table:style-name="ce8" office:value-type="float" office:value="72" calcext:value-type="float">
            <text:p>72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29" calcext:value-type="float">
            <text:p>29</text:p>
          </table:table-cell>
          <table:table-cell table:style-name="ce8" office:value-type="float" office:value="228" calcext:value-type="float">
            <text:p>228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0" calcext:value-type="float">
            <text:p>30</text:p>
          </table:table-cell>
          <table:table-cell table:style-name="ce8" office:value-type="float" office:value="111" calcext:value-type="float">
            <text:p>111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1" calcext:value-type="float">
            <text:p>31</text:p>
          </table:table-cell>
          <table:table-cell table:style-name="ce7" office:value-type="float" office:value="102" calcext:value-type="float">
            <text:p>102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2" calcext:value-type="float">
            <text:p>32</text:p>
          </table:table-cell>
          <table:table-cell table:style-name="ce7" office:value-type="float" office:value="198" calcext:value-type="float">
            <text:p>198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3" calcext:value-type="float">
            <text:p>33</text:p>
          </table:table-cell>
          <table:table-cell table:style-name="ce7" office:value-type="float" office:value="111" calcext:value-type="float">
            <text:p>111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4" calcext:value-type="float">
            <text:p>34</text:p>
          </table:table-cell>
          <table:table-cell table:style-name="ce7" office:value-type="float" office:value="196" calcext:value-type="float">
            <text:p>196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5" calcext:value-type="float">
            <text:p>35</text:p>
          </table:table-cell>
          <table:table-cell table:style-name="ce7" office:value-type="float" office:value="108" calcext:value-type="float">
            <text:p>108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6" calcext:value-type="float">
            <text:p>36</text:p>
          </table:table-cell>
          <table:table-cell table:style-name="ce7" office:value-type="float" office:value="193" calcext:value-type="float">
            <text:p>193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7" calcext:value-type="float">
            <text:p>37</text:p>
          </table:table-cell>
          <table:table-cell table:style-name="ce7" office:value-type="float" office:value="193" calcext:value-type="float">
            <text:p>193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8" calcext:value-type="float">
            <text:p>38</text:p>
          </table:table-cell>
          <table:table-cell table:style-name="ce7" office:value-type="float" office:value="225" calcext:value-type="float">
            <text:p>225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9" calcext:value-type="float">
            <text:p>39</text:p>
          </table:table-cell>
          <table:table-cell table:style-name="ce7" office:value-type="float" office:value="193" calcext:value-type="float">
            <text:p>193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0" calcext:value-type="float">
            <text:p>40</text:p>
          </table:table-cell>
          <table:table-cell table:style-name="ce8" office:value-type="float" office:value="193" calcext:value-type="float">
            <text:p>193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1" calcext:value-type="float">
            <text:p>41</text:p>
          </table:table-cell>
          <table:table-cell table:style-name="ce8" office:value-type="float" office:value="193" calcext:value-type="float">
            <text:p>193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2" calcext:value-type="float">
            <text:p>42</text:p>
          </table:table-cell>
          <table:table-cell table:style-name="ce8" office:value-type="float" office:value="102" calcext:value-type="float">
            <text:p>102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3" calcext:value-type="float">
            <text:p>43</text:p>
          </table:table-cell>
          <table:table-cell table:style-name="ce8" office:value-type="float" office:value="73" calcext:value-type="float">
            <text:p>73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4" calcext:value-type="float">
            <text:p>44</text:p>
          </table:table-cell>
          <table:table-cell table:style-name="ce8" office:value-type="float" office:value="198" calcext:value-type="float">
            <text:p>198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5" calcext:value-type="float">
            <text:p>45</text:p>
          </table:table-cell>
          <table:table-cell table:style-name="ce8" office:value-type="float" office:value="96" calcext:value-type="float">
            <text:p>96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6" calcext:value-type="float">
            <text:p>46</text:p>
          </table:table-cell>
          <table:table-cell table:style-name="ce8" office:value-type="float" office:value="73" calcext:value-type="float">
            <text:p>73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7" calcext:value-type="float">
            <text:p>47</text:p>
          </table:table-cell>
          <table:table-cell table:style-name="ce8" office:value-type="float" office:value="221" calcext:value-type="float">
            <text:p>221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8" calcext:value-type="float">
            <text:p>48</text:p>
          </table:table-cell>
          <table:table-cell table:style-name="ce7" office:value-type="float" office:value="105" calcext:value-type="float">
            <text:p>105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9" calcext:value-type="float">
            <text:p>49</text:p>
          </table:table-cell>
          <table:table-cell table:style-name="ce7" office:value-type="float" office:value="185" calcext:value-type="float">
            <text:p>185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0" calcext:value-type="float">
            <text:p>50</text:p>
          </table:table-cell>
          <table:table-cell table:style-name="ce7" office:value-type="float" office:value="185" calcext:value-type="float">
            <text:p>185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1" calcext:value-type="float">
            <text:p>51</text:p>
          </table:table-cell>
          <table:table-cell table:style-name="ce7" office:value-type="float" office:value="193" calcext:value-type="float">
            <text:p>193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2" calcext:value-type="float">
            <text:p>52</text:p>
          </table:table-cell>
          <table:table-cell table:style-name="ce7" office:value-type="float" office:value="195" calcext:value-type="float">
            <text:p>195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3" calcext:value-type="float">
            <text:p>53</text:p>
          </table:table-cell>
          <table:table-cell table:style-name="ce7" office:value-type="float" office:value="193" calcext:value-type="float">
            <text:p>193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4" calcext:value-type="float">
            <text:p>54</text:p>
          </table:table-cell>
          <table:table-cell table:style-name="ce7" office:value-type="float" office:value="95" calcext:value-type="float">
            <text:p>95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5" calcext:value-type="float">
            <text:p>55</text:p>
          </table:table-cell>
          <table:table-cell table:style-name="ce8" office:value-type="float" office:value="185" calcext:value-type="float">
            <text:p>185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6" calcext:value-type="float">
            <text:p>56</text:p>
          </table:table-cell>
          <table:table-cell table:style-name="ce8" office:value-type="float" office:value="77" calcext:value-type="float">
            <text:p>77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7" calcext:value-type="float">
            <text:p>57</text:p>
          </table:table-cell>
          <table:table-cell table:style-name="ce8" office:value-type="float" office:value="115" calcext:value-type="float">
            <text:p>115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8" calcext:value-type="float">
            <text:p>58</text:p>
          </table:table-cell>
          <table:table-cell table:style-name="ce8" office:value-type="float" office:value="73" calcext:value-type="float">
            <text:p>73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9" calcext:value-type="float">
            <text:p>59</text:p>
          </table:table-cell>
          <table:table-cell table:style-name="ce8" office:value-type="float" office:value="15" calcext:value-type="float">
            <text:p>15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60" calcext:value-type="float">
            <text:p>60</text:p>
          </table:table-cell>
          <table:table-cell table:style-name="ce8" office:value-type="float" office:value="73" calcext:value-type="float">
            <text:p>73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61" calcext:value-type="float">
            <text:p>6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62" calcext:value-type="float">
            <text:p>62</text:p>
          </table:table-cell>
          <table:table-cell table:style-name="ce8" office:value-type="float" office:value="81" calcext:value-type="float">
            <text:p>81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63" calcext:value-type="float">
            <text:p>63</text:p>
          </table:table-cell>
          <table:table-cell table:style-name="ce7" office:value-type="float" office:value="185" calcext:value-type="float">
            <text:p>185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64" calcext:value-type="float">
            <text:p>64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65" calcext:value-type="float">
            <text:p>65</text:p>
          </table:table-cell>
          <table:table-cell table:style-name="ce7" office:value-type="float" office:value="226" calcext:value-type="float">
            <text:p>226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66" calcext:value-type="float">
            <text:p>66</text:p>
          </table:table-cell>
          <table:table-cell table:style-name="ce7" office:value-type="float" office:value="185" calcext:value-type="float">
            <text:p>185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67" calcext:value-type="float">
            <text:p>67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68" calcext:value-type="float">
            <text:p>68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69" calcext:value-type="float">
            <text:p>69</text:p>
          </table:table-cell>
          <table:table-cell table:style-name="ce7" office:value-type="float" office:value="185" calcext:value-type="float">
            <text:p>185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70" calcext:value-type="float">
            <text:p>7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71" calcext:value-type="float">
            <text:p>71</text:p>
          </table:table-cell>
          <table:table-cell table:style-name="ce8" office:value-type="float" office:value="185" calcext:value-type="float">
            <text:p>185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72" calcext:value-type="float">
            <text:p>72</text:p>
          </table:table-cell>
          <table:table-cell table:style-name="ce8" office:value-type="float" office:value="61" calcext:value-type="float">
            <text:p>61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73" calcext:value-type="float">
            <text:p>73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74" calcext:value-type="float">
            <text:p>74</text:p>
          </table:table-cell>
          <table:table-cell table:style-name="ce8" office:value-type="float" office:value="213" calcext:value-type="float">
            <text:p>213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75" calcext:value-type="float">
            <text:p>75</text:p>
          </table:table-cell>
          <table:table-cell table:style-name="ce8" office:value-type="float" office:value="86" calcext:value-type="float">
            <text:p>86</text:p>
          </table:table-cell>
          <table:table-cell table:number-columns-repeated="16363"/>
        </table:table-row>
        <table:table-row table:style-name="ro2" table:number-rows-repeated="1048499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m5" table:style-name="ta6">
        <table:table-column table:style-name="co4" table:number-columns-repeated="9" table:default-cell-style-name="ce20"/>
        <table:table-column table:style-name="co5" table:number-columns-repeated="10" table:default-cell-style-name="ce20"/>
        <table:table-column table:style-name="co6" table:default-cell-style-name="ce20"/>
        <table:table-column table:style-name="co6" table:default-cell-style-name="Default"/>
        <table:table-column table:style-name="co5" table:number-columns-repeated="5" table:default-cell-style-name="ce20"/>
        <table:table-column table:style-name="co7" table:number-columns-repeated="9" table:default-cell-style-name="ce20"/>
        <table:table-column table:style-name="co4" table:number-columns-repeated="16349" table:default-cell-style-name="ce20"/>
        <table:table-row table:style-name="ro2">
          <table:table-cell table:number-columns-repeated="12"/>
          <table:table-cell table:style-name="ce18" table:number-columns-repeated="2"/>
          <table:table-cell table:number-columns-repeated="12"/>
          <table:table-cell table:formula="of:=COM.MICROSOFT.CONCAT([.$U10];&quot; &quot;;[.$U19];&quot; &quot;;[.$U28];&quot; &quot;;[.$U37];&quot; &quot;;[.$U46];&quot; &quot;;[.$U55];&quot; &quot;;[.$U64];&quot; &quot;;[.$U73];&quot; &quot;)" office:value-type="string" office:string-value="196 17 193 0 190 114 113 111 " calcext:value-type="string">
            <text:p>196 17 193 0 190 114 113 111 </text:p>
          </table:table-cell>
          <table:table-cell table:number-columns-repeated="16357"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137" calcext:value-type="float">
            <text:p>137</text:p>
          </table:table-cell>
          <table:table-cell office:value-type="float" office:value="75" calcext:value-type="float">
            <text:p>75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75/71</text:p>
          </table:table-cell>
          <table:table-cell office:value-type="float" office:value="75" calcext:value-type="float">
            <text:p>75</text:p>
          </table:table-cell>
          <table:table-cell office:value-type="float" office:value="196" calcext:value-type="float">
            <text:p>196</text:p>
          </table:table-cell>
          <table:table-cell table:number-columns-repeated="5"/>
          <table:table-cell table:style-name="ce18" table:number-columns-repeated="2"/>
          <table:table-cell table:number-columns-repeated="5"/>
          <table:table-cell office:value-type="float" office:value="1" calcext:value-type="float">
            <text:p>1</text:p>
          </table:table-cell>
          <table:table-cell table:style-name="ce7" office:value-type="float" office:value="105" calcext:value-type="float">
            <text:p>105</text:p>
          </table:table-cell>
          <table:table-cell table:number-columns-repeated="5"/>
          <table:table-cell table:formula="of:=COM.MICROSOFT.CONCAT(IF(OR([.$U10]&lt;120;[.$U10]=&quot;75/71&quot;;[.$U10]=&quot;105/101&quot;);VLOOKUP([.$U10];[$V.$A$1:.$D$243];4;0);&quot;&quot;);IF(OR([.$U19]&lt;120;[.$U19]=&quot;75/71&quot;;[.$U19]=&quot;105/101&quot;);VLOOKUP([.$U19];[$V.$A$1:.$D$243];4;0);&quot;&quot;);IF(OR([.$U28]&lt;120;[.$U28]=&quot;75/71&quot;;[.$U28]=&quot;105/101&quot;);VLOOKUP([.$U28];[$V.$A$1:.$D$243];4;0);&quot;&quot;);IF(OR([.$U37]&lt;120;[.$U37]=&quot;75/71&quot;;[.$U37]=&quot;105/101&quot;);VLOOKUP([.$U37];[$V.$A$1:.$D$243];4;0);&quot;&quot;);IF(OR([.$U46]&lt;120;[.$U46]=&quot;75/71&quot;;[.$U46]=&quot;105/101&quot;);VLOOKUP([.$U46];[$V.$A$1:.$D$243];4;0);&quot;&quot;);IF(OR([.$U55]&lt;120;[.$U55]=&quot;75/71&quot;;[.$U55]=&quot;105/101&quot;);VLOOKUP([.$U55];[$V.$A$1:.$D$243];4;0);&quot;&quot;);IF(OR([.$U64]&lt;120;[.$U64]=&quot;75/71&quot;;[.$U64]=&quot;105/101&quot;);VLOOKUP([.$U64];[$V.$A$1:.$D$243];4;0);&quot;&quot;);IF(OR([.$U73]&lt;120;[.$U73]=&quot;75/71&quot;;[.$U73]=&quot;105/101&quot;);VLOOKUP([.$U73];[$V.$A$1:.$D$243];4;0);&quot;&quot;))" office:value-type="string" office:string-value="=B4g^f=e" calcext:value-type="string">
            <text:p>=B4g^f=e</text:p>
          </table:table-cell>
          <table:table-cell table:formula="of:=COM.MICROSOFT.CONCAT([.$U2];&quot; &quot;;[.$U11];&quot; &quot;;[.$U20];&quot; &quot;;[.$U29];&quot; &quot;;[.$U38];&quot; &quot;;[.$U47];&quot; &quot;;[.$U56];&quot; &quot;;[.$U65];&quot; &quot;;[.$U74])" office:value-type="string" office:string-value="105 101 196 114 113 111 114 232 196" calcext:value-type="string">
            <text:p>105 101 196 114 113 111 114 232 196</text:p>
          </table:table-cell>
          <table:table-cell table:number-columns-repeated="16356"/>
        </table:table-row>
        <table:table-row table:style-name="ro2">
          <table:table-cell table:style-name="ce22" office:value-type="float" office:value="84" calcext:value-type="float">
            <text:p>84</text:p>
          </table:table-cell>
          <table:table-cell table:style-name="ce22" office:value-type="string" calcext:value-type="string">
            <text:p>105/101</text:p>
          </table:table-cell>
          <table:table-cell table:style-name="ce22" office:value-type="float" office:value="105" calcext:value-type="float">
            <text:p>105</text:p>
          </table:table-cell>
          <table:table-cell table:style-name="ce22" office:value-type="float" office:value="233" calcext:value-type="float">
            <text:p>233</text:p>
          </table:table-cell>
          <table:table-cell table:style-name="ce22" office:value-type="float" office:value="84" calcext:value-type="float">
            <text:p>84</text:p>
          </table:table-cell>
          <table:table-cell table:style-name="ce22" office:value-type="float" office:value="101" calcext:value-type="float">
            <text:p>101</text:p>
          </table:table-cell>
          <table:table-cell table:style-name="ce22" office:value-type="float" office:value="196" calcext:value-type="float">
            <text:p>196</text:p>
          </table:table-cell>
          <table:table-cell table:style-name="ce22" office:value-type="float" office:value="105" calcext:value-type="float">
            <text:p>105</text:p>
          </table:table-cell>
          <table:table-cell table:number-columns-repeated="4"/>
          <table:table-cell table:style-name="ce18" table:number-columns-repeated="2"/>
          <table:table-cell table:number-columns-repeated="5"/>
          <table:table-cell office:value-type="float" office:value="2" calcext:value-type="float">
            <text:p>2</text:p>
          </table:table-cell>
          <table:table-cell table:style-name="ce7" office:value-type="float" office:value="137" calcext:value-type="float">
            <text:p>137</text:p>
          </table:table-cell>
          <table:table-cell table:number-columns-repeated="5"/>
          <table:table-cell table:formula="of:=COM.MICROSOFT.CONCAT(IF(AND([.$U10]&gt;119;[.$U10]&lt;&gt;&quot;75/71&quot;;[.$U10]&lt;&gt;&quot;105/101&quot;);VLOOKUP([.$U10];[$V.$A$1:.$D$243];4;0);&quot;&quot;);IF(AND([.$U19]&gt;119;[.$U19]&lt;&gt;&quot;75/71&quot;;[.$U19]&lt;&gt;&quot;105/101&quot;);VLOOKUP([.$U19];[$V.$A$1:.$D$243];4;0);&quot;&quot;);IF(AND([.$U28]&gt;119;[.$U28]&lt;&gt;&quot;75/71&quot;;[.$U28]&lt;&gt;&quot;105/101&quot;);VLOOKUP([.$U28];[$V.$A$1:.$D$243];4;0);&quot;&quot;);IF(AND([.$U37]&gt;119;[.$U37]&lt;&gt;&quot;75/71&quot;;[.$U37]&lt;&gt;&quot;105/101&quot;);VLOOKUP([.$U37];[$V.$A$1:.$D$243];4;0);&quot;&quot;);IF(AND([.$U46]&gt;119;[.$U46]&lt;&gt;&quot;75/71&quot;;[.$U46]&lt;&gt;&quot;105/101&quot;);VLOOKUP([.$U46];[$V.$A$1:.$D$243];4;0);&quot;&quot;);IF(AND([.$U55]&gt;119;[.$U55]&lt;&gt;&quot;75/71&quot;;[.$U55]&lt;&gt;&quot;105/101&quot;);VLOOKUP([.$U55];[$V.$A$1:.$D$243];4;0);&quot;&quot;);IF(AND([.$U64]&gt;119;[.$U64]&lt;&gt;&quot;75/71&quot;;[.$U64]&lt;&gt;&quot;105/101&quot;);VLOOKUP([.$U64];[$V.$A$1:.$D$243];4;0);&quot;&quot;);IF(AND([.$U73]&gt;119;[.$U73]&lt;&gt;&quot;75/71&quot;;[.$U73]&lt;&gt;&quot;105/101&quot;);VLOOKUP([.$U73];[$V.$A$1:.$D$243];4;0);&quot;&quot;))" office:value-type="string" office:string-value="G,2=E,2D,2" calcext:value-type="string">
            <text:p>G,2=E,2D,2</text:p>
          </table:table-cell>
          <table:table-cell table:formula="of:=COM.MICROSOFT.CONCAT(IF(OR([.$U2]&lt;120;[.$U2]=&quot;75/71&quot;;[.$U2]=&quot;105/101&quot;);VLOOKUP([.$U2];[$V.$A$1:.$D$243];4;0);&quot;&quot;);IF(OR([.$U11]&lt;120;[.$U11]=&quot;75/71&quot;;[.$U11]=&quot;105/101&quot;);VLOOKUP([.$U11];[$V.$A$1:.$D$243];4;0);&quot;&quot;);IF(OR([.$U20]&lt;120;[.$U20]=&quot;75/71&quot;;[.$U20]=&quot;105/101&quot;);VLOOKUP([.$U20];[$V.$A$1:.$D$243];4;0);&quot;&quot;);IF(OR([.$U29]&lt;120;[.$U29]=&quot;75/71&quot;;[.$U29]=&quot;105/101&quot;);VLOOKUP([.$U29];[$V.$A$1:.$D$243];4;0);&quot;&quot;);IF(OR([.$U38]&lt;120;[.$U38]=&quot;75/71&quot;;[.$U38]=&quot;105/101&quot;);VLOOKUP([.$U38];[$V.$A$1:.$D$243];4;0);&quot;&quot;);IF(OR([.$U47]&lt;120;[.$U47]=&quot;75/71&quot;;[.$U47]=&quot;105/101&quot;);VLOOKUP([.$U47];[$V.$A$1:.$D$243];4;0);&quot;&quot;);IF(OR([.$U56]&lt;120;[.$U56]=&quot;75/71&quot;;[.$U56]=&quot;105/101&quot;);VLOOKUP([.$U56];[$V.$A$1:.$D$243];4;0);&quot;&quot;);IF(OR([.$U65]&lt;120;[.$U65]=&quot;75/71&quot;;[.$U65]=&quot;105/101&quot;);VLOOKUP([.$U65];[$V.$A$1:.$D$243];4;0);&quot;&quot;);IF(OR([.$U74]&lt;120;[.$U74]=&quot;75/71&quot;;[.$U74]=&quot;105/101&quot;);VLOOKUP([.$U74];[$V.$A$1:.$D$243];4;0);&quot;&quot;))" office:value-type="string" office:string-value="=BGg^f=eg" calcext:value-type="string">
            <text:p>=BGg^f=eg</text:p>
          </table:table-cell>
          <table:table-cell table:formula="of:=COM.MICROSOFT.CONCAT([.$U3];&quot; &quot;;[.$U12];&quot; &quot;;[.$U21];&quot; &quot;;[.$U30];&quot; &quot;;[.$U39];&quot; &quot;;[.$U48];&quot; &quot;;[.$U57];&quot; &quot;;[.$U66];&quot; &quot;;[.$U75])" office:value-type="string" office:string-value="137 84 0 190 111 113 114 105 0" calcext:value-type="string">
            <text:p>137 84 0 190 111 113 114 105 0</text:p>
          </table:table-cell>
          <table:table-cell table:number-columns-repeated="16355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101" calcext:value-type="float">
            <text:p>101</text:p>
          </table:table-cell>
          <table:table-cell office:value-type="float" office:value="17" calcext:value-type="float">
            <text:p>17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105/101</text:p>
          </table:table-cell>
          <table:table-cell office:value-type="float" office:value="81" calcext:value-type="float">
            <text:p>81</text:p>
          </table:table-cell>
          <table:table-cell table:number-columns-repeated="3"/>
          <table:table-cell table:style-name="ce18" table:number-columns-repeated="2"/>
          <table:table-cell table:number-columns-repeated="5"/>
          <table:table-cell office:value-type="float" office:value="3" calcext:value-type="float">
            <text:p>3</text:p>
          </table:table-cell>
          <table:table-cell table:style-name="ce7" office:value-type="float" office:value="75" calcext:value-type="float">
            <text:p>75</text:p>
          </table:table-cell>
          <table:table-cell table:number-columns-repeated="6"/>
          <table:table-cell table:formula="of:=COM.MICROSOFT.CONCAT(IF(AND([.$U2]&gt;119;[.$U2]&lt;&gt;&quot;75/71&quot;;[.$U2]&lt;&gt;&quot;105/101&quot;);VLOOKUP([.$U2];[$V.$A$1:.$D$243];4;0);&quot;&quot;);IF(AND([.$U11]&gt;119;[.$U11]&lt;&gt;&quot;75/71&quot;;[.$U11]&lt;&gt;&quot;105/101&quot;);VLOOKUP([.$U11];[$V.$A$1:.$D$243];4;0);&quot;&quot;);IF(AND([.$U20]&gt;119;[.$U20]&lt;&gt;&quot;75/71&quot;;[.$U20]&lt;&gt;&quot;105/101&quot;);VLOOKUP([.$U20];[$V.$A$1:.$D$243];4;0);&quot;&quot;);IF(AND([.$U29]&gt;119;[.$U29]&lt;&gt;&quot;75/71&quot;;[.$U29]&lt;&gt;&quot;105/101&quot;);VLOOKUP([.$U29];[$V.$A$1:.$D$243];4;0);&quot;&quot;);IF(AND([.$U38]&gt;119;[.$U38]&lt;&gt;&quot;75/71&quot;;[.$U38]&lt;&gt;&quot;105/101&quot;);VLOOKUP([.$U38];[$V.$A$1:.$D$243];4;0);&quot;&quot;);IF(AND([.$U47]&gt;119;[.$U47]&lt;&gt;&quot;75/71&quot;;[.$U47]&lt;&gt;&quot;105/101&quot;);VLOOKUP([.$U47];[$V.$A$1:.$D$243];4;0);&quot;&quot;);IF(AND([.$U56]&gt;119;[.$U56]&lt;&gt;&quot;75/71&quot;;[.$U56]&lt;&gt;&quot;105/101&quot;);VLOOKUP([.$U56];[$V.$A$1:.$D$243];4;0);&quot;&quot;);IF(AND([.$U65]&gt;119;[.$U65]&lt;&gt;&quot;75/71&quot;;[.$U65]&lt;&gt;&quot;105/101&quot;);VLOOKUP([.$U65];[$V.$A$1:.$D$243];4;0);&quot;&quot;);IF(AND([.$U74]&gt;119;[.$U74]&lt;&gt;&quot;75/71&quot;;[.$U74]&lt;&gt;&quot;105/101&quot;);VLOOKUP([.$U74];[$V.$A$1:.$D$243];4;0);&quot;&quot;))" office:value-type="string" office:string-value="G,2z2G,2" calcext:value-type="string">
            <text:p>G,2z2G,2</text:p>
          </table:table-cell>
          <table:table-cell table:formula="of:=COM.MICROSOFT.CONCAT(IF(OR([.$U3]&lt;120;[.$U3]=&quot;75/71&quot;;[.$U3]=&quot;105/101&quot;);VLOOKUP([.$U3];[$V.$A$1:.$D$243];4;0);&quot;&quot;);IF(OR([.$U12]&lt;120;[.$U12]=&quot;75/71&quot;;[.$U12]=&quot;105/101&quot;);VLOOKUP([.$U12];[$V.$A$1:.$D$243];4;0);&quot;&quot;);IF(OR([.$U21]&lt;120;[.$U21]=&quot;75/71&quot;;[.$U21]=&quot;105/101&quot;);VLOOKUP([.$U21];[$V.$A$1:.$D$243];4;0);&quot;&quot;);IF(OR([.$U30]&lt;120;[.$U30]=&quot;75/71&quot;;[.$U30]=&quot;105/101&quot;);VLOOKUP([.$U30];[$V.$A$1:.$D$243];4;0);&quot;&quot;);IF(OR([.$U39]&lt;120;[.$U39]=&quot;75/71&quot;;[.$U39]=&quot;105/101&quot;);VLOOKUP([.$U39];[$V.$A$1:.$D$243];4;0);&quot;&quot;);IF(OR([.$U48]&lt;120;[.$U48]=&quot;75/71&quot;;[.$U48]=&quot;105/101&quot;);VLOOKUP([.$U48];[$V.$A$1:.$D$243];4;0);&quot;&quot;);IF(OR([.$U57]&lt;120;[.$U57]=&quot;75/71&quot;;[.$U57]=&quot;105/101&quot;);VLOOKUP([.$U57];[$V.$A$1:.$D$243];4;0);&quot;&quot;);IF(OR([.$U66]&lt;120;[.$U66]=&quot;75/71&quot;;[.$U66]=&quot;105/101&quot;);VLOOKUP([.$U66];[$V.$A$1:.$D$243];4;0);&quot;&quot;);IF(OR([.$U75]&lt;120;[.$U75]=&quot;75/71&quot;;[.$U75]=&quot;105/101&quot;);VLOOKUP([.$U75];[$V.$A$1:.$D$243];4;0);&quot;&quot;))" office:value-type="string" office:string-value="g2=e^fg=B" calcext:value-type="string">
            <text:p>g2=e^fg=B</text:p>
          </table:table-cell>
          <table:table-cell table:formula="of:=COM.MICROSOFT.CONCAT([.$U4];&quot; &quot;;[.$U13];&quot; &quot;;[.$U22];&quot; &quot;;[.$U31];&quot; &quot;;[.$U40];&quot; &quot;;[.$U49];&quot; &quot;;[.$U58];&quot; &quot;;[.$U67];&quot; &quot;;[.$U76])" office:value-type="string" office:string-value="75 233 224 0 221 218 25 217 215" calcext:value-type="string">
            <text:p>75 233 224 0 221 218 25 217 215</text:p>
          </table:table-cell>
          <table:table-cell table:number-columns-repeated="16354"/>
        </table:table-row>
        <table:table-row table:style-name="ro2">
          <table:table-cell table:style-name="ce22" office:value-type="float" office:value="196" calcext:value-type="float">
            <text:p>196</text:p>
          </table:table-cell>
          <table:table-cell table:style-name="ce22" office:value-type="float" office:value="101" calcext:value-type="float">
            <text:p>10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90" calcext:value-type="float">
            <text:p>190</text:p>
          </table:table-cell>
          <table:table-cell table:style-name="ce22" office:value-type="float" office:value="114" calcext:value-type="float">
            <text:p>114</text:p>
          </table:table-cell>
          <table:table-cell table:style-name="ce22" office:value-type="float" office:value="193" calcext:value-type="float">
            <text:p>193</text:p>
          </table:table-cell>
          <table:table-cell table:number-columns-repeated="2" table:style-name="ce22" office:value-type="float" office:value="196" calcext:value-type="float">
            <text:p>196</text:p>
          </table:table-cell>
          <table:table-cell table:number-columns-repeated="4"/>
          <table:table-cell table:style-name="ce18" table:number-columns-repeated="2"/>
          <table:table-cell table:number-columns-repeated="5"/>
          <table:table-cell office:value-type="float" office:value="4" calcext:value-type="float">
            <text:p>4</text:p>
          </table:table-cell>
          <table:table-cell table:style-name="ce7" office:value-type="float" office:value="196" calcext:value-type="float">
            <text:p>196</text:p>
          </table:table-cell>
          <table:table-cell table:number-columns-repeated="7"/>
          <table:table-cell table:formula="of:=COM.MICROSOFT.CONCAT(IF(AND([.$U3]&gt;119;[.$U3]&lt;&gt;&quot;75/71&quot;;[.$U3]&lt;&gt;&quot;105/101&quot;);VLOOKUP([.$U3];[$V.$A$1:.$D$243];4;0);&quot;&quot;);IF(AND([.$U12]&gt;119;[.$U12]&lt;&gt;&quot;75/71&quot;;[.$U12]&lt;&gt;&quot;105/101&quot;);VLOOKUP([.$U12];[$V.$A$1:.$D$243];4;0);&quot;&quot;);IF(AND([.$U21]&gt;119;[.$U21]&lt;&gt;&quot;75/71&quot;;[.$U21]&lt;&gt;&quot;105/101&quot;);VLOOKUP([.$U21];[$V.$A$1:.$D$243];4;0);&quot;&quot;);IF(AND([.$U30]&gt;119;[.$U30]&lt;&gt;&quot;75/71&quot;;[.$U30]&lt;&gt;&quot;105/101&quot;);VLOOKUP([.$U30];[$V.$A$1:.$D$243];4;0);&quot;&quot;);IF(AND([.$U39]&gt;119;[.$U39]&lt;&gt;&quot;75/71&quot;;[.$U39]&lt;&gt;&quot;105/101&quot;);VLOOKUP([.$U39];[$V.$A$1:.$D$243];4;0);&quot;&quot;);IF(AND([.$U48]&gt;119;[.$U48]&lt;&gt;&quot;75/71&quot;;[.$U48]&lt;&gt;&quot;105/101&quot;);VLOOKUP([.$U48];[$V.$A$1:.$D$243];4;0);&quot;&quot;);IF(AND([.$U57]&gt;119;[.$U57]&lt;&gt;&quot;75/71&quot;;[.$U57]&lt;&gt;&quot;105/101&quot;);VLOOKUP([.$U57];[$V.$A$1:.$D$243];4;0);&quot;&quot;);IF(AND([.$U66]&gt;119;[.$U66]&lt;&gt;&quot;75/71&quot;;[.$U66]&lt;&gt;&quot;105/101&quot;);VLOOKUP([.$U66];[$V.$A$1:.$D$243];4;0);&quot;&quot;);IF(AND([.$U75]&gt;119;[.$U75]&lt;&gt;&quot;75/71&quot;;[.$U75]&lt;&gt;&quot;105/101&quot;);VLOOKUP([.$U75];[$V.$A$1:.$D$243];4;0);&quot;&quot;))" office:value-type="string" office:string-value="=E,4D,2" calcext:value-type="string">
            <text:p>=E,4D,2</text:p>
          </table:table-cell>
          <table:table-cell table:formula="of:=COM.MICROSOFT.CONCAT(IF(OR([.$U4]&lt;120;[.$U4]=&quot;75/71&quot;;[.$U4]=&quot;105/101&quot;);VLOOKUP([.$U4];[$V.$A$1:.$D$243];4;0);&quot;&quot;);IF(OR([.$U13]&lt;120;[.$U13]=&quot;75/71&quot;;[.$U13]=&quot;105/101&quot;);VLOOKUP([.$U13];[$V.$A$1:.$D$243];4;0);&quot;&quot;);IF(OR([.$U22]&lt;120;[.$U22]=&quot;75/71&quot;;[.$U22]=&quot;105/101&quot;);VLOOKUP([.$U22];[$V.$A$1:.$D$243];4;0);&quot;&quot;);IF(OR([.$U31]&lt;120;[.$U31]=&quot;75/71&quot;;[.$U31]=&quot;105/101&quot;);VLOOKUP([.$U31];[$V.$A$1:.$D$243];4;0);&quot;&quot;);IF(OR([.$U40]&lt;120;[.$U40]=&quot;75/71&quot;;[.$U40]=&quot;105/101&quot;);VLOOKUP([.$U40];[$V.$A$1:.$D$243];4;0);&quot;&quot;);IF(OR([.$U49]&lt;120;[.$U49]=&quot;75/71&quot;;[.$U49]=&quot;105/101&quot;);VLOOKUP([.$U49];[$V.$A$1:.$D$243];4;0);&quot;&quot;);IF(OR([.$U58]&lt;120;[.$U58]=&quot;75/71&quot;;[.$U58]=&quot;105/101&quot;);VLOOKUP([.$U58];[$V.$A$1:.$D$243];4;0);&quot;&quot;);IF(OR([.$U67]&lt;120;[.$U67]=&quot;75/71&quot;;[.$U67]=&quot;105/101&quot;);VLOOKUP([.$U67];[$V.$A$1:.$D$243];4;0);&quot;&quot;);IF(OR([.$U76]&lt;120;[.$U76]=&quot;75/71&quot;;[.$U76]=&quot;105/101&quot;);VLOOKUP([.$U76];[$V.$A$1:.$D$243];4;0);&quot;&quot;))" office:value-type="string" office:string-value="=B2g4" calcext:value-type="string">
            <text:p>=B2g4</text:p>
          </table:table-cell>
          <table:table-cell table:formula="of:=COM.MICROSOFT.CONCAT([.$U5];&quot; &quot;;[.$U14];&quot; &quot;;[.$U23];&quot; &quot;;[.$U32];&quot; &quot;;[.$U41];&quot; &quot;;[.$U50];&quot; &quot;;[.$U59];&quot; &quot;;[.$U68];&quot; &quot;;[.$U77])" office:value-type="string" office:string-value="196 105 103 101 193 190 105 111 84" calcext:value-type="string">
            <text:p>196 105 103 101 193 190 105 111 84</text:p>
          </table:table-cell>
          <table:table-cell table:number-columns-repeated="16353"/>
        </table:table-row>
        <table:table-row table:style-name="ro2">
          <table:table-cell office:value-type="float" office:value="196" calcext:value-type="float">
            <text:p>196</text:p>
          </table:table-cell>
          <table:table-cell office:value-type="float" office:value="114" calcext:value-type="float">
            <text:p>114</text:p>
          </table:table-cell>
          <table:table-cell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111" calcext:value-type="float">
            <text:p>111</text:p>
          </table:table-cell>
          <table:table-cell office:value-type="float" office:value="221" calcext:value-type="float">
            <text:p>221</text:p>
          </table:table-cell>
          <table:table-cell office:value-type="float" office:value="193" calcext:value-type="float">
            <text:p>193</text:p>
          </table:table-cell>
          <table:table-cell office:value-type="float" office:value="232" calcext:value-type="float">
            <text:p>232</text:p>
          </table:table-cell>
          <table:table-cell table:number-columns-repeated="3"/>
          <table:table-cell table:style-name="ce18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75/71</text:p>
          </table:table-cell>
          <table:table-cell table:number-columns-repeated="8"/>
          <table:table-cell table:formula="of:=COM.MICROSOFT.CONCAT(IF(AND([.$U4]&gt;119;[.$U4]&lt;&gt;&quot;75/71&quot;;[.$U4]&lt;&gt;&quot;105/101&quot;);VLOOKUP([.$U4];[$V.$A$1:.$D$243];4;0);&quot;&quot;);IF(AND([.$U13]&gt;119;[.$U13]&lt;&gt;&quot;75/71&quot;;[.$U13]&lt;&gt;&quot;105/101&quot;);VLOOKUP([.$U13];[$V.$A$1:.$D$243];4;0);&quot;&quot;);IF(AND([.$U22]&gt;119;[.$U22]&lt;&gt;&quot;75/71&quot;;[.$U22]&lt;&gt;&quot;105/101&quot;);VLOOKUP([.$U22];[$V.$A$1:.$D$243];4;0);&quot;&quot;);IF(AND([.$U31]&gt;119;[.$U31]&lt;&gt;&quot;75/71&quot;;[.$U31]&lt;&gt;&quot;105/101&quot;);VLOOKUP([.$U31];[$V.$A$1:.$D$243];4;0);&quot;&quot;);IF(AND([.$U40]&gt;119;[.$U40]&lt;&gt;&quot;75/71&quot;;[.$U40]&lt;&gt;&quot;105/101&quot;);VLOOKUP([.$U40];[$V.$A$1:.$D$243];4;0);&quot;&quot;);IF(AND([.$U49]&gt;119;[.$U49]&lt;&gt;&quot;75/71&quot;;[.$U49]&lt;&gt;&quot;105/101&quot;);VLOOKUP([.$U49];[$V.$A$1:.$D$243];4;0);&quot;&quot;);IF(AND([.$U58]&gt;119;[.$U58]&lt;&gt;&quot;75/71&quot;;[.$U58]&lt;&gt;&quot;105/101&quot;);VLOOKUP([.$U58];[$V.$A$1:.$D$243];4;0);&quot;&quot;);IF(AND([.$U67]&gt;119;[.$U67]&lt;&gt;&quot;75/71&quot;;[.$U67]&lt;&gt;&quot;105/101&quot;);VLOOKUP([.$U67];[$V.$A$1:.$D$243];4;0);&quot;&quot;);IF(AND([.$U76]&gt;119;[.$U76]&lt;&gt;&quot;75/71&quot;;[.$U76]&lt;&gt;&quot;105/101&quot;);VLOOKUP([.$U76];[$V.$A$1:.$D$243];4;0);&quot;&quot;))" office:value-type="string" office:string-value="zG,=E,D,^C,=B,," calcext:value-type="string">
            <text:p>zG,=E,D,^C,=B,,</text:p>
          </table:table-cell>
          <table:table-cell table:formula="of:=COM.MICROSOFT.CONCAT(IF(OR([.$U5]&lt;120;[.$U5]=&quot;75/71&quot;;[.$U5]=&quot;105/101&quot;);VLOOKUP([.$U5];[$V.$A$1:.$D$243];4;0);&quot;&quot;);IF(OR([.$U14]&lt;120;[.$U14]=&quot;75/71&quot;;[.$U14]=&quot;105/101&quot;);VLOOKUP([.$U14];[$V.$A$1:.$D$243];4;0);&quot;&quot;);IF(OR([.$U23]&lt;120;[.$U23]=&quot;75/71&quot;;[.$U23]=&quot;105/101&quot;);VLOOKUP([.$U23];[$V.$A$1:.$D$243];4;0);&quot;&quot;);IF(OR([.$U32]&lt;120;[.$U32]=&quot;75/71&quot;;[.$U32]=&quot;105/101&quot;);VLOOKUP([.$U32];[$V.$A$1:.$D$243];4;0);&quot;&quot;);IF(OR([.$U41]&lt;120;[.$U41]=&quot;75/71&quot;;[.$U41]=&quot;105/101&quot;);VLOOKUP([.$U41];[$V.$A$1:.$D$243];4;0);&quot;&quot;);IF(OR([.$U50]&lt;120;[.$U50]=&quot;75/71&quot;;[.$U50]=&quot;105/101&quot;);VLOOKUP([.$U50];[$V.$A$1:.$D$243];4;0);&quot;&quot;);IF(OR([.$U59]&lt;120;[.$U59]=&quot;75/71&quot;;[.$U59]=&quot;105/101&quot;);VLOOKUP([.$U59];[$V.$A$1:.$D$243];4;0);&quot;&quot;);IF(OR([.$U68]&lt;120;[.$U68]=&quot;75/71&quot;;[.$U68]=&quot;105/101&quot;);VLOOKUP([.$U68];[$V.$A$1:.$D$243];4;0);&quot;&quot;);IF(OR([.$U77]&lt;120;[.$U77]=&quot;75/71&quot;;[.$U77]=&quot;105/101&quot;);VLOOKUP([.$U77];[$V.$A$1:.$D$243];4;0);&quot;&quot;))" office:value-type="string" office:string-value="=BAG=B=eg2" calcext:value-type="string">
            <text:p>=BAG=B=eg2</text:p>
          </table:table-cell>
          <table:table-cell table:formula="of:=COM.MICROSOFT.CONCAT([.$U6];&quot; &quot;;[.$U15];&quot; &quot;;[.$U24];&quot; &quot;;[.$U33];&quot; &quot;;[.$U42];&quot; &quot;;[.$U51];&quot; &quot;;[.$U60];&quot; &quot;;[.$U69];&quot; &quot;;[.$U78])" office:value-type="string" office:string-value="75/71 105/101 105/101 196 232 196 105/101 105/101 0" calcext:value-type="string">
            <text:p>75/71 105/101 105/101 196 232 196 105/101 105/101 0</text:p>
          </table:table-cell>
          <table:table-cell table:number-columns-repeated="16352"/>
        </table:table-row>
        <table:table-row table:style-name="ro2">
          <table:table-cell table:style-name="ce22" office:value-type="float" office:value="196" calcext:value-type="float">
            <text:p>196</text:p>
          </table:table-cell>
          <table:table-cell table:style-name="ce22" office:value-type="float" office:value="190" calcext:value-type="float">
            <text:p>190</text:p>
          </table:table-cell>
          <table:table-cell table:style-name="ce22" office:value-type="float" office:value="218" calcext:value-type="float">
            <text:p>218</text:p>
          </table:table-cell>
          <table:table-cell table:style-name="ce22" office:value-type="float" office:value="113" calcext:value-type="float">
            <text:p>113</text:p>
          </table:table-cell>
          <table:table-cell table:style-name="ce22" office:value-type="float" office:value="111" calcext:value-type="float">
            <text:p>111</text:p>
          </table:table-cell>
          <table:table-cell table:style-name="ce22" office:value-type="float" office:value="190" calcext:value-type="float">
            <text:p>190</text:p>
          </table:table-cell>
          <table:table-cell table:style-name="ce22" office:value-type="float" office:value="107" calcext:value-type="float">
            <text:p>107</text:p>
          </table:table-cell>
          <table:table-cell table:style-name="ce22" office:value-type="float" office:value="113" calcext:value-type="float">
            <text:p>113</text:p>
          </table:table-cell>
          <table:table-cell table:style-name="ce22" office:value-type="float" office:value="196" calcext:value-type="float">
            <text:p>196</text:p>
          </table:table-cell>
          <table:table-cell table:number-columns-repeated="3"/>
          <table:table-cell table:style-name="ce18" table:number-columns-repeated="2"/>
          <table:table-cell table:number-columns-repeated="5"/>
          <table:table-cell office:value-type="float" office:value="6" calcext:value-type="float">
            <text:p>6</text:p>
          </table:table-cell>
          <table:table-cell table:style-name="ce7" office:value-type="float" office:value="75" calcext:value-type="float">
            <text:p>75</text:p>
          </table:table-cell>
          <table:table-cell table:number-columns-repeated="9"/>
          <table:table-cell table:formula="of:=COM.MICROSOFT.CONCAT(IF(AND([.$U5]&gt;119;[.$U5]&lt;&gt;&quot;75/71&quot;;[.$U5]&lt;&gt;&quot;105/101&quot;);VLOOKUP([.$U5];[$V.$A$1:.$D$243];4;0);&quot;&quot;);IF(AND([.$U14]&gt;119;[.$U14]&lt;&gt;&quot;75/71&quot;;[.$U14]&lt;&gt;&quot;105/101&quot;);VLOOKUP([.$U14];[$V.$A$1:.$D$243];4;0);&quot;&quot;);IF(AND([.$U23]&gt;119;[.$U23]&lt;&gt;&quot;75/71&quot;;[.$U23]&lt;&gt;&quot;105/101&quot;);VLOOKUP([.$U23];[$V.$A$1:.$D$243];4;0);&quot;&quot;);IF(AND([.$U32]&gt;119;[.$U32]&lt;&gt;&quot;75/71&quot;;[.$U32]&lt;&gt;&quot;105/101&quot;);VLOOKUP([.$U32];[$V.$A$1:.$D$243];4;0);&quot;&quot;);IF(AND([.$U41]&gt;119;[.$U41]&lt;&gt;&quot;75/71&quot;;[.$U41]&lt;&gt;&quot;105/101&quot;);VLOOKUP([.$U41];[$V.$A$1:.$D$243];4;0);&quot;&quot;);IF(AND([.$U50]&gt;119;[.$U50]&lt;&gt;&quot;75/71&quot;;[.$U50]&lt;&gt;&quot;105/101&quot;);VLOOKUP([.$U50];[$V.$A$1:.$D$243];4;0);&quot;&quot;);IF(AND([.$U59]&gt;119;[.$U59]&lt;&gt;&quot;75/71&quot;;[.$U59]&lt;&gt;&quot;105/101&quot;);VLOOKUP([.$U59];[$V.$A$1:.$D$243];4;0);&quot;&quot;);IF(AND([.$U68]&gt;119;[.$U68]&lt;&gt;&quot;75/71&quot;;[.$U68]&lt;&gt;&quot;105/101&quot;);VLOOKUP([.$U68];[$V.$A$1:.$D$243];4;0);&quot;&quot;);IF(AND([.$U77]&gt;119;[.$U77]&lt;&gt;&quot;75/71&quot;;[.$U77]&lt;&gt;&quot;105/101&quot;);VLOOKUP([.$U77];[$V.$A$1:.$D$243];4;0);&quot;&quot;))" office:value-type="string" office:string-value="G,2=E,2D,2" calcext:value-type="string">
            <text:p>G,2=E,2D,2</text:p>
          </table:table-cell>
          <table:table-cell table:formula="of:=COM.MICROSOFT.CONCAT(IF(OR([.$U6]&lt;120;[.$U6]=&quot;75/71&quot;;[.$U6]=&quot;105/101&quot;);VLOOKUP([.$U6];[$V.$A$1:.$D$243];4;0);&quot;&quot;);IF(OR([.$U15]&lt;120;[.$U15]=&quot;75/71&quot;;[.$U15]=&quot;105/101&quot;);VLOOKUP([.$U15];[$V.$A$1:.$D$243];4;0);&quot;&quot;);IF(OR([.$U24]&lt;120;[.$U24]=&quot;75/71&quot;;[.$U24]=&quot;105/101&quot;);VLOOKUP([.$U24];[$V.$A$1:.$D$243];4;0);&quot;&quot;);IF(OR([.$U33]&lt;120;[.$U33]=&quot;75/71&quot;;[.$U33]=&quot;105/101&quot;);VLOOKUP([.$U33];[$V.$A$1:.$D$243];4;0);&quot;&quot;);IF(OR([.$U42]&lt;120;[.$U42]=&quot;75/71&quot;;[.$U42]=&quot;105/101&quot;);VLOOKUP([.$U42];[$V.$A$1:.$D$243];4;0);&quot;&quot;);IF(OR([.$U51]&lt;120;[.$U51]=&quot;75/71&quot;;[.$U51]=&quot;105/101&quot;);VLOOKUP([.$U51];[$V.$A$1:.$D$243];4;0);&quot;&quot;);IF(OR([.$U60]&lt;120;[.$U60]=&quot;75/71&quot;;[.$U60]=&quot;105/101&quot;);VLOOKUP([.$U60];[$V.$A$1:.$D$243];4;0);&quot;&quot;);IF(OR([.$U69]&lt;120;[.$U69]=&quot;75/71&quot;;[.$U69]=&quot;105/101&quot;);VLOOKUP([.$U69];[$V.$A$1:.$D$243];4;0);&quot;&quot;);IF(OR([.$U78]&lt;120;[.$U78]=&quot;75/71&quot;;[.$U78]=&quot;105/101&quot;);VLOOKUP([.$U78];[$V.$A$1:.$D$243];4;0);&quot;&quot;))" office:value-type="string" office:string-value="[G=B]2[G=B][G=B][G=B][G=B]" calcext:value-type="string">
            <text:p>[G=B]2[G=B][G=B][G=B][G=B]</text:p>
          </table:table-cell>
          <table:table-cell table:formula="of:=COM.MICROSOFT.CONCAT([.$U7];&quot; &quot;;[.$U16];&quot; &quot;;[.$U25];&quot; &quot;;[.$U34];&quot; &quot;;[.$U43];&quot; &quot;;[.$U52];&quot; &quot;;[.$U61];&quot; &quot;;[.$U70];&quot; &quot;;[.$U79])" office:value-type="string" office:string-value="75 84 81 196 196 196 0 0 0" calcext:value-type="string">
            <text:p>75 84 81 196 196 196 0 0 0</text:p>
          </table:table-cell>
          <table:table-cell table:number-columns-repeated="16351"/>
        </table:table-row>
        <table:table-row table:style-name="ro2">
          <table:table-cell table:number-columns-repeated="2" office:value-type="float" office:value="196" calcext:value-type="float">
            <text:p>196</text:p>
          </table:table-cell>
          <table:table-cell office:value-type="float" office:value="103" calcext:value-type="float">
            <text:p>103</text:p>
          </table:table-cell>
          <table:table-cell table:number-columns-repeated="3" office:value-type="float" office:value="114" calcext:value-type="float">
            <text:p>114</text:p>
          </table:table-cell>
          <table:table-cell office:value-type="float" office:value="25" calcext:value-type="float">
            <text:p>2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105/101</text:p>
          </table:table-cell>
          <table:table-cell table:number-columns-repeated="3"/>
          <table:table-cell table:style-name="ce18" table:number-columns-repeated="2"/>
          <table:table-cell table:number-columns-repeated="5"/>
          <table:table-cell office:value-type="float" office:value="7" calcext:value-type="float">
            <text:p>7</text:p>
          </table:table-cell>
          <table:table-cell table:style-name="ce7" office:value-type="float" office:value="196" calcext:value-type="float">
            <text:p>196</text:p>
          </table:table-cell>
          <table:table-cell table:number-columns-repeated="5"/>
          <table:table-cell table:style-name="ce24"/>
          <table:table-cell table:number-columns-repeated="4"/>
          <table:table-cell table:formula="of:=COM.MICROSOFT.CONCAT(IF(AND([.$U6]&gt;119;[.$U6]&lt;&gt;&quot;75/71&quot;;[.$U6]&lt;&gt;&quot;105/101&quot;);VLOOKUP([.$U6];[$V.$A$1:.$D$243];4;0);&quot;&quot;);IF(AND([.$U15]&gt;119;[.$U15]&lt;&gt;&quot;75/71&quot;;[.$U15]&lt;&gt;&quot;105/101&quot;);VLOOKUP([.$U15];[$V.$A$1:.$D$243];4;0);&quot;&quot;);IF(AND([.$U24]&gt;119;[.$U24]&lt;&gt;&quot;75/71&quot;;[.$U24]&lt;&gt;&quot;105/101&quot;);VLOOKUP([.$U24];[$V.$A$1:.$D$243];4;0);&quot;&quot;);IF(AND([.$U33]&gt;119;[.$U33]&lt;&gt;&quot;75/71&quot;;[.$U33]&lt;&gt;&quot;105/101&quot;);VLOOKUP([.$U33];[$V.$A$1:.$D$243];4;0);&quot;&quot;);IF(AND([.$U42]&gt;119;[.$U42]&lt;&gt;&quot;75/71&quot;;[.$U42]&lt;&gt;&quot;105/101&quot;);VLOOKUP([.$U42];[$V.$A$1:.$D$243];4;0);&quot;&quot;);IF(AND([.$U51]&gt;119;[.$U51]&lt;&gt;&quot;75/71&quot;;[.$U51]&lt;&gt;&quot;105/101&quot;);VLOOKUP([.$U51];[$V.$A$1:.$D$243];4;0);&quot;&quot;);IF(AND([.$U60]&gt;119;[.$U60]&lt;&gt;&quot;75/71&quot;;[.$U60]&lt;&gt;&quot;105/101&quot;);VLOOKUP([.$U60];[$V.$A$1:.$D$243];4;0);&quot;&quot;);IF(AND([.$U69]&gt;119;[.$U69]&lt;&gt;&quot;75/71&quot;;[.$U69]&lt;&gt;&quot;105/101&quot;);VLOOKUP([.$U69];[$V.$A$1:.$D$243];4;0);&quot;&quot;);IF(AND([.$U78]&gt;119;[.$U78]&lt;&gt;&quot;75/71&quot;;[.$U78]&lt;&gt;&quot;105/101&quot;);VLOOKUP([.$U78];[$V.$A$1:.$D$243];4;0);&quot;&quot;))" office:value-type="string" office:string-value="G,2z2G,2" calcext:value-type="string">
            <text:p>G,2z2G,2</text:p>
          </table:table-cell>
          <table:table-cell table:formula="of:=COM.MICROSOFT.CONCAT(IF(OR([.$U7]&lt;120;[.$U7]=&quot;75/71&quot;;[.$U7]=&quot;105/101&quot;);VLOOKUP([.$U7];[$V.$A$1:.$D$243];4;0);&quot;&quot;);IF(OR([.$U16]&lt;120;[.$U16]=&quot;75/71&quot;;[.$U16]=&quot;105/101&quot;);VLOOKUP([.$U16];[$V.$A$1:.$D$243];4;0);&quot;&quot;);IF(OR([.$U25]&lt;120;[.$U25]=&quot;75/71&quot;;[.$U25]=&quot;105/101&quot;);VLOOKUP([.$U25];[$V.$A$1:.$D$243];4;0);&quot;&quot;);IF(OR([.$U34]&lt;120;[.$U34]=&quot;75/71&quot;;[.$U34]=&quot;105/101&quot;);VLOOKUP([.$U34];[$V.$A$1:.$D$243];4;0);&quot;&quot;);IF(OR([.$U43]&lt;120;[.$U43]=&quot;75/71&quot;;[.$U43]=&quot;105/101&quot;);VLOOKUP([.$U43];[$V.$A$1:.$D$243];4;0);&quot;&quot;);IF(OR([.$U52]&lt;120;[.$U52]=&quot;75/71&quot;;[.$U52]=&quot;105/101&quot;);VLOOKUP([.$U52];[$V.$A$1:.$D$243];4;0);&quot;&quot;);IF(OR([.$U61]&lt;120;[.$U61]=&quot;75/71&quot;;[.$U61]=&quot;105/101&quot;);VLOOKUP([.$U61];[$V.$A$1:.$D$243];4;0);&quot;&quot;);IF(OR([.$U70]&lt;120;[.$U70]=&quot;75/71&quot;;[.$U70]=&quot;105/101&quot;);VLOOKUP([.$U70];[$V.$A$1:.$D$243];4;0);&quot;&quot;);IF(OR([.$U79]&lt;120;[.$U79]=&quot;75/71&quot;;[.$U79]=&quot;105/101&quot;);VLOOKUP([.$U79];[$V.$A$1:.$D$243];4;0);&quot;&quot;))" office:value-type="string" office:string-value="=B2g2=e2" calcext:value-type="string">
            <text:p>=B2g2=e2</text:p>
          </table:table-cell>
          <table:table-cell table:formula="of:=COM.MICROSOFT.CONCAT([.$U8];&quot; &quot;;[.$U17];&quot; &quot;;[.$U26];&quot; &quot;;[.$U35];&quot; &quot;;[.$U44];&quot; &quot;;[.$U53];&quot; &quot;;[.$U62];&quot; &quot;;[.$U71];&quot; &quot;;[.$U80])" office:value-type="string" office:string-value="196 75 196 114 113 196 111 108 0" calcext:value-type="string">
            <text:p>196 75 196 114 113 196 111 108 0</text:p>
          </table:table-cell>
          <table:table-cell table:number-columns-repeated="16350"/>
        </table:table-row>
        <table:table-row table:style-name="ro2">
          <table:table-cell table:style-name="ce22" office:value-type="float" office:value="111" calcext:value-type="float">
            <text:p>111</text:p>
          </table:table-cell>
          <table:table-cell table:style-name="ce22" office:value-type="float" office:value="217" calcext:value-type="float">
            <text:p>217</text:p>
          </table:table-cell>
          <table:table-cell table:style-name="ce22" office:value-type="float" office:value="105" calcext:value-type="float">
            <text:p>105</text:p>
          </table:table-cell>
          <table:table-cell table:style-name="ce22" office:value-type="float" office:value="232" calcext:value-type="float">
            <text:p>232</text:p>
          </table:table-cell>
          <table:table-cell table:style-name="ce22" office:value-type="float" office:value="113" calcext:value-type="float">
            <text:p>113</text:p>
          </table:table-cell>
          <table:table-cell table:style-name="ce22" office:value-type="float" office:value="196" calcext:value-type="float">
            <text:p>196</text:p>
          </table:table-cell>
          <table:table-cell table:style-name="ce22" office:value-type="float" office:value="111" calcext:value-type="float">
            <text:p>11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/>
          <table:table-cell table:style-name="ce18" table:number-columns-repeated="2"/>
          <table:table-cell table:number-columns-repeated="5"/>
          <table:table-cell office:value-type="float" office:value="8" calcext:value-type="float">
            <text:p>8</text:p>
          </table:table-cell>
          <table:table-cell table:style-name="ce8" office:value-type="float" office:value="105" calcext:value-type="float">
            <text:p>105</text:p>
          </table:table-cell>
          <table:table-cell table:number-columns-repeated="11"/>
          <table:table-cell table:formula="of:=COM.MICROSOFT.CONCAT(IF(AND([.$U7]&gt;119;[.$U7]&lt;&gt;&quot;75/71&quot;;[.$U7]&lt;&gt;&quot;105/101&quot;);VLOOKUP([.$U7];[$V.$A$1:.$D$243];4;0);&quot;&quot;);IF(AND([.$U16]&gt;119;[.$U16]&lt;&gt;&quot;75/71&quot;;[.$U16]&lt;&gt;&quot;105/101&quot;);VLOOKUP([.$U16];[$V.$A$1:.$D$243];4;0);&quot;&quot;);IF(AND([.$U25]&gt;119;[.$U25]&lt;&gt;&quot;75/71&quot;;[.$U25]&lt;&gt;&quot;105/101&quot;);VLOOKUP([.$U25];[$V.$A$1:.$D$243];4;0);&quot;&quot;);IF(AND([.$U34]&gt;119;[.$U34]&lt;&gt;&quot;75/71&quot;;[.$U34]&lt;&gt;&quot;105/101&quot;);VLOOKUP([.$U34];[$V.$A$1:.$D$243];4;0);&quot;&quot;);IF(AND([.$U43]&gt;119;[.$U43]&lt;&gt;&quot;75/71&quot;;[.$U43]&lt;&gt;&quot;105/101&quot;);VLOOKUP([.$U43];[$V.$A$1:.$D$243];4;0);&quot;&quot;);IF(AND([.$U52]&gt;119;[.$U52]&lt;&gt;&quot;75/71&quot;;[.$U52]&lt;&gt;&quot;105/101&quot;);VLOOKUP([.$U52];[$V.$A$1:.$D$243];4;0);&quot;&quot;);IF(AND([.$U61]&gt;119;[.$U61]&lt;&gt;&quot;75/71&quot;;[.$U61]&lt;&gt;&quot;105/101&quot;);VLOOKUP([.$U61];[$V.$A$1:.$D$243];4;0);&quot;&quot;);IF(AND([.$U70]&gt;119;[.$U70]&lt;&gt;&quot;75/71&quot;;[.$U70]&lt;&gt;&quot;105/101&quot;);VLOOKUP([.$U70];[$V.$A$1:.$D$243];4;0);&quot;&quot;);IF(AND([.$U79]&gt;119;[.$U79]&lt;&gt;&quot;75/71&quot;;[.$U79]&lt;&gt;&quot;105/101&quot;);VLOOKUP([.$U79];[$V.$A$1:.$D$243];4;0);&quot;&quot;))" office:value-type="string" office:string-value="G,2G,2G,2" calcext:value-type="string">
            <text:p>G,2G,2G,2</text:p>
          </table:table-cell>
          <table:table-cell table:formula="of:=COM.MICROSOFT.CONCAT(IF(OR([.$U8]&lt;120;[.$U8]=&quot;75/71&quot;;[.$U8]=&quot;105/101&quot;);VLOOKUP([.$U8];[$V.$A$1:.$D$243];4;0);&quot;&quot;);IF(OR([.$U17]&lt;120;[.$U17]=&quot;75/71&quot;;[.$U17]=&quot;105/101&quot;);VLOOKUP([.$U17];[$V.$A$1:.$D$243];4;0);&quot;&quot;);IF(OR([.$U26]&lt;120;[.$U26]=&quot;75/71&quot;;[.$U26]=&quot;105/101&quot;);VLOOKUP([.$U26];[$V.$A$1:.$D$243];4;0);&quot;&quot;);IF(OR([.$U35]&lt;120;[.$U35]=&quot;75/71&quot;;[.$U35]=&quot;105/101&quot;);VLOOKUP([.$U35];[$V.$A$1:.$D$243];4;0);&quot;&quot;);IF(OR([.$U44]&lt;120;[.$U44]=&quot;75/71&quot;;[.$U44]=&quot;105/101&quot;);VLOOKUP([.$U44];[$V.$A$1:.$D$243];4;0);&quot;&quot;);IF(OR([.$U53]&lt;120;[.$U53]=&quot;75/71&quot;;[.$U53]=&quot;105/101&quot;);VLOOKUP([.$U53];[$V.$A$1:.$D$243];4;0);&quot;&quot;);IF(OR([.$U62]&lt;120;[.$U62]=&quot;75/71&quot;;[.$U62]=&quot;105/101&quot;);VLOOKUP([.$U62];[$V.$A$1:.$D$243];4;0);&quot;&quot;);IF(OR([.$U71]&lt;120;[.$U71]=&quot;75/71&quot;;[.$U71]=&quot;105/101&quot;);VLOOKUP([.$U71];[$V.$A$1:.$D$243];4;0);&quot;&quot;);IF(OR([.$U80]&lt;120;[.$U80]=&quot;75/71&quot;;[.$U80]=&quot;105/101&quot;);VLOOKUP([.$U80];[$V.$A$1:.$D$243];4;0);&quot;&quot;))" office:value-type="string" office:string-value="=B2g^f=ed" calcext:value-type="string">
            <text:p>=B2g^f=ed</text:p>
          </table:table-cell>
          <table:table-cell table:formula="of:=COM.MICROSOFT.CONCAT([.$U9];&quot; &quot;;[.$U18];&quot; &quot;;[.$U27];&quot; &quot;;[.$U36];&quot; &quot;;[.$U45];&quot; &quot;;[.$U54];&quot; &quot;;[.$U63];&quot; &quot;;[.$U72];&quot; &quot;;[.$U81])" office:value-type="string" office:string-value="105 101 196 232 107 103 196 108 105" calcext:value-type="string">
            <text:p>105 101 196 232 107 103 196 108 105</text:p>
          </table:table-cell>
          <table:table-cell table:number-columns-repeated="16349"/>
        </table:table-row>
        <table:table-row table:style-name="ro2">
          <table:table-cell office:value-type="string" calcext:value-type="string">
            <text:p>105/1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111" calcext:value-type="float">
            <text:p>111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style-name="ce8" office:value-type="float" office:value="196" calcext:value-type="float">
            <text:p>196</text:p>
          </table:table-cell>
          <table:table-cell table:number-columns-repeated="12"/>
          <table:table-cell table:formula="of:=COM.MICROSOFT.CONCAT(IF(AND([.$U8]&gt;119;[.$U8]&lt;&gt;&quot;75/71&quot;;[.$U8]&lt;&gt;&quot;105/101&quot;);VLOOKUP([.$U8];[$V.$A$1:.$D$243];4;0);&quot;&quot;);IF(AND([.$U17]&gt;119;[.$U17]&lt;&gt;&quot;75/71&quot;;[.$U17]&lt;&gt;&quot;105/101&quot;);VLOOKUP([.$U17];[$V.$A$1:.$D$243];4;0);&quot;&quot;);IF(AND([.$U26]&gt;119;[.$U26]&lt;&gt;&quot;75/71&quot;;[.$U26]&lt;&gt;&quot;105/101&quot;);VLOOKUP([.$U26];[$V.$A$1:.$D$243];4;0);&quot;&quot;);IF(AND([.$U35]&gt;119;[.$U35]&lt;&gt;&quot;75/71&quot;;[.$U35]&lt;&gt;&quot;105/101&quot;);VLOOKUP([.$U35];[$V.$A$1:.$D$243];4;0);&quot;&quot;);IF(AND([.$U44]&gt;119;[.$U44]&lt;&gt;&quot;75/71&quot;;[.$U44]&lt;&gt;&quot;105/101&quot;);VLOOKUP([.$U44];[$V.$A$1:.$D$243];4;0);&quot;&quot;);IF(AND([.$U53]&gt;119;[.$U53]&lt;&gt;&quot;75/71&quot;;[.$U53]&lt;&gt;&quot;105/101&quot;);VLOOKUP([.$U53];[$V.$A$1:.$D$243];4;0);&quot;&quot;);IF(AND([.$U62]&gt;119;[.$U62]&lt;&gt;&quot;75/71&quot;;[.$U62]&lt;&gt;&quot;105/101&quot;);VLOOKUP([.$U62];[$V.$A$1:.$D$243];4;0);&quot;&quot;);IF(AND([.$U71]&gt;119;[.$U71]&lt;&gt;&quot;75/71&quot;;[.$U71]&lt;&gt;&quot;105/101&quot;);VLOOKUP([.$U71];[$V.$A$1:.$D$243];4;0);&quot;&quot;);IF(AND([.$U80]&gt;119;[.$U80]&lt;&gt;&quot;75/71&quot;;[.$U80]&lt;&gt;&quot;105/101&quot;);VLOOKUP([.$U80];[$V.$A$1:.$D$243];4;0);&quot;&quot;))" office:value-type="string" office:string-value="G,2G,2G,2" calcext:value-type="string">
            <text:p>G,2G,2G,2</text:p>
          </table:table-cell>
          <table:table-cell table:formula="of:=COM.MICROSOFT.CONCAT(IF(OR([.$U9]&lt;120;[.$U9]=&quot;75/71&quot;;[.$U9]=&quot;105/101&quot;);VLOOKUP([.$U9];[$V.$A$1:.$D$243];4;0);&quot;&quot;);IF(OR([.$U18]&lt;120;[.$U18]=&quot;75/71&quot;;[.$U18]=&quot;105/101&quot;);VLOOKUP([.$U18];[$V.$A$1:.$D$243];4;0);&quot;&quot;);IF(OR([.$U27]&lt;120;[.$U27]=&quot;75/71&quot;;[.$U27]=&quot;105/101&quot;);VLOOKUP([.$U27];[$V.$A$1:.$D$243];4;0);&quot;&quot;);IF(OR([.$U36]&lt;120;[.$U36]=&quot;75/71&quot;;[.$U36]=&quot;105/101&quot;);VLOOKUP([.$U36];[$V.$A$1:.$D$243];4;0);&quot;&quot;);IF(OR([.$U45]&lt;120;[.$U45]=&quot;75/71&quot;;[.$U45]=&quot;105/101&quot;);VLOOKUP([.$U45];[$V.$A$1:.$D$243];4;0);&quot;&quot;);IF(OR([.$U54]&lt;120;[.$U54]=&quot;75/71&quot;;[.$U54]=&quot;105/101&quot;);VLOOKUP([.$U54];[$V.$A$1:.$D$243];4;0);&quot;&quot;);IF(OR([.$U63]&lt;120;[.$U63]=&quot;75/71&quot;;[.$U63]=&quot;105/101&quot;);VLOOKUP([.$U63];[$V.$A$1:.$D$243];4;0);&quot;&quot;);IF(OR([.$U72]&lt;120;[.$U72]=&quot;75/71&quot;;[.$U72]=&quot;105/101&quot;);VLOOKUP([.$U72];[$V.$A$1:.$D$243];4;0);&quot;&quot;);IF(OR([.$U81]&lt;120;[.$U81]=&quot;75/71&quot;;[.$U81]=&quot;105/101&quot;);VLOOKUP([.$U81];[$V.$A$1:.$D$243];4;0);&quot;&quot;))" office:value-type="string" office:string-value="=BG^cAd=B" calcext:value-type="string">
            <text:p>=BG^cAd=B</text:p>
          </table:table-cell>
          <table:table-cell table:number-columns-repeated="16349"/>
        </table:table-row>
        <table:table-row table:style-name="ro2">
          <table:table-cell table:style-name="ce22" office:value-type="float" office:value="105" calcext:value-type="float">
            <text:p>105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84" calcext:value-type="float">
            <text:p>84</text:p>
          </table:table-cell>
          <table:table-cell table:style-name="ce22" office:value-type="float" office:value="215" calcext:value-type="float">
            <text:p>215</text:p>
          </table:table-cell>
          <table:table-cell table:number-columns-repeated="13"/>
          <table:table-cell office:value-type="float" office:value="10" calcext:value-type="float">
            <text:p>10</text:p>
          </table:table-cell>
          <table:table-cell table:style-name="ce8" office:value-type="float" office:value="101" calcext:value-type="float">
            <text:p>101</text:p>
          </table:table-cell>
          <table:table-cell table:number-columns-repeated="13"/>
          <table:table-cell table:formula="of:=COM.MICROSOFT.CONCAT(IF(AND([.$U9]&gt;119;[.$U9]&lt;&gt;&quot;75/71&quot;;[.$U9]&lt;&gt;&quot;105/101&quot;);VLOOKUP([.$U9];[$V.$A$1:.$D$243];4;0);&quot;&quot;);IF(AND([.$U18]&gt;119;[.$U18]&lt;&gt;&quot;75/71&quot;;[.$U18]&lt;&gt;&quot;105/101&quot;);VLOOKUP([.$U18];[$V.$A$1:.$D$243];4;0);&quot;&quot;);IF(AND([.$U27]&gt;119;[.$U27]&lt;&gt;&quot;75/71&quot;;[.$U27]&lt;&gt;&quot;105/101&quot;);VLOOKUP([.$U27];[$V.$A$1:.$D$243];4;0);&quot;&quot;);IF(AND([.$U36]&gt;119;[.$U36]&lt;&gt;&quot;75/71&quot;;[.$U36]&lt;&gt;&quot;105/101&quot;);VLOOKUP([.$U36];[$V.$A$1:.$D$243];4;0);&quot;&quot;);IF(AND([.$U45]&gt;119;[.$U45]&lt;&gt;&quot;75/71&quot;;[.$U45]&lt;&gt;&quot;105/101&quot;);VLOOKUP([.$U45];[$V.$A$1:.$D$243];4;0);&quot;&quot;);IF(AND([.$U54]&gt;119;[.$U54]&lt;&gt;&quot;75/71&quot;;[.$U54]&lt;&gt;&quot;105/101&quot;);VLOOKUP([.$U54];[$V.$A$1:.$D$243];4;0);&quot;&quot;);IF(AND([.$U63]&gt;119;[.$U63]&lt;&gt;&quot;75/71&quot;;[.$U63]&lt;&gt;&quot;105/101&quot;);VLOOKUP([.$U63];[$V.$A$1:.$D$243];4;0);&quot;&quot;);IF(AND([.$U72]&gt;119;[.$U72]&lt;&gt;&quot;75/71&quot;;[.$U72]&lt;&gt;&quot;105/101&quot;);VLOOKUP([.$U72];[$V.$A$1:.$D$243];4;0);&quot;&quot;);IF(AND([.$U81]&gt;119;[.$U81]&lt;&gt;&quot;75/71&quot;;[.$U81]&lt;&gt;&quot;105/101&quot;);VLOOKUP([.$U81];[$V.$A$1:.$D$243];4;0);&quot;&quot;))" office:value-type="string" office:string-value="G,2z2G,2" calcext:value-type="string">
            <text:p>G,2z2G,2</text:p>
          </table:table-cell>
          <table:table-cell table:number-columns-repeated="16349"/>
        </table:table-row>
        <table:table-row table:style-name="ro2">
          <table:table-cell table:number-columns-repeated="19"/>
          <table:table-cell office:value-type="float" office:value="11" calcext:value-type="float">
            <text:p>11</text:p>
          </table:table-cell>
          <table:table-cell table:style-name="ce8" office:value-type="float" office:value="84" calcext:value-type="float">
            <text:p>84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12" calcext:value-type="float">
            <text:p>12</text:p>
          </table:table-cell>
          <table:table-cell table:style-name="ce8" office:value-type="float" office:value="233" calcext:value-type="float">
            <text:p>233</text:p>
          </table:table-cell>
          <table:table-cell table:number-columns-repeated="16363"/>
        </table:table-row>
        <table:table-row table:style-name="ro2">
          <table:table-cell table:style-name="ce7" table:formula="of:=IF([.A2]=&quot;&quot;;&quot;&quot;;[.A2])" office:value-type="float" office:value="105" calcext:value-type="float">
            <text:p>105</text:p>
          </table:table-cell>
          <table:table-cell table:style-name="ce7" table:formula="of:=IF([.B2]=&quot;&quot;;&quot;&quot;;[.B2])" office:value-type="float" office:value="137" calcext:value-type="float">
            <text:p>137</text:p>
          </table:table-cell>
          <table:table-cell table:style-name="ce7" table:formula="of:=IF([.C2]=&quot;&quot;;&quot;&quot;;[.C2])" office:value-type="float" office:value="75" calcext:value-type="float">
            <text:p>75</text:p>
          </table:table-cell>
          <table:table-cell table:style-name="ce7" table:formula="of:=IF([.D2]=&quot;&quot;;&quot;&quot;;[.D2])" office:value-type="float" office:value="196" calcext:value-type="float">
            <text:p>196</text:p>
          </table:table-cell>
          <table:table-cell table:style-name="ce7" table:formula="of:=IF([.E2]=&quot;&quot;;&quot;&quot;;[.E2])" office:value-type="string" office:string-value="75/71" calcext:value-type="string">
            <text:p>75/71</text:p>
          </table:table-cell>
          <table:table-cell table:style-name="ce7" table:formula="of:=IF([.F2]=&quot;&quot;;&quot;&quot;;[.F2])" office:value-type="float" office:value="75" calcext:value-type="float">
            <text:p>75</text:p>
          </table:table-cell>
          <table:table-cell table:style-name="ce7" table:formula="of:=IF([.G2]=&quot;&quot;;&quot;&quot;;[.G2])" office:value-type="float" office:value="196" calcext:value-type="float">
            <text:p>196</text:p>
          </table:table-cell>
          <table:table-cell table:style-name="ce7" table:formula="of:=IF([.H2]=&quot;&quot;;&quot;&quot;;[.H2])">
            <text:p/>
          </table:table-cell>
          <table:table-cell table:style-name="ce7" table:formula="of:=IF([.I2]=&quot;&quot;;&quot;&quot;;[.I2])">
            <text:p/>
          </table:table-cell>
          <table:table-cell table:number-columns-repeated="10"/>
          <table:table-cell office:value-type="float" office:value="13" calcext:value-type="float">
            <text:p>13</text:p>
          </table:table-cell>
          <table:table-cell table:style-name="ce8" office:value-type="float" office:value="105" calcext:value-type="float">
            <text:p>105</text:p>
          </table:table-cell>
          <table:table-cell table:number-columns-repeated="16363"/>
        </table:table-row>
        <table:table-row table:style-name="ro2">
          <table:table-cell table:style-name="ce12" table:formula="of:=IF([.I3]=&quot;&quot;;&quot;&quot;;[.I3])">
            <text:p/>
          </table:table-cell>
          <table:table-cell table:style-name="ce8" table:formula="of:=IF([.H3]=&quot;&quot;;&quot;&quot;;[.H3])" office:value-type="float" office:value="105" calcext:value-type="float">
            <text:p>105</text:p>
          </table:table-cell>
          <table:table-cell table:style-name="ce8" table:formula="of:=IF([.G3]=&quot;&quot;;&quot;&quot;;[.G3])" office:value-type="float" office:value="196" calcext:value-type="float">
            <text:p>196</text:p>
          </table:table-cell>
          <table:table-cell table:style-name="ce8" table:formula="of:=IF([.F3]=&quot;&quot;;&quot;&quot;;[.F3])" office:value-type="float" office:value="101" calcext:value-type="float">
            <text:p>101</text:p>
          </table:table-cell>
          <table:table-cell table:style-name="ce8" table:formula="of:=IF([.E3]=&quot;&quot;;&quot;&quot;;[.E3])" office:value-type="float" office:value="84" calcext:value-type="float">
            <text:p>84</text:p>
          </table:table-cell>
          <table:table-cell table:style-name="ce8" table:formula="of:=IF([.D3]=&quot;&quot;;&quot;&quot;;[.D3])" office:value-type="float" office:value="233" calcext:value-type="float">
            <text:p>233</text:p>
          </table:table-cell>
          <table:table-cell table:style-name="ce8" table:formula="of:=IF([.C3]=&quot;&quot;;&quot;&quot;;[.C3])" office:value-type="float" office:value="105" calcext:value-type="float">
            <text:p>105</text:p>
          </table:table-cell>
          <table:table-cell table:style-name="ce8" table:formula="of:=IF([.B3]=&quot;&quot;;&quot;&quot;;[.B3])" office:value-type="string" office:string-value="105/101" calcext:value-type="string">
            <text:p>105/101</text:p>
          </table:table-cell>
          <table:table-cell table:style-name="ce8" table:formula="of:=IF([.A3]=&quot;&quot;;&quot;&quot;;[.A3])" office:value-type="float" office:value="84" calcext:value-type="float">
            <text:p>84</text:p>
          </table:table-cell>
          <table:table-cell table:number-columns-repeated="10"/>
          <table:table-cell office:value-type="float" office:value="14" calcext:value-type="float">
            <text:p>14</text:p>
          </table:table-cell>
          <table:table-cell table:style-name="ce8" office:value-type="string" calcext:value-type="string">
            <text:p>105/101</text:p>
          </table:table-cell>
          <table:table-cell table:number-columns-repeated="16363"/>
        </table:table-row>
        <table:table-row table:style-name="ro2">
          <table:table-cell table:style-name="ce7" table:formula="of:=IF([.A4]=&quot;&quot;;&quot;&quot;;[.A4])" office:value-type="float" office:value="75" calcext:value-type="float">
            <text:p>75</text:p>
          </table:table-cell>
          <table:table-cell table:style-name="ce7" table:formula="of:=IF([.B4]=&quot;&quot;;&quot;&quot;;[.B4])" office:value-type="float" office:value="101" calcext:value-type="float">
            <text:p>101</text:p>
          </table:table-cell>
          <table:table-cell table:style-name="ce7" table:formula="of:=IF([.C4]=&quot;&quot;;&quot;&quot;;[.C4])" office:value-type="float" office:value="17" calcext:value-type="float">
            <text:p>17</text:p>
          </table:table-cell>
          <table:table-cell table:style-name="ce7" table:formula="of:=IF([.D4]=&quot;&quot;;&quot;&quot;;[.D4])" office:value-type="float" office:value="196" calcext:value-type="float">
            <text:p>196</text:p>
          </table:table-cell>
          <table:table-cell table:style-name="ce7" table:formula="of:=IF([.E4]=&quot;&quot;;&quot;&quot;;[.E4])" office:value-type="float" office:value="0" calcext:value-type="float">
            <text:p>0</text:p>
          </table:table-cell>
          <table:table-cell table:style-name="ce7" table:formula="of:=IF([.F4]=&quot;&quot;;&quot;&quot;;[.F4])" office:value-type="float" office:value="224" calcext:value-type="float">
            <text:p>224</text:p>
          </table:table-cell>
          <table:table-cell table:style-name="ce7" table:formula="of:=IF([.G4]=&quot;&quot;;&quot;&quot;;[.G4])" office:value-type="float" office:value="103" calcext:value-type="float">
            <text:p>103</text:p>
          </table:table-cell>
          <table:table-cell table:style-name="ce7" table:formula="of:=IF([.H4]=&quot;&quot;;&quot;&quot;;[.H4])" office:value-type="string" office:string-value="105/101" calcext:value-type="string">
            <text:p>105/101</text:p>
          </table:table-cell>
          <table:table-cell table:style-name="ce7" table:formula="of:=IF([.I4]=&quot;&quot;;&quot;&quot;;[.I4])" office:value-type="float" office:value="81" calcext:value-type="float">
            <text:p>81</text:p>
          </table:table-cell>
          <table:table-cell table:number-columns-repeated="10"/>
          <table:table-cell office:value-type="float" office:value="15" calcext:value-type="float">
            <text:p>15</text:p>
          </table:table-cell>
          <table:table-cell table:style-name="ce8" office:value-type="float" office:value="84" calcext:value-type="float">
            <text:p>84</text:p>
          </table:table-cell>
          <table:table-cell table:number-columns-repeated="16363"/>
        </table:table-row>
        <table:table-row table:style-name="ro2">
          <table:table-cell table:style-name="ce7" table:formula="of:=IF([.I5]=&quot;&quot;;&quot;&quot;;[.I5])">
            <text:p/>
          </table:table-cell>
          <table:table-cell table:style-name="ce8" table:formula="of:=IF([.H5]=&quot;&quot;;&quot;&quot;;[.H5])" office:value-type="float" office:value="196" calcext:value-type="float">
            <text:p>196</text:p>
          </table:table-cell>
          <table:table-cell table:style-name="ce8" table:formula="of:=IF([.G5]=&quot;&quot;;&quot;&quot;;[.G5])" office:value-type="float" office:value="196" calcext:value-type="float">
            <text:p>196</text:p>
          </table:table-cell>
          <table:table-cell table:style-name="ce8" table:formula="of:=IF([.F5]=&quot;&quot;;&quot;&quot;;[.F5])" office:value-type="float" office:value="193" calcext:value-type="float">
            <text:p>193</text:p>
          </table:table-cell>
          <table:table-cell table:style-name="ce8" table:formula="of:=IF([.E5]=&quot;&quot;;&quot;&quot;;[.E5])" office:value-type="float" office:value="114" calcext:value-type="float">
            <text:p>114</text:p>
          </table:table-cell>
          <table:table-cell table:style-name="ce8" table:formula="of:=IF([.D5]=&quot;&quot;;&quot;&quot;;[.D5])" office:value-type="float" office:value="190" calcext:value-type="float">
            <text:p>190</text:p>
          </table:table-cell>
          <table:table-cell table:style-name="ce8" table:formula="of:=IF([.C5]=&quot;&quot;;&quot;&quot;;[.C5])" office:value-type="float" office:value="0" calcext:value-type="float">
            <text:p>0</text:p>
          </table:table-cell>
          <table:table-cell table:style-name="ce8" table:formula="of:=IF([.B5]=&quot;&quot;;&quot;&quot;;[.B5])" office:value-type="float" office:value="101" calcext:value-type="float">
            <text:p>101</text:p>
          </table:table-cell>
          <table:table-cell table:style-name="ce8" table:formula="of:=IF([.A5]=&quot;&quot;;&quot;&quot;;[.A5])" office:value-type="float" office:value="196" calcext:value-type="float">
            <text:p>196</text:p>
          </table:table-cell>
          <table:table-cell table:number-columns-repeated="10"/>
          <table:table-cell office:value-type="float" office:value="16" calcext:value-type="float">
            <text:p>16</text:p>
          </table:table-cell>
          <table:table-cell table:style-name="ce7" office:value-type="float" office:value="75" calcext:value-type="float">
            <text:p>75</text:p>
          </table:table-cell>
          <table:table-cell table:number-columns-repeated="16363"/>
        </table:table-row>
        <table:table-row table:style-name="ro2">
          <table:table-cell table:style-name="ce7" table:formula="of:=IF([.A6]=&quot;&quot;;&quot;&quot;;[.A6])" office:value-type="float" office:value="196" calcext:value-type="float">
            <text:p>196</text:p>
          </table:table-cell>
          <table:table-cell table:style-name="ce7" table:formula="of:=IF([.B6]=&quot;&quot;;&quot;&quot;;[.B6])" office:value-type="float" office:value="114" calcext:value-type="float">
            <text:p>114</text:p>
          </table:table-cell>
          <table:table-cell table:style-name="ce7" table:formula="of:=IF([.C6]=&quot;&quot;;&quot;&quot;;[.C6])" office:value-type="float" office:value="232" calcext:value-type="float">
            <text:p>232</text:p>
          </table:table-cell>
          <table:table-cell table:style-name="ce7" table:formula="of:=IF([.D6]=&quot;&quot;;&quot;&quot;;[.D6])" office:value-type="float" office:value="0" calcext:value-type="float">
            <text:p>0</text:p>
          </table:table-cell>
          <table:table-cell table:style-name="ce7" table:formula="of:=IF([.E6]=&quot;&quot;;&quot;&quot;;[.E6])" office:value-type="float" office:value="113" calcext:value-type="float">
            <text:p>113</text:p>
          </table:table-cell>
          <table:table-cell table:style-name="ce7" table:formula="of:=IF([.F6]=&quot;&quot;;&quot;&quot;;[.F6])" office:value-type="float" office:value="111" calcext:value-type="float">
            <text:p>111</text:p>
          </table:table-cell>
          <table:table-cell table:style-name="ce7" table:formula="of:=IF([.G6]=&quot;&quot;;&quot;&quot;;[.G6])" office:value-type="float" office:value="221" calcext:value-type="float">
            <text:p>221</text:p>
          </table:table-cell>
          <table:table-cell table:style-name="ce7" table:formula="of:=IF([.H6]=&quot;&quot;;&quot;&quot;;[.H6])" office:value-type="float" office:value="193" calcext:value-type="float">
            <text:p>193</text:p>
          </table:table-cell>
          <table:table-cell table:style-name="ce7" table:formula="of:=IF([.I6]=&quot;&quot;;&quot;&quot;;[.I6])" office:value-type="float" office:value="232" calcext:value-type="float">
            <text:p>232</text:p>
          </table:table-cell>
          <table:table-cell table:number-columns-repeated="10"/>
          <table:table-cell office:value-type="float" office:value="17" calcext:value-type="float">
            <text:p>17</text:p>
          </table:table-cell>
          <table:table-cell table:style-name="ce7" office:value-type="float" office:value="101" calcext:value-type="float">
            <text:p>101</text:p>
          </table:table-cell>
          <table:table-cell table:number-columns-repeated="16363"/>
        </table:table-row>
        <table:table-row table:style-name="ro2">
          <table:table-cell table:style-name="ce8" table:formula="of:=IF([.I7]=&quot;&quot;;&quot;&quot;;[.I7])" office:value-type="float" office:value="196" calcext:value-type="float">
            <text:p>196</text:p>
          </table:table-cell>
          <table:table-cell table:style-name="ce8" table:formula="of:=IF([.H7]=&quot;&quot;;&quot;&quot;;[.H7])" office:value-type="float" office:value="113" calcext:value-type="float">
            <text:p>113</text:p>
          </table:table-cell>
          <table:table-cell table:style-name="ce8" table:formula="of:=IF([.G7]=&quot;&quot;;&quot;&quot;;[.G7])" office:value-type="float" office:value="107" calcext:value-type="float">
            <text:p>107</text:p>
          </table:table-cell>
          <table:table-cell table:style-name="ce8" table:formula="of:=IF([.F7]=&quot;&quot;;&quot;&quot;;[.F7])" office:value-type="float" office:value="190" calcext:value-type="float">
            <text:p>190</text:p>
          </table:table-cell>
          <table:table-cell table:style-name="ce8" table:formula="of:=IF([.E7]=&quot;&quot;;&quot;&quot;;[.E7])" office:value-type="float" office:value="111" calcext:value-type="float">
            <text:p>111</text:p>
          </table:table-cell>
          <table:table-cell table:style-name="ce8" table:formula="of:=IF([.D7]=&quot;&quot;;&quot;&quot;;[.D7])" office:value-type="float" office:value="113" calcext:value-type="float">
            <text:p>113</text:p>
          </table:table-cell>
          <table:table-cell table:style-name="ce8" table:formula="of:=IF([.C7]=&quot;&quot;;&quot;&quot;;[.C7])" office:value-type="float" office:value="218" calcext:value-type="float">
            <text:p>218</text:p>
          </table:table-cell>
          <table:table-cell table:style-name="ce8" table:formula="of:=IF([.B7]=&quot;&quot;;&quot;&quot;;[.B7])" office:value-type="float" office:value="190" calcext:value-type="float">
            <text:p>190</text:p>
          </table:table-cell>
          <table:table-cell table:style-name="ce8" table:formula="of:=IF([.A7]=&quot;&quot;;&quot;&quot;;[.A7])" office:value-type="float" office:value="196" calcext:value-type="float">
            <text:p>196</text:p>
          </table:table-cell>
          <table:table-cell table:number-columns-repeated="10"/>
          <table:table-cell office:value-type="float" office:value="18" calcext:value-type="float">
            <text:p>18</text:p>
          </table:table-cell>
          <table:table-cell table:style-name="ce7" office:value-type="float" office:value="17" calcext:value-type="float">
            <text:p>17</text:p>
          </table:table-cell>
          <table:table-cell table:number-columns-repeated="16363"/>
        </table:table-row>
        <table:table-row table:style-name="ro2">
          <table:table-cell table:style-name="ce7" table:formula="of:=IF([.A8]=&quot;&quot;;&quot;&quot;;[.A8])" office:value-type="float" office:value="196" calcext:value-type="float">
            <text:p>196</text:p>
          </table:table-cell>
          <table:table-cell table:style-name="ce7" table:formula="of:=IF([.B8]=&quot;&quot;;&quot;&quot;;[.B8])" office:value-type="float" office:value="196" calcext:value-type="float">
            <text:p>196</text:p>
          </table:table-cell>
          <table:table-cell table:style-name="ce7" table:formula="of:=IF([.C8]=&quot;&quot;;&quot;&quot;;[.C8])" office:value-type="float" office:value="103" calcext:value-type="float">
            <text:p>103</text:p>
          </table:table-cell>
          <table:table-cell table:style-name="ce7" table:formula="of:=IF([.D8]=&quot;&quot;;&quot;&quot;;[.D8])" office:value-type="float" office:value="114" calcext:value-type="float">
            <text:p>114</text:p>
          </table:table-cell>
          <table:table-cell table:style-name="ce7" table:formula="of:=IF([.E8]=&quot;&quot;;&quot;&quot;;[.E8])" office:value-type="float" office:value="114" calcext:value-type="float">
            <text:p>114</text:p>
          </table:table-cell>
          <table:table-cell table:style-name="ce7" table:formula="of:=IF([.F8]=&quot;&quot;;&quot;&quot;;[.F8])" office:value-type="float" office:value="114" calcext:value-type="float">
            <text:p>114</text:p>
          </table:table-cell>
          <table:table-cell table:style-name="ce7" table:formula="of:=IF([.G8]=&quot;&quot;;&quot;&quot;;[.G8])" office:value-type="float" office:value="25" calcext:value-type="float">
            <text:p>25</text:p>
          </table:table-cell>
          <table:table-cell table:style-name="ce7" table:formula="of:=IF([.H8]=&quot;&quot;;&quot;&quot;;[.H8])" office:value-type="float" office:value="105" calcext:value-type="float">
            <text:p>105</text:p>
          </table:table-cell>
          <table:table-cell table:style-name="ce7" table:formula="of:=IF([.I8]=&quot;&quot;;&quot;&quot;;[.I8])" office:value-type="string" office:string-value="105/101" calcext:value-type="string">
            <text:p>105/101</text:p>
          </table:table-cell>
          <table:table-cell table:number-columns-repeated="10"/>
          <table:table-cell office:value-type="float" office:value="19" calcext:value-type="float">
            <text:p>19</text:p>
          </table:table-cell>
          <table:table-cell table:style-name="ce7" office:value-type="float" office:value="196" calcext:value-type="float">
            <text:p>196</text:p>
          </table:table-cell>
          <table:table-cell table:number-columns-repeated="16363"/>
        </table:table-row>
        <table:table-row table:style-name="ro2">
          <table:table-cell table:style-name="ce7" table:formula="of:=IF([.I9]=&quot;&quot;;&quot;&quot;;[.I9])">
            <text:p/>
          </table:table-cell>
          <table:table-cell table:style-name="ce8" table:formula="of:=IF([.H9]=&quot;&quot;;&quot;&quot;;[.H9])" office:value-type="float" office:value="0" calcext:value-type="float">
            <text:p>0</text:p>
          </table:table-cell>
          <table:table-cell table:style-name="ce8" table:formula="of:=IF([.G9]=&quot;&quot;;&quot;&quot;;[.G9])" office:value-type="float" office:value="111" calcext:value-type="float">
            <text:p>111</text:p>
          </table:table-cell>
          <table:table-cell table:style-name="ce8" table:formula="of:=IF([.F9]=&quot;&quot;;&quot;&quot;;[.F9])" office:value-type="float" office:value="196" calcext:value-type="float">
            <text:p>196</text:p>
          </table:table-cell>
          <table:table-cell table:style-name="ce8" table:formula="of:=IF([.E9]=&quot;&quot;;&quot;&quot;;[.E9])" office:value-type="float" office:value="113" calcext:value-type="float">
            <text:p>113</text:p>
          </table:table-cell>
          <table:table-cell table:style-name="ce8" table:formula="of:=IF([.D9]=&quot;&quot;;&quot;&quot;;[.D9])" office:value-type="float" office:value="232" calcext:value-type="float">
            <text:p>232</text:p>
          </table:table-cell>
          <table:table-cell table:style-name="ce8" table:formula="of:=IF([.C9]=&quot;&quot;;&quot;&quot;;[.C9])" office:value-type="float" office:value="105" calcext:value-type="float">
            <text:p>105</text:p>
          </table:table-cell>
          <table:table-cell table:style-name="ce8" table:formula="of:=IF([.B9]=&quot;&quot;;&quot;&quot;;[.B9])" office:value-type="float" office:value="217" calcext:value-type="float">
            <text:p>217</text:p>
          </table:table-cell>
          <table:table-cell table:style-name="ce8" table:formula="of:=IF([.A9]=&quot;&quot;;&quot;&quot;;[.A9])" office:value-type="float" office:value="111" calcext:value-type="float">
            <text:p>111</text:p>
          </table:table-cell>
          <table:table-cell table:number-columns-repeated="10"/>
          <table:table-cell office:value-type="float" office:value="20" calcext:value-type="float">
            <text:p>2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table:style-name="ce7" table:formula="of:=IF([.A10]=&quot;&quot;;&quot;&quot;;[.A10])" office:value-type="string" office:string-value="105/101" calcext:value-type="string">
            <text:p>105/101</text:p>
          </table:table-cell>
          <table:table-cell table:style-name="ce7" table:formula="of:=IF([.B10]=&quot;&quot;;&quot;&quot;;[.B10])" office:value-type="float" office:value="0" calcext:value-type="float">
            <text:p>0</text:p>
          </table:table-cell>
          <table:table-cell table:style-name="ce7" table:formula="of:=IF([.C10]=&quot;&quot;;&quot;&quot;;[.C10])" office:value-type="float" office:value="108" calcext:value-type="float">
            <text:p>108</text:p>
          </table:table-cell>
          <table:table-cell table:style-name="ce7" table:formula="of:=IF([.D10]=&quot;&quot;;&quot;&quot;;[.D10])" office:value-type="float" office:value="108" calcext:value-type="float">
            <text:p>108</text:p>
          </table:table-cell>
          <table:table-cell table:style-name="ce7" table:formula="of:=IF([.E10]=&quot;&quot;;&quot;&quot;;[.E10])" office:value-type="float" office:value="111" calcext:value-type="float">
            <text:p>111</text:p>
          </table:table-cell>
          <table:table-cell table:style-name="ce7" table:formula="of:=IF([.F10]=&quot;&quot;;&quot;&quot;;[.F10])" office:value-type="float" office:value="196" calcext:value-type="float">
            <text:p>196</text:p>
          </table:table-cell>
          <table:table-cell table:style-name="ce7" table:formula="of:=IF([.G10]=&quot;&quot;;&quot;&quot;;[.G10])" office:value-type="float" office:value="0" calcext:value-type="float">
            <text:p>0</text:p>
          </table:table-cell>
          <table:table-cell table:style-name="ce7" table:formula="of:=IF([.H10]=&quot;&quot;;&quot;&quot;;[.H10])">
            <text:p/>
          </table:table-cell>
          <table:table-cell table:style-name="ce7" table:formula="of:=IF([.I10]=&quot;&quot;;&quot;&quot;;[.I10])">
            <text:p/>
          </table:table-cell>
          <table:table-cell table:number-columns-repeated="10"/>
          <table:table-cell office:value-type="float" office:value="21" calcext:value-type="float">
            <text:p>21</text:p>
          </table:table-cell>
          <table:table-cell table:style-name="ce7" office:value-type="float" office:value="224" calcext:value-type="float">
            <text:p>224</text:p>
          </table:table-cell>
          <table:table-cell table:number-columns-repeated="16363"/>
        </table:table-row>
        <table:table-row table:style-name="ro2">
          <table:table-cell table:style-name="ce7" table:formula="of:=IF([.I11]=&quot;&quot;;&quot;&quot;;[.I11])">
            <text:p/>
          </table:table-cell>
          <table:table-cell table:style-name="ce7" table:formula="of:=IF([.H11]=&quot;&quot;;&quot;&quot;;[.H11])">
            <text:p/>
          </table:table-cell>
          <table:table-cell table:style-name="ce12" table:formula="of:=IF([.G11]=&quot;&quot;;&quot;&quot;;[.G11])">
            <text:p/>
          </table:table-cell>
          <table:table-cell table:style-name="ce8" table:formula="of:=IF([.F11]=&quot;&quot;;&quot;&quot;;[.F11])" office:value-type="float" office:value="215" calcext:value-type="float">
            <text:p>215</text:p>
          </table:table-cell>
          <table:table-cell table:style-name="ce8" table:formula="of:=IF([.E11]=&quot;&quot;;&quot;&quot;;[.E11])" office:value-type="float" office:value="84" calcext:value-type="float">
            <text:p>84</text:p>
          </table:table-cell>
          <table:table-cell table:style-name="ce8" table:formula="of:=IF([.D11]=&quot;&quot;;&quot;&quot;;[.D11])" office:value-type="float" office:value="0" calcext:value-type="float">
            <text:p>0</text:p>
          </table:table-cell>
          <table:table-cell table:style-name="ce8" table:formula="of:=IF([.C11]=&quot;&quot;;&quot;&quot;;[.C11])" office:value-type="float" office:value="0" calcext:value-type="float">
            <text:p>0</text:p>
          </table:table-cell>
          <table:table-cell table:style-name="ce8" table:formula="of:=IF([.B11]=&quot;&quot;;&quot;&quot;;[.B11])" office:value-type="float" office:value="0" calcext:value-type="float">
            <text:p>0</text:p>
          </table:table-cell>
          <table:table-cell table:style-name="ce8" table:formula="of:=IF([.A11]=&quot;&quot;;&quot;&quot;;[.A11])" office:value-type="float" office:value="105" calcext:value-type="float">
            <text:p>105</text:p>
          </table:table-cell>
          <table:table-cell table:number-columns-repeated="10"/>
          <table:table-cell office:value-type="float" office:value="22" calcext:value-type="float">
            <text:p>22</text:p>
          </table:table-cell>
          <table:table-cell table:style-name="ce7" office:value-type="float" office:value="103" calcext:value-type="float">
            <text:p>103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23" calcext:value-type="float">
            <text:p>23</text:p>
          </table:table-cell>
          <table:table-cell table:style-name="ce7" office:value-type="string" calcext:value-type="string">
            <text:p>105/101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24" calcext:value-type="float">
            <text:p>24</text:p>
          </table:table-cell>
          <table:table-cell table:style-name="ce7" office:value-type="float" office:value="81" calcext:value-type="float">
            <text:p>81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25" calcext:value-type="float">
            <text:p>25</text:p>
          </table:table-cell>
          <table:table-cell table:style-name="ce8" office:value-type="float" office:value="196" calcext:value-type="float">
            <text:p>196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26" calcext:value-type="float">
            <text:p>26</text:p>
          </table:table-cell>
          <table:table-cell table:style-name="ce8" office:value-type="float" office:value="196" calcext:value-type="float">
            <text:p>196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27" calcext:value-type="float">
            <text:p>27</text:p>
          </table:table-cell>
          <table:table-cell table:style-name="ce8" office:value-type="float" office:value="193" calcext:value-type="float">
            <text:p>193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28" calcext:value-type="float">
            <text:p>28</text:p>
          </table:table-cell>
          <table:table-cell table:style-name="ce8" office:value-type="float" office:value="114" calcext:value-type="float">
            <text:p>114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29" calcext:value-type="float">
            <text:p>29</text:p>
          </table:table-cell>
          <table:table-cell table:style-name="ce8" office:value-type="float" office:value="190" calcext:value-type="float">
            <text:p>19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0" calcext:value-type="float">
            <text:p>3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1" calcext:value-type="float">
            <text:p>31</text:p>
          </table:table-cell>
          <table:table-cell table:style-name="ce8" office:value-type="float" office:value="101" calcext:value-type="float">
            <text:p>101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2" calcext:value-type="float">
            <text:p>32</text:p>
          </table:table-cell>
          <table:table-cell table:style-name="ce8" office:value-type="float" office:value="196" calcext:value-type="float">
            <text:p>196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3" calcext:value-type="float">
            <text:p>33</text:p>
          </table:table-cell>
          <table:table-cell table:style-name="ce7" office:value-type="float" office:value="196" calcext:value-type="float">
            <text:p>196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4" calcext:value-type="float">
            <text:p>34</text:p>
          </table:table-cell>
          <table:table-cell table:style-name="ce7" office:value-type="float" office:value="114" calcext:value-type="float">
            <text:p>114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5" calcext:value-type="float">
            <text:p>35</text:p>
          </table:table-cell>
          <table:table-cell table:style-name="ce7" office:value-type="float" office:value="232" calcext:value-type="float">
            <text:p>232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6" calcext:value-type="float">
            <text:p>36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7" calcext:value-type="float">
            <text:p>37</text:p>
          </table:table-cell>
          <table:table-cell table:style-name="ce7" office:value-type="float" office:value="113" calcext:value-type="float">
            <text:p>113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8" calcext:value-type="float">
            <text:p>38</text:p>
          </table:table-cell>
          <table:table-cell table:style-name="ce7" office:value-type="float" office:value="111" calcext:value-type="float">
            <text:p>111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9" calcext:value-type="float">
            <text:p>39</text:p>
          </table:table-cell>
          <table:table-cell table:style-name="ce7" office:value-type="float" office:value="221" calcext:value-type="float">
            <text:p>221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0" calcext:value-type="float">
            <text:p>40</text:p>
          </table:table-cell>
          <table:table-cell table:style-name="ce7" office:value-type="float" office:value="193" calcext:value-type="float">
            <text:p>193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1" calcext:value-type="float">
            <text:p>41</text:p>
          </table:table-cell>
          <table:table-cell table:style-name="ce7" office:value-type="float" office:value="232" calcext:value-type="float">
            <text:p>232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2" calcext:value-type="float">
            <text:p>42</text:p>
          </table:table-cell>
          <table:table-cell table:style-name="ce8" office:value-type="float" office:value="196" calcext:value-type="float">
            <text:p>196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3" calcext:value-type="float">
            <text:p>43</text:p>
          </table:table-cell>
          <table:table-cell table:style-name="ce8" office:value-type="float" office:value="113" calcext:value-type="float">
            <text:p>113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4" calcext:value-type="float">
            <text:p>44</text:p>
          </table:table-cell>
          <table:table-cell table:style-name="ce8" office:value-type="float" office:value="107" calcext:value-type="float">
            <text:p>107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5" calcext:value-type="float">
            <text:p>45</text:p>
          </table:table-cell>
          <table:table-cell table:style-name="ce8" office:value-type="float" office:value="190" calcext:value-type="float">
            <text:p>19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6" calcext:value-type="float">
            <text:p>46</text:p>
          </table:table-cell>
          <table:table-cell table:style-name="ce8" office:value-type="float" office:value="111" calcext:value-type="float">
            <text:p>111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7" calcext:value-type="float">
            <text:p>47</text:p>
          </table:table-cell>
          <table:table-cell table:style-name="ce8" office:value-type="float" office:value="113" calcext:value-type="float">
            <text:p>113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8" calcext:value-type="float">
            <text:p>48</text:p>
          </table:table-cell>
          <table:table-cell table:style-name="ce8" office:value-type="float" office:value="218" calcext:value-type="float">
            <text:p>218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9" calcext:value-type="float">
            <text:p>49</text:p>
          </table:table-cell>
          <table:table-cell table:style-name="ce8" office:value-type="float" office:value="190" calcext:value-type="float">
            <text:p>19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0" calcext:value-type="float">
            <text:p>50</text:p>
          </table:table-cell>
          <table:table-cell table:style-name="ce8" office:value-type="float" office:value="196" calcext:value-type="float">
            <text:p>196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1" calcext:value-type="float">
            <text:p>51</text:p>
          </table:table-cell>
          <table:table-cell table:style-name="ce7" office:value-type="float" office:value="196" calcext:value-type="float">
            <text:p>196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2" calcext:value-type="float">
            <text:p>52</text:p>
          </table:table-cell>
          <table:table-cell table:style-name="ce7" office:value-type="float" office:value="196" calcext:value-type="float">
            <text:p>196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3" calcext:value-type="float">
            <text:p>53</text:p>
          </table:table-cell>
          <table:table-cell table:style-name="ce7" office:value-type="float" office:value="103" calcext:value-type="float">
            <text:p>103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4" calcext:value-type="float">
            <text:p>54</text:p>
          </table:table-cell>
          <table:table-cell table:style-name="ce7" office:value-type="float" office:value="114" calcext:value-type="float">
            <text:p>114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5" calcext:value-type="float">
            <text:p>55</text:p>
          </table:table-cell>
          <table:table-cell table:style-name="ce7" office:value-type="float" office:value="114" calcext:value-type="float">
            <text:p>114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6" calcext:value-type="float">
            <text:p>56</text:p>
          </table:table-cell>
          <table:table-cell table:style-name="ce7" office:value-type="float" office:value="114" calcext:value-type="float">
            <text:p>114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7" calcext:value-type="float">
            <text:p>57</text:p>
          </table:table-cell>
          <table:table-cell table:style-name="ce7" office:value-type="float" office:value="25" calcext:value-type="float">
            <text:p>25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8" calcext:value-type="float">
            <text:p>58</text:p>
          </table:table-cell>
          <table:table-cell table:style-name="ce7" office:value-type="float" office:value="105" calcext:value-type="float">
            <text:p>105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9" calcext:value-type="float">
            <text:p>59</text:p>
          </table:table-cell>
          <table:table-cell table:style-name="ce7" office:value-type="string" calcext:value-type="string">
            <text:p>105/101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60" calcext:value-type="float">
            <text:p>6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61" calcext:value-type="float">
            <text:p>61</text:p>
          </table:table-cell>
          <table:table-cell table:style-name="ce8" office:value-type="float" office:value="111" calcext:value-type="float">
            <text:p>111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62" calcext:value-type="float">
            <text:p>62</text:p>
          </table:table-cell>
          <table:table-cell table:style-name="ce8" office:value-type="float" office:value="196" calcext:value-type="float">
            <text:p>196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63" calcext:value-type="float">
            <text:p>63</text:p>
          </table:table-cell>
          <table:table-cell table:style-name="ce8" office:value-type="float" office:value="113" calcext:value-type="float">
            <text:p>113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64" calcext:value-type="float">
            <text:p>64</text:p>
          </table:table-cell>
          <table:table-cell table:style-name="ce8" office:value-type="float" office:value="232" calcext:value-type="float">
            <text:p>232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65" calcext:value-type="float">
            <text:p>65</text:p>
          </table:table-cell>
          <table:table-cell table:style-name="ce8" office:value-type="float" office:value="105" calcext:value-type="float">
            <text:p>105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66" calcext:value-type="float">
            <text:p>66</text:p>
          </table:table-cell>
          <table:table-cell table:style-name="ce8" office:value-type="float" office:value="217" calcext:value-type="float">
            <text:p>217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67" calcext:value-type="float">
            <text:p>67</text:p>
          </table:table-cell>
          <table:table-cell table:style-name="ce8" office:value-type="float" office:value="111" calcext:value-type="float">
            <text:p>111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68" calcext:value-type="float">
            <text:p>68</text:p>
          </table:table-cell>
          <table:table-cell table:style-name="ce7" office:value-type="string" calcext:value-type="string">
            <text:p>105/101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69" calcext:value-type="float">
            <text:p>69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70" calcext:value-type="float">
            <text:p>70</text:p>
          </table:table-cell>
          <table:table-cell table:style-name="ce7" office:value-type="float" office:value="108" calcext:value-type="float">
            <text:p>108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71" calcext:value-type="float">
            <text:p>71</text:p>
          </table:table-cell>
          <table:table-cell table:style-name="ce7" office:value-type="float" office:value="108" calcext:value-type="float">
            <text:p>108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72" calcext:value-type="float">
            <text:p>72</text:p>
          </table:table-cell>
          <table:table-cell table:style-name="ce7" office:value-type="float" office:value="111" calcext:value-type="float">
            <text:p>111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73" calcext:value-type="float">
            <text:p>73</text:p>
          </table:table-cell>
          <table:table-cell table:style-name="ce7" office:value-type="float" office:value="196" calcext:value-type="float">
            <text:p>196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74" calcext:value-type="float">
            <text:p>74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75" calcext:value-type="float">
            <text:p>75</text:p>
          </table:table-cell>
          <table:table-cell table:style-name="ce8" office:value-type="float" office:value="215" calcext:value-type="float">
            <text:p>215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76" calcext:value-type="float">
            <text:p>76</text:p>
          </table:table-cell>
          <table:table-cell table:style-name="ce8" office:value-type="float" office:value="84" calcext:value-type="float">
            <text:p>84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77" calcext:value-type="float">
            <text:p>77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78" calcext:value-type="float">
            <text:p>78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79" calcext:value-type="float">
            <text:p>79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80" calcext:value-type="float">
            <text:p>80</text:p>
          </table:table-cell>
          <table:table-cell table:style-name="ce8" office:value-type="float" office:value="105" calcext:value-type="float">
            <text:p>105</text:p>
          </table:table-cell>
          <table:table-cell table:number-columns-repeated="16363"/>
        </table:table-row>
        <table:table-row table:style-name="ro2">
          <table:table-cell table:number-columns-repeated="19"/>
          <table:table-cell table:style-name="Default"/>
          <table:table-cell table:number-columns-repeated="16364"/>
        </table:table-row>
        <table:table-row table:style-name="ro2" table:number-rows-repeated="104849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m6" table:style-name="ta7">
        <table:table-column table:style-name="co4" table:number-columns-repeated="9" table:default-cell-style-name="ce20"/>
        <table:table-column table:style-name="co5" table:number-columns-repeated="10" table:default-cell-style-name="ce20"/>
        <table:table-column table:style-name="co6" table:default-cell-style-name="ce20"/>
        <table:table-column table:style-name="co6" table:default-cell-style-name="Default"/>
        <table:table-column table:style-name="co9" table:number-columns-repeated="5" table:default-cell-style-name="ce20"/>
        <table:table-column table:style-name="co7" table:number-columns-repeated="9" table:default-cell-style-name="ce20"/>
        <table:table-column table:style-name="co4" table:number-columns-repeated="16349" table:default-cell-style-name="ce20"/>
        <table:table-row table:style-name="ro2">
          <table:table-cell table:number-columns-repeated="11"/>
          <table:table-cell table:style-name="ce18" table:number-columns-repeated="2"/>
          <table:table-cell table:number-columns-repeated="13"/>
          <table:table-cell table:formula="of:=COM.MICROSOFT.CONCAT([.$U10];&quot; &quot;;[.$U19];&quot; &quot;;[.$U28];&quot; &quot;;[.$U37];&quot; &quot;;[.$U46];&quot; &quot;;[.$U55];&quot; &quot;;[.$U64];&quot; &quot;;[.$U73];&quot; &quot;;[.$U82])" office:value-type="string" office:string-value="108 19 233 226 78 224 226 223 218" calcext:value-type="string">
            <text:p>108 19 233 226 78 224 226 223 218</text:p>
          </table:table-cell>
          <table:table-cell table:number-columns-repeated="16357"/>
        </table:table-row>
        <table:table-row table:style-name="ro2">
          <table:table-cell office:value-type="float" office:value="107" calcext:value-type="float">
            <text:p>107</text:p>
          </table:table-cell>
          <table:table-cell table:number-columns-repeated="2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107" calcext:value-type="float">
            <text:p>107</text:p>
          </table:table-cell>
          <table:table-cell office:value-type="float" office:value="111" calcext:value-type="float">
            <text:p>111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table:number-columns-repeated="2"/>
          <table:table-cell table:style-name="ce18" table:number-columns-repeated="2"/>
          <table:table-cell table:number-columns-repeated="6"/>
          <table:table-cell office:value-type="float" office:value="1" calcext:value-type="float">
            <text:p>1</text:p>
          </table:table-cell>
          <table:table-cell table:style-name="ce7" office:value-type="float" office:value="107" calcext:value-type="float">
            <text:p>107</text:p>
          </table:table-cell>
          <table:table-cell table:number-columns-repeated="5"/>
          <table:table-cell table:formula="of:=COM.MICROSOFT.CONCAT(IF([.$U10]&lt;120;VLOOKUP([.$U10];[$V.$A$1:.$D$243];4;0);&quot;&quot;);IF([.$U19]&lt;120;VLOOKUP([.$U19];[$V.$A$1:.$D$243];4;0);&quot;&quot;);IF([.$U28]&lt;120;VLOOKUP([.$U28];[$V.$A$1:.$D$243];4;0);&quot;&quot;);IF([.$U37]&lt;120;VLOOKUP([.$U37];[$V.$A$1:.$D$243];4;0);&quot;&quot;);IF([.$U46]&lt;120;VLOOKUP([.$U46];[$V.$A$1:.$D$243];4;0);&quot;&quot;);IF([.$U55]&lt;120;VLOOKUP([.$U55];[$V.$A$1:.$D$243];4;0);&quot;&quot;);IF([.$U64]&lt;120;VLOOKUP([.$U64];[$V.$A$1:.$D$243];4;0);&quot;&quot;);IF([.$U73]&lt;120;VLOOKUP([.$U82];[$V.$A$1:.$D$243];4;0);&quot;&quot;);IF([.$U82]&lt;120;VLOOKUP([.$U82];[$V.$A$1:.$D$243];4;0);&quot;&quot;))" office:value-type="string" office:string-value="d^c4d2" calcext:value-type="string">
            <text:p>d^c4d2</text:p>
          </table:table-cell>
          <table:table-cell table:formula="of:=COM.MICROSOFT.CONCAT([.$U2];&quot; &quot;;[.$U11];&quot; &quot;;[.$U20];&quot; &quot;;[.$U29];&quot; &quot;;[.$U38];&quot; &quot;;[.$U47];&quot; &quot;;[.$U56];&quot; &quot;;[.$U65];&quot; &quot;;[.$U74])" office:value-type="string" office:string-value="107 103 198 196 98 107 0 195 78" calcext:value-type="string">
            <text:p>107 103 198 196 98 107 0 195 78</text:p>
          </table:table-cell>
          <table:table-cell table:number-columns-repeated="16356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103" calcext:value-type="float">
            <text:p>103</text:p>
          </table:table-cell>
          <table:table-cell office:value-type="float" office:value="114" calcext:value-type="float">
            <text:p>114</text:p>
          </table:table-cell>
          <table:table-cell office:value-type="float" office:value="105" calcext:value-type="float">
            <text:p>105</text:p>
          </table:table-cell>
          <table:table-cell office:value-type="float" office:value="198" calcext:value-type="float">
            <text:p>198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107" calcext:value-type="float">
            <text:p>107</text:p>
          </table:table-cell>
          <table:table-cell office:value-type="float" office:value="103" calcext:value-type="float">
            <text:p>103</text:p>
          </table:table-cell>
          <table:table-cell table:number-columns-repeated="2"/>
          <table:table-cell table:style-name="ce18" table:number-columns-repeated="2"/>
          <table:table-cell table:number-columns-repeated="6"/>
          <table:table-cell office:value-type="float" office:value="2" calcext:value-type="float">
            <text:p>2</text:p>
          </table:table-cell>
          <table:table-cell table:style-name="ce7" office:value-type="float" office:value="198" calcext:value-type="float">
            <text:p>198</text:p>
          </table:table-cell>
          <table:table-cell table:number-columns-repeated="5"/>
          <table:table-cell table:formula="of:=COM.MICROSOFT.CONCAT(IF([.$U10]&gt;119;VLOOKUP([.$U10];[$V.$A$1:.$D$243];4;0);&quot;&quot;);IF([.$U19]&gt;119;VLOOKUP([.$U19];[$V.$A$1:.$D$243];4;0);&quot;&quot;);IF([.$U28]&gt;119;VLOOKUP([.$U28];[$V.$A$1:.$D$243];4;0);&quot;&quot;);IF([.$U37]&gt;119;VLOOKUP([.$U37];[$V.$A$1:.$D$243];4;0);&quot;&quot;);IF([.$U46]&gt;119;VLOOKUP([.$U46];[$V.$A$1:.$D$243];4;0);&quot;&quot;);IF([.$U55]&gt;119;VLOOKUP([.$U55];[$V.$A$1:.$D$243];4;0);&quot;&quot;);IF([.$U64]&gt;119;VLOOKUP([.$U64];[$V.$A$1:.$D$243];4;0);&quot;&quot;);IF([.$U82]&gt;119;VLOOKUP([.$U82];[$V.$A$1:.$D$243];4;0);&quot;&quot;);IF([.$U82]&gt;119;VLOOKUP([.$U82];[$V.$A$1:.$D$243];4;0);&quot;&quot;))" office:value-type="string" office:string-value="zA,G,A,D,D," calcext:value-type="string">
            <text:p>zA,G,A,D,D,</text:p>
          </table:table-cell>
          <table:table-cell table:formula="of:=COM.MICROSOFT.CONCAT(IF([.$U2]&lt;120;VLOOKUP([.$U2];[$V.$A$1:.$D$243];4;0);&quot;&quot;);IF([.$U11]&lt;120;VLOOKUP([.$U11];[$V.$A$1:.$D$243];4;0);&quot;&quot;);IF([.$U20]&lt;120;VLOOKUP([.$U20];[$V.$A$1:.$D$243];4;0);&quot;&quot;);IF([.$U29]&lt;120;VLOOKUP([.$U29];[$V.$A$1:.$D$243];4;0);&quot;&quot;);IF([.$U38]&lt;120;VLOOKUP([.$U38];[$V.$A$1:.$D$243];4;0);&quot;&quot;);IF([.$U47]&lt;120;VLOOKUP([.$U47];[$V.$A$1:.$D$243];4;0);&quot;&quot;);IF([.$U56]&lt;120;VLOOKUP([.$U56];[$V.$A$1:.$D$243];4;0);&quot;&quot;);IF([.$U65]&lt;120;VLOOKUP([.$U65];[$V.$A$1:.$D$243];4;0);&quot;&quot;);IF([.$U74]&lt;120;VLOOKUP([.$U74];[$V.$A$1:.$D$243];4;0);&quot;&quot;))" office:value-type="string" office:string-value="^cA=e^cd2" calcext:value-type="string">
            <text:p>^cA=e^cd2</text:p>
          </table:table-cell>
          <table:table-cell table:formula="of:=COM.MICROSOFT.CONCAT([.$U3];&quot; &quot;;[.$U12];&quot; &quot;;[.$U21];&quot; &quot;;[.$U30];&quot; &quot;;[.$U39];&quot; &quot;;[.$U48];&quot; &quot;;[.$U57];&quot; &quot;;[.$U66];&quot; &quot;;[.$U75])" office:value-type="string" office:string-value="198 107 103 189 0 101 98 190 70" calcext:value-type="string">
            <text:p>198 107 103 189 0 101 98 190 70</text:p>
          </table:table-cell>
          <table:table-cell table:number-columns-repeated="16355"/>
        </table:table-row>
        <table:table-row table:style-name="ro2">
          <table:table-cell office:value-type="float" office:value="198" calcext:value-type="float">
            <text:p>198</text:p>
          </table:table-cell>
          <table:table-cell office:value-type="float" office:value="103" calcext:value-type="float">
            <text:p>103</text:p>
          </table:table-cell>
          <table:table-cell office:value-type="float" office:value="105" calcext:value-type="float">
            <text:p>105</text:p>
          </table:table-cell>
          <table:table-cell office:value-type="float" office:value="198" calcext:value-type="float">
            <text:p>198</text:p>
          </table:table-cell>
          <table:table-cell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office:value-type="float" office:value="198" calcext:value-type="float">
            <text:p>198</text:p>
          </table:table-cell>
          <table:table-cell office:value-type="float" office:value="111" calcext:value-type="float">
            <text:p>111</text:p>
          </table:table-cell>
          <table:table-cell table:number-columns-repeated="3"/>
          <table:table-cell table:style-name="ce18" table:number-columns-repeated="2"/>
          <table:table-cell table:number-columns-repeated="6"/>
          <table:table-cell office:value-type="float" office:value="3" calcext:value-type="float">
            <text:p>3</text:p>
          </table:table-cell>
          <table:table-cell table:style-name="ce7" office:value-type="float" office:value="198" calcext:value-type="float">
            <text:p>198</text:p>
          </table:table-cell>
          <table:table-cell table:number-columns-repeated="6"/>
          <table:table-cell table:formula="of:=COM.MICROSOFT.CONCAT(IF([.$U2]&gt;119;VLOOKUP([.$U2];[$V.$A$1:.$D$243];4;0);&quot;&quot;);IF([.$U11]&gt;119;VLOOKUP([.$U11];[$V.$A$1:.$D$243];4;0);&quot;&quot;);IF([.$U20]&gt;119;VLOOKUP([.$U20];[$V.$A$1:.$D$243];4;0);&quot;&quot;);IF([.$U29]&gt;119;VLOOKUP([.$U29];[$V.$A$1:.$D$243];4;0);&quot;&quot;);IF([.$U38]&gt;119;VLOOKUP([.$U38];[$V.$A$1:.$D$243];4;0);&quot;&quot;);IF([.$U47]&gt;119;VLOOKUP([.$U47];[$V.$A$1:.$D$243];4;0);&quot;&quot;);IF([.$U56]&gt;119;VLOOKUP([.$U56];[$V.$A$1:.$D$243];4;0);&quot;&quot;);IF([.$U65]&gt;119;VLOOKUP([.$U65];[$V.$A$1:.$D$243];4;0);&quot;&quot;);IF([.$U74]&gt;119;VLOOKUP([.$U74];[$V.$A$1:.$D$243];4;0);&quot;&quot;))" office:value-type="string" office:string-value="A,2G,2^F,2" calcext:value-type="string">
            <text:p>A,2G,2^F,2</text:p>
          </table:table-cell>
          <table:table-cell table:formula="of:=COM.MICROSOFT.CONCAT(IF([.$U3]&lt;120;VLOOKUP([.$U3];[$V.$A$1:.$D$243];4;0);&quot;&quot;);IF([.$U12]&lt;120;VLOOKUP([.$U12];[$V.$A$1:.$D$243];4;0);&quot;&quot;);IF([.$U21]&lt;120;VLOOKUP([.$U21];[$V.$A$1:.$D$243];4;0);&quot;&quot;);IF([.$U30]&lt;120;VLOOKUP([.$U30];[$V.$A$1:.$D$243];4;0);&quot;&quot;);IF([.$U39]&lt;120;VLOOKUP([.$U39];[$V.$A$1:.$D$243];4;0);&quot;&quot;);IF([.$U48]&lt;120;VLOOKUP([.$U48];[$V.$A$1:.$D$243];4;0);&quot;&quot;);IF([.$U57]&lt;120;VLOOKUP([.$U57];[$V.$A$1:.$D$243];4;0);&quot;&quot;);IF([.$U66]&lt;120;VLOOKUP([.$U66];[$V.$A$1:.$D$243];4;0);&quot;&quot;);IF([.$U75]&lt;120;VLOOKUP([.$U75];[$V.$A$1:.$D$243];4;0);&quot;&quot;))" office:value-type="string" office:string-value="^cAG=e^F2" calcext:value-type="string">
            <text:p>^cAG=e^F2</text:p>
          </table:table-cell>
          <table:table-cell table:formula="of:=COM.MICROSOFT.CONCAT([.$U4];&quot; &quot;;[.$U13];&quot; &quot;;[.$U22];&quot; &quot;;[.$U31];&quot; &quot;;[.$U40];&quot; &quot;;[.$U49];&quot; &quot;;[.$U58];&quot; &quot;;[.$U67])" office:value-type="string" office:string-value="198 107 105 103 196 195 20 0" calcext:value-type="string">
            <text:p>198 107 105 103 196 195 20 0</text:p>
          </table:table-cell>
          <table:table-cell table:number-columns-repeated="16354"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196" calcext:value-type="float">
            <text:p>196</text:p>
          </table:table-cell>
          <table:table-cell table:number-columns-repeated="2" office:value-type="float" office:value="103" calcext:value-type="float">
            <text:p>103</text:p>
          </table:table-cell>
          <table:table-cell office:value-type="float" office:value="105" calcext:value-type="float">
            <text:p>105</text:p>
          </table:table-cell>
          <table:table-cell office:value-type="float" office:value="103" calcext:value-type="float">
            <text:p>103</text:p>
          </table:table-cell>
          <table:table-cell office:value-type="float" office:value="189" calcext:value-type="float">
            <text:p>189</text:p>
          </table:table-cell>
          <table:table-cell office:value-type="float" office:value="196" calcext:value-type="float">
            <text:p>196</text:p>
          </table:table-cell>
          <table:table-cell office:value-type="float" office:value="233" calcext:value-type="float">
            <text:p>233</text:p>
          </table:table-cell>
          <table:table-cell table:number-columns-repeated="2"/>
          <table:table-cell table:style-name="ce18" table:number-columns-repeated="2"/>
          <table:table-cell table:number-columns-repeated="6"/>
          <table:table-cell office:value-type="float" office:value="4" calcext:value-type="float">
            <text:p>4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7"/>
          <table:table-cell table:formula="of:=COM.MICROSOFT.CONCAT(IF([.$U3]&gt;119;VLOOKUP([.$U3];[$V.$A$1:.$D$243];4;0);&quot;&quot;);IF([.$U12]&gt;119;VLOOKUP([.$U12];[$V.$A$1:.$D$243];4;0);&quot;&quot;);IF([.$U21]&gt;119;VLOOKUP([.$U21];[$V.$A$1:.$D$243];4;0);&quot;&quot;);IF([.$U30]&gt;119;VLOOKUP([.$U30];[$V.$A$1:.$D$243];4;0);&quot;&quot;);IF([.$U39]&gt;119;VLOOKUP([.$U39];[$V.$A$1:.$D$243];4;0);&quot;&quot;);IF([.$U48]&gt;119;VLOOKUP([.$U48];[$V.$A$1:.$D$243];4;0);&quot;&quot;);IF([.$U57]&gt;119;VLOOKUP([.$U57];[$V.$A$1:.$D$243];4;0);&quot;&quot;);IF([.$U66]&gt;119;VLOOKUP([.$U66];[$V.$A$1:.$D$243];4;0);&quot;&quot;);IF([.$U75]&gt;119;VLOOKUP([.$U75];[$V.$A$1:.$D$243];4;0);&quot;&quot;))" office:value-type="string" office:string-value="A,2^C,2D,2" calcext:value-type="string">
            <text:p>A,2^C,2D,2</text:p>
          </table:table-cell>
          <table:table-cell table:formula="of:=COM.MICROSOFT.CONCAT(IF([.$U4]&lt;120;VLOOKUP([.$U4];[$V.$A$1:.$D$243];4;0);&quot;&quot;);IF([.$U13]&lt;120;VLOOKUP([.$U13];[$V.$A$1:.$D$243];4;0);&quot;&quot;);IF([.$U22]&lt;120;VLOOKUP([.$U22];[$V.$A$1:.$D$243];4;0);&quot;&quot;);IF([.$U31]&lt;120;VLOOKUP([.$U31];[$V.$A$1:.$D$243];4;0);&quot;&quot;);IF([.$U40]&lt;120;VLOOKUP([.$U40];[$V.$A$1:.$D$243];4;0);&quot;&quot;);IF([.$U49]&lt;120;VLOOKUP([.$U49];[$V.$A$1:.$D$243];4;0);&quot;&quot;);IF([.$U58]&lt;120;VLOOKUP([.$U58];[$V.$A$1:.$D$243];4;0);&quot;&quot;);IF([.$U67]&lt;120;VLOOKUP([.$U67];[$V.$A$1:.$D$243];4;0);&quot;&quot;))" office:value-type="string" office:string-value="^c=BAd4" calcext:value-type="string">
            <text:p>^c=BAd4</text:p>
          </table:table-cell>
          <table:table-cell table:formula="of:=COM.MICROSOFT.CONCAT([.$U5];&quot; &quot;;[.$U14];&quot; &quot;;[.$U23];&quot; &quot;;[.$U32];&quot; &quot;;[.$U41];&quot; &quot;;[.$U50];&quot; &quot;;[.$U59];&quot; &quot;;[.$U68])" office:value-type="string" office:string-value="0 77 198 105 107 196 195 78" calcext:value-type="string">
            <text:p>0 77 198 105 107 196 195 78</text:p>
          </table:table-cell>
          <table:table-cell table:number-columns-repeated="16353"/>
        </table:table-row>
        <table:table-row table:style-name="ro2">
          <table:table-cell office:value-type="float" office:value="226" calcext:value-type="float">
            <text:p>226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  <table:table-cell office:value-type="float" office:value="107" calcext:value-type="float">
            <text:p>107</text:p>
          </table:table-cell>
          <table:table-cell office:value-type="float" office:value="196" calcext:value-type="float">
            <text:p>196</text:p>
          </table:table-cell>
          <table:table-cell office:value-type="float" office:value="198" calcext:value-type="float">
            <text:p>198</text:p>
          </table:table-cell>
          <table:table-cell office:value-type="float" office:value="107" calcext:value-type="float">
            <text:p>107</text:p>
          </table:table-cell>
          <table:table-cell office:value-type="float" office:value="198" calcext:value-type="float">
            <text:p>198</text:p>
          </table:table-cell>
          <table:table-cell table:number-columns-repeated="2"/>
          <table:table-cell table:style-name="ce18" table:number-columns-repeated="2"/>
          <table:table-cell table:number-columns-repeated="6"/>
          <table:table-cell office:value-type="float" office:value="5" calcext:value-type="float">
            <text:p>5</text:p>
          </table:table-cell>
          <table:table-cell table:style-name="ce7" office:value-type="float" office:value="77" calcext:value-type="float">
            <text:p>77</text:p>
          </table:table-cell>
          <table:table-cell table:number-columns-repeated="8"/>
          <table:table-cell table:formula="of:=COM.MICROSOFT.CONCAT(IF([.$U4]&gt;119;VLOOKUP([.$U4];[$V.$A$1:.$D$243];4;0);&quot;&quot;);IF([.$U13]&gt;119;VLOOKUP([.$U13];[$V.$A$1:.$D$243];4;0);&quot;&quot;);IF([.$U22]&gt;119;VLOOKUP([.$U22];[$V.$A$1:.$D$243];4;0);&quot;&quot;);IF([.$U31]&gt;119;VLOOKUP([.$U31];[$V.$A$1:.$D$243];4;0);&quot;&quot;);IF([.$U40]&gt;119;VLOOKUP([.$U40];[$V.$A$1:.$D$243];4;0);&quot;&quot;);IF([.$U49]&gt;119;VLOOKUP([.$U49];[$V.$A$1:.$D$243];4;0);&quot;&quot;);IF([.$U58]&gt;119;VLOOKUP([.$U58];[$V.$A$1:.$D$243];4;0);&quot;&quot;);IF([.$U67]&gt;119;VLOOKUP([.$U67];[$V.$A$1:.$D$243];4;0);&quot;&quot;))" office:value-type="string" office:string-value="A,2G,2^F,2" calcext:value-type="string">
            <text:p>A,2G,2^F,2</text:p>
          </table:table-cell>
          <table:table-cell table:formula="of:=COM.MICROSOFT.CONCAT(IF([.$U5]&lt;120;VLOOKUP([.$U5];[$V.$A$1:.$D$243];4;0);&quot;&quot;);IF([.$U14]&lt;120;VLOOKUP([.$U14];[$V.$A$1:.$D$243];4;0);&quot;&quot;);IF([.$U23]&lt;120;VLOOKUP([.$U23];[$V.$A$1:.$D$243];4;0);&quot;&quot;);IF([.$U32]&lt;120;VLOOKUP([.$U32];[$V.$A$1:.$D$243];4;0);&quot;&quot;);IF([.$U41]&lt;120;VLOOKUP([.$U41];[$V.$A$1:.$D$243];4;0);&quot;&quot;);IF([.$U50]&lt;120;VLOOKUP([.$U50];[$V.$A$1:.$D$243];4;0);&quot;&quot;);IF([.$U59]&lt;120;VLOOKUP([.$U59];[$V.$A$1:.$D$243];4;0);&quot;&quot;);IF([.$U68]&lt;120;VLOOKUP([.$U68];[$V.$A$1:.$D$243];4;0);&quot;&quot;))" office:value-type="string" office:string-value="^c2=B^cd2" calcext:value-type="string">
            <text:p>^c2=B^cd2</text:p>
          </table:table-cell>
          <table:table-cell table:formula="of:=COM.MICROSOFT.CONCAT([.$U6];&quot; &quot;;[.$U15];&quot; &quot;;[.$U24];&quot; &quot;;[.$U33];&quot; &quot;;[.$U42];&quot; &quot;;[.$U51];&quot; &quot;;[.$U60];&quot; &quot;;[.$U69])" office:value-type="string" office:string-value="77 198 105 103 196 78 195 0" calcext:value-type="string">
            <text:p>77 198 105 103 196 78 195 0</text:p>
          </table:table-cell>
          <table:table-cell table:number-columns-repeated="16352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105" calcext:value-type="float">
            <text:p>105</text:p>
          </table:table-cell>
          <table:table-cell office:value-type="float" office:value="196" calcext:value-type="float">
            <text:p>196</text:p>
          </table:table-cell>
          <table:table-cell office:value-type="float" office:value="78" calcext:value-type="float">
            <text:p>78</text:p>
          </table:table-cell>
          <table:table-cell office:value-type="float" office:value="196" calcext:value-type="float">
            <text:p>196</text:p>
          </table:table-cell>
          <table:table-cell office:value-type="float" office:value="195" calcext:value-type="float">
            <text:p>195</text:p>
          </table:table-cell>
          <table:table-cell office:value-type="float" office:value="101" calcext:value-type="float">
            <text:p>101</text:p>
          </table:table-cell>
          <table:table-cell office:value-type="float" office:value="107" calcext:value-type="float">
            <text:p>107</text:p>
          </table:table-cell>
          <table:table-cell office:value-type="float" office:value="78" calcext:value-type="float">
            <text:p>78</text:p>
          </table:table-cell>
          <table:table-cell table:number-columns-repeated="2"/>
          <table:table-cell table:style-name="ce18" table:number-columns-repeated="2"/>
          <table:table-cell table:number-columns-repeated="6"/>
          <table:table-cell office:value-type="float" office:value="6" calcext:value-type="float">
            <text:p>6</text:p>
          </table:table-cell>
          <table:table-cell table:style-name="ce7" office:value-type="float" office:value="107" calcext:value-type="float">
            <text:p>107</text:p>
          </table:table-cell>
          <table:table-cell table:number-columns-repeated="9"/>
          <table:table-cell table:formula="of:=COM.MICROSOFT.CONCAT(IF([.$U5]&gt;119;VLOOKUP([.$U5];[$V.$A$1:.$D$243];4;0);&quot;&quot;);IF([.$U14]&gt;119;VLOOKUP([.$U14];[$V.$A$1:.$D$243];4;0);&quot;&quot;);IF([.$U23]&gt;119;VLOOKUP([.$U23];[$V.$A$1:.$D$243];4;0);&quot;&quot;);IF([.$U32]&gt;119;VLOOKUP([.$U32];[$V.$A$1:.$D$243];4;0);&quot;&quot;);IF([.$U41]&gt;119;VLOOKUP([.$U41];[$V.$A$1:.$D$243];4;0);&quot;&quot;);IF([.$U50]&gt;119;VLOOKUP([.$U50];[$V.$A$1:.$D$243];4;0);&quot;&quot;);IF([.$U59]&gt;119;VLOOKUP([.$U59];[$V.$A$1:.$D$243];4;0);&quot;&quot;);IF([.$U68]&gt;119;VLOOKUP([.$U68];[$V.$A$1:.$D$243];4;0);&quot;&quot;))" office:value-type="string" office:string-value="A,2G,2^F,2" calcext:value-type="string">
            <text:p>A,2G,2^F,2</text:p>
          </table:table-cell>
          <table:table-cell table:formula="of:=COM.MICROSOFT.CONCAT(IF([.$U6]&lt;120;VLOOKUP([.$U6];[$V.$A$1:.$D$243];4;0);&quot;&quot;);IF([.$U15]&lt;120;VLOOKUP([.$U15];[$V.$A$1:.$D$243];4;0);&quot;&quot;);IF([.$U24]&lt;120;VLOOKUP([.$U24];[$V.$A$1:.$D$243];4;0);&quot;&quot;);IF([.$U33]&lt;120;VLOOKUP([.$U33];[$V.$A$1:.$D$243];4;0);&quot;&quot;);IF([.$U42]&lt;120;VLOOKUP([.$U42];[$V.$A$1:.$D$243];4;0);&quot;&quot;);IF([.$U51]&lt;120;VLOOKUP([.$U51];[$V.$A$1:.$D$243];4;0);&quot;&quot;);IF([.$U60]&lt;120;VLOOKUP([.$U60];[$V.$A$1:.$D$243];4;0);&quot;&quot;);IF([.$U69]&lt;120;VLOOKUP([.$U69];[$V.$A$1:.$D$243];4;0);&quot;&quot;))" office:value-type="string" office:string-value="^c2=BAd2" calcext:value-type="string">
            <text:p>^c2=BAd2</text:p>
          </table:table-cell>
          <table:table-cell table:formula="of:=COM.MICROSOFT.CONCAT([.$U7];&quot; &quot;;[.$U16];&quot; &quot;;[.$U25];&quot; &quot;;[.$U34];&quot; &quot;;[.$U43];&quot; &quot;;[.$U52];&quot; &quot;;[.$U61];&quot; &quot;;[.$U70])" office:value-type="string" office:string-value="107 105 107 103 198 196 195 78" calcext:value-type="string">
            <text:p>107 105 107 103 198 196 195 78</text:p>
          </table:table-cell>
          <table:table-cell table:number-columns-repeated="16351"/>
        </table:table-row>
        <table:table-row table:style-name="ro2"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95" calcext:value-type="float">
            <text:p>195</text:p>
          </table:table-cell>
          <table:table-cell office:value-type="float" office:value="103" calcext:value-type="float">
            <text:p>103</text:p>
          </table:table-cell>
          <table:table-cell table:number-columns-repeated="3"/>
          <table:table-cell table:style-name="ce18" table:number-columns-repeated="2"/>
          <table:table-cell table:number-columns-repeated="6"/>
          <table:table-cell office:value-type="float" office:value="7" calcext:value-type="float">
            <text:p>7</text:p>
          </table:table-cell>
          <table:table-cell table:style-name="ce7" office:value-type="float" office:value="111" calcext:value-type="float">
            <text:p>111</text:p>
          </table:table-cell>
          <table:table-cell table:number-columns-repeated="10"/>
          <table:table-cell table:formula="of:=COM.MICROSOFT.CONCAT(IF([.$U6]&gt;119;VLOOKUP([.$U6];[$V.$A$1:.$D$243];4;0);&quot;&quot;);IF([.$U15]&gt;119;VLOOKUP([.$U15];[$V.$A$1:.$D$243];4;0);&quot;&quot;);IF([.$U24]&gt;119;VLOOKUP([.$U24];[$V.$A$1:.$D$243];4;0);&quot;&quot;);IF([.$U33]&gt;119;VLOOKUP([.$U33];[$V.$A$1:.$D$243];4;0);&quot;&quot;);IF([.$U42]&gt;119;VLOOKUP([.$U42];[$V.$A$1:.$D$243];4;0);&quot;&quot;);IF([.$U51]&gt;119;VLOOKUP([.$U51];[$V.$A$1:.$D$243];4;0);&quot;&quot;);IF([.$U60]&gt;119;VLOOKUP([.$U60];[$V.$A$1:.$D$243];4;0);&quot;&quot;);IF([.$U69]&gt;119;VLOOKUP([.$U69];[$V.$A$1:.$D$243];4;0);&quot;&quot;))" office:value-type="string" office:string-value="A,2G,2^F,2" calcext:value-type="string">
            <text:p>A,2G,2^F,2</text:p>
          </table:table-cell>
          <table:table-cell table:formula="of:=COM.MICROSOFT.CONCAT(IF([.$U7]&lt;120;VLOOKUP([.$U7];[$V.$A$1:.$D$243];4;0);&quot;&quot;);IF([.$U16]&lt;120;VLOOKUP([.$U16];[$V.$A$1:.$D$243];4;0);&quot;&quot;);IF([.$U25]&lt;120;VLOOKUP([.$U25];[$V.$A$1:.$D$243];4;0);&quot;&quot;);IF([.$U34]&lt;120;VLOOKUP([.$U34];[$V.$A$1:.$D$243];4;0);&quot;&quot;);IF([.$U43]&lt;120;VLOOKUP([.$U43];[$V.$A$1:.$D$243];4;0);&quot;&quot;);IF([.$U52]&lt;120;VLOOKUP([.$U52];[$V.$A$1:.$D$243];4;0);&quot;&quot;);IF([.$U61]&lt;120;VLOOKUP([.$U61];[$V.$A$1:.$D$243];4;0);&quot;&quot;);IF([.$U70]&lt;120;VLOOKUP([.$U70];[$V.$A$1:.$D$243];4;0);&quot;&quot;))" office:value-type="string" office:string-value="^c=B^cAd2" calcext:value-type="string">
            <text:p>^c=B^cAd2</text:p>
          </table:table-cell>
          <table:table-cell table:formula="of:=COM.MICROSOFT.CONCAT([.$U8];&quot; &quot;;[.$U17];&quot; &quot;;[.$U26];&quot; &quot;;[.$U35];&quot; &quot;;[.$U44];&quot; &quot;;[.$U53];&quot; &quot;;[.$U62];&quot; &quot;;[.$U71];&quot; &quot;;[.$U80])" office:value-type="string" office:string-value="111 114 198 196 107 105 103 195 78" calcext:value-type="string">
            <text:p>111 114 198 196 107 105 103 195 78</text:p>
          </table:table-cell>
          <table:table-cell table:number-columns-repeated="16350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office:value-type="float" office:value="195" calcext:value-type="float">
            <text:p>195</text:p>
          </table:table-cell>
          <table:table-cell office:value-type="float" office:value="226" calcext:value-type="float">
            <text:p>226</text:p>
          </table:table-cell>
          <table:table-cell office:value-type="float" office:value="189" calcext:value-type="float">
            <text:p>189</text:p>
          </table:table-cell>
          <table:table-cell table:number-columns-repeated="4"/>
          <table:table-cell table:style-name="ce18" table:number-columns-repeated="2"/>
          <table:table-cell table:number-columns-repeated="6"/>
          <table:table-cell office:value-type="float" office:value="8" calcext:value-type="float">
            <text:p>8</text:p>
          </table:table-cell>
          <table:table-cell table:style-name="ce7" office:value-type="float" office:value="107" calcext:value-type="float">
            <text:p>107</text:p>
          </table:table-cell>
          <table:table-cell table:number-columns-repeated="11"/>
          <table:table-cell table:formula="of:=COM.MICROSOFT.CONCAT(IF([.$U7]&gt;119;VLOOKUP([.$U7];[$V.$A$1:.$D$243];4;0);&quot;&quot;);IF([.$U16]&gt;119;VLOOKUP([.$U16];[$V.$A$1:.$D$243];4;0);&quot;&quot;);IF([.$U25]&gt;119;VLOOKUP([.$U25];[$V.$A$1:.$D$243];4;0);&quot;&quot;);IF([.$U34]&gt;119;VLOOKUP([.$U34];[$V.$A$1:.$D$243];4;0);&quot;&quot;);IF([.$U43]&gt;119;VLOOKUP([.$U43];[$V.$A$1:.$D$243];4;0);&quot;&quot;);IF([.$U52]&gt;119;VLOOKUP([.$U52];[$V.$A$1:.$D$243];4;0);&quot;&quot;);IF([.$U61]&gt;119;VLOOKUP([.$U61];[$V.$A$1:.$D$243];4;0);&quot;&quot;);IF([.$U70]&gt;119;VLOOKUP([.$U70];[$V.$A$1:.$D$243];4;0);&quot;&quot;))" office:value-type="string" office:string-value="A,2G,2^F,2" calcext:value-type="string">
            <text:p>A,2G,2^F,2</text:p>
          </table:table-cell>
          <table:table-cell table:formula="of:=COM.MICROSOFT.CONCAT(IF([.$U8]&lt;120;VLOOKUP([.$U8];[$V.$A$1:.$D$243];4;0);&quot;&quot;);IF([.$U17]&lt;120;VLOOKUP([.$U17];[$V.$A$1:.$D$243];4;0);&quot;&quot;);IF([.$U26]&lt;120;VLOOKUP([.$U26];[$V.$A$1:.$D$243];4;0);&quot;&quot;);IF([.$U35]&lt;120;VLOOKUP([.$U35];[$V.$A$1:.$D$243];4;0);&quot;&quot;);IF([.$U44]&lt;120;VLOOKUP([.$U44];[$V.$A$1:.$D$243];4;0);&quot;&quot;);IF([.$U53]&lt;120;VLOOKUP([.$U53];[$V.$A$1:.$D$243];4;0);&quot;&quot;);IF([.$U62]&lt;120;VLOOKUP([.$U62];[$V.$A$1:.$D$243];4;0);&quot;&quot;);IF([.$U71]&lt;120;VLOOKUP([.$U71];[$V.$A$1:.$D$243];4;0);&quot;&quot;);IF([.$U80]&lt;120;VLOOKUP([.$U80];[$V.$A$1:.$D$243];4;0);&quot;&quot;))" office:value-type="string" office:string-value="=eg^c=BAd2" calcext:value-type="string">
            <text:p>=eg^c=BAd2</text:p>
          </table:table-cell>
          <table:table-cell table:formula="of:=COM.MICROSOFT.CONCAT([.$U9];&quot; &quot;;[.$U18];&quot; &quot;;[.$U27];&quot; &quot;;[.$U36];&quot; &quot;;[.$U45];&quot; &quot;;[.$U54];&quot; &quot;;[.$U63];&quot; &quot;;[.$U72];&quot; &quot;;[.$U81])" office:value-type="string" office:string-value="107 103 111 114 198 78 189 190 0" calcext:value-type="string">
            <text:p>107 103 111 114 198 78 189 190 0</text:p>
          </table:table-cell>
          <table:table-cell table:number-columns-repeated="16349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195" calcext:value-type="float">
            <text:p>195</text:p>
          </table:table-cell>
          <table:table-cell office:value-type="float" office:value="190" calcext:value-type="float">
            <text:p>190</text:p>
          </table:table-cell>
          <table:table-cell office:value-type="float" office:value="223" calcext:value-type="float">
            <text:p>223</text:p>
          </table:table-cell>
          <table:table-cell office:value-type="float" office:value="78" calcext:value-type="float">
            <text:p>78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style-name="ce7" office:value-type="float" office:value="108" calcext:value-type="float">
            <text:p>108</text:p>
          </table:table-cell>
          <table:table-cell table:number-columns-repeated="12"/>
          <table:table-cell table:formula="of:=COM.MICROSOFT.CONCAT(IF([.$U8]&gt;119;VLOOKUP([.$U8];[$V.$A$1:.$D$243];4;0);&quot;&quot;);IF([.$U17]&gt;119;VLOOKUP([.$U17];[$V.$A$1:.$D$243];4;0);&quot;&quot;);IF([.$U26]&gt;119;VLOOKUP([.$U26];[$V.$A$1:.$D$243];4;0);&quot;&quot;);IF([.$U35]&gt;119;VLOOKUP([.$U35];[$V.$A$1:.$D$243];4;0);&quot;&quot;);IF([.$U44]&gt;119;VLOOKUP([.$U44];[$V.$A$1:.$D$243];4;0);&quot;&quot;);IF([.$U53]&gt;119;VLOOKUP([.$U53];[$V.$A$1:.$D$243];4;0);&quot;&quot;);IF([.$U62]&gt;119;VLOOKUP([.$U62];[$V.$A$1:.$D$243];4;0);&quot;&quot;);IF([.$U71]&gt;119;VLOOKUP([.$U71];[$V.$A$1:.$D$243];4;0);&quot;&quot;);IF([.$U80]&gt;119;VLOOKUP([.$U80];[$V.$A$1:.$D$243];4;0);&quot;&quot;))" office:value-type="string" office:string-value="A,2G,2^F,2" calcext:value-type="string">
            <text:p>A,2G,2^F,2</text:p>
          </table:table-cell>
          <table:table-cell table:formula="of:=COM.MICROSOFT.CONCAT(IF([.$U9]&lt;120;VLOOKUP([.$U9];[$V.$A$1:.$D$243];4;0);&quot;&quot;);IF([.$U18]&lt;120;VLOOKUP([.$U18];[$V.$A$1:.$D$243];4;0);&quot;&quot;);IF([.$U27]&lt;120;VLOOKUP([.$U27];[$V.$A$1:.$D$243];4;0);&quot;&quot;);IF([.$U36]&lt;120;VLOOKUP([.$U36];[$V.$A$1:.$D$243];4;0);&quot;&quot;);IF([.$U45]&lt;120;VLOOKUP([.$U45];[$V.$A$1:.$D$243];4;0);&quot;&quot;);IF([.$U54]&lt;120;VLOOKUP([.$U54];[$V.$A$1:.$D$243];4;0);&quot;&quot;);IF([.$U63]&lt;120;VLOOKUP([.$U63];[$V.$A$1:.$D$243];4;0);&quot;&quot;);IF([.$U72]&lt;120;VLOOKUP([.$U72];[$V.$A$1:.$D$243];4;0);&quot;&quot;);IF([.$U81]&lt;120;VLOOKUP([.$U81];[$V.$A$1:.$D$243];4;0);&quot;&quot;))" office:value-type="string" office:string-value="^cA=egd2" calcext:value-type="string">
            <text:p>^cA=egd2</text:p>
          </table:table-cell>
          <table:table-cell table:number-columns-repeated="16349"/>
        </table:table-row>
        <table:table-row table:style-name="ro2">
          <table:table-cell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3"/>
          <table:table-cell office:value-type="float" office:value="10" calcext:value-type="float">
            <text:p>10</text:p>
          </table:table-cell>
          <table:table-cell table:style-name="ce8" office:value-type="float" office:value="103" calcext:value-type="float">
            <text:p>103</text:p>
          </table:table-cell>
          <table:table-cell table:number-columns-repeated="13"/>
          <table:table-cell table:formula="of:=COM.MICROSOFT.CONCAT(IF([.$U9]&gt;119;VLOOKUP([.$U9];[$V.$A$1:.$D$243];4;0);&quot;&quot;);IF([.$U18]&gt;119;VLOOKUP([.$U18];[$V.$A$1:.$D$243];4;0);&quot;&quot;);IF([.$U27]&gt;119;VLOOKUP([.$U27];[$V.$A$1:.$D$243];4;0);&quot;&quot;);IF([.$U36]&gt;119;VLOOKUP([.$U36];[$V.$A$1:.$D$243];4;0);&quot;&quot;);IF([.$U45]&gt;119;VLOOKUP([.$U45];[$V.$A$1:.$D$243];4;0);&quot;&quot;);IF([.$U54]&gt;119;VLOOKUP([.$U54];[$V.$A$1:.$D$243];4;0);&quot;&quot;);IF([.$U63]&gt;119;VLOOKUP([.$U63];[$V.$A$1:.$D$243];4;0);&quot;&quot;);IF([.$U72]&gt;119;VLOOKUP([.$U72];[$V.$A$1:.$D$243];4;0);&quot;&quot;);IF([.$U81]&gt;119;VLOOKUP([.$U81];[$V.$A$1:.$D$243];4;0);&quot;&quot;))" office:value-type="string" office:string-value="A,2^C,2D,2" calcext:value-type="string">
            <text:p>A,2^C,2D,2</text:p>
          </table:table-cell>
          <table:table-cell table:number-columns-repeated="16349"/>
        </table:table-row>
        <table:table-row table:style-name="ro2">
          <table:table-cell table:number-columns-repeated="19"/>
          <table:table-cell office:value-type="float" office:value="11" calcext:value-type="float">
            <text:p>11</text:p>
          </table:table-cell>
          <table:table-cell table:style-name="ce8" office:value-type="float" office:value="107" calcext:value-type="float">
            <text:p>107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12" calcext:value-type="float">
            <text:p>12</text:p>
          </table:table-cell>
          <table:table-cell table:style-name="ce8" office:value-type="float" office:value="107" calcext:value-type="float">
            <text:p>107</text:p>
          </table:table-cell>
          <table:table-cell table:number-columns-repeated="16363"/>
        </table:table-row>
        <table:table-row table:style-name="ro2">
          <table:table-cell table:style-name="ce7" table:formula="of:=IF([.A2]=&quot;&quot;;&quot;&quot;;[.A2])" office:value-type="float" office:value="107" calcext:value-type="float">
            <text:p>107</text:p>
          </table:table-cell>
          <table:table-cell table:style-name="ce7" table:formula="of:=IF([.B2]=&quot;&quot;;&quot;&quot;;[.B2])" office:value-type="float" office:value="198" calcext:value-type="float">
            <text:p>198</text:p>
          </table:table-cell>
          <table:table-cell table:style-name="ce7" table:formula="of:=IF([.C2]=&quot;&quot;;&quot;&quot;;[.C2])" office:value-type="float" office:value="198" calcext:value-type="float">
            <text:p>198</text:p>
          </table:table-cell>
          <table:table-cell table:style-name="ce7" table:formula="of:=IF([.D2]=&quot;&quot;;&quot;&quot;;[.D2])" office:value-type="float" office:value="0" calcext:value-type="float">
            <text:p>0</text:p>
          </table:table-cell>
          <table:table-cell table:style-name="ce7" table:formula="of:=IF([.E2]=&quot;&quot;;&quot;&quot;;[.E2])" office:value-type="float" office:value="77" calcext:value-type="float">
            <text:p>77</text:p>
          </table:table-cell>
          <table:table-cell table:style-name="ce7" table:formula="of:=IF([.F2]=&quot;&quot;;&quot;&quot;;[.F2])" office:value-type="float" office:value="107" calcext:value-type="float">
            <text:p>107</text:p>
          </table:table-cell>
          <table:table-cell table:style-name="ce7" table:formula="of:=IF([.G2]=&quot;&quot;;&quot;&quot;;[.G2])" office:value-type="float" office:value="111" calcext:value-type="float">
            <text:p>111</text:p>
          </table:table-cell>
          <table:table-cell table:style-name="ce7" table:formula="of:=IF([.H2]=&quot;&quot;;&quot;&quot;;[.H2])" office:value-type="float" office:value="107" calcext:value-type="float">
            <text:p>107</text:p>
          </table:table-cell>
          <table:table-cell table:style-name="ce7" table:formula="of:=IF([.I2]=&quot;&quot;;&quot;&quot;;[.I2])" office:value-type="float" office:value="108" calcext:value-type="float">
            <text:p>108</text:p>
          </table:table-cell>
          <table:table-cell table:number-columns-repeated="10"/>
          <table:table-cell office:value-type="float" office:value="13" calcext:value-type="float">
            <text:p>13</text:p>
          </table:table-cell>
          <table:table-cell table:style-name="ce8" office:value-type="float" office:value="77" calcext:value-type="float">
            <text:p>77</text:p>
          </table:table-cell>
          <table:table-cell table:number-columns-repeated="16363"/>
        </table:table-row>
        <table:table-row table:style-name="ro2">
          <table:table-cell table:style-name="ce8" table:formula="of:=IF([.I3]=&quot;&quot;;&quot;&quot;;[.I3])" office:value-type="float" office:value="103" calcext:value-type="float">
            <text:p>103</text:p>
          </table:table-cell>
          <table:table-cell table:style-name="ce8" table:formula="of:=IF([.H3]=&quot;&quot;;&quot;&quot;;[.H3])" office:value-type="float" office:value="107" calcext:value-type="float">
            <text:p>107</text:p>
          </table:table-cell>
          <table:table-cell table:style-name="ce8" table:formula="of:=IF([.G3]=&quot;&quot;;&quot;&quot;;[.G3])" office:value-type="float" office:value="107" calcext:value-type="float">
            <text:p>107</text:p>
          </table:table-cell>
          <table:table-cell table:style-name="ce8" table:formula="of:=IF([.F3]=&quot;&quot;;&quot;&quot;;[.F3])" office:value-type="float" office:value="77" calcext:value-type="float">
            <text:p>77</text:p>
          </table:table-cell>
          <table:table-cell table:style-name="ce8" table:formula="of:=IF([.E3]=&quot;&quot;;&quot;&quot;;[.E3])" office:value-type="float" office:value="198" calcext:value-type="float">
            <text:p>198</text:p>
          </table:table-cell>
          <table:table-cell table:style-name="ce8" table:formula="of:=IF([.D3]=&quot;&quot;;&quot;&quot;;[.D3])" office:value-type="float" office:value="105" calcext:value-type="float">
            <text:p>105</text:p>
          </table:table-cell>
          <table:table-cell table:style-name="ce8" table:formula="of:=IF([.C3]=&quot;&quot;;&quot;&quot;;[.C3])" office:value-type="float" office:value="114" calcext:value-type="float">
            <text:p>114</text:p>
          </table:table-cell>
          <table:table-cell table:style-name="ce8" table:formula="of:=IF([.B3]=&quot;&quot;;&quot;&quot;;[.B3])" office:value-type="float" office:value="103" calcext:value-type="float">
            <text:p>103</text:p>
          </table:table-cell>
          <table:table-cell table:style-name="ce8" table:formula="of:=IF([.A3]=&quot;&quot;;&quot;&quot;;[.A3])" office:value-type="float" office:value="19" calcext:value-type="float">
            <text:p>19</text:p>
          </table:table-cell>
          <table:table-cell table:number-columns-repeated="10"/>
          <table:table-cell office:value-type="float" office:value="14" calcext:value-type="float">
            <text:p>14</text:p>
          </table:table-cell>
          <table:table-cell table:style-name="ce8" office:value-type="float" office:value="198" calcext:value-type="float">
            <text:p>198</text:p>
          </table:table-cell>
          <table:table-cell table:number-columns-repeated="16363"/>
        </table:table-row>
        <table:table-row table:style-name="ro2">
          <table:table-cell table:style-name="ce7" table:formula="of:=IF([.A4]=&quot;&quot;;&quot;&quot;;[.A4])" office:value-type="float" office:value="198" calcext:value-type="float">
            <text:p>198</text:p>
          </table:table-cell>
          <table:table-cell table:style-name="ce7" table:formula="of:=IF([.B4]=&quot;&quot;;&quot;&quot;;[.B4])" office:value-type="float" office:value="103" calcext:value-type="float">
            <text:p>103</text:p>
          </table:table-cell>
          <table:table-cell table:style-name="ce7" table:formula="of:=IF([.C4]=&quot;&quot;;&quot;&quot;;[.C4])" office:value-type="float" office:value="105" calcext:value-type="float">
            <text:p>105</text:p>
          </table:table-cell>
          <table:table-cell table:style-name="ce7" table:formula="of:=IF([.D4]=&quot;&quot;;&quot;&quot;;[.D4])" office:value-type="float" office:value="198" calcext:value-type="float">
            <text:p>198</text:p>
          </table:table-cell>
          <table:table-cell table:style-name="ce7" table:formula="of:=IF([.E4]=&quot;&quot;;&quot;&quot;;[.E4])" office:value-type="float" office:value="105" calcext:value-type="float">
            <text:p>105</text:p>
          </table:table-cell>
          <table:table-cell table:style-name="ce7" table:formula="of:=IF([.F4]=&quot;&quot;;&quot;&quot;;[.F4])" office:value-type="float" office:value="107" calcext:value-type="float">
            <text:p>107</text:p>
          </table:table-cell>
          <table:table-cell table:style-name="ce7" table:formula="of:=IF([.G4]=&quot;&quot;;&quot;&quot;;[.G4])" office:value-type="float" office:value="198" calcext:value-type="float">
            <text:p>198</text:p>
          </table:table-cell>
          <table:table-cell table:style-name="ce7" table:formula="of:=IF([.H4]=&quot;&quot;;&quot;&quot;;[.H4])" office:value-type="float" office:value="111" calcext:value-type="float">
            <text:p>111</text:p>
          </table:table-cell>
          <table:table-cell table:style-name="ce7" table:formula="of:=IF([.I4]=&quot;&quot;;&quot;&quot;;[.I4])">
            <text:p/>
          </table:table-cell>
          <table:table-cell table:number-columns-repeated="10"/>
          <table:table-cell office:value-type="float" office:value="15" calcext:value-type="float">
            <text:p>15</text:p>
          </table:table-cell>
          <table:table-cell table:style-name="ce8" office:value-type="float" office:value="105" calcext:value-type="float">
            <text:p>105</text:p>
          </table:table-cell>
          <table:table-cell table:number-columns-repeated="16363"/>
        </table:table-row>
        <table:table-row table:style-name="ro2">
          <table:table-cell table:style-name="ce8" table:formula="of:=IF([.I5]=&quot;&quot;;&quot;&quot;;[.I5])" office:value-type="float" office:value="233" calcext:value-type="float">
            <text:p>233</text:p>
          </table:table-cell>
          <table:table-cell table:style-name="ce8" table:formula="of:=IF([.H5]=&quot;&quot;;&quot;&quot;;[.H5])" office:value-type="float" office:value="196" calcext:value-type="float">
            <text:p>196</text:p>
          </table:table-cell>
          <table:table-cell table:style-name="ce8" table:formula="of:=IF([.G5]=&quot;&quot;;&quot;&quot;;[.G5])" office:value-type="float" office:value="189" calcext:value-type="float">
            <text:p>189</text:p>
          </table:table-cell>
          <table:table-cell table:style-name="ce8" table:formula="of:=IF([.F5]=&quot;&quot;;&quot;&quot;;[.F5])" office:value-type="float" office:value="103" calcext:value-type="float">
            <text:p>103</text:p>
          </table:table-cell>
          <table:table-cell table:style-name="ce8" table:formula="of:=IF([.E5]=&quot;&quot;;&quot;&quot;;[.E5])" office:value-type="float" office:value="105" calcext:value-type="float">
            <text:p>105</text:p>
          </table:table-cell>
          <table:table-cell table:style-name="ce8" table:formula="of:=IF([.D5]=&quot;&quot;;&quot;&quot;;[.D5])" office:value-type="float" office:value="103" calcext:value-type="float">
            <text:p>103</text:p>
          </table:table-cell>
          <table:table-cell table:style-name="ce8" table:formula="of:=IF([.C5]=&quot;&quot;;&quot;&quot;;[.C5])" office:value-type="float" office:value="103" calcext:value-type="float">
            <text:p>103</text:p>
          </table:table-cell>
          <table:table-cell table:style-name="ce8" table:formula="of:=IF([.B5]=&quot;&quot;;&quot;&quot;;[.B5])" office:value-type="float" office:value="196" calcext:value-type="float">
            <text:p>196</text:p>
          </table:table-cell>
          <table:table-cell table:style-name="ce8" table:formula="of:=IF([.A5]=&quot;&quot;;&quot;&quot;;[.A5])" office:value-type="float" office:value="114" calcext:value-type="float">
            <text:p>114</text:p>
          </table:table-cell>
          <table:table-cell table:number-columns-repeated="10"/>
          <table:table-cell office:value-type="float" office:value="16" calcext:value-type="float">
            <text:p>16</text:p>
          </table:table-cell>
          <table:table-cell table:style-name="ce8" office:value-type="float" office:value="114" calcext:value-type="float">
            <text:p>114</text:p>
          </table:table-cell>
          <table:table-cell table:number-columns-repeated="16363"/>
        </table:table-row>
        <table:table-row table:style-name="ro2">
          <table:table-cell table:style-name="ce7" table:formula="of:=IF([.A6]=&quot;&quot;;&quot;&quot;;[.A6])" office:value-type="float" office:value="226" calcext:value-type="float">
            <text:p>226</text:p>
          </table:table-cell>
          <table:table-cell table:style-name="ce7" table:formula="of:=IF([.B6]=&quot;&quot;;&quot;&quot;;[.B6])" office:value-type="float" office:value="98" calcext:value-type="float">
            <text:p>98</text:p>
          </table:table-cell>
          <table:table-cell table:style-name="ce7" table:formula="of:=IF([.C6]=&quot;&quot;;&quot;&quot;;[.C6])" office:value-type="float" office:value="0" calcext:value-type="float">
            <text:p>0</text:p>
          </table:table-cell>
          <table:table-cell table:style-name="ce7" table:formula="of:=IF([.D6]=&quot;&quot;;&quot;&quot;;[.D6])" office:value-type="float" office:value="196" calcext:value-type="float">
            <text:p>196</text:p>
          </table:table-cell>
          <table:table-cell table:style-name="ce7" table:formula="of:=IF([.E6]=&quot;&quot;;&quot;&quot;;[.E6])" office:value-type="float" office:value="107" calcext:value-type="float">
            <text:p>107</text:p>
          </table:table-cell>
          <table:table-cell table:style-name="ce7" table:formula="of:=IF([.F6]=&quot;&quot;;&quot;&quot;;[.F6])" office:value-type="float" office:value="196" calcext:value-type="float">
            <text:p>196</text:p>
          </table:table-cell>
          <table:table-cell table:style-name="ce7" table:formula="of:=IF([.G6]=&quot;&quot;;&quot;&quot;;[.G6])" office:value-type="float" office:value="198" calcext:value-type="float">
            <text:p>198</text:p>
          </table:table-cell>
          <table:table-cell table:style-name="ce7" table:formula="of:=IF([.H6]=&quot;&quot;;&quot;&quot;;[.H6])" office:value-type="float" office:value="107" calcext:value-type="float">
            <text:p>107</text:p>
          </table:table-cell>
          <table:table-cell table:style-name="ce7" table:formula="of:=IF([.I6]=&quot;&quot;;&quot;&quot;;[.I6])" office:value-type="float" office:value="198" calcext:value-type="float">
            <text:p>198</text:p>
          </table:table-cell>
          <table:table-cell table:number-columns-repeated="10"/>
          <table:table-cell office:value-type="float" office:value="17" calcext:value-type="float">
            <text:p>17</text:p>
          </table:table-cell>
          <table:table-cell table:style-name="ce8" office:value-type="float" office:value="103" calcext:value-type="float">
            <text:p>103</text:p>
          </table:table-cell>
          <table:table-cell table:number-columns-repeated="16363"/>
        </table:table-row>
        <table:table-row table:style-name="ro2">
          <table:table-cell table:style-name="ce8" table:formula="of:=IF([.I7]=&quot;&quot;;&quot;&quot;;[.I7])" office:value-type="float" office:value="78" calcext:value-type="float">
            <text:p>78</text:p>
          </table:table-cell>
          <table:table-cell table:style-name="ce8" table:formula="of:=IF([.H7]=&quot;&quot;;&quot;&quot;;[.H7])" office:value-type="float" office:value="107" calcext:value-type="float">
            <text:p>107</text:p>
          </table:table-cell>
          <table:table-cell table:style-name="ce8" table:formula="of:=IF([.G7]=&quot;&quot;;&quot;&quot;;[.G7])" office:value-type="float" office:value="101" calcext:value-type="float">
            <text:p>101</text:p>
          </table:table-cell>
          <table:table-cell table:style-name="ce8" table:formula="of:=IF([.F7]=&quot;&quot;;&quot;&quot;;[.F7])" office:value-type="float" office:value="195" calcext:value-type="float">
            <text:p>195</text:p>
          </table:table-cell>
          <table:table-cell table:style-name="ce8" table:formula="of:=IF([.E7]=&quot;&quot;;&quot;&quot;;[.E7])" office:value-type="float" office:value="196" calcext:value-type="float">
            <text:p>196</text:p>
          </table:table-cell>
          <table:table-cell table:style-name="ce8" table:formula="of:=IF([.D7]=&quot;&quot;;&quot;&quot;;[.D7])" office:value-type="float" office:value="78" calcext:value-type="float">
            <text:p>78</text:p>
          </table:table-cell>
          <table:table-cell table:style-name="ce8" table:formula="of:=IF([.C7]=&quot;&quot;;&quot;&quot;;[.C7])" office:value-type="float" office:value="196" calcext:value-type="float">
            <text:p>196</text:p>
          </table:table-cell>
          <table:table-cell table:style-name="ce8" table:formula="of:=IF([.B7]=&quot;&quot;;&quot;&quot;;[.B7])" office:value-type="float" office:value="105" calcext:value-type="float">
            <text:p>105</text:p>
          </table:table-cell>
          <table:table-cell table:style-name="ce8" table:formula="of:=IF([.A7]=&quot;&quot;;&quot;&quot;;[.A7])" office:value-type="float" office:value="78" calcext:value-type="float">
            <text:p>78</text:p>
          </table:table-cell>
          <table:table-cell table:number-columns-repeated="10"/>
          <table:table-cell office:value-type="float" office:value="18" calcext:value-type="float">
            <text:p>18</text:p>
          </table:table-cell>
          <table:table-cell table:style-name="ce8" office:value-type="float" office:value="19" calcext:value-type="float">
            <text:p>19</text:p>
          </table:table-cell>
          <table:table-cell table:number-columns-repeated="16363"/>
        </table:table-row>
        <table:table-row table:style-name="ro2">
          <table:table-cell table:style-name="ce7" table:formula="of:=IF([.A8]=&quot;&quot;;&quot;&quot;;[.A8])" office:value-type="float" office:value="224" calcext:value-type="float">
            <text:p>224</text:p>
          </table:table-cell>
          <table:table-cell table:style-name="ce7" table:formula="of:=IF([.B8]=&quot;&quot;;&quot;&quot;;[.B8])" office:value-type="float" office:value="0" calcext:value-type="float">
            <text:p>0</text:p>
          </table:table-cell>
          <table:table-cell table:style-name="ce7" table:formula="of:=IF([.C8]=&quot;&quot;;&quot;&quot;;[.C8])" office:value-type="float" office:value="98" calcext:value-type="float">
            <text:p>98</text:p>
          </table:table-cell>
          <table:table-cell table:style-name="ce7" table:formula="of:=IF([.D8]=&quot;&quot;;&quot;&quot;;[.D8])" office:value-type="float" office:value="20" calcext:value-type="float">
            <text:p>20</text:p>
          </table:table-cell>
          <table:table-cell table:style-name="ce7" table:formula="of:=IF([.E8]=&quot;&quot;;&quot;&quot;;[.E8])" office:value-type="float" office:value="195" calcext:value-type="float">
            <text:p>195</text:p>
          </table:table-cell>
          <table:table-cell table:style-name="ce7" table:formula="of:=IF([.F8]=&quot;&quot;;&quot;&quot;;[.F8])" office:value-type="float" office:value="195" calcext:value-type="float">
            <text:p>195</text:p>
          </table:table-cell>
          <table:table-cell table:style-name="ce7" table:formula="of:=IF([.G8]=&quot;&quot;;&quot;&quot;;[.G8])" office:value-type="float" office:value="195" calcext:value-type="float">
            <text:p>195</text:p>
          </table:table-cell>
          <table:table-cell table:style-name="ce7" table:formula="of:=IF([.H8]=&quot;&quot;;&quot;&quot;;[.H8])" office:value-type="float" office:value="103" calcext:value-type="float">
            <text:p>103</text:p>
          </table:table-cell>
          <table:table-cell table:style-name="ce7" table:formula="of:=IF([.I8]=&quot;&quot;;&quot;&quot;;[.I8])">
            <text:p/>
          </table:table-cell>
          <table:table-cell table:number-columns-repeated="10"/>
          <table:table-cell office:value-type="float" office:value="19" calcext:value-type="float">
            <text:p>19</text:p>
          </table:table-cell>
          <table:table-cell table:style-name="ce7" office:value-type="float" office:value="198" calcext:value-type="float">
            <text:p>198</text:p>
          </table:table-cell>
          <table:table-cell table:number-columns-repeated="16363"/>
        </table:table-row>
        <table:table-row table:style-name="ro2">
          <table:table-cell table:style-name="ce7" table:formula="of:=IF([.I9]=&quot;&quot;;&quot;&quot;;[.I9])">
            <text:p/>
          </table:table-cell>
          <table:table-cell table:style-name="ce12" table:formula="of:=IF([.H9]=&quot;&quot;;&quot;&quot;;[.H9])">
            <text:p/>
          </table:table-cell>
          <table:table-cell table:style-name="ce8" table:formula="of:=IF([.G9]=&quot;&quot;;&quot;&quot;;[.G9])" office:value-type="float" office:value="189" calcext:value-type="float">
            <text:p>189</text:p>
          </table:table-cell>
          <table:table-cell table:style-name="ce8" table:formula="of:=IF([.F9]=&quot;&quot;;&quot;&quot;;[.F9])" office:value-type="float" office:value="226" calcext:value-type="float">
            <text:p>226</text:p>
          </table:table-cell>
          <table:table-cell table:style-name="ce8" table:formula="of:=IF([.E9]=&quot;&quot;;&quot;&quot;;[.E9])" office:value-type="float" office:value="195" calcext:value-type="float">
            <text:p>195</text:p>
          </table:table-cell>
          <table:table-cell table:style-name="ce8" table:formula="of:=IF([.D9]=&quot;&quot;;&quot;&quot;;[.D9])" office:value-type="float" office:value="190" calcext:value-type="float">
            <text:p>190</text:p>
          </table:table-cell>
          <table:table-cell table:style-name="ce8" table:formula="of:=IF([.C9]=&quot;&quot;;&quot;&quot;;[.C9])" office:value-type="float" office:value="0" calcext:value-type="float">
            <text:p>0</text:p>
          </table:table-cell>
          <table:table-cell table:style-name="ce8" table:formula="of:=IF([.B9]=&quot;&quot;;&quot;&quot;;[.B9])" office:value-type="float" office:value="78" calcext:value-type="float">
            <text:p>78</text:p>
          </table:table-cell>
          <table:table-cell table:style-name="ce8" table:formula="of:=IF([.A9]=&quot;&quot;;&quot;&quot;;[.A9])" office:value-type="float" office:value="0" calcext:value-type="float">
            <text:p>0</text:p>
          </table:table-cell>
          <table:table-cell table:number-columns-repeated="10"/>
          <table:table-cell office:value-type="float" office:value="20" calcext:value-type="float">
            <text:p>20</text:p>
          </table:table-cell>
          <table:table-cell table:style-name="ce7" office:value-type="float" office:value="103" calcext:value-type="float">
            <text:p>103</text:p>
          </table:table-cell>
          <table:table-cell table:number-columns-repeated="16363"/>
        </table:table-row>
        <table:table-row table:style-name="ro2">
          <table:table-cell table:style-name="ce7" table:formula="of:=IF([.A10]=&quot;&quot;;&quot;&quot;;[.A10])" office:value-type="float" office:value="78" calcext:value-type="float">
            <text:p>78</text:p>
          </table:table-cell>
          <table:table-cell table:style-name="ce7" table:formula="of:=IF([.B10]=&quot;&quot;;&quot;&quot;;[.B10])" office:value-type="float" office:value="195" calcext:value-type="float">
            <text:p>195</text:p>
          </table:table-cell>
          <table:table-cell table:style-name="ce7" table:formula="of:=IF([.C10]=&quot;&quot;;&quot;&quot;;[.C10])" office:value-type="float" office:value="190" calcext:value-type="float">
            <text:p>190</text:p>
          </table:table-cell>
          <table:table-cell table:style-name="ce7" table:formula="of:=IF([.D10]=&quot;&quot;;&quot;&quot;;[.D10])" office:value-type="float" office:value="223" calcext:value-type="float">
            <text:p>223</text:p>
          </table:table-cell>
          <table:table-cell table:style-name="ce7" table:formula="of:=IF([.E10]=&quot;&quot;;&quot;&quot;;[.E10])" office:value-type="float" office:value="78" calcext:value-type="float">
            <text:p>78</text:p>
          </table:table-cell>
          <table:table-cell table:style-name="ce7" table:formula="of:=IF([.F10]=&quot;&quot;;&quot;&quot;;[.F10])" office:value-type="float" office:value="70" calcext:value-type="float">
            <text:p>70</text:p>
          </table:table-cell>
          <table:table-cell table:style-name="ce7" table:formula="of:=IF([.G10]=&quot;&quot;;&quot;&quot;;[.G10])" office:value-type="float" office:value="0" calcext:value-type="float">
            <text:p>0</text:p>
          </table:table-cell>
          <table:table-cell table:style-name="ce7" table:formula="of:=IF([.H10]=&quot;&quot;;&quot;&quot;;[.H10])">
            <text:p/>
          </table:table-cell>
          <table:table-cell table:style-name="ce7" table:formula="of:=IF([.I10]=&quot;&quot;;&quot;&quot;;[.I10])">
            <text:p/>
          </table:table-cell>
          <table:table-cell table:number-columns-repeated="10"/>
          <table:table-cell office:value-type="float" office:value="21" calcext:value-type="float">
            <text:p>21</text:p>
          </table:table-cell>
          <table:table-cell table:style-name="ce7" office:value-type="float" office:value="105" calcext:value-type="float">
            <text:p>105</text:p>
          </table:table-cell>
          <table:table-cell table:number-columns-repeated="16363"/>
        </table:table-row>
        <table:table-row table:style-name="ro2">
          <table:table-cell table:style-name="ce7" table:formula="of:=IF([.I11]=&quot;&quot;;&quot;&quot;;[.I11])">
            <text:p/>
          </table:table-cell>
          <table:table-cell table:style-name="ce7" table:formula="of:=IF([.H11]=&quot;&quot;;&quot;&quot;;[.H11])">
            <text:p/>
          </table:table-cell>
          <table:table-cell table:style-name="ce12" table:formula="of:=IF([.G11]=&quot;&quot;;&quot;&quot;;[.G11])">
            <text:p/>
          </table:table-cell>
          <table:table-cell table:style-name="ce8" table:formula="of:=IF([.F11]=&quot;&quot;;&quot;&quot;;[.F11])" office:value-type="float" office:value="0" calcext:value-type="float">
            <text:p>0</text:p>
          </table:table-cell>
          <table:table-cell table:style-name="ce8" table:formula="of:=IF([.E11]=&quot;&quot;;&quot;&quot;;[.E11])" office:value-type="float" office:value="0" calcext:value-type="float">
            <text:p>0</text:p>
          </table:table-cell>
          <table:table-cell table:style-name="ce8" table:formula="of:=IF([.D11]=&quot;&quot;;&quot;&quot;;[.D11])" office:value-type="float" office:value="0" calcext:value-type="float">
            <text:p>0</text:p>
          </table:table-cell>
          <table:table-cell table:style-name="ce8" table:formula="of:=IF([.C11]=&quot;&quot;;&quot;&quot;;[.C11])" office:value-type="float" office:value="78" calcext:value-type="float">
            <text:p>78</text:p>
          </table:table-cell>
          <table:table-cell table:style-name="ce8" table:formula="of:=IF([.B11]=&quot;&quot;;&quot;&quot;;[.B11])" office:value-type="float" office:value="0" calcext:value-type="float">
            <text:p>0</text:p>
          </table:table-cell>
          <table:table-cell table:style-name="ce8" table:formula="of:=IF([.A11]=&quot;&quot;;&quot;&quot;;[.A11])" office:value-type="float" office:value="218" calcext:value-type="float">
            <text:p>218</text:p>
          </table:table-cell>
          <table:table-cell table:number-columns-repeated="10"/>
          <table:table-cell office:value-type="float" office:value="22" calcext:value-type="float">
            <text:p>22</text:p>
          </table:table-cell>
          <table:table-cell table:style-name="ce7" office:value-type="float" office:value="198" calcext:value-type="float">
            <text:p>198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23" calcext:value-type="float">
            <text:p>23</text:p>
          </table:table-cell>
          <table:table-cell table:style-name="ce7" office:value-type="float" office:value="105" calcext:value-type="float">
            <text:p>105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24" calcext:value-type="float">
            <text:p>24</text:p>
          </table:table-cell>
          <table:table-cell table:style-name="ce7" office:value-type="float" office:value="107" calcext:value-type="float">
            <text:p>107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25" calcext:value-type="float">
            <text:p>25</text:p>
          </table:table-cell>
          <table:table-cell table:style-name="ce7" office:value-type="float" office:value="198" calcext:value-type="float">
            <text:p>198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26" calcext:value-type="float">
            <text:p>26</text:p>
          </table:table-cell>
          <table:table-cell table:style-name="ce7" office:value-type="float" office:value="111" calcext:value-type="float">
            <text:p>111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27" calcext:value-type="float">
            <text:p>27</text:p>
          </table:table-cell>
          <table:table-cell table:style-name="ce8" office:value-type="float" office:value="233" calcext:value-type="float">
            <text:p>233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28" calcext:value-type="float">
            <text:p>28</text:p>
          </table:table-cell>
          <table:table-cell table:style-name="ce8" office:value-type="float" office:value="196" calcext:value-type="float">
            <text:p>196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29" calcext:value-type="float">
            <text:p>29</text:p>
          </table:table-cell>
          <table:table-cell table:style-name="ce8" office:value-type="float" office:value="189" calcext:value-type="float">
            <text:p>189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0" calcext:value-type="float">
            <text:p>30</text:p>
          </table:table-cell>
          <table:table-cell table:style-name="ce8" office:value-type="float" office:value="103" calcext:value-type="float">
            <text:p>103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1" calcext:value-type="float">
            <text:p>31</text:p>
          </table:table-cell>
          <table:table-cell table:style-name="ce8" office:value-type="float" office:value="105" calcext:value-type="float">
            <text:p>105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2" calcext:value-type="float">
            <text:p>32</text:p>
          </table:table-cell>
          <table:table-cell table:style-name="ce8" office:value-type="float" office:value="103" calcext:value-type="float">
            <text:p>103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3" calcext:value-type="float">
            <text:p>33</text:p>
          </table:table-cell>
          <table:table-cell table:style-name="ce8" office:value-type="float" office:value="103" calcext:value-type="float">
            <text:p>103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4" calcext:value-type="float">
            <text:p>34</text:p>
          </table:table-cell>
          <table:table-cell table:style-name="ce8" office:value-type="float" office:value="196" calcext:value-type="float">
            <text:p>196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5" calcext:value-type="float">
            <text:p>35</text:p>
          </table:table-cell>
          <table:table-cell table:style-name="ce8" office:value-type="float" office:value="114" calcext:value-type="float">
            <text:p>114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6" calcext:value-type="float">
            <text:p>36</text:p>
          </table:table-cell>
          <table:table-cell table:style-name="ce7" office:value-type="float" office:value="226" calcext:value-type="float">
            <text:p>226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7" calcext:value-type="float">
            <text:p>37</text:p>
          </table:table-cell>
          <table:table-cell table:style-name="ce7" office:value-type="float" office:value="98" calcext:value-type="float">
            <text:p>98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8" calcext:value-type="float">
            <text:p>38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9" calcext:value-type="float">
            <text:p>39</text:p>
          </table:table-cell>
          <table:table-cell table:style-name="ce7" office:value-type="float" office:value="196" calcext:value-type="float">
            <text:p>196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0" calcext:value-type="float">
            <text:p>40</text:p>
          </table:table-cell>
          <table:table-cell table:style-name="ce7" office:value-type="float" office:value="107" calcext:value-type="float">
            <text:p>107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1" calcext:value-type="float">
            <text:p>41</text:p>
          </table:table-cell>
          <table:table-cell table:style-name="ce7" office:value-type="float" office:value="196" calcext:value-type="float">
            <text:p>196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2" calcext:value-type="float">
            <text:p>42</text:p>
          </table:table-cell>
          <table:table-cell table:style-name="ce7" office:value-type="float" office:value="198" calcext:value-type="float">
            <text:p>198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3" calcext:value-type="float">
            <text:p>43</text:p>
          </table:table-cell>
          <table:table-cell table:style-name="ce7" office:value-type="float" office:value="107" calcext:value-type="float">
            <text:p>107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4" calcext:value-type="float">
            <text:p>44</text:p>
          </table:table-cell>
          <table:table-cell table:style-name="ce7" office:value-type="float" office:value="198" calcext:value-type="float">
            <text:p>198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5" calcext:value-type="float">
            <text:p>45</text:p>
          </table:table-cell>
          <table:table-cell table:style-name="ce8" office:value-type="float" office:value="78" calcext:value-type="float">
            <text:p>78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6" calcext:value-type="float">
            <text:p>46</text:p>
          </table:table-cell>
          <table:table-cell table:style-name="ce8" office:value-type="float" office:value="107" calcext:value-type="float">
            <text:p>107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7" calcext:value-type="float">
            <text:p>47</text:p>
          </table:table-cell>
          <table:table-cell table:style-name="ce8" office:value-type="float" office:value="101" calcext:value-type="float">
            <text:p>101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8" calcext:value-type="float">
            <text:p>48</text:p>
          </table:table-cell>
          <table:table-cell table:style-name="ce8" office:value-type="float" office:value="195" calcext:value-type="float">
            <text:p>195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9" calcext:value-type="float">
            <text:p>49</text:p>
          </table:table-cell>
          <table:table-cell table:style-name="ce8" office:value-type="float" office:value="196" calcext:value-type="float">
            <text:p>196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0" calcext:value-type="float">
            <text:p>50</text:p>
          </table:table-cell>
          <table:table-cell table:style-name="ce8" office:value-type="float" office:value="78" calcext:value-type="float">
            <text:p>78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1" calcext:value-type="float">
            <text:p>51</text:p>
          </table:table-cell>
          <table:table-cell table:style-name="ce8" office:value-type="float" office:value="196" calcext:value-type="float">
            <text:p>196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2" calcext:value-type="float">
            <text:p>52</text:p>
          </table:table-cell>
          <table:table-cell table:style-name="ce8" office:value-type="float" office:value="105" calcext:value-type="float">
            <text:p>105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3" calcext:value-type="float">
            <text:p>53</text:p>
          </table:table-cell>
          <table:table-cell table:style-name="ce8" office:value-type="float" office:value="78" calcext:value-type="float">
            <text:p>78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4" calcext:value-type="float">
            <text:p>54</text:p>
          </table:table-cell>
          <table:table-cell table:style-name="ce7" office:value-type="float" office:value="224" calcext:value-type="float">
            <text:p>224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5" calcext:value-type="float">
            <text:p>55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6" calcext:value-type="float">
            <text:p>56</text:p>
          </table:table-cell>
          <table:table-cell table:style-name="ce7" office:value-type="float" office:value="98" calcext:value-type="float">
            <text:p>98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7" calcext:value-type="float">
            <text:p>57</text:p>
          </table:table-cell>
          <table:table-cell table:style-name="ce7" office:value-type="float" office:value="20" calcext:value-type="float">
            <text:p>2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8" calcext:value-type="float">
            <text:p>58</text:p>
          </table:table-cell>
          <table:table-cell table:style-name="ce7" office:value-type="float" office:value="195" calcext:value-type="float">
            <text:p>195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9" calcext:value-type="float">
            <text:p>59</text:p>
          </table:table-cell>
          <table:table-cell table:style-name="ce7" office:value-type="float" office:value="195" calcext:value-type="float">
            <text:p>195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60" calcext:value-type="float">
            <text:p>60</text:p>
          </table:table-cell>
          <table:table-cell table:style-name="ce7" office:value-type="float" office:value="195" calcext:value-type="float">
            <text:p>195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61" calcext:value-type="float">
            <text:p>61</text:p>
          </table:table-cell>
          <table:table-cell table:style-name="ce7" office:value-type="float" office:value="103" calcext:value-type="float">
            <text:p>103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62" calcext:value-type="float">
            <text:p>62</text:p>
          </table:table-cell>
          <table:table-cell table:style-name="ce8" office:value-type="float" office:value="189" calcext:value-type="float">
            <text:p>189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63" calcext:value-type="float">
            <text:p>63</text:p>
          </table:table-cell>
          <table:table-cell table:style-name="ce8" office:value-type="float" office:value="226" calcext:value-type="float">
            <text:p>226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64" calcext:value-type="float">
            <text:p>64</text:p>
          </table:table-cell>
          <table:table-cell table:style-name="ce8" office:value-type="float" office:value="195" calcext:value-type="float">
            <text:p>195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65" calcext:value-type="float">
            <text:p>65</text:p>
          </table:table-cell>
          <table:table-cell table:style-name="ce8" office:value-type="float" office:value="190" calcext:value-type="float">
            <text:p>19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66" calcext:value-type="float">
            <text:p>66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67" calcext:value-type="float">
            <text:p>67</text:p>
          </table:table-cell>
          <table:table-cell table:style-name="ce8" office:value-type="float" office:value="78" calcext:value-type="float">
            <text:p>78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68" calcext:value-type="float">
            <text:p>68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69" calcext:value-type="float">
            <text:p>69</text:p>
          </table:table-cell>
          <table:table-cell table:style-name="ce7" office:value-type="float" office:value="78" calcext:value-type="float">
            <text:p>78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70" calcext:value-type="float">
            <text:p>70</text:p>
          </table:table-cell>
          <table:table-cell table:style-name="ce7" office:value-type="float" office:value="195" calcext:value-type="float">
            <text:p>195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71" calcext:value-type="float">
            <text:p>71</text:p>
          </table:table-cell>
          <table:table-cell table:style-name="ce7" office:value-type="float" office:value="190" calcext:value-type="float">
            <text:p>19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72" calcext:value-type="float">
            <text:p>72</text:p>
          </table:table-cell>
          <table:table-cell table:style-name="ce7" office:value-type="float" office:value="223" calcext:value-type="float">
            <text:p>223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73" calcext:value-type="float">
            <text:p>73</text:p>
          </table:table-cell>
          <table:table-cell table:style-name="ce7" office:value-type="float" office:value="78" calcext:value-type="float">
            <text:p>78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74" calcext:value-type="float">
            <text:p>74</text:p>
          </table:table-cell>
          <table:table-cell table:style-name="ce7" office:value-type="float" office:value="70" calcext:value-type="float">
            <text:p>7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75" calcext:value-type="float">
            <text:p>75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76" calcext:value-type="float">
            <text:p>76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77" calcext:value-type="float">
            <text:p>77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78" calcext:value-type="float">
            <text:p>78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79" calcext:value-type="float">
            <text:p>79</text:p>
          </table:table-cell>
          <table:table-cell table:style-name="ce8" office:value-type="float" office:value="78" calcext:value-type="float">
            <text:p>78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80" calcext:value-type="float">
            <text:p>8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81" calcext:value-type="float">
            <text:p>81</text:p>
          </table:table-cell>
          <table:table-cell table:style-name="ce8" office:value-type="float" office:value="218" calcext:value-type="float">
            <text:p>218</text:p>
          </table:table-cell>
          <table:table-cell table:number-columns-repeated="16363"/>
        </table:table-row>
        <table:table-row table:style-name="ro2" table:number-rows-repeated="104849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m7" table:style-name="ta8">
        <table:table-column table:style-name="co4" table:number-columns-repeated="10" table:default-cell-style-name="ce20"/>
        <table:table-column table:style-name="co9" table:number-columns-repeated="9" table:default-cell-style-name="ce20"/>
        <table:table-column table:style-name="co4" table:default-cell-style-name="ce20"/>
        <table:table-column table:style-name="co4" table:default-cell-style-name="Default"/>
        <table:table-column table:style-name="co9" table:number-columns-repeated="4" table:default-cell-style-name="ce20"/>
        <table:table-column table:style-name="co5" table:default-cell-style-name="ce20"/>
        <table:table-column table:style-name="co7" table:number-columns-repeated="9" table:default-cell-style-name="ce20"/>
        <table:table-column table:style-name="co4" table:number-columns-repeated="16348" table:default-cell-style-name="ce20"/>
        <table:table-column table:style-name="co3" table:default-cell-style-name="ce20"/>
        <table:table-row table:style-name="ro2">
          <table:table-cell table:number-columns-repeated="11"/>
          <table:table-cell table:style-name="ce18" table:number-columns-repeated="2"/>
          <table:table-cell table:number-columns-repeated="12"/>
          <table:table-cell table:style-name="Default"/>
          <table:table-cell table:formula="of:=COM.MICROSOFT.CONCAT([.$U10];&quot; &quot;;[.$U19];&quot; &quot;;[.$U28];&quot; &quot;;[.$U37];&quot; &quot;;[.$U46];&quot; &quot;;[.$U55];&quot; &quot;;[.$U64];&quot; &quot;;[.$U73];&quot; &quot;;[.$U82];&quot; &quot;;[.$U91])" office:value-type="string" office:string-value="196 105 103 101 198 100 108 185 91 107" calcext:value-type="string">
            <text:p>196 105 103 101 198 100 108 185 91 107</text:p>
          </table:table-cell>
          <table:table-cell table:number-columns-repeated="16357"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196" calcext:value-type="float">
            <text:p>196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196" calcext:value-type="float">
            <text:p>196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119" calcext:value-type="float">
            <text:p>119</text:p>
          </table:table-cell>
          <table:table-cell office:value-type="float" office:value="196" calcext:value-type="float">
            <text:p>196</text:p>
          </table:table-cell>
          <table:table-cell table:number-columns-repeated="2"/>
          <table:table-cell table:style-name="ce18" table:number-columns-repeated="2"/>
          <table:table-cell table:number-columns-repeated="6"/>
          <table:table-cell office:value-type="float" office:value="1" calcext:value-type="float">
            <text:p>1</text:p>
          </table:table-cell>
          <table:table-cell table:style-name="ce7" office:value-type="float" office:value="105" calcext:value-type="float">
            <text:p>105</text:p>
          </table:table-cell>
          <table:table-cell table:number-columns-repeated="4"/>
          <table:table-cell table:style-name="Default"/>
          <table:table-cell table:style-name="ce7" table:formula="of:=COM.MICROSOFT.CONCAT(IF([.$U10]&lt;120;VLOOKUP([.$U10];[$V.$A$1:.$D$243];4;0);&quot;&quot;);IF([.$U19]&lt;120;VLOOKUP([.$U19];[$V.$A$1:.$D$243];4;0);&quot;&quot;);IF([.$U28]&lt;120;VLOOKUP([.$U28];[$V.$A$1:.$D$243];4;0);&quot;&quot;);IF([.$U37]&lt;120;VLOOKUP([.$U37];[$V.$A$1:.$D$243];4;0);&quot;&quot;);IF([.$U46]&lt;120;VLOOKUP([.$U46];[$V.$A$1:.$D$243];4;0);&quot;&quot;);IF([.$U55]&lt;120;VLOOKUP([.$U55];[$V.$A$1:.$D$243];4;0);&quot;&quot;);IF([.$U64]&lt;120;VLOOKUP([.$U64];[$V.$A$1:.$D$243];4;0);&quot;&quot;);IF([.$U73]&lt;120;VLOOKUP([.$U73];[$V.$A$1:.$D$243];4;0);&quot;&quot;);IF([.$U82]&lt;120;VLOOKUP([.$U82];[$V.$A$1:.$D$243];4;0);&quot;&quot;);IF([.$U91]&lt;120;VLOOKUP([.$U91];[$V.$A$1:.$D$243];4;0);&quot;&quot;))" office:value-type="string" office:string-value="=BAG^FdA,^c" calcext:value-type="string">
            <text:p>=BAG^FdA,^c</text:p>
          </table:table-cell>
          <table:table-cell table:formula="of:=COM.MICROSOFT.CONCAT([.$U2];&quot; &quot;;[.$U11];&quot; &quot;;[.$U20];&quot; &quot;;[.$U29];&quot; &quot;;[.$U38];&quot; &quot;;[.$U47];&quot; &quot;;[.$U56];&quot; &quot;;[.$U65];&quot; &quot;;[.$U74];&quot; &quot;;[.$U83];&quot; &quot;;[.$U92])" office:value-type="string" office:string-value="105 103 101 140 100 98 96 198 95 96 98" calcext:value-type="string">
            <text:p>105 103 101 140 100 98 96 198 95 96 98</text:p>
          </table:table-cell>
          <table:table-cell table:number-columns-repeated="16356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105" calcext:value-type="float">
            <text:p>105</text:p>
          </table:table-cell>
          <table:table-cell office:value-type="float" office:value="114" calcext:value-type="float">
            <text:p>114</text:p>
          </table:table-cell>
          <table:table-cell office:value-type="float" office:value="101" calcext:value-type="float">
            <text:p>101</text:p>
          </table:table-cell>
          <table:table-cell office:value-type="float" office:value="107" calcext:value-type="float">
            <text:p>107</text:p>
          </table:table-cell>
          <table:table-cell office:value-type="float" office:value="105" calcext:value-type="float">
            <text:p>105</text:p>
          </table:table-cell>
          <table:table-cell office:value-type="float" office:value="101" calcext:value-type="float">
            <text:p>101</text:p>
          </table:table-cell>
          <table:table-cell office:value-type="float" office:value="107" calcext:value-type="float">
            <text:p>107</text:p>
          </table:table-cell>
          <table:table-cell office:value-type="float" office:value="105" calcext:value-type="float">
            <text:p>105</text:p>
          </table:table-cell>
          <table:table-cell office:value-type="float" office:value="103" calcext:value-type="float">
            <text:p>103</text:p>
          </table:table-cell>
          <table:table-cell/>
          <table:table-cell table:style-name="ce18" table:number-columns-repeated="2"/>
          <table:table-cell table:number-columns-repeated="6"/>
          <table:table-cell office:value-type="float" office:value="2" calcext:value-type="float">
            <text:p>2</text:p>
          </table:table-cell>
          <table:table-cell table:style-name="ce7" office:value-type="float" office:value="196" calcext:value-type="float">
            <text:p>196</text:p>
          </table:table-cell>
          <table:table-cell table:number-columns-repeated="4"/>
          <table:table-cell table:style-name="Default"/>
          <table:table-cell table:formula="of:=COM.MICROSOFT.CONCAT(IF([.$U10]&gt;119;VLOOKUP([.$U10];[$V.$A$1:.$D$243];4;0);&quot;&quot;);IF([.$U19]&gt;119;VLOOKUP([.$U19];[$V.$A$1:.$D$243];4;0);&quot;&quot;);IF([.$U28]&gt;119;VLOOKUP([.$U28];[$V.$A$1:.$D$243];4;0);&quot;&quot;);IF([.$U37]&gt;119;VLOOKUP([.$U37];[$V.$A$1:.$D$243];4;0);&quot;&quot;);IF([.$U46]&gt;119;VLOOKUP([.$U46];[$V.$A$1:.$D$243];4;0);&quot;&quot;);IF([.$U55]&gt;119;VLOOKUP([.$U55];[$V.$A$1:.$D$243];4;0);&quot;&quot;);IF([.$U64]&gt;119;VLOOKUP([.$U64];[$V.$A$1:.$D$243];4;0);&quot;&quot;);IF([.$U73]&gt;119;VLOOKUP([.$U73];[$V.$A$1:.$D$243];4;0);&quot;&quot;);IF([.$U82]&gt;119;VLOOKUP([.$U82];[$V.$A$1:.$D$243];4;0);&quot;&quot;);IF([.$U91]&gt;119;VLOOKUP([.$U91];[$V.$A$1:.$D$243];4;0);&quot;&quot;))" office:value-type="string" office:string-value="G,2A,2A,,2" calcext:value-type="string">
            <text:p>G,2A,2A,,2</text:p>
          </table:table-cell>
          <table:table-cell table:style-name="ce7" table:formula="of:=COM.MICROSOFT.CONCAT(IF([.$U2]&lt;120;VLOOKUP([.$U2];[$V.$A$1:.$D$243];4;0);&quot;&quot;);IF([.$U11]&lt;120;VLOOKUP([.$U11];[$V.$A$1:.$D$243];4;0);&quot;&quot;);IF([.$U20]&lt;120;VLOOKUP([.$U20];[$V.$A$1:.$D$243];4;0);&quot;&quot;);IF([.$U29]&lt;120;VLOOKUP([.$U29];[$V.$A$1:.$D$243];4;0);&quot;&quot;);IF([.$U38]&lt;120;VLOOKUP([.$U38];[$V.$A$1:.$D$243];4;0);&quot;&quot;);IF([.$U47]&lt;120;VLOOKUP([.$U47];[$V.$A$1:.$D$243];4;0);&quot;&quot;);IF([.$U56]&lt;120;VLOOKUP([.$U56];[$V.$A$1:.$D$243];4;0);&quot;&quot;);IF([.$U65]&lt;120;VLOOKUP([.$U65];[$V.$A$1:.$D$243];4;0);&quot;&quot;);IF([.$U74]&lt;120;VLOOKUP([.$U74];[$V.$A$1:.$D$243];4;0);&quot;&quot;);IF([.$U83]&lt;120;VLOOKUP([.$U83];[$V.$A$1:.$D$243];4;0);&quot;&quot;);IF([.$U92]&lt;120;VLOOKUP([.$U92];[$V.$A$1:.$D$243];4;0);&quot;&quot;))" office:value-type="string" office:string-value="=BAG^F=eD^CD=e" calcext:value-type="string">
            <text:p>=BAG^F=eD^CD=e</text:p>
          </table:table-cell>
          <table:table-cell table:formula="of:=COM.MICROSOFT.CONCAT([.$U3];&quot; &quot;;[.$U12];&quot; &quot;;[.$U21];&quot; &quot;;[.$U30];&quot; &quot;;[.$U39];&quot; &quot;;[.$U48];&quot; &quot;;[.$U57];&quot; &quot;;[.$U66];&quot; &quot;;[.$U75];&quot; &quot;;[.$U84])" office:value-type="string" office:string-value="196 105 101 198 68 185 91 95 0 0" calcext:value-type="string">
            <text:p>196 105 101 198 68 185 91 95 0 0</text:p>
          </table:table-cell>
          <table:table-cell table:number-columns-repeated="16355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108" calcext:value-type="float">
            <text:p>108</text:p>
          </table:table-cell>
          <table:table-cell office:value-type="float" office:value="196" calcext:value-type="float">
            <text:p>196</text:p>
          </table:table-cell>
          <table:table-cell office:value-type="float" office:value="103" calcext:value-type="float">
            <text:p>103</text:p>
          </table:table-cell>
          <table:table-cell office:value-type="float" office:value="108" calcext:value-type="float">
            <text:p>108</text:p>
          </table:table-cell>
          <table:table-cell office:value-type="float" office:value="196" calcext:value-type="float">
            <text:p>196</text:p>
          </table:table-cell>
          <table:table-cell office:value-type="float" office:value="113" calcext:value-type="float">
            <text:p>113</text:p>
          </table:table-cell>
          <table:table-cell office:value-type="float" office:value="103" calcext:value-type="float">
            <text:p>103</text:p>
          </table:table-cell>
          <table:table-cell office:value-type="float" office:value="140" calcext:value-type="float">
            <text:p>140</text:p>
          </table:table-cell>
          <table:table-cell office:value-type="float" office:value="198" calcext:value-type="float">
            <text:p>198</text:p>
          </table:table-cell>
          <table:table-cell/>
          <table:table-cell table:style-name="ce18" table:number-columns-repeated="2"/>
          <table:table-cell table:number-columns-repeated="6"/>
          <table:table-cell office:value-type="float" office:value="3" calcext:value-type="float">
            <text:p>3</text:p>
          </table:table-cell>
          <table:table-cell table:style-name="ce7" office:value-type="float" office:value="105" calcext:value-type="float">
            <text:p>105</text:p>
          </table:table-cell>
          <table:table-cell table:number-columns-repeated="4"/>
          <table:table-cell table:style-name="Default"/>
          <table:table-cell/>
          <table:table-cell table:formula="of:=COM.MICROSOFT.CONCAT(IF([.$U2]&gt;119;VLOOKUP([.$U2];[$V.$A$1:.$D$243];4;0);&quot;&quot;);IF([.$U11]&gt;119;VLOOKUP([.$U11];[$V.$A$1:.$D$243];4;0);&quot;&quot;);IF([.$U20]&gt;119;VLOOKUP([.$U20];[$V.$A$1:.$D$243];4;0);&quot;&quot;);IF([.$U29]&gt;119;VLOOKUP([.$U29];[$V.$A$1:.$D$243];4;0);&quot;&quot;);IF([.$U38]&gt;119;VLOOKUP([.$U38];[$V.$A$1:.$D$243];4;0);&quot;&quot;);IF([.$U47]&gt;119;VLOOKUP([.$U47];[$V.$A$1:.$D$243];4;0);&quot;&quot;);IF([.$U56]&gt;119;VLOOKUP([.$U56];[$V.$A$1:.$D$243];4;0);&quot;&quot;);IF([.$U65]&gt;119;VLOOKUP([.$U65];[$V.$A$1:.$D$243];4;0);&quot;&quot;);IF([.$U74]&gt;119;VLOOKUP([.$U74];[$V.$A$1:.$D$243];4;0);&quot;&quot;);IF([.$U83]&gt;119;VLOOKUP([.$U83];[$V.$A$1:.$D$243];4;0);&quot;&quot;);IF([.$U92]&gt;119;VLOOKUP([.$U92];[$V.$A$1:.$D$243];4;0);&quot;&quot;))" office:value-type="string" office:string-value="G,4A,2" calcext:value-type="string">
            <text:p>G,4A,2</text:p>
          </table:table-cell>
          <table:table-cell table:style-name="ce7" table:formula="of:=COM.MICROSOFT.CONCAT(IF([.$U3]&lt;120;VLOOKUP([.$U3];[$V.$A$1:.$D$243];4;0);&quot;&quot;);IF([.$U12]&lt;120;VLOOKUP([.$U12];[$V.$A$1:.$D$243];4;0);&quot;&quot;);IF([.$U21]&lt;120;VLOOKUP([.$U21];[$V.$A$1:.$D$243];4;0);&quot;&quot;);IF([.$U30]&lt;120;VLOOKUP([.$U30];[$V.$A$1:.$D$243];4;0);&quot;&quot;);IF([.$U39]&lt;120;VLOOKUP([.$U39];[$V.$A$1:.$D$243];4;0);&quot;&quot;);IF([.$U48]&lt;120;VLOOKUP([.$U48];[$V.$A$1:.$D$243];4;0);&quot;&quot;);IF([.$U57]&lt;120;VLOOKUP([.$U57];[$V.$A$1:.$D$243];4;0);&quot;&quot;);IF([.$U66]&lt;120;VLOOKUP([.$U66];[$V.$A$1:.$D$243];4;0);&quot;&quot;);IF([.$U75]&lt;120;VLOOKUP([.$U75];[$V.$A$1:.$D$243];4;0);&quot;&quot;);IF([.$U84]&lt;120;VLOOKUP([.$U84];[$V.$A$1:.$D$243];4;0);&quot;&quot;))" office:value-type="string" office:string-value="=BG=E2A,^C" calcext:value-type="string">
            <text:p>=BG=E2A,^C</text:p>
          </table:table-cell>
          <table:table-cell table:formula="of:=COM.MICROSOFT.CONCAT([.$U4];&quot; &quot;;[.$U13];&quot; &quot;;[.$U22];&quot; &quot;;[.$U31];&quot; &quot;;[.$U40];&quot; &quot;;[.$U49];&quot; &quot;;[.$U58];&quot; &quot;;[.$U67];&quot; &quot;;[.$U76];&quot; &quot;;[.$U85])" office:value-type="string" office:string-value="105 107 108 196 198 103 100 185 101 98" calcext:value-type="string">
            <text:p>105 107 108 196 198 103 100 185 101 98</text:p>
          </table:table-cell>
          <table:table-cell table:number-columns-repeated="16354"/>
        </table:table-row>
        <table:table-row table:style-name="ro2">
          <table:table-cell office:value-type="float" office:value="198" calcext:value-type="float">
            <text:p>198</text:p>
          </table:table-cell>
          <table:table-cell office:value-type="float" office:value="68" calcext:value-type="float">
            <text:p>68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11" calcext:value-type="float">
            <text:p>111</text:p>
          </table:table-cell>
          <table:table-cell office:value-type="float" office:value="70" calcext:value-type="float">
            <text:p>70</text:p>
          </table:table-cell>
          <table:table-cell office:value-type="float" office:value="196" calcext:value-type="float">
            <text:p>196</text:p>
          </table:table-cell>
          <table:table-cell office:value-type="float" office:value="101" calcext:value-type="float">
            <text:p>101</text:p>
          </table:table-cell>
          <table:table-cell office:value-type="float" office:value="70" calcext:value-type="float">
            <text:p>70</text:p>
          </table:table-cell>
          <table:table-cell office:value-type="float" office:value="196" calcext:value-type="float">
            <text:p>196</text:p>
          </table:table-cell>
          <table:table-cell/>
          <table:table-cell table:style-name="ce18" table:number-columns-repeated="2"/>
          <table:table-cell table:number-columns-repeated="6"/>
          <table:table-cell office:value-type="float" office:value="4" calcext:value-type="float">
            <text:p>4</text:p>
          </table:table-cell>
          <table:table-cell table:style-name="ce7" office:value-type="float" office:value="105" calcext:value-type="float">
            <text:p>105</text:p>
          </table:table-cell>
          <table:table-cell table:number-columns-repeated="4"/>
          <table:table-cell table:style-name="Default"/>
          <table:table-cell table:number-columns-repeated="2"/>
          <table:table-cell table:formula="of:=COM.MICROSOFT.CONCAT(IF([.$U3]&gt;119;VLOOKUP([.$U3];[$V.$A$1:.$D$243];4;0);&quot;&quot;);IF([.$U12]&gt;119;VLOOKUP([.$U12];[$V.$A$1:.$D$243];4;0);&quot;&quot;);IF([.$U21]&gt;119;VLOOKUP([.$U21];[$V.$A$1:.$D$243];4;0);&quot;&quot;);IF([.$U30]&gt;119;VLOOKUP([.$U30];[$V.$A$1:.$D$243];4;0);&quot;&quot;);IF([.$U39]&gt;119;VLOOKUP([.$U39];[$V.$A$1:.$D$243];4;0);&quot;&quot;);IF([.$U48]&gt;119;VLOOKUP([.$U48];[$V.$A$1:.$D$243];4;0);&quot;&quot;);IF([.$U57]&gt;119;VLOOKUP([.$U57];[$V.$A$1:.$D$243];4;0);&quot;&quot;);IF([.$U66]&gt;119;VLOOKUP([.$U66];[$V.$A$1:.$D$243];4;0);&quot;&quot;);IF([.$U75]&gt;119;VLOOKUP([.$U75];[$V.$A$1:.$D$243];4;0);&quot;&quot;);IF([.$U84]&gt;119;VLOOKUP([.$U84];[$V.$A$1:.$D$243];4;0);&quot;&quot;))" office:value-type="string" office:string-value="G,2A,2A,,2" calcext:value-type="string">
            <text:p>G,2A,2A,,2</text:p>
          </table:table-cell>
          <table:table-cell table:style-name="ce7" table:formula="of:=COM.MICROSOFT.CONCAT(IF([.$U4]&lt;120;VLOOKUP([.$U4];[$V.$A$1:.$D$243];4;0);&quot;&quot;);IF([.$U13]&lt;120;VLOOKUP([.$U13];[$V.$A$1:.$D$243];4;0);&quot;&quot;);IF([.$U22]&lt;120;VLOOKUP([.$U22];[$V.$A$1:.$D$243];4;0);&quot;&quot;);IF([.$U31]&lt;120;VLOOKUP([.$U31];[$V.$A$1:.$D$243];4;0);&quot;&quot;);IF([.$U40]&lt;120;VLOOKUP([.$U40];[$V.$A$1:.$D$243];4;0);&quot;&quot;);IF([.$U49]&lt;120;VLOOKUP([.$U49];[$V.$A$1:.$D$243];4;0);&quot;&quot;);IF([.$U58]&lt;120;VLOOKUP([.$U58];[$V.$A$1:.$D$243];4;0);&quot;&quot;);IF([.$U67]&lt;120;VLOOKUP([.$U67];[$V.$A$1:.$D$243];4;0);&quot;&quot;);IF([.$U76]&lt;120;VLOOKUP([.$U76];[$V.$A$1:.$D$243];4;0);&quot;&quot;);IF([.$U85]&lt;120;VLOOKUP([.$U85];[$V.$A$1:.$D$243];4;0);&quot;&quot;))" office:value-type="string" office:string-value="=B^cdA^FG=e" calcext:value-type="string">
            <text:p>=B^cdA^FG=e</text:p>
          </table:table-cell>
          <table:table-cell table:formula="of:=COM.MICROSOFT.CONCAT([.$U5];&quot; &quot;;[.$U14];&quot; &quot;;[.$U23];&quot; &quot;;[.$U32];&quot; &quot;;[.$U41];&quot; &quot;;[.$U50];&quot; &quot;;[.$U59];&quot; &quot;;[.$U68];&quot; &quot;;[.$U77];&quot; &quot;;[.$U86])" office:value-type="string" office:string-value="105 101 196 70 198 185 68 0 0 0" calcext:value-type="string">
            <text:p>105 101 196 70 198 185 68 0 0 0</text:p>
          </table:table-cell>
          <table:table-cell table:number-columns-repeated="16353"/>
        </table:table-row>
        <table:table-row table:style-name="ro2">
          <table:table-cell table:number-columns-repeated="2" office:value-type="float" office:value="198" calcext:value-type="float">
            <text:p>198</text:p>
          </table:table-cell>
          <table:table-cell office:value-type="float" office:value="70" calcext:value-type="float">
            <text:p>70</text:p>
          </table:table-cell>
          <table:table-cell office:value-type="float" office:value="198" calcext:value-type="float">
            <text:p>198</text:p>
          </table:table-cell>
          <table:table-cell office:value-type="float" office:value="196" calcext:value-type="float">
            <text:p>196</text:p>
          </table:table-cell>
          <table:table-cell office:value-type="float" office:value="198" calcext:value-type="float">
            <text:p>198</text:p>
          </table:table-cell>
          <table:table-cell office:value-type="float" office:value="98" calcext:value-type="float">
            <text:p>98</text:p>
          </table:table-cell>
          <table:table-cell office:value-type="float" office:value="185" calcext:value-type="float">
            <text:p>185</text:p>
          </table:table-cell>
          <table:table-cell office:value-type="float" office:value="103" calcext:value-type="float">
            <text:p>103</text:p>
          </table:table-cell>
          <table:table-cell office:value-type="float" office:value="185" calcext:value-type="float">
            <text:p>185</text:p>
          </table:table-cell>
          <table:table-cell/>
          <table:table-cell table:style-name="ce18" table:number-columns-repeated="2"/>
          <table:table-cell table:number-columns-repeated="6"/>
          <table:table-cell office:value-type="float" office:value="5" calcext:value-type="float">
            <text:p>5</text:p>
          </table:table-cell>
          <table:table-cell table:style-name="ce7" office:value-type="float" office:value="196" calcext:value-type="float">
            <text:p>196</text:p>
          </table:table-cell>
          <table:table-cell table:number-columns-repeated="4"/>
          <table:table-cell table:style-name="Default"/>
          <table:table-cell table:number-columns-repeated="3"/>
          <table:table-cell table:formula="of:=COM.MICROSOFT.CONCAT(IF([.$U4]&gt;119;VLOOKUP([.$U4];[$V.$A$1:.$D$243];4;0);&quot;&quot;);IF([.$U13]&gt;119;VLOOKUP([.$U13];[$V.$A$1:.$D$243];4;0);&quot;&quot;);IF([.$U22]&gt;119;VLOOKUP([.$U22];[$V.$A$1:.$D$243];4;0);&quot;&quot;);IF([.$U31]&gt;119;VLOOKUP([.$U31];[$V.$A$1:.$D$243];4;0);&quot;&quot;);IF([.$U40]&gt;119;VLOOKUP([.$U40];[$V.$A$1:.$D$243];4;0);&quot;&quot;);IF([.$U49]&gt;119;VLOOKUP([.$U49];[$V.$A$1:.$D$243];4;0);&quot;&quot;);IF([.$U58]&gt;119;VLOOKUP([.$U58];[$V.$A$1:.$D$243];4;0);&quot;&quot;);IF([.$U67]&gt;119;VLOOKUP([.$U67];[$V.$A$1:.$D$243];4;0);&quot;&quot;);IF([.$U76]&gt;119;VLOOKUP([.$U76];[$V.$A$1:.$D$243];4;0);&quot;&quot;);IF([.$U85]&gt;119;VLOOKUP([.$U85];[$V.$A$1:.$D$243];4;0);&quot;&quot;))" office:value-type="string" office:string-value="G,2A,2A,,2" calcext:value-type="string">
            <text:p>G,2A,2A,,2</text:p>
          </table:table-cell>
          <table:table-cell table:style-name="ce7" table:formula="of:=COM.MICROSOFT.CONCAT(IF([.$U5]&lt;120;VLOOKUP([.$U5];[$V.$A$1:.$D$243];4;0);&quot;&quot;);IF([.$U14]&lt;120;VLOOKUP([.$U14];[$V.$A$1:.$D$243];4;0);&quot;&quot;);IF([.$U23]&lt;120;VLOOKUP([.$U23];[$V.$A$1:.$D$243];4;0);&quot;&quot;);IF([.$U32]&lt;120;VLOOKUP([.$U32];[$V.$A$1:.$D$243];4;0);&quot;&quot;);IF([.$U41]&lt;120;VLOOKUP([.$U41];[$V.$A$1:.$D$243];4;0);&quot;&quot;);IF([.$U50]&lt;120;VLOOKUP([.$U50];[$V.$A$1:.$D$243];4;0);&quot;&quot;);IF([.$U59]&lt;120;VLOOKUP([.$U59];[$V.$A$1:.$D$243];4;0);&quot;&quot;);IF([.$U68]&lt;120;VLOOKUP([.$U68];[$V.$A$1:.$D$243];4;0);&quot;&quot;);IF([.$U77]&lt;120;VLOOKUP([.$U77];[$V.$A$1:.$D$243];4;0);&quot;&quot;);IF([.$U86]&lt;120;VLOOKUP([.$U86];[$V.$A$1:.$D$243];4;0);&quot;&quot;))" office:value-type="string" office:string-value="=BG^F2=E2" calcext:value-type="string">
            <text:p>=BG^F2=E2</text:p>
          </table:table-cell>
          <table:table-cell table:formula="of:=COM.MICROSOFT.CONCAT([.$U6];&quot; &quot;;[.$U15];&quot; &quot;;[.$U24];&quot; &quot;;[.$U33];&quot; &quot;;[.$U42];&quot; &quot;;[.$U51];&quot; &quot;;[.$U60];&quot; &quot;;[.$U69];&quot; &quot;;[.$U78];&quot; &quot;;[.$U87])" office:value-type="string" office:string-value="196 105 103 101 198 70 185 98 95 0" calcext:value-type="string">
            <text:p>196 105 103 101 198 70 185 98 95 0</text:p>
          </table:table-cell>
          <table:table-cell table:number-columns-repeated="16352"/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float" office:value="68" calcext:value-type="float">
            <text:p>68</text:p>
          </table:table-cell>
          <table:table-cell office:value-type="float" office:value="100" calcext:value-type="float">
            <text:p>100</text:p>
          </table:table-cell>
          <table:table-cell office:value-type="float" office:value="91" calcext:value-type="float">
            <text:p>91</text:p>
          </table:table-cell>
          <table:table-cell office:value-type="float" office:value="96" calcext:value-type="float">
            <text:p>96</text:p>
          </table:table-cell>
          <table:table-cell office:value-type="float" office:value="100" calcext:value-type="float">
            <text:p>100</text:p>
          </table:table-cell>
          <table:table-cell office:value-type="float" office:value="198" calcext:value-type="float">
            <text:p>198</text:p>
          </table:table-cell>
          <table:table-cell office:value-type="float" office:value="98" calcext:value-type="float">
            <text:p>98</text:p>
          </table:table-cell>
          <table:table-cell office:value-type="float" office:value="198" calcext:value-type="float">
            <text:p>198</text:p>
          </table:table-cell>
          <table:table-cell office:value-type="float" office:value="70" calcext:value-type="float">
            <text:p>70</text:p>
          </table:table-cell>
          <table:table-cell/>
          <table:table-cell table:style-name="ce18" table:number-columns-repeated="2"/>
          <table:table-cell table:number-columns-repeated="6"/>
          <table:table-cell office:value-type="float" office:value="6" calcext:value-type="float">
            <text:p>6</text:p>
          </table:table-cell>
          <table:table-cell table:style-name="ce7" office:value-type="float" office:value="105" calcext:value-type="float">
            <text:p>105</text:p>
          </table:table-cell>
          <table:table-cell table:number-columns-repeated="4"/>
          <table:table-cell table:style-name="Default"/>
          <table:table-cell table:number-columns-repeated="4"/>
          <table:table-cell table:formula="of:=COM.MICROSOFT.CONCAT(IF([.$U5]&gt;119;VLOOKUP([.$U5];[$V.$A$1:.$D$243];4;0);&quot;&quot;);IF([.$U14]&gt;119;VLOOKUP([.$U14];[$V.$A$1:.$D$243];4;0);&quot;&quot;);IF([.$U23]&gt;119;VLOOKUP([.$U23];[$V.$A$1:.$D$243];4;0);&quot;&quot;);IF([.$U32]&gt;119;VLOOKUP([.$U32];[$V.$A$1:.$D$243];4;0);&quot;&quot;);IF([.$U41]&gt;119;VLOOKUP([.$U41];[$V.$A$1:.$D$243];4;0);&quot;&quot;);IF([.$U50]&gt;119;VLOOKUP([.$U50];[$V.$A$1:.$D$243];4;0);&quot;&quot;);IF([.$U59]&gt;119;VLOOKUP([.$U59];[$V.$A$1:.$D$243];4;0);&quot;&quot;);IF([.$U68]&gt;119;VLOOKUP([.$U68];[$V.$A$1:.$D$243];4;0);&quot;&quot;);IF([.$U77]&gt;119;VLOOKUP([.$U77];[$V.$A$1:.$D$243];4;0);&quot;&quot;);IF([.$U86]&gt;119;VLOOKUP([.$U86];[$V.$A$1:.$D$243];4;0);&quot;&quot;))" office:value-type="string" office:string-value="G,2A,2A,,2" calcext:value-type="string">
            <text:p>G,2A,2A,,2</text:p>
          </table:table-cell>
          <table:table-cell table:style-name="ce7" table:formula="of:=COM.MICROSOFT.CONCAT(IF([.$U6]&lt;120;VLOOKUP([.$U6];[$V.$A$1:.$D$243];4;0);&quot;&quot;);IF([.$U15]&lt;120;VLOOKUP([.$U15];[$V.$A$1:.$D$243];4;0);&quot;&quot;);IF([.$U24]&lt;120;VLOOKUP([.$U24];[$V.$A$1:.$D$243];4;0);&quot;&quot;);IF([.$U33]&lt;120;VLOOKUP([.$U33];[$V.$A$1:.$D$243];4;0);&quot;&quot;);IF([.$U42]&lt;120;VLOOKUP([.$U42];[$V.$A$1:.$D$243];4;0);&quot;&quot;);IF([.$U51]&lt;120;VLOOKUP([.$U51];[$V.$A$1:.$D$243];4;0);&quot;&quot;);IF([.$U60]&lt;120;VLOOKUP([.$U60];[$V.$A$1:.$D$243];4;0);&quot;&quot;);IF([.$U69]&lt;120;VLOOKUP([.$U69];[$V.$A$1:.$D$243];4;0);&quot;&quot;);IF([.$U78]&lt;120;VLOOKUP([.$U78];[$V.$A$1:.$D$243];4;0);&quot;&quot;);IF([.$U87]&lt;120;VLOOKUP([.$U87];[$V.$A$1:.$D$243];4;0);&quot;&quot;))" office:value-type="string" office:string-value="=BAG^F2=e^C" calcext:value-type="string">
            <text:p>=BAG^F2=e^C</text:p>
          </table:table-cell>
          <table:table-cell table:formula="of:=COM.MICROSOFT.CONCAT([.$U7];&quot; &quot;;[.$U16];&quot; &quot;;[.$U25];&quot; &quot;;[.$U34];&quot; &quot;;[.$U43];&quot; &quot;;[.$U52];&quot; &quot;;[.$U61];&quot; &quot;;[.$U70];&quot; &quot;;[.$U79];&quot; &quot;;[.$U88])" office:value-type="string" office:string-value="105 107 108 196 70 198 98 96 185 0" calcext:value-type="string">
            <text:p>105 107 108 196 70 198 98 96 185 0</text:p>
          </table:table-cell>
          <table:table-cell table:number-columns-repeated="16351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198" calcext:value-type="float">
            <text:p>198</text:p>
          </table:table-cell>
          <table:table-cell office:value-type="float" office:value="95" calcext:value-type="float">
            <text:p>95</text:p>
          </table:table-cell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2"/>
          <table:table-cell table:style-name="ce18" table:number-columns-repeated="2"/>
          <table:table-cell table:number-columns-repeated="6"/>
          <table:table-cell office:value-type="float" office:value="7" calcext:value-type="float">
            <text:p>7</text:p>
          </table:table-cell>
          <table:table-cell table:style-name="ce7" office:value-type="float" office:value="105" calcext:value-type="float">
            <text:p>105</text:p>
          </table:table-cell>
          <table:table-cell table:number-columns-repeated="4"/>
          <table:table-cell table:style-name="Default"/>
          <table:table-cell table:number-columns-repeated="5"/>
          <table:table-cell table:formula="of:=COM.MICROSOFT.CONCAT(IF([.$U6]&gt;119;VLOOKUP([.$U6];[$V.$A$1:.$D$243];4;0);&quot;&quot;);IF([.$U15]&gt;119;VLOOKUP([.$U15];[$V.$A$1:.$D$243];4;0);&quot;&quot;);IF([.$U24]&gt;119;VLOOKUP([.$U24];[$V.$A$1:.$D$243];4;0);&quot;&quot;);IF([.$U33]&gt;119;VLOOKUP([.$U33];[$V.$A$1:.$D$243];4;0);&quot;&quot;);IF([.$U42]&gt;119;VLOOKUP([.$U42];[$V.$A$1:.$D$243];4;0);&quot;&quot;);IF([.$U51]&gt;119;VLOOKUP([.$U51];[$V.$A$1:.$D$243];4;0);&quot;&quot;);IF([.$U60]&gt;119;VLOOKUP([.$U60];[$V.$A$1:.$D$243];4;0);&quot;&quot;);IF([.$U69]&gt;119;VLOOKUP([.$U69];[$V.$A$1:.$D$243];4;0);&quot;&quot;);IF([.$U78]&gt;119;VLOOKUP([.$U78];[$V.$A$1:.$D$243];4;0);&quot;&quot;);IF([.$U87]&gt;119;VLOOKUP([.$U87];[$V.$A$1:.$D$243];4;0);&quot;&quot;))" office:value-type="string" office:string-value="G,2A,2A,,2" calcext:value-type="string">
            <text:p>G,2A,2A,,2</text:p>
          </table:table-cell>
          <table:table-cell table:style-name="ce7" table:formula="of:=COM.MICROSOFT.CONCAT(IF([.$U7]&lt;120;VLOOKUP([.$U7];[$V.$A$1:.$D$243];4;0);&quot;&quot;);IF([.$U16]&lt;120;VLOOKUP([.$U16];[$V.$A$1:.$D$243];4;0);&quot;&quot;);IF([.$U25]&lt;120;VLOOKUP([.$U25];[$V.$A$1:.$D$243];4;0);&quot;&quot;);IF([.$U34]&lt;120;VLOOKUP([.$U34];[$V.$A$1:.$D$243];4;0);&quot;&quot;);IF([.$U43]&lt;120;VLOOKUP([.$U43];[$V.$A$1:.$D$243];4;0);&quot;&quot;);IF([.$U52]&lt;120;VLOOKUP([.$U52];[$V.$A$1:.$D$243];4;0);&quot;&quot;);IF([.$U61]&lt;120;VLOOKUP([.$U61];[$V.$A$1:.$D$243];4;0);&quot;&quot;);IF([.$U70]&lt;120;VLOOKUP([.$U70];[$V.$A$1:.$D$243];4;0);&quot;&quot;);IF([.$U79]&lt;120;VLOOKUP([.$U79];[$V.$A$1:.$D$243];4;0);&quot;&quot;);IF([.$U88]&lt;120;VLOOKUP([.$U88];[$V.$A$1:.$D$243];4;0);&quot;&quot;))" office:value-type="string" office:string-value="=B^cd^F2=eD" calcext:value-type="string">
            <text:p>=B^cd^F2=eD</text:p>
          </table:table-cell>
          <table:table-cell table:formula="of:=COM.MICROSOFT.CONCAT([.$U8];&quot; &quot;;[.$U17];&quot; &quot;;[.$U26];&quot; &quot;;[.$U35];&quot; &quot;;[.$U44];&quot; &quot;;[.$U53];&quot; &quot;;[.$U62];&quot; &quot;;[.$U71];&quot; &quot;;[.$U80];&quot; &quot;;[.$U89])" office:value-type="string" office:string-value="105 101 196 70 198 98 107 185 0 0" calcext:value-type="string">
            <text:p>105 101 196 70 198 98 107 185 0 0</text:p>
          </table:table-cell>
          <table:table-cell table:number-columns-repeated="16350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185" calcext:value-type="float">
            <text:p>185</text:p>
          </table:table-cell>
          <table:table-cell office:value-type="float" office:value="107" calcext:value-type="float">
            <text:p>107</text:p>
          </table:table-cell>
          <table:table-cell office:value-type="float" office:value="185" calcext:value-type="float">
            <text:p>185</text:p>
          </table:table-cell>
          <table:table-cell office:value-type="float" office:value="96" calcext:value-type="float">
            <text:p>96</text:p>
          </table:table-cell>
          <table:table-cell table:number-columns-repeated="3"/>
          <table:table-cell table:style-name="ce18" table:number-columns-repeated="2"/>
          <table:table-cell table:number-columns-repeated="6"/>
          <table:table-cell office:value-type="float" office:value="8" calcext:value-type="float">
            <text:p>8</text:p>
          </table:table-cell>
          <table:table-cell table:style-name="ce7" office:value-type="float" office:value="119" calcext:value-type="float">
            <text:p>119</text:p>
          </table:table-cell>
          <table:table-cell table:number-columns-repeated="4"/>
          <table:table-cell table:style-name="Default"/>
          <table:table-cell table:number-columns-repeated="6"/>
          <table:table-cell table:formula="of:=COM.MICROSOFT.CONCAT(IF([.$U7]&gt;119;VLOOKUP([.$U7];[$V.$A$1:.$D$243];4;0);&quot;&quot;);IF([.$U16]&gt;119;VLOOKUP([.$U16];[$V.$A$1:.$D$243];4;0);&quot;&quot;);IF([.$U25]&gt;119;VLOOKUP([.$U25];[$V.$A$1:.$D$243];4;0);&quot;&quot;);IF([.$U34]&gt;119;VLOOKUP([.$U34];[$V.$A$1:.$D$243];4;0);&quot;&quot;);IF([.$U43]&gt;119;VLOOKUP([.$U43];[$V.$A$1:.$D$243];4;0);&quot;&quot;);IF([.$U52]&gt;119;VLOOKUP([.$U52];[$V.$A$1:.$D$243];4;0);&quot;&quot;);IF([.$U61]&gt;119;VLOOKUP([.$U61];[$V.$A$1:.$D$243];4;0);&quot;&quot;);IF([.$U70]&gt;119;VLOOKUP([.$U70];[$V.$A$1:.$D$243];4;0);&quot;&quot;);IF([.$U79]&gt;119;VLOOKUP([.$U79];[$V.$A$1:.$D$243];4;0);&quot;&quot;);IF([.$U88]&gt;119;VLOOKUP([.$U88];[$V.$A$1:.$D$243];4;0);&quot;&quot;))" office:value-type="string" office:string-value="G,2A,2A,,2" calcext:value-type="string">
            <text:p>G,2A,2A,,2</text:p>
          </table:table-cell>
          <table:table-cell table:style-name="ce7" table:formula="of:=COM.MICROSOFT.CONCAT(IF([.$U8]&lt;120;VLOOKUP([.$U8];[$V.$A$1:.$D$243];4;0);&quot;&quot;);IF([.$U17]&lt;120;VLOOKUP([.$U17];[$V.$A$1:.$D$243];4;0);&quot;&quot;);IF([.$U26]&lt;120;VLOOKUP([.$U26];[$V.$A$1:.$D$243];4;0);&quot;&quot;);IF([.$U35]&lt;120;VLOOKUP([.$U35];[$V.$A$1:.$D$243];4;0);&quot;&quot;);IF([.$U44]&lt;120;VLOOKUP([.$U44];[$V.$A$1:.$D$243];4;0);&quot;&quot;);IF([.$U53]&lt;120;VLOOKUP([.$U53];[$V.$A$1:.$D$243];4;0);&quot;&quot;);IF([.$U62]&lt;120;VLOOKUP([.$U62];[$V.$A$1:.$D$243];4;0);&quot;&quot;);IF([.$U71]&lt;120;VLOOKUP([.$U71];[$V.$A$1:.$D$243];4;0);&quot;&quot;);IF([.$U80]&lt;120;VLOOKUP([.$U80];[$V.$A$1:.$D$243];4;0);&quot;&quot;);IF([.$U89]&lt;120;VLOOKUP([.$U89];[$V.$A$1:.$D$243];4;0);&quot;&quot;))" office:value-type="string" office:string-value="=BG^F2=e^c" calcext:value-type="string">
            <text:p>=BG^F2=e^c</text:p>
          </table:table-cell>
          <table:table-cell table:formula="of:=COM.MICROSOFT.CONCAT([.$U9];&quot; &quot;;[.$U18];&quot; &quot;;[.$U27];&quot; &quot;;[.$U36];&quot; &quot;;[.$U45];&quot; &quot;;[.$U54];&quot; &quot;;[.$U63];&quot; &quot;;[.$U72];&quot; &quot;;[.$U81];&quot; &quot;;[.$U90])" office:value-type="string" office:string-value="119 114 113 111 196 198 108 107 185 0" calcext:value-type="string">
            <text:p>119 114 113 111 196 198 108 107 185 0</text:p>
          </table:table-cell>
          <table:table-cell table:number-columns-repeated="16349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office:value-type="float" office:value="185" calcext:value-type="float">
            <text:p>185</text:p>
          </table:table-cell>
          <table:table-cell office:value-type="float" office:value="91" calcext:value-type="float">
            <text:p>91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style-name="ce7" office:value-type="float" office:value="196" calcext:value-type="float">
            <text:p>196</text:p>
          </table:table-cell>
          <table:table-cell table:number-columns-repeated="4"/>
          <table:table-cell table:style-name="Default"/>
          <table:table-cell table:number-columns-repeated="7"/>
          <table:table-cell table:formula="of:=COM.MICROSOFT.CONCAT(IF([.$U8]&gt;119;VLOOKUP([.$U8];[$V.$A$1:.$D$243];4;0);&quot;&quot;);IF([.$U17]&gt;119;VLOOKUP([.$U17];[$V.$A$1:.$D$243];4;0);&quot;&quot;);IF([.$U26]&gt;119;VLOOKUP([.$U26];[$V.$A$1:.$D$243];4;0);&quot;&quot;);IF([.$U35]&gt;119;VLOOKUP([.$U35];[$V.$A$1:.$D$243];4;0);&quot;&quot;);IF([.$U44]&gt;119;VLOOKUP([.$U44];[$V.$A$1:.$D$243];4;0);&quot;&quot;);IF([.$U53]&gt;119;VLOOKUP([.$U53];[$V.$A$1:.$D$243];4;0);&quot;&quot;);IF([.$U62]&gt;119;VLOOKUP([.$U62];[$V.$A$1:.$D$243];4;0);&quot;&quot;);IF([.$U71]&gt;119;VLOOKUP([.$U71];[$V.$A$1:.$D$243];4;0);&quot;&quot;);IF([.$U80]&gt;119;VLOOKUP([.$U80];[$V.$A$1:.$D$243];4;0);&quot;&quot;);IF([.$U89]&gt;119;VLOOKUP([.$U89];[$V.$A$1:.$D$243];4;0);&quot;&quot;))" office:value-type="string" office:string-value="G,2A,2A,,2" calcext:value-type="string">
            <text:p>G,2A,2A,,2</text:p>
          </table:table-cell>
          <table:table-cell table:style-name="ce7" table:formula="of:=COM.MICROSOFT.CONCAT(IF([.$U9]&lt;120;VLOOKUP([.$U9];[$V.$A$1:.$D$243];4;0);&quot;&quot;);IF([.$U18]&lt;120;VLOOKUP([.$U18];[$V.$A$1:.$D$243];4;0);&quot;&quot;);IF([.$U27]&lt;120;VLOOKUP([.$U27];[$V.$A$1:.$D$243];4;0);&quot;&quot;);IF([.$U36]&lt;120;VLOOKUP([.$U36];[$V.$A$1:.$D$243];4;0);&quot;&quot;);IF([.$U45]&lt;120;VLOOKUP([.$U45];[$V.$A$1:.$D$243];4;0);&quot;&quot;);IF([.$U54]&lt;120;VLOOKUP([.$U54];[$V.$A$1:.$D$243];4;0);&quot;&quot;);IF([.$U63]&lt;120;VLOOKUP([.$U63];[$V.$A$1:.$D$243];4;0);&quot;&quot;);IF([.$U72]&lt;120;VLOOKUP([.$U72];[$V.$A$1:.$D$243];4;0);&quot;&quot;);IF([.$U81]&lt;120;VLOOKUP([.$U81];[$V.$A$1:.$D$243];4;0);&quot;&quot;);IF([.$U90]&lt;120;VLOOKUP([.$U90];[$V.$A$1:.$D$243];4;0);&quot;&quot;))" office:value-type="string" office:string-value="=bg^f=ed^c" calcext:value-type="string">
            <text:p>=bg^f=ed^c</text:p>
          </table:table-cell>
          <table:table-cell table:number-columns-repeated="16349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107" calcext:value-type="float">
            <text:p>1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11"/>
          <table:table-cell office:value-type="float" office:value="10" calcext:value-type="float">
            <text:p>10</text:p>
          </table:table-cell>
          <table:table-cell table:style-name="ce8" office:value-type="float" office:value="103" calcext:value-type="float">
            <text:p>103</text:p>
          </table:table-cell>
          <table:table-cell table:number-columns-repeated="4"/>
          <table:table-cell table:style-name="Default"/>
          <table:table-cell table:number-columns-repeated="8"/>
          <table:table-cell table:formula="of:=COM.MICROSOFT.CONCAT(IF([.$U9]&gt;119;VLOOKUP([.$U9];[$V.$A$1:.$D$243];4;0);&quot;&quot;);IF([.$U18]&gt;119;VLOOKUP([.$U18];[$V.$A$1:.$D$243];4;0);&quot;&quot;);IF([.$U27]&gt;119;VLOOKUP([.$U27];[$V.$A$1:.$D$243];4;0);&quot;&quot;);IF([.$U36]&gt;119;VLOOKUP([.$U36];[$V.$A$1:.$D$243];4;0);&quot;&quot;);IF([.$U45]&gt;119;VLOOKUP([.$U45];[$V.$A$1:.$D$243];4;0);&quot;&quot;);IF([.$U54]&gt;119;VLOOKUP([.$U54];[$V.$A$1:.$D$243];4;0);&quot;&quot;);IF([.$U63]&gt;119;VLOOKUP([.$U63];[$V.$A$1:.$D$243];4;0);&quot;&quot;);IF([.$U72]&gt;119;VLOOKUP([.$U72];[$V.$A$1:.$D$243];4;0);&quot;&quot;);IF([.$U81]&gt;119;VLOOKUP([.$U81];[$V.$A$1:.$D$243];4;0);&quot;&quot;);IF([.$U90]&gt;119;VLOOKUP([.$U90];[$V.$A$1:.$D$243];4;0);&quot;&quot;))" office:value-type="string" office:string-value="G,2A,2A,,2" calcext:value-type="string">
            <text:p>G,2A,2A,,2</text:p>
          </table:table-cell>
          <table:table-cell table:number-columns-repeated="16349"/>
        </table:table-row>
        <table:table-row table:style-name="ro2">
          <table:table-cell table:number-columns-repeated="19"/>
          <table:table-cell office:value-type="float" office:value="11" calcext:value-type="float">
            <text:p>11</text:p>
          </table:table-cell>
          <table:table-cell table:style-name="ce8" office:value-type="float" office:value="105" calcext:value-type="float">
            <text:p>105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12" calcext:value-type="float">
            <text:p>12</text:p>
          </table:table-cell>
          <table:table-cell table:style-name="ce8" office:value-type="float" office:value="107" calcext:value-type="float">
            <text:p>107</text:p>
          </table:table-cell>
          <table:table-cell table:number-columns-repeated="16363"/>
        </table:table-row>
        <table:table-row table:style-name="ro2">
          <table:table-cell table:style-name="ce7" table:formula="of:=IF([.A2]=&quot;&quot;;&quot;&quot;;[.A2])" office:value-type="float" office:value="105" calcext:value-type="float">
            <text:p>105</text:p>
          </table:table-cell>
          <table:table-cell table:style-name="ce7" table:formula="of:=IF([.B2]=&quot;&quot;;&quot;&quot;;[.B2])" office:value-type="float" office:value="196" calcext:value-type="float">
            <text:p>196</text:p>
          </table:table-cell>
          <table:table-cell table:style-name="ce7" table:formula="of:=IF([.C2]=&quot;&quot;;&quot;&quot;;[.C2])" office:value-type="float" office:value="105" calcext:value-type="float">
            <text:p>105</text:p>
          </table:table-cell>
          <table:table-cell table:style-name="ce7" table:formula="of:=IF([.D2]=&quot;&quot;;&quot;&quot;;[.D2])" office:value-type="float" office:value="105" calcext:value-type="float">
            <text:p>105</text:p>
          </table:table-cell>
          <table:table-cell table:style-name="ce7" table:formula="of:=IF([.E2]=&quot;&quot;;&quot;&quot;;[.E2])" office:value-type="float" office:value="196" calcext:value-type="float">
            <text:p>196</text:p>
          </table:table-cell>
          <table:table-cell table:style-name="ce7" table:formula="of:=IF([.F2]=&quot;&quot;;&quot;&quot;;[.F2])" office:value-type="float" office:value="105" calcext:value-type="float">
            <text:p>105</text:p>
          </table:table-cell>
          <table:table-cell table:style-name="ce7" table:formula="of:=IF([.G2]=&quot;&quot;;&quot;&quot;;[.G2])" office:value-type="float" office:value="105" calcext:value-type="float">
            <text:p>105</text:p>
          </table:table-cell>
          <table:table-cell table:style-name="ce7" table:formula="of:=IF([.H2]=&quot;&quot;;&quot;&quot;;[.H2])" office:value-type="float" office:value="119" calcext:value-type="float">
            <text:p>119</text:p>
          </table:table-cell>
          <table:table-cell table:style-name="ce7" table:formula="of:=IF([.I2]=&quot;&quot;;&quot;&quot;;[.I2])" office:value-type="float" office:value="196" calcext:value-type="float">
            <text:p>196</text:p>
          </table:table-cell>
          <table:table-cell table:style-name="ce7" table:formula="of:=IF([.J2]=&quot;&quot;;&quot;&quot;;[.J2])">
            <text:p/>
          </table:table-cell>
          <table:table-cell table:number-columns-repeated="9"/>
          <table:table-cell office:value-type="float" office:value="13" calcext:value-type="float">
            <text:p>13</text:p>
          </table:table-cell>
          <table:table-cell table:style-name="ce8" office:value-type="float" office:value="101" calcext:value-type="float">
            <text:p>101</text:p>
          </table:table-cell>
          <table:table-cell table:number-columns-repeated="16363"/>
        </table:table-row>
        <table:table-row table:style-name="ro2">
          <table:table-cell table:style-name="ce8" table:formula="of:=IF([.J3]=&quot;&quot;;&quot;&quot;;[.J3])" office:value-type="float" office:value="103" calcext:value-type="float">
            <text:p>103</text:p>
          </table:table-cell>
          <table:table-cell table:style-name="ce8" table:formula="of:=IF([.I3]=&quot;&quot;;&quot;&quot;;[.I3])" office:value-type="float" office:value="105" calcext:value-type="float">
            <text:p>105</text:p>
          </table:table-cell>
          <table:table-cell table:style-name="ce8" table:formula="of:=IF([.H3]=&quot;&quot;;&quot;&quot;;[.H3])" office:value-type="float" office:value="107" calcext:value-type="float">
            <text:p>107</text:p>
          </table:table-cell>
          <table:table-cell table:style-name="ce8" table:formula="of:=IF([.G3]=&quot;&quot;;&quot;&quot;;[.G3])" office:value-type="float" office:value="101" calcext:value-type="float">
            <text:p>101</text:p>
          </table:table-cell>
          <table:table-cell table:style-name="ce8" table:formula="of:=IF([.F3]=&quot;&quot;;&quot;&quot;;[.F3])" office:value-type="float" office:value="105" calcext:value-type="float">
            <text:p>105</text:p>
          </table:table-cell>
          <table:table-cell table:style-name="ce8" table:formula="of:=IF([.E3]=&quot;&quot;;&quot;&quot;;[.E3])" office:value-type="float" office:value="107" calcext:value-type="float">
            <text:p>107</text:p>
          </table:table-cell>
          <table:table-cell table:style-name="ce8" table:formula="of:=IF([.D3]=&quot;&quot;;&quot;&quot;;[.D3])" office:value-type="float" office:value="101" calcext:value-type="float">
            <text:p>101</text:p>
          </table:table-cell>
          <table:table-cell table:style-name="ce8" table:formula="of:=IF([.C3]=&quot;&quot;;&quot;&quot;;[.C3])" office:value-type="float" office:value="114" calcext:value-type="float">
            <text:p>114</text:p>
          </table:table-cell>
          <table:table-cell table:style-name="ce8" table:formula="of:=IF([.B3]=&quot;&quot;;&quot;&quot;;[.B3])" office:value-type="float" office:value="105" calcext:value-type="float">
            <text:p>105</text:p>
          </table:table-cell>
          <table:table-cell table:style-name="ce8" table:formula="of:=IF([.A3]=&quot;&quot;;&quot;&quot;;[.A3])" office:value-type="float" office:value="101" calcext:value-type="float">
            <text:p>101</text:p>
          </table:table-cell>
          <table:table-cell table:number-columns-repeated="9"/>
          <table:table-cell office:value-type="float" office:value="14" calcext:value-type="float">
            <text:p>14</text:p>
          </table:table-cell>
          <table:table-cell table:style-name="ce8" office:value-type="float" office:value="105" calcext:value-type="float">
            <text:p>105</text:p>
          </table:table-cell>
          <table:table-cell table:number-columns-repeated="16363"/>
        </table:table-row>
        <table:table-row table:style-name="ro2">
          <table:table-cell table:style-name="ce7" table:formula="of:=IF([.A4]=&quot;&quot;;&quot;&quot;;[.A4])" office:value-type="float" office:value="101" calcext:value-type="float">
            <text:p>101</text:p>
          </table:table-cell>
          <table:table-cell table:style-name="ce7" table:formula="of:=IF([.B4]=&quot;&quot;;&quot;&quot;;[.B4])" office:value-type="float" office:value="108" calcext:value-type="float">
            <text:p>108</text:p>
          </table:table-cell>
          <table:table-cell table:style-name="ce7" table:formula="of:=IF([.C4]=&quot;&quot;;&quot;&quot;;[.C4])" office:value-type="float" office:value="196" calcext:value-type="float">
            <text:p>196</text:p>
          </table:table-cell>
          <table:table-cell table:style-name="ce7" table:formula="of:=IF([.D4]=&quot;&quot;;&quot;&quot;;[.D4])" office:value-type="float" office:value="103" calcext:value-type="float">
            <text:p>103</text:p>
          </table:table-cell>
          <table:table-cell table:style-name="ce7" table:formula="of:=IF([.E4]=&quot;&quot;;&quot;&quot;;[.E4])" office:value-type="float" office:value="108" calcext:value-type="float">
            <text:p>108</text:p>
          </table:table-cell>
          <table:table-cell table:style-name="ce7" table:formula="of:=IF([.F4]=&quot;&quot;;&quot;&quot;;[.F4])" office:value-type="float" office:value="196" calcext:value-type="float">
            <text:p>196</text:p>
          </table:table-cell>
          <table:table-cell table:style-name="ce7" table:formula="of:=IF([.G4]=&quot;&quot;;&quot;&quot;;[.G4])" office:value-type="float" office:value="113" calcext:value-type="float">
            <text:p>113</text:p>
          </table:table-cell>
          <table:table-cell table:style-name="ce7" table:formula="of:=IF([.H4]=&quot;&quot;;&quot;&quot;;[.H4])" office:value-type="float" office:value="103" calcext:value-type="float">
            <text:p>103</text:p>
          </table:table-cell>
          <table:table-cell table:style-name="ce7" table:formula="of:=IF([.I4]=&quot;&quot;;&quot;&quot;;[.I4])" office:value-type="float" office:value="140" calcext:value-type="float">
            <text:p>140</text:p>
          </table:table-cell>
          <table:table-cell table:style-name="ce7" table:formula="of:=IF([.J4]=&quot;&quot;;&quot;&quot;;[.J4])" office:value-type="float" office:value="198" calcext:value-type="float">
            <text:p>198</text:p>
          </table:table-cell>
          <table:table-cell table:number-columns-repeated="9"/>
          <table:table-cell office:value-type="float" office:value="15" calcext:value-type="float">
            <text:p>15</text:p>
          </table:table-cell>
          <table:table-cell table:style-name="ce8" office:value-type="float" office:value="107" calcext:value-type="float">
            <text:p>107</text:p>
          </table:table-cell>
          <table:table-cell table:number-columns-repeated="16363"/>
        </table:table-row>
        <table:table-row table:style-name="ro2">
          <table:table-cell table:style-name="ce8" table:formula="of:=IF([.J5]=&quot;&quot;;&quot;&quot;;[.J5])" office:value-type="float" office:value="196" calcext:value-type="float">
            <text:p>196</text:p>
          </table:table-cell>
          <table:table-cell table:style-name="ce8" table:formula="of:=IF([.I5]=&quot;&quot;;&quot;&quot;;[.I5])" office:value-type="float" office:value="70" calcext:value-type="float">
            <text:p>70</text:p>
          </table:table-cell>
          <table:table-cell table:style-name="ce8" table:formula="of:=IF([.H5]=&quot;&quot;;&quot;&quot;;[.H5])" office:value-type="float" office:value="101" calcext:value-type="float">
            <text:p>101</text:p>
          </table:table-cell>
          <table:table-cell table:style-name="ce8" table:formula="of:=IF([.G5]=&quot;&quot;;&quot;&quot;;[.G5])" office:value-type="float" office:value="196" calcext:value-type="float">
            <text:p>196</text:p>
          </table:table-cell>
          <table:table-cell table:style-name="ce8" table:formula="of:=IF([.F5]=&quot;&quot;;&quot;&quot;;[.F5])" office:value-type="float" office:value="70" calcext:value-type="float">
            <text:p>70</text:p>
          </table:table-cell>
          <table:table-cell table:style-name="ce8" table:formula="of:=IF([.E5]=&quot;&quot;;&quot;&quot;;[.E5])" office:value-type="float" office:value="111" calcext:value-type="float">
            <text:p>111</text:p>
          </table:table-cell>
          <table:table-cell table:style-name="ce8" table:formula="of:=IF([.D5]=&quot;&quot;;&quot;&quot;;[.D5])" office:value-type="float" office:value="101" calcext:value-type="float">
            <text:p>101</text:p>
          </table:table-cell>
          <table:table-cell table:style-name="ce8" table:formula="of:=IF([.C5]=&quot;&quot;;&quot;&quot;;[.C5])" office:value-type="float" office:value="100" calcext:value-type="float">
            <text:p>100</text:p>
          </table:table-cell>
          <table:table-cell table:style-name="ce8" table:formula="of:=IF([.B5]=&quot;&quot;;&quot;&quot;;[.B5])" office:value-type="float" office:value="68" calcext:value-type="float">
            <text:p>68</text:p>
          </table:table-cell>
          <table:table-cell table:style-name="ce8" table:formula="of:=IF([.A5]=&quot;&quot;;&quot;&quot;;[.A5])" office:value-type="float" office:value="198" calcext:value-type="float">
            <text:p>198</text:p>
          </table:table-cell>
          <table:table-cell table:number-columns-repeated="9"/>
          <table:table-cell office:value-type="float" office:value="16" calcext:value-type="float">
            <text:p>16</text:p>
          </table:table-cell>
          <table:table-cell table:style-name="ce8" office:value-type="float" office:value="101" calcext:value-type="float">
            <text:p>101</text:p>
          </table:table-cell>
          <table:table-cell table:number-columns-repeated="16363"/>
        </table:table-row>
        <table:table-row table:style-name="ro2">
          <table:table-cell table:style-name="ce7" table:formula="of:=IF([.A6]=&quot;&quot;;&quot;&quot;;[.A6])" office:value-type="float" office:value="198" calcext:value-type="float">
            <text:p>198</text:p>
          </table:table-cell>
          <table:table-cell table:style-name="ce7" table:formula="of:=IF([.B6]=&quot;&quot;;&quot;&quot;;[.B6])" office:value-type="float" office:value="198" calcext:value-type="float">
            <text:p>198</text:p>
          </table:table-cell>
          <table:table-cell table:style-name="ce7" table:formula="of:=IF([.C6]=&quot;&quot;;&quot;&quot;;[.C6])" office:value-type="float" office:value="70" calcext:value-type="float">
            <text:p>70</text:p>
          </table:table-cell>
          <table:table-cell table:style-name="ce7" table:formula="of:=IF([.D6]=&quot;&quot;;&quot;&quot;;[.D6])" office:value-type="float" office:value="198" calcext:value-type="float">
            <text:p>198</text:p>
          </table:table-cell>
          <table:table-cell table:style-name="ce7" table:formula="of:=IF([.E6]=&quot;&quot;;&quot;&quot;;[.E6])" office:value-type="float" office:value="196" calcext:value-type="float">
            <text:p>196</text:p>
          </table:table-cell>
          <table:table-cell table:style-name="ce7" table:formula="of:=IF([.F6]=&quot;&quot;;&quot;&quot;;[.F6])" office:value-type="float" office:value="198" calcext:value-type="float">
            <text:p>198</text:p>
          </table:table-cell>
          <table:table-cell table:style-name="ce7" table:formula="of:=IF([.G6]=&quot;&quot;;&quot;&quot;;[.G6])" office:value-type="float" office:value="98" calcext:value-type="float">
            <text:p>98</text:p>
          </table:table-cell>
          <table:table-cell table:style-name="ce7" table:formula="of:=IF([.H6]=&quot;&quot;;&quot;&quot;;[.H6])" office:value-type="float" office:value="185" calcext:value-type="float">
            <text:p>185</text:p>
          </table:table-cell>
          <table:table-cell table:style-name="ce7" table:formula="of:=IF([.I6]=&quot;&quot;;&quot;&quot;;[.I6])" office:value-type="float" office:value="103" calcext:value-type="float">
            <text:p>103</text:p>
          </table:table-cell>
          <table:table-cell table:style-name="ce7" table:formula="of:=IF([.J6]=&quot;&quot;;&quot;&quot;;[.J6])" office:value-type="float" office:value="185" calcext:value-type="float">
            <text:p>185</text:p>
          </table:table-cell>
          <table:table-cell table:number-columns-repeated="9"/>
          <table:table-cell office:value-type="float" office:value="17" calcext:value-type="float">
            <text:p>17</text:p>
          </table:table-cell>
          <table:table-cell table:style-name="ce8" office:value-type="float" office:value="114" calcext:value-type="float">
            <text:p>114</text:p>
          </table:table-cell>
          <table:table-cell table:number-columns-repeated="16363"/>
        </table:table-row>
        <table:table-row table:style-name="ro2">
          <table:table-cell table:style-name="ce8" table:formula="of:=IF([.J7]=&quot;&quot;;&quot;&quot;;[.J7])" office:value-type="float" office:value="70" calcext:value-type="float">
            <text:p>70</text:p>
          </table:table-cell>
          <table:table-cell table:style-name="ce8" table:formula="of:=IF([.I7]=&quot;&quot;;&quot;&quot;;[.I7])" office:value-type="float" office:value="198" calcext:value-type="float">
            <text:p>198</text:p>
          </table:table-cell>
          <table:table-cell table:style-name="ce8" table:formula="of:=IF([.H7]=&quot;&quot;;&quot;&quot;;[.H7])" office:value-type="float" office:value="98" calcext:value-type="float">
            <text:p>98</text:p>
          </table:table-cell>
          <table:table-cell table:style-name="ce8" table:formula="of:=IF([.G7]=&quot;&quot;;&quot;&quot;;[.G7])" office:value-type="float" office:value="198" calcext:value-type="float">
            <text:p>198</text:p>
          </table:table-cell>
          <table:table-cell table:style-name="ce8" table:formula="of:=IF([.F7]=&quot;&quot;;&quot;&quot;;[.F7])" office:value-type="float" office:value="100" calcext:value-type="float">
            <text:p>100</text:p>
          </table:table-cell>
          <table:table-cell table:style-name="ce8" table:formula="of:=IF([.E7]=&quot;&quot;;&quot;&quot;;[.E7])" office:value-type="float" office:value="96" calcext:value-type="float">
            <text:p>96</text:p>
          </table:table-cell>
          <table:table-cell table:style-name="ce8" table:formula="of:=IF([.D7]=&quot;&quot;;&quot;&quot;;[.D7])" office:value-type="float" office:value="91" calcext:value-type="float">
            <text:p>91</text:p>
          </table:table-cell>
          <table:table-cell table:style-name="ce8" table:formula="of:=IF([.C7]=&quot;&quot;;&quot;&quot;;[.C7])" office:value-type="float" office:value="100" calcext:value-type="float">
            <text:p>100</text:p>
          </table:table-cell>
          <table:table-cell table:style-name="ce8" table:formula="of:=IF([.B7]=&quot;&quot;;&quot;&quot;;[.B7])" office:value-type="float" office:value="68" calcext:value-type="float">
            <text:p>68</text:p>
          </table:table-cell>
          <table:table-cell table:style-name="ce8" table:formula="of:=IF([.A7]=&quot;&quot;;&quot;&quot;;[.A7])" office:value-type="float" office:value="185" calcext:value-type="float">
            <text:p>185</text:p>
          </table:table-cell>
          <table:table-cell table:number-columns-repeated="9"/>
          <table:table-cell office:value-type="float" office:value="18" calcext:value-type="float">
            <text:p>18</text:p>
          </table:table-cell>
          <table:table-cell table:style-name="ce8" office:value-type="float" office:value="105" calcext:value-type="float">
            <text:p>105</text:p>
          </table:table-cell>
          <table:table-cell table:number-columns-repeated="16363"/>
        </table:table-row>
        <table:table-row table:style-name="ro2">
          <table:table-cell table:style-name="ce7" table:formula="of:=IF([.A8]=&quot;&quot;;&quot;&quot;;[.A8])" office:value-type="float" office:value="98" calcext:value-type="float">
            <text:p>98</text:p>
          </table:table-cell>
          <table:table-cell table:style-name="ce7" table:formula="of:=IF([.B8]=&quot;&quot;;&quot;&quot;;[.B8])" office:value-type="float" office:value="107" calcext:value-type="float">
            <text:p>107</text:p>
          </table:table-cell>
          <table:table-cell table:style-name="ce7" table:formula="of:=IF([.C8]=&quot;&quot;;&quot;&quot;;[.C8])" office:value-type="float" office:value="108" calcext:value-type="float">
            <text:p>108</text:p>
          </table:table-cell>
          <table:table-cell table:style-name="ce7" table:formula="of:=IF([.D8]=&quot;&quot;;&quot;&quot;;[.D8])" office:value-type="float" office:value="108" calcext:value-type="float">
            <text:p>108</text:p>
          </table:table-cell>
          <table:table-cell table:style-name="ce7" table:formula="of:=IF([.E8]=&quot;&quot;;&quot;&quot;;[.E8])" office:value-type="float" office:value="198" calcext:value-type="float">
            <text:p>198</text:p>
          </table:table-cell>
          <table:table-cell table:style-name="ce7" table:formula="of:=IF([.F8]=&quot;&quot;;&quot;&quot;;[.F8])" office:value-type="float" office:value="95" calcext:value-type="float">
            <text:p>95</text:p>
          </table:table-cell>
          <table:table-cell table:style-name="ce7" table:formula="of:=IF([.G8]=&quot;&quot;;&quot;&quot;;[.G8])" office:value-type="float" office:value="185" calcext:value-type="float">
            <text:p>185</text:p>
          </table:table-cell>
          <table:table-cell table:style-name="ce7" table:formula="of:=IF([.H8]=&quot;&quot;;&quot;&quot;;[.H8])" office:value-type="float" office:value="0" calcext:value-type="float">
            <text:p>0</text:p>
          </table:table-cell>
          <table:table-cell table:style-name="ce7" table:formula="of:=IF([.I8]=&quot;&quot;;&quot;&quot;;[.I8])" office:value-type="float" office:value="98" calcext:value-type="float">
            <text:p>98</text:p>
          </table:table-cell>
          <table:table-cell table:style-name="ce7" table:formula="of:=IF([.J8]=&quot;&quot;;&quot;&quot;;[.J8])">
            <text:p/>
          </table:table-cell>
          <table:table-cell table:number-columns-repeated="9"/>
          <table:table-cell office:value-type="float" office:value="19" calcext:value-type="float">
            <text:p>19</text:p>
          </table:table-cell>
          <table:table-cell table:style-name="ce8" office:value-type="float" office:value="101" calcext:value-type="float">
            <text:p>101</text:p>
          </table:table-cell>
          <table:table-cell table:number-columns-repeated="16363"/>
        </table:table-row>
        <table:table-row table:style-name="ro2">
          <table:table-cell table:style-name="ce12" table:formula="of:=IF([.J9]=&quot;&quot;;&quot;&quot;;[.J9])">
            <text:p/>
          </table:table-cell>
          <table:table-cell table:style-name="ce12" table:formula="of:=IF([.I9]=&quot;&quot;;&quot;&quot;;[.I9])">
            <text:p/>
          </table:table-cell>
          <table:table-cell table:style-name="ce8" table:formula="of:=IF([.H9]=&quot;&quot;;&quot;&quot;;[.H9])" office:value-type="float" office:value="96" calcext:value-type="float">
            <text:p>96</text:p>
          </table:table-cell>
          <table:table-cell table:style-name="ce8" table:formula="of:=IF([.G9]=&quot;&quot;;&quot;&quot;;[.G9])" office:value-type="float" office:value="185" calcext:value-type="float">
            <text:p>185</text:p>
          </table:table-cell>
          <table:table-cell table:style-name="ce8" table:formula="of:=IF([.F9]=&quot;&quot;;&quot;&quot;;[.F9])" office:value-type="float" office:value="107" calcext:value-type="float">
            <text:p>107</text:p>
          </table:table-cell>
          <table:table-cell table:style-name="ce8" table:formula="of:=IF([.E9]=&quot;&quot;;&quot;&quot;;[.E9])" office:value-type="float" office:value="185" calcext:value-type="float">
            <text:p>185</text:p>
          </table:table-cell>
          <table:table-cell table:style-name="ce8" table:formula="of:=IF([.D9]=&quot;&quot;;&quot;&quot;;[.D9])" office:value-type="float" office:value="95" calcext:value-type="float">
            <text:p>95</text:p>
          </table:table-cell>
          <table:table-cell table:style-name="ce8" table:formula="of:=IF([.C9]=&quot;&quot;;&quot;&quot;;[.C9])" office:value-type="float" office:value="0" calcext:value-type="float">
            <text:p>0</text:p>
          </table:table-cell>
          <table:table-cell table:style-name="ce8" table:formula="of:=IF([.B9]=&quot;&quot;;&quot;&quot;;[.B9])" office:value-type="float" office:value="101" calcext:value-type="float">
            <text:p>101</text:p>
          </table:table-cell>
          <table:table-cell table:style-name="ce8" table:formula="of:=IF([.A9]=&quot;&quot;;&quot;&quot;;[.A9])" office:value-type="float" office:value="0" calcext:value-type="float">
            <text:p>0</text:p>
          </table:table-cell>
          <table:table-cell table:number-columns-repeated="9"/>
          <table:table-cell office:value-type="float" office:value="20" calcext:value-type="float">
            <text:p>20</text:p>
          </table:table-cell>
          <table:table-cell table:style-name="ce7" office:value-type="float" office:value="101" calcext:value-type="float">
            <text:p>101</text:p>
          </table:table-cell>
          <table:table-cell table:number-columns-repeated="16363"/>
        </table:table-row>
        <table:table-row table:style-name="ro2">
          <table:table-cell table:style-name="ce7" table:formula="of:=IF([.A10]=&quot;&quot;;&quot;&quot;;[.A10])" office:value-type="float" office:value="95" calcext:value-type="float">
            <text:p>95</text:p>
          </table:table-cell>
          <table:table-cell table:style-name="ce7" table:formula="of:=IF([.B10]=&quot;&quot;;&quot;&quot;;[.B10])" office:value-type="float" office:value="185" calcext:value-type="float">
            <text:p>185</text:p>
          </table:table-cell>
          <table:table-cell table:style-name="ce7" table:formula="of:=IF([.C10]=&quot;&quot;;&quot;&quot;;[.C10])" office:value-type="float" office:value="0" calcext:value-type="float">
            <text:p>0</text:p>
          </table:table-cell>
          <table:table-cell table:style-name="ce7" table:formula="of:=IF([.D10]=&quot;&quot;;&quot;&quot;;[.D10])" office:value-type="float" office:value="185" calcext:value-type="float">
            <text:p>185</text:p>
          </table:table-cell>
          <table:table-cell table:style-name="ce7" table:formula="of:=IF([.E10]=&quot;&quot;;&quot;&quot;;[.E10])" office:value-type="float" office:value="91" calcext:value-type="float">
            <text:p>91</text:p>
          </table:table-cell>
          <table:table-cell table:style-name="ce7" table:formula="of:=IF([.F10]=&quot;&quot;;&quot;&quot;;[.F10])" office:value-type="float" office:value="96" calcext:value-type="float">
            <text:p>96</text:p>
          </table:table-cell>
          <table:table-cell table:style-name="ce7" table:formula="of:=IF([.G10]=&quot;&quot;;&quot;&quot;;[.G10])" office:value-type="float" office:value="0" calcext:value-type="float">
            <text:p>0</text:p>
          </table:table-cell>
          <table:table-cell table:style-name="ce7" table:formula="of:=IF([.H10]=&quot;&quot;;&quot;&quot;;[.H10])">
            <text:p/>
          </table:table-cell>
          <table:table-cell table:style-name="ce7" table:formula="of:=IF([.I10]=&quot;&quot;;&quot;&quot;;[.I10])">
            <text:p/>
          </table:table-cell>
          <table:table-cell table:style-name="ce7" table:formula="of:=IF([.J10]=&quot;&quot;;&quot;&quot;;[.J10])">
            <text:p/>
          </table:table-cell>
          <table:table-cell table:number-columns-repeated="9"/>
          <table:table-cell office:value-type="float" office:value="21" calcext:value-type="float">
            <text:p>21</text:p>
          </table:table-cell>
          <table:table-cell table:style-name="ce7" office:value-type="float" office:value="108" calcext:value-type="float">
            <text:p>108</text:p>
          </table:table-cell>
          <table:table-cell table:number-columns-repeated="16363"/>
        </table:table-row>
        <table:table-row table:style-name="ro2">
          <table:table-cell table:style-name="ce12" table:formula="of:=IF([.J11]=&quot;&quot;;&quot;&quot;;[.J11])">
            <text:p/>
          </table:table-cell>
          <table:table-cell table:style-name="ce12" table:formula="of:=IF([.I11]=&quot;&quot;;&quot;&quot;;[.I11])">
            <text:p/>
          </table:table-cell>
          <table:table-cell table:style-name="ce8" table:formula="of:=IF([.H11]=&quot;&quot;;&quot;&quot;;[.H11])" office:value-type="float" office:value="98" calcext:value-type="float">
            <text:p>98</text:p>
          </table:table-cell>
          <table:table-cell table:style-name="ce8" table:formula="of:=IF([.G11]=&quot;&quot;;&quot;&quot;;[.G11])" office:value-type="float" office:value="0" calcext:value-type="float">
            <text:p>0</text:p>
          </table:table-cell>
          <table:table-cell table:style-name="ce8" table:formula="of:=IF([.F11]=&quot;&quot;;&quot;&quot;;[.F11])" office:value-type="float" office:value="0" calcext:value-type="float">
            <text:p>0</text:p>
          </table:table-cell>
          <table:table-cell table:style-name="ce8" table:formula="of:=IF([.E11]=&quot;&quot;;&quot;&quot;;[.E11])" office:value-type="float" office:value="0" calcext:value-type="float">
            <text:p>0</text:p>
          </table:table-cell>
          <table:table-cell table:style-name="ce8" table:formula="of:=IF([.D11]=&quot;&quot;;&quot;&quot;;[.D11])" office:value-type="float" office:value="0" calcext:value-type="float">
            <text:p>0</text:p>
          </table:table-cell>
          <table:table-cell table:style-name="ce8" table:formula="of:=IF([.C11]=&quot;&quot;;&quot;&quot;;[.C11])" office:value-type="float" office:value="0" calcext:value-type="float">
            <text:p>0</text:p>
          </table:table-cell>
          <table:table-cell table:style-name="ce8" table:formula="of:=IF([.B11]=&quot;&quot;;&quot;&quot;;[.B11])" office:value-type="float" office:value="107" calcext:value-type="float">
            <text:p>107</text:p>
          </table:table-cell>
          <table:table-cell table:style-name="ce8" table:formula="of:=IF([.A11]=&quot;&quot;;&quot;&quot;;[.A11])" office:value-type="float" office:value="98" calcext:value-type="float">
            <text:p>98</text:p>
          </table:table-cell>
          <table:table-cell table:number-columns-repeated="9"/>
          <table:table-cell office:value-type="float" office:value="22" calcext:value-type="float">
            <text:p>22</text:p>
          </table:table-cell>
          <table:table-cell table:style-name="ce7" office:value-type="float" office:value="196" calcext:value-type="float">
            <text:p>196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23" calcext:value-type="float">
            <text:p>23</text:p>
          </table:table-cell>
          <table:table-cell table:style-name="ce7" office:value-type="float" office:value="103" calcext:value-type="float">
            <text:p>103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24" calcext:value-type="float">
            <text:p>24</text:p>
          </table:table-cell>
          <table:table-cell table:style-name="ce7" office:value-type="float" office:value="108" calcext:value-type="float">
            <text:p>108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25" calcext:value-type="float">
            <text:p>25</text:p>
          </table:table-cell>
          <table:table-cell table:style-name="ce7" office:value-type="float" office:value="196" calcext:value-type="float">
            <text:p>196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26" calcext:value-type="float">
            <text:p>26</text:p>
          </table:table-cell>
          <table:table-cell table:style-name="ce7" office:value-type="float" office:value="113" calcext:value-type="float">
            <text:p>113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27" calcext:value-type="float">
            <text:p>27</text:p>
          </table:table-cell>
          <table:table-cell table:style-name="ce7" office:value-type="float" office:value="103" calcext:value-type="float">
            <text:p>103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28" calcext:value-type="float">
            <text:p>28</text:p>
          </table:table-cell>
          <table:table-cell table:style-name="ce7" office:value-type="float" office:value="140" calcext:value-type="float">
            <text:p>14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29" calcext:value-type="float">
            <text:p>29</text:p>
          </table:table-cell>
          <table:table-cell table:style-name="ce7" office:value-type="float" office:value="198" calcext:value-type="float">
            <text:p>198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0" calcext:value-type="float">
            <text:p>30</text:p>
          </table:table-cell>
          <table:table-cell table:style-name="ce8" office:value-type="float" office:value="196" calcext:value-type="float">
            <text:p>196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1" calcext:value-type="float">
            <text:p>31</text:p>
          </table:table-cell>
          <table:table-cell table:style-name="ce8" office:value-type="float" office:value="70" calcext:value-type="float">
            <text:p>7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2" calcext:value-type="float">
            <text:p>32</text:p>
          </table:table-cell>
          <table:table-cell table:style-name="ce8" office:value-type="float" office:value="101" calcext:value-type="float">
            <text:p>101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3" calcext:value-type="float">
            <text:p>33</text:p>
          </table:table-cell>
          <table:table-cell table:style-name="ce8" office:value-type="float" office:value="196" calcext:value-type="float">
            <text:p>196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4" calcext:value-type="float">
            <text:p>34</text:p>
          </table:table-cell>
          <table:table-cell table:style-name="ce8" office:value-type="float" office:value="70" calcext:value-type="float">
            <text:p>7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5" calcext:value-type="float">
            <text:p>35</text:p>
          </table:table-cell>
          <table:table-cell table:style-name="ce8" office:value-type="float" office:value="111" calcext:value-type="float">
            <text:p>111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6" calcext:value-type="float">
            <text:p>36</text:p>
          </table:table-cell>
          <table:table-cell table:style-name="ce8" office:value-type="float" office:value="101" calcext:value-type="float">
            <text:p>101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7" calcext:value-type="float">
            <text:p>37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8" calcext:value-type="float">
            <text:p>38</text:p>
          </table:table-cell>
          <table:table-cell table:style-name="ce8" office:value-type="float" office:value="68" calcext:value-type="float">
            <text:p>68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9" calcext:value-type="float">
            <text:p>39</text:p>
          </table:table-cell>
          <table:table-cell table:style-name="ce8" office:value-type="float" office:value="198" calcext:value-type="float">
            <text:p>198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0" calcext:value-type="float">
            <text:p>40</text:p>
          </table:table-cell>
          <table:table-cell table:style-name="ce7" office:value-type="float" office:value="198" calcext:value-type="float">
            <text:p>198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1" calcext:value-type="float">
            <text:p>41</text:p>
          </table:table-cell>
          <table:table-cell table:style-name="ce7" office:value-type="float" office:value="198" calcext:value-type="float">
            <text:p>198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2" calcext:value-type="float">
            <text:p>42</text:p>
          </table:table-cell>
          <table:table-cell table:style-name="ce7" office:value-type="float" office:value="70" calcext:value-type="float">
            <text:p>7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3" calcext:value-type="float">
            <text:p>43</text:p>
          </table:table-cell>
          <table:table-cell table:style-name="ce7" office:value-type="float" office:value="198" calcext:value-type="float">
            <text:p>198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4" calcext:value-type="float">
            <text:p>44</text:p>
          </table:table-cell>
          <table:table-cell table:style-name="ce7" office:value-type="float" office:value="196" calcext:value-type="float">
            <text:p>196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5" calcext:value-type="float">
            <text:p>45</text:p>
          </table:table-cell>
          <table:table-cell table:style-name="ce7" office:value-type="float" office:value="198" calcext:value-type="float">
            <text:p>198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6" calcext:value-type="float">
            <text:p>46</text:p>
          </table:table-cell>
          <table:table-cell table:style-name="ce7" office:value-type="float" office:value="98" calcext:value-type="float">
            <text:p>98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7" calcext:value-type="float">
            <text:p>47</text:p>
          </table:table-cell>
          <table:table-cell table:style-name="ce7" office:value-type="float" office:value="185" calcext:value-type="float">
            <text:p>185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8" calcext:value-type="float">
            <text:p>48</text:p>
          </table:table-cell>
          <table:table-cell table:style-name="ce7" office:value-type="float" office:value="103" calcext:value-type="float">
            <text:p>103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9" calcext:value-type="float">
            <text:p>49</text:p>
          </table:table-cell>
          <table:table-cell table:style-name="ce7" office:value-type="float" office:value="185" calcext:value-type="float">
            <text:p>185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0" calcext:value-type="float">
            <text:p>50</text:p>
          </table:table-cell>
          <table:table-cell table:style-name="ce8" office:value-type="float" office:value="70" calcext:value-type="float">
            <text:p>7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1" calcext:value-type="float">
            <text:p>51</text:p>
          </table:table-cell>
          <table:table-cell table:style-name="ce8" office:value-type="float" office:value="198" calcext:value-type="float">
            <text:p>198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2" calcext:value-type="float">
            <text:p>52</text:p>
          </table:table-cell>
          <table:table-cell table:style-name="ce8" office:value-type="float" office:value="98" calcext:value-type="float">
            <text:p>98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3" calcext:value-type="float">
            <text:p>53</text:p>
          </table:table-cell>
          <table:table-cell table:style-name="ce8" office:value-type="float" office:value="198" calcext:value-type="float">
            <text:p>198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4" calcext:value-type="float">
            <text:p>54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5" calcext:value-type="float">
            <text:p>55</text:p>
          </table:table-cell>
          <table:table-cell table:style-name="ce8" office:value-type="float" office:value="96" calcext:value-type="float">
            <text:p>96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6" calcext:value-type="float">
            <text:p>56</text:p>
          </table:table-cell>
          <table:table-cell table:style-name="ce8" office:value-type="float" office:value="91" calcext:value-type="float">
            <text:p>91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7" calcext:value-type="float">
            <text:p>57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8" calcext:value-type="float">
            <text:p>58</text:p>
          </table:table-cell>
          <table:table-cell table:style-name="ce8" office:value-type="float" office:value="68" calcext:value-type="float">
            <text:p>68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9" calcext:value-type="float">
            <text:p>59</text:p>
          </table:table-cell>
          <table:table-cell table:style-name="ce8" office:value-type="float" office:value="185" calcext:value-type="float">
            <text:p>185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60" calcext:value-type="float">
            <text:p>60</text:p>
          </table:table-cell>
          <table:table-cell table:style-name="ce7" office:value-type="float" office:value="98" calcext:value-type="float">
            <text:p>98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61" calcext:value-type="float">
            <text:p>61</text:p>
          </table:table-cell>
          <table:table-cell table:style-name="ce7" office:value-type="float" office:value="107" calcext:value-type="float">
            <text:p>107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62" calcext:value-type="float">
            <text:p>62</text:p>
          </table:table-cell>
          <table:table-cell table:style-name="ce7" office:value-type="float" office:value="108" calcext:value-type="float">
            <text:p>108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63" calcext:value-type="float">
            <text:p>63</text:p>
          </table:table-cell>
          <table:table-cell table:style-name="ce7" office:value-type="float" office:value="108" calcext:value-type="float">
            <text:p>108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64" calcext:value-type="float">
            <text:p>64</text:p>
          </table:table-cell>
          <table:table-cell table:style-name="ce7" office:value-type="float" office:value="198" calcext:value-type="float">
            <text:p>198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65" calcext:value-type="float">
            <text:p>65</text:p>
          </table:table-cell>
          <table:table-cell table:style-name="ce7" office:value-type="float" office:value="95" calcext:value-type="float">
            <text:p>95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66" calcext:value-type="float">
            <text:p>66</text:p>
          </table:table-cell>
          <table:table-cell table:style-name="ce7" office:value-type="float" office:value="185" calcext:value-type="float">
            <text:p>185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67" calcext:value-type="float">
            <text:p>67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68" calcext:value-type="float">
            <text:p>68</text:p>
          </table:table-cell>
          <table:table-cell table:style-name="ce7" office:value-type="float" office:value="98" calcext:value-type="float">
            <text:p>98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69" calcext:value-type="float">
            <text:p>69</text:p>
          </table:table-cell>
          <table:table-cell table:style-name="ce8" office:value-type="float" office:value="96" calcext:value-type="float">
            <text:p>96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70" calcext:value-type="float">
            <text:p>70</text:p>
          </table:table-cell>
          <table:table-cell table:style-name="ce8" office:value-type="float" office:value="185" calcext:value-type="float">
            <text:p>185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71" calcext:value-type="float">
            <text:p>71</text:p>
          </table:table-cell>
          <table:table-cell table:style-name="ce8" office:value-type="float" office:value="107" calcext:value-type="float">
            <text:p>107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72" calcext:value-type="float">
            <text:p>72</text:p>
          </table:table-cell>
          <table:table-cell table:style-name="ce8" office:value-type="float" office:value="185" calcext:value-type="float">
            <text:p>185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73" calcext:value-type="float">
            <text:p>73</text:p>
          </table:table-cell>
          <table:table-cell table:style-name="ce8" office:value-type="float" office:value="95" calcext:value-type="float">
            <text:p>95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74" calcext:value-type="float">
            <text:p>74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75" calcext:value-type="float">
            <text:p>75</text:p>
          </table:table-cell>
          <table:table-cell table:style-name="ce8" office:value-type="float" office:value="101" calcext:value-type="float">
            <text:p>101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76" calcext:value-type="float">
            <text:p>76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77" calcext:value-type="float">
            <text:p>77</text:p>
          </table:table-cell>
          <table:table-cell table:style-name="ce7" office:value-type="float" office:value="95" calcext:value-type="float">
            <text:p>95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78" calcext:value-type="float">
            <text:p>78</text:p>
          </table:table-cell>
          <table:table-cell table:style-name="ce7" office:value-type="float" office:value="185" calcext:value-type="float">
            <text:p>185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79" calcext:value-type="float">
            <text:p>79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80" calcext:value-type="float">
            <text:p>80</text:p>
          </table:table-cell>
          <table:table-cell table:style-name="ce7" office:value-type="float" office:value="185" calcext:value-type="float">
            <text:p>185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81" calcext:value-type="float">
            <text:p>81</text:p>
          </table:table-cell>
          <table:table-cell table:style-name="ce7" office:value-type="float" office:value="91" calcext:value-type="float">
            <text:p>91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82" calcext:value-type="float">
            <text:p>82</text:p>
          </table:table-cell>
          <table:table-cell table:style-name="ce7" office:value-type="float" office:value="96" calcext:value-type="float">
            <text:p>96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83" calcext:value-type="float">
            <text:p>83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84" calcext:value-type="float">
            <text:p>84</text:p>
          </table:table-cell>
          <table:table-cell table:style-name="ce8" office:value-type="float" office:value="98" calcext:value-type="float">
            <text:p>98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85" calcext:value-type="float">
            <text:p>85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86" calcext:value-type="float">
            <text:p>86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87" calcext:value-type="float">
            <text:p>87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88" calcext:value-type="float">
            <text:p>88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89" calcext:value-type="float">
            <text:p>89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90" calcext:value-type="float">
            <text:p>90</text:p>
          </table:table-cell>
          <table:table-cell table:style-name="ce8" office:value-type="float" office:value="107" calcext:value-type="float">
            <text:p>107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91" calcext:value-type="float">
            <text:p>91</text:p>
          </table:table-cell>
          <table:table-cell table:style-name="ce8" office:value-type="float" office:value="98" calcext:value-type="float">
            <text:p>98</text:p>
          </table:table-cell>
          <table:table-cell table:number-columns-repeated="16363"/>
        </table:table-row>
        <table:table-row table:style-name="ro2" table:number-rows-repeated="104848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m8" table:style-name="ta1">
        <table:table-column table:style-name="co4" table:number-columns-repeated="10" table:default-cell-style-name="ce20"/>
        <table:table-column table:style-name="co5" table:number-columns-repeated="9" table:default-cell-style-name="ce20"/>
        <table:table-column table:style-name="co6" table:number-columns-repeated="2" table:default-cell-style-name="ce20"/>
        <table:table-column table:style-name="co5" table:number-columns-repeated="5" table:default-cell-style-name="ce20"/>
        <table:table-column table:style-name="co7" table:number-columns-repeated="9" table:default-cell-style-name="ce20"/>
        <table:table-column table:style-name="co4" table:number-columns-repeated="16349" table:default-cell-style-name="ce20"/>
        <table:table-row table:style-name="ro2">
          <table:table-cell table:number-columns-repeated="11"/>
          <table:table-cell table:style-name="ce18" table:number-columns-repeated="2"/>
          <table:table-cell table:number-columns-repeated="13"/>
          <table:table-cell table:formula="of:=COM.MICROSOFT.CONCAT([.$U10];&quot; &quot;;[.$U19];&quot; &quot;;[.$U28];&quot; &quot;;[.$U37];&quot; &quot;;[.$U46];&quot; &quot;;[.$U55];&quot; &quot;;[.$U64])" office:value-type="string" office:string-value="37 190 185 178 0 0 0" calcext:value-type="string">
            <text:p>37 190 185 178 0 0 0</text:p>
          </table:table-cell>
          <table:table-cell table:number-columns-repeated="16357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34" calcext:value-type="float">
            <text:p>1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4"/>
          <table:table-cell table:style-name="ce18" table:number-columns-repeated="2"/>
          <table:table-cell table:number-columns-repeated="6"/>
          <table:table-cell office:value-type="float" office:value="1" calcext:value-type="float">
            <text:p>1</text:p>
          </table:table-cell>
          <table:table-cell table:style-name="ce7" office:value-type="float" office:value="96" calcext:value-type="float">
            <text:p>96</text:p>
          </table:table-cell>
          <table:table-cell table:number-columns-repeated="5"/>
          <table:table-cell table:style-name="ce28" table:formula="of:=COM.MICROSOFT.CONCAT(IF(OR([.$U10]&lt;120;[.$U10]=&quot;51/44&quot;);VLOOKUP([.$U10];[$V.$A$1:.$D$243];4;0);&quot;&quot;);IF(OR([.$U19]&lt;120;[.$U19]=&quot;51/44&quot;);VLOOKUP([.$U19];[$V.$A$1:.$D$243];4;0);&quot;&quot;);IF(OR([.$U28]&lt;120;[.$U28]=&quot;51/44&quot;);VLOOKUP([.$U28];[$V.$A$1:.$D$243];4;0);&quot;&quot;);IF(OR([.$U37]&lt;120;[.$U37]=&quot;51/44&quot;);VLOOKUP([.$U37];[$V.$A$1:.$D$243];4;0);&quot;&quot;);IF(OR([.$U46]&lt;120;[.$U46]=&quot;51/44&quot;);VLOOKUP([.$U46];[$V.$A$1:.$D$243];4;0);&quot;&quot;);IF(OR([.$U55]&lt;120;[.$U55]=&quot;51/44&quot;);VLOOKUP([.$U55];[$V.$A$1:.$D$243];4;0);&quot;&quot;);IF(OR([.$U64]&lt;120;[.$U64]=&quot;51/44&quot;);VLOOKUP([.$U64];[$V.$A$1:.$D$243];4;0);&quot;&quot;))" office:value-type="string" office:string-value="D6" calcext:value-type="string">
            <text:p>D6</text:p>
          </table:table-cell>
          <table:table-cell table:formula="of:=COM.MICROSOFT.CONCAT([.$U2];&quot; &quot;;[.$U11];&quot; &quot;;[.$U20];&quot; &quot;;[.$U29];&quot; &quot;;[.$U38];&quot; &quot;;[.$U47];&quot; &quot;;[.$U56];&quot; &quot;;[.$U65])" office:value-type="string" office:string-value="96 95 190 8 226 224 223 221" calcext:value-type="string">
            <text:p>96 95 190 8 226 224 223 221</text:p>
          </table:table-cell>
          <table:table-cell table:number-columns-repeated="16356"/>
        </table:table-row>
        <table:table-row table:style-name="ro2">
          <table:table-cell table:style-name="ce18" office:value-type="float" office:value="37" calcext:value-type="float">
            <text:p>37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90" calcext:value-type="float">
            <text:p>190</text:p>
          </table:table-cell>
          <table:table-cell table:style-name="ce18" office:value-type="float" office:value="96" calcext:value-type="float">
            <text:p>96</text:p>
          </table:table-cell>
          <table:table-cell table:style-name="ce18" office:value-type="float" office:value="233" calcext:value-type="float">
            <text:p>233</text:p>
          </table:table-cell>
          <table:table-cell table:style-name="ce18" office:value-type="float" office:value="95" calcext:value-type="float">
            <text:p>95</text:p>
          </table:table-cell>
          <table:table-cell table:style-name="ce18" office:value-type="float" office:value="37" calcext:value-type="float">
            <text:p>37</text:p>
          </table:table-cell>
          <table:table-cell table:style-name="ce18" office:value-type="float" office:value="96" calcext:value-type="float">
            <text:p>96</text:p>
          </table:table-cell>
          <table:table-cell table:style-name="ce18"/>
          <table:table-cell table:number-columns-repeated="2"/>
          <table:table-cell table:style-name="ce18" table:number-columns-repeated="2"/>
          <table:table-cell table:number-columns-repeated="6"/>
          <table:table-cell office:value-type="float" office:value="2" calcext:value-type="float">
            <text:p>2</text:p>
          </table:table-cell>
          <table:table-cell table:style-name="ce7" office:value-type="float" office:value="190" calcext:value-type="float">
            <text:p>190</text:p>
          </table:table-cell>
          <table:table-cell table:number-columns-repeated="5"/>
          <table:table-cell table:style-name="ce28" table:formula="of:=COM.MICROSOFT.CONCAT(IF(AND([.$U10]&gt;119;[.$U10]&lt;&gt;&quot;51/44&quot;);VLOOKUP([.$U10];[$V.$A$1:.$D$243];4;0);&quot;&quot;);IF(AND([.$U19]&gt;119;[.$U19]&lt;&gt;&quot;51/44&quot;);VLOOKUP([.$U19];[$V.$A$1:.$D$243];4;0);&quot;&quot;);IF(AND([.$U28]&gt;119;[.$U28]&lt;&gt;&quot;51/44&quot;);VLOOKUP([.$U28];[$V.$A$1:.$D$243];4;0);&quot;&quot;);IF(AND([.$U37]&gt;119;[.$U37]&lt;&gt;&quot;51/44&quot;);VLOOKUP([.$U37];[$V.$A$1:.$D$243];4;0);&quot;&quot;);IF(AND([.$U46]&gt;119;[.$U46]&lt;&gt;&quot;51/44&quot;);VLOOKUP([.$U46];[$V.$A$1:.$D$243];4;0);&quot;&quot;);IF(AND([.$U55]&gt;119;[.$U55]&lt;&gt;&quot;51/44&quot;);VLOOKUP([.$U55];[$V.$A$1:.$D$243];4;0);&quot;&quot;);IF(AND([.$U64]&gt;119;[.$U64]&lt;&gt;&quot;51/44&quot;);VLOOKUP([.$U64];[$V.$A$1:.$D$243];4;0);&quot;&quot;))" office:value-type="string" office:string-value="D,2A,,2D,,2" calcext:value-type="string">
            <text:p>D,2A,,2D,,2</text:p>
          </table:table-cell>
          <table:table-cell table:formula="of:=COM.MICROSOFT.CONCAT(IF(OR([.$U2]&lt;120;[.$U2]=&quot;51/44&quot;);VLOOKUP([.$U2];[$V.$A$1:.$D$243];4;0);&quot;&quot;);IF(OR([.$U11]&lt;120;[.$U11]=&quot;51/44&quot;);VLOOKUP([.$U11];[$V.$A$1:.$D$243];4;0);&quot;&quot;);IF(OR([.$U20]&lt;120;[.$U20]=&quot;51/44&quot;);VLOOKUP([.$U20];[$V.$A$1:.$D$243];4;0);&quot;&quot;);IF(OR([.$U29]&lt;120;[.$U29]=&quot;51/44&quot;);VLOOKUP([.$U29];[$V.$A$1:.$D$243];4;0);&quot;&quot;);IF(OR([.$U38]&lt;120;[.$U38]=&quot;51/44&quot;);VLOOKUP([.$U38];[$V.$A$1:.$D$243];4;0);&quot;&quot;);IF(OR([.$U47]&lt;120;[.$U47]=&quot;51/44&quot;);VLOOKUP([.$U47];[$V.$A$1:.$D$243];4;0);&quot;&quot;);IF(OR([.$U56]&lt;120;[.$U56]=&quot;51/44&quot;);VLOOKUP([.$U56];[$V.$A$1:.$D$243];4;0);&quot;&quot;);IF(OR([.$U65]&lt;120;[.$U65]=&quot;51/44&quot;);VLOOKUP([.$U65];[$V.$A$1:.$D$243];4;0);&quot;&quot;))" office:value-type="string" office:string-value="D^CD4" calcext:value-type="string">
            <text:p>D^CD4</text:p>
          </table:table-cell>
          <table:table-cell table:formula="of:=COM.MICROSOFT.CONCAT([.$U3];&quot; &quot;;[.$U12];&quot; &quot;;[.$U21];&quot; &quot;;[.$U30];&quot; &quot;;[.$U39];&quot; &quot;;[.$U48];&quot; &quot;;[.$U57])" office:value-type="string" office:string-value="190 233 217 213 217 37 0" calcext:value-type="string">
            <text:p>190 233 217 213 217 37 0</text:p>
          </table:table-cell>
          <table:table-cell table:number-columns-repeated="16355"/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float" office:value="217" calcext:value-type="float">
            <text:p>217</text:p>
          </table:table-cell>
          <table:table-cell office:value-type="float" office:value="108" calcext:value-type="float">
            <text:p>108</text:p>
          </table:table-cell>
          <table:table-cell office:value-type="float" office:value="233" calcext:value-type="float">
            <text:p>233</text:p>
          </table:table-cell>
          <table:table-cell office:value-type="float" office:value="190" calcext:value-type="float">
            <text:p>190</text:p>
          </table:table-cell>
          <table:table-cell table:style-name="ce18"/>
          <table:table-cell table:number-columns-repeated="2"/>
          <table:table-cell table:style-name="ce18" table:number-columns-repeated="2"/>
          <table:table-cell table:number-columns-repeated="6"/>
          <table:table-cell office:value-type="float" office:value="3" calcext:value-type="float">
            <text:p>3</text:p>
          </table:table-cell>
          <table:table-cell table:style-name="ce7" office:value-type="float" office:value="134" calcext:value-type="float">
            <text:p>134</text:p>
          </table:table-cell>
          <table:table-cell table:number-columns-repeated="6"/>
          <table:table-cell table:formula="of:=COM.MICROSOFT.CONCAT(IF(AND([.$U2]&gt;119;[.$U2]&lt;&gt;&quot;51/44&quot;);VLOOKUP([.$U2];[$V.$A$1:.$D$243];4;0);&quot;&quot;);IF(AND([.$U11]&gt;119;[.$U11]&lt;&gt;&quot;51/44&quot;;[.$U11]&lt;&gt;&quot;51/44&quot;);VLOOKUP([.$U11];[$V.$A$1:.$D$243];4;0);&quot;&quot;);IF(AND([.$U20]&gt;119;[.$U20]&lt;&gt;&quot;51/44&quot;);VLOOKUP([.$U20];[$V.$A$1:.$D$243];4;0);&quot;&quot;);IF(AND([.$U29]&gt;119;[.$U29]&lt;&gt;&quot;51/44&quot;);VLOOKUP([.$U29];[$V.$A$1:.$D$243];4;0);&quot;&quot;);IF(AND([.$U38]&gt;119;[.$U38]&lt;&gt;&quot;51/44&quot;);VLOOKUP([.$U38];[$V.$A$1:.$D$243];4;0);&quot;&quot;);IF(AND([.$U47]&gt;119;[.$U47]&lt;&gt;&quot;51/44&quot;);VLOOKUP([.$U47];[$V.$A$1:.$D$243];4;0);&quot;&quot;);IF(AND([.$U56]&gt;119;[.$U56]&lt;&gt;&quot;51/44&quot;);VLOOKUP([.$U56];[$V.$A$1:.$D$243];4;0);&quot;&quot;);IF(AND([.$U65]&gt;119;[.$U65]&lt;&gt;&quot;51/44&quot;);VLOOKUP([.$U65];[$V.$A$1:.$D$243];4;0);&quot;&quot;))" office:value-type="string" office:string-value="D,2A,G,^F,=E," calcext:value-type="string">
            <text:p>D,2A,G,^F,=E,</text:p>
          </table:table-cell>
          <table:table-cell table:style-name="ce29" table:formula="of:=COM.MICROSOFT.CONCAT(IF(OR([.$U3]&lt;120;[.$U3]=&quot;51/44&quot;);VLOOKUP([.$U3];[$V.$A$1:.$D$243];4;0);&quot;&quot;);IF(OR([.$U12]&lt;120;[.$U12]=&quot;51/44&quot;);VLOOKUP([.$U12];[$V.$A$1:.$D$243];4;0);&quot;&quot;);IF(OR([.$U21]&lt;120;[.$U21]=&quot;51/44&quot;);VLOOKUP([.$U21];[$V.$A$1:.$D$243];4;0);&quot;&quot;);IF(OR([.$U30]&lt;120;[.$U30]=&quot;51/44&quot;);VLOOKUP([.$U30];[$V.$A$1:.$D$243];4;0);&quot;&quot;);IF(OR([.$U39]&lt;120;[.$U39]=&quot;51/44&quot;);VLOOKUP([.$U39];[$V.$A$1:.$D$243];4;0);&quot;&quot;);IF(OR([.$U48]&lt;120;[.$U48]=&quot;51/44&quot;);VLOOKUP([.$U48];[$V.$A$1:.$D$243];4;0);&quot;&quot;);IF(OR([.$U57]&lt;120;[.$U57]=&quot;51/44&quot;);VLOOKUP([.$U57];[$V.$A$1:.$D$243];4;0);&quot;&quot;))" office:value-type="string" office:string-value="D6" calcext:value-type="string">
            <text:p>D6</text:p>
          </table:table-cell>
          <table:table-cell table:formula="of:=COM.MICROSOFT.CONCAT([.$U4];&quot; &quot;;[.$U13];&quot; &quot;;[.$U22];&quot; &quot;;[.$U31];&quot; &quot;;[.$U40];&quot; &quot;;[.$U49];&quot; &quot;;[.$U58])" office:value-type="string" office:string-value="134 96 108 8 178 0 0" calcext:value-type="string">
            <text:p>134 96 108 8 178 0 0</text:p>
          </table:table-cell>
          <table:table-cell table:number-columns-repeated="16354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213" calcext:value-type="float">
            <text:p>213</text:p>
          </table:table-cell>
          <table:table-cell office:value-type="float" office:value="8" calcext:value-type="float">
            <text:p>8</text:p>
          </table:table-cell>
          <table:table-cell office:value-type="float" office:value="185" calcext:value-type="float">
            <text:p>185</text:p>
          </table:table-cell>
          <table:table-cell office:value-type="float" office:value="134" calcext:value-type="float">
            <text:p>134</text:p>
          </table:table-cell>
          <table:table-cell office:value-type="float" office:value="226" calcext:value-type="float">
            <text:p>226</text:p>
          </table:table-cell>
          <table:table-cell office:value-type="float" office:value="190" calcext:value-type="float">
            <text:p>190</text:p>
          </table:table-cell>
          <table:table-cell table:style-name="ce18"/>
          <table:table-cell table:number-columns-repeated="2"/>
          <table:table-cell table:style-name="ce18" table:number-columns-repeated="2"/>
          <table:table-cell table:number-columns-repeated="6"/>
          <table:table-cell office:value-type="float" office:value="4" calcext:value-type="float">
            <text:p>4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7"/>
          <table:table-cell table:style-name="ce29" table:formula="of:=COM.MICROSOFT.CONCAT(IF(AND([.$U3]&gt;119;[.$U3]&lt;&gt;&quot;51/44&quot;);VLOOKUP([.$U3];[$V.$A$1:.$D$243];4;0);&quot;&quot;);IF(AND([.$U12]&gt;119;[.$U12]&lt;&gt;&quot;51/44&quot;;[.$U12]&lt;&gt;&quot;51/44&quot;);VLOOKUP([.$U12];[$V.$A$1:.$D$243];4;0);&quot;&quot;);IF(AND([.$U21]&gt;119;[.$U21]&lt;&gt;&quot;51/44&quot;);VLOOKUP([.$U21];[$V.$A$1:.$D$243];4;0);&quot;&quot;);IF(AND([.$U30]&gt;119;[.$U30]&lt;&gt;&quot;51/44&quot;);VLOOKUP([.$U30];[$V.$A$1:.$D$243];4;0);&quot;&quot;);IF(AND([.$U39]&gt;119;[.$U39]&lt;&gt;&quot;51/44&quot;);VLOOKUP([.$U39];[$V.$A$1:.$D$243];4;0);&quot;&quot;);IF(AND([.$U48]&gt;119;[.$U48]&lt;&gt;&quot;51/44&quot;);VLOOKUP([.$U48];[$V.$A$1:.$D$243];4;0);&quot;&quot;);IF(AND([.$U57]&gt;119;[.$U57]&lt;&gt;&quot;51/44&quot;);VLOOKUP([.$U57];[$V.$A$1:.$D$243];4;0);&quot;&quot;))" office:value-type="string" office:string-value="D,2z^C,A,,^C," calcext:value-type="string">
            <text:p>D,2z^C,A,,^C,</text:p>
          </table:table-cell>
          <table:table-cell table:style-name="ce30" table:formula="of:=COM.MICROSOFT.CONCAT(IF(OR([.$U4]&lt;120;[.$U4]=&quot;51/44&quot;);VLOOKUP([.$U4];[$V.$A$1:.$D$243];4;0);&quot;&quot;);IF(OR([.$U13]&lt;120;[.$U13]=&quot;51/44&quot;);VLOOKUP([.$U13];[$V.$A$1:.$D$243];4;0);&quot;&quot;);IF(OR([.$U22]&lt;120;[.$U22]=&quot;51/44&quot;);VLOOKUP([.$U22];[$V.$A$1:.$D$243];4;0);&quot;&quot;);IF(OR([.$U31]&lt;120;[.$U31]=&quot;51/44&quot;);VLOOKUP([.$U31];[$V.$A$1:.$D$243];4;0);&quot;&quot;);IF(OR([.$U40]&lt;120;[.$U40]=&quot;51/44&quot;);VLOOKUP([.$U40];[$V.$A$1:.$D$243];4;0);&quot;&quot;);IF(OR([.$U49]&lt;120;[.$U49]=&quot;51/44&quot;);VLOOKUP([.$U49];[$V.$A$1:.$D$243];4;0);&quot;&quot;);IF(OR([.$U58]&lt;120;[.$U58]=&quot;51/44&quot;);VLOOKUP([.$U58];[$V.$A$1:.$D$243];4;0);&quot;&quot;))" office:value-type="string" office:string-value="DdD4" calcext:value-type="string">
            <text:p>DdD4</text:p>
          </table:table-cell>
          <table:table-cell table:formula="of:=COM.MICROSOFT.CONCAT([.$U5];&quot; &quot;;[.$U14];&quot; &quot;;[.$U23];&quot; &quot;;[.$U32];&quot; &quot;;[.$U41];&quot; &quot;;[.$U50];&quot; &quot;;[.$U59])" office:value-type="string" office:string-value="0 190 233 37 213 215 217" calcext:value-type="string">
            <text:p>0 190 233 37 213 215 217</text:p>
          </table:table-cell>
          <table:table-cell table:number-columns-repeated="16353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233" calcext:value-type="float">
            <text:p>233</text:p>
          </table:table-cell>
          <table:table-cell office:value-type="float" office:value="224" calcext:value-type="float">
            <text:p>224</text:p>
          </table:table-cell>
          <table:table-cell office:value-type="float" office:value="8" calcext:value-type="float">
            <text:p>8</text:p>
          </table:table-cell>
          <table:table-cell office:value-type="float" office:value="178" calcext:value-type="float">
            <text:p>178</text:p>
          </table:table-cell>
          <table:table-cell office:value-type="float" office:value="226" calcext:value-type="float">
            <text:p>226</text:p>
          </table:table-cell>
          <table:table-cell office:value-type="float" office:value="217" calcext:value-type="float">
            <text:p>217</text:p>
          </table:table-cell>
          <table:table-cell office:value-type="float" office:value="178" calcext:value-type="float">
            <text:p>178</text:p>
          </table:table-cell>
          <table:table-cell table:style-name="ce18"/>
          <table:table-cell table:number-columns-repeated="2"/>
          <table:table-cell table:style-name="ce18" table:number-columns-repeated="2"/>
          <table:table-cell table:number-columns-repeated="6"/>
          <table:table-cell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8"/>
          <table:table-cell table:style-name="ce30" table:formula="of:=COM.MICROSOFT.CONCAT(IF(AND([.$U4]&gt;119;[.$U4]&lt;&gt;&quot;51/44&quot;);VLOOKUP([.$U4];[$V.$A$1:.$D$243];4;0);&quot;&quot;);IF(AND([.$U13]&gt;119;[.$U13]&lt;&gt;&quot;51/44&quot;;[.$U13]&lt;&gt;&quot;51/44&quot;);VLOOKUP([.$U13];[$V.$A$1:.$D$243];4;0);&quot;&quot;);IF(AND([.$U22]&gt;119;[.$U22]&lt;&gt;&quot;51/44&quot;);VLOOKUP([.$U22];[$V.$A$1:.$D$243];4;0);&quot;&quot;);IF(AND([.$U31]&gt;119;[.$U31]&lt;&gt;&quot;51/44&quot;);VLOOKUP([.$U31];[$V.$A$1:.$D$243];4;0);&quot;&quot;);IF(AND([.$U40]&gt;119;[.$U40]&lt;&gt;&quot;51/44&quot;);VLOOKUP([.$U40];[$V.$A$1:.$D$243];4;0);&quot;&quot;);IF(AND([.$U49]&gt;119;[.$U49]&lt;&gt;&quot;51/44&quot;);VLOOKUP([.$U49];[$V.$A$1:.$D$243];4;0);&quot;&quot;);IF(AND([.$U58]&gt;119;[.$U58]&lt;&gt;&quot;51/44&quot;);VLOOKUP([.$U58];[$V.$A$1:.$D$243];4;0);&quot;&quot;))" office:value-type="string" office:string-value="D,4D,,2" calcext:value-type="string">
            <text:p>D,4D,,2</text:p>
          </table:table-cell>
          <table:table-cell table:style-name="ce18" table:formula="of:=COM.MICROSOFT.CONCAT(IF(OR([.$U5]&lt;120;[.$U5]=&quot;51/44&quot;);VLOOKUP([.$U5];[$V.$A$1:.$D$243];4;0);&quot;&quot;);IF(OR([.$U14]&lt;120;[.$U14]=&quot;51/44&quot;);VLOOKUP([.$U14];[$V.$A$1:.$D$243];4;0);&quot;&quot;);IF(OR([.$U23]&lt;120;[.$U23]=&quot;51/44&quot;);VLOOKUP([.$U23];[$V.$A$1:.$D$243];4;0);&quot;&quot;);IF(OR([.$U32]&lt;120;[.$U32]=&quot;51/44&quot;);VLOOKUP([.$U32];[$V.$A$1:.$D$243];4;0);&quot;&quot;);IF(OR([.$U41]&lt;120;[.$U41]=&quot;51/44&quot;);VLOOKUP([.$U41];[$V.$A$1:.$D$243];4;0);&quot;&quot;);IF(OR([.$U50]&lt;120;[.$U50]=&quot;51/44&quot;);VLOOKUP([.$U50];[$V.$A$1:.$D$243];4;0);&quot;&quot;);IF(OR([.$U59]&lt;120;[.$U59]=&quot;51/44&quot;);VLOOKUP([.$U59];[$V.$A$1:.$D$243];4;0);&quot;&quot;))" office:value-type="string" office:string-value="D6" calcext:value-type="string">
            <text:p>D6</text:p>
          </table:table-cell>
          <table:table-cell table:formula="of:=COM.MICROSOFT.CONCAT([.$U6];&quot; &quot;;[.$U15];&quot; &quot;;[.$U24];&quot; &quot;;[.$U33];&quot; &quot;;[.$U42];&quot; &quot;;[.$U51];&quot; &quot;;[.$U60])" office:value-type="string" office:string-value="0 0 190 37 185 178 0" calcext:value-type="string">
            <text:p>0 0 190 37 185 178 0</text:p>
          </table:table-cell>
          <table:table-cell table:number-columns-repeated="16352"/>
        </table:table-row>
        <table:table-row table:style-name="ro2"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  <table:table-cell office:value-type="float" office:value="223" calcext:value-type="float">
            <text:p>223</text:p>
          </table:table-cell>
          <table:table-cell office:value-type="float" office:value="217" calcext:value-type="float">
            <text:p>217</text:p>
          </table:table-cell>
          <table:table-cell office:value-type="float" office:value="185" calcext:value-type="float">
            <text:p>185</text:p>
          </table:table-cell>
          <table:table-cell office:value-type="float" office:value="213" calcext:value-type="float">
            <text:p>213</text:p>
          </table:table-cell>
          <table:table-cell/>
          <table:table-cell table:style-name="ce18"/>
          <table:table-cell table:number-columns-repeated="2"/>
          <table:table-cell table:style-name="ce18" table:number-columns-repeated="2"/>
          <table:table-cell table:number-columns-repeated="6"/>
          <table:table-cell office:value-type="float" office:value="6" calcext:value-type="float">
            <text:p>6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9"/>
          <table:table-cell table:style-name="ce18" table:formula="of:=COM.MICROSOFT.CONCAT(IF(AND([.$U5]&gt;119;[.$U5]&lt;&gt;&quot;51/44&quot;);VLOOKUP([.$U5];[$V.$A$1:.$D$243];4;0);&quot;&quot;);IF(AND([.$U14]&gt;119;[.$U14]&lt;&gt;&quot;51/44&quot;;[.$U14]&lt;&gt;&quot;51/44&quot;);VLOOKUP([.$U14];[$V.$A$1:.$D$243];4;0);&quot;&quot;);IF(AND([.$U23]&gt;119;[.$U23]&lt;&gt;&quot;51/44&quot;);VLOOKUP([.$U23];[$V.$A$1:.$D$243];4;0);&quot;&quot;);IF(AND([.$U32]&gt;119;[.$U32]&lt;&gt;&quot;51/44&quot;);VLOOKUP([.$U32];[$V.$A$1:.$D$243];4;0);&quot;&quot;);IF(AND([.$U41]&gt;119;[.$U41]&lt;&gt;&quot;51/44&quot;);VLOOKUP([.$U41];[$V.$A$1:.$D$243];4;0);&quot;&quot;);IF(AND([.$U50]&gt;119;[.$U50]&lt;&gt;&quot;51/44&quot;);VLOOKUP([.$U50];[$V.$A$1:.$D$243];4;0);&quot;&quot;);IF(AND([.$U59]&gt;119;[.$U59]&lt;&gt;&quot;51/44&quot;);VLOOKUP([.$U59];[$V.$A$1:.$D$243];4;0);&quot;&quot;))" office:value-type="string" office:string-value="D,2zA,,=B,,^C," calcext:value-type="string">
            <text:p>D,2zA,,=B,,^C,</text:p>
          </table:table-cell>
          <table:table-cell table:style-name="ce28" table:formula="of:=COM.MICROSOFT.CONCAT(IF(OR([.$U6]&lt;120;[.$U6]=&quot;51/44&quot;);VLOOKUP([.$U6];[$V.$A$1:.$D$243];4;0);&quot;&quot;);IF(OR([.$U15]&lt;120;[.$U15]=&quot;51/44&quot;);VLOOKUP([.$U15];[$V.$A$1:.$D$243];4;0);&quot;&quot;);IF(OR([.$U24]&lt;120;[.$U24]=&quot;51/44&quot;);VLOOKUP([.$U24];[$V.$A$1:.$D$243];4;0);&quot;&quot;);IF(OR([.$U33]&lt;120;[.$U33]=&quot;51/44&quot;);VLOOKUP([.$U33];[$V.$A$1:.$D$243];4;0);&quot;&quot;);IF(OR([.$U42]&lt;120;[.$U42]=&quot;51/44&quot;);VLOOKUP([.$U42];[$V.$A$1:.$D$243];4;0);&quot;&quot;);IF(OR([.$U51]&lt;120;[.$U51]=&quot;51/44&quot;);VLOOKUP([.$U51];[$V.$A$1:.$D$243];4;0);&quot;&quot;);IF(OR([.$U60]&lt;120;[.$U60]=&quot;51/44&quot;);VLOOKUP([.$U60];[$V.$A$1:.$D$243];4;0);&quot;&quot;))" office:value-type="string" office:string-value="D6" calcext:value-type="string">
            <text:p>D6</text:p>
          </table:table-cell>
          <table:table-cell table:formula="of:=COM.MICROSOFT.CONCAT([.$U7];&quot; &quot;;[.$U16];&quot; &quot;;[.$U25];&quot; &quot;;[.$U34];&quot; &quot;;[.$U43];&quot; &quot;;[.$U52];&quot; &quot;;[.$U61])" office:value-type="string" office:string-value="0 37 190 233 217 213 217" calcext:value-type="string">
            <text:p>0 37 190 233 217 213 217</text:p>
          </table:table-cell>
          <table:table-cell table:number-columns-repeated="16351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215" calcext:value-type="float">
            <text:p>215</text:p>
          </table:table-cell>
          <table:table-cell office:value-type="float" office:value="178" calcext:value-type="float">
            <text:p>178</text:p>
          </table:table-cell>
          <table:table-cell office:value-type="float" office:value="213" calcext:value-type="float">
            <text:p>213</text:p>
          </table:table-cell>
          <table:table-cell table:number-columns-repeated="3"/>
          <table:table-cell table:style-name="ce18"/>
          <table:table-cell table:number-columns-repeated="2"/>
          <table:table-cell table:style-name="ce18" table:number-columns-repeated="2"/>
          <table:table-cell table:number-columns-repeated="6"/>
          <table:table-cell office:value-type="float" office:value="7" calcext:value-type="float">
            <text:p>7</text:p>
          </table:table-cell>
          <table:table-cell table:style-name="ce7" office:value-type="float" office:value="37" calcext:value-type="float">
            <text:p>37</text:p>
          </table:table-cell>
          <table:table-cell table:number-columns-repeated="5"/>
          <table:table-cell table:style-name="ce24"/>
          <table:table-cell table:number-columns-repeated="4"/>
          <table:table-cell table:style-name="ce28" table:formula="of:=COM.MICROSOFT.CONCAT(IF(AND([.$U6]&gt;119;[.$U6]&lt;&gt;&quot;51/44&quot;);VLOOKUP([.$U6];[$V.$A$1:.$D$243];4;0);&quot;&quot;);IF(AND([.$U15]&gt;119;[.$U15]&lt;&gt;&quot;51/44&quot;;[.$U15]&lt;&gt;&quot;51/44&quot;);VLOOKUP([.$U15];[$V.$A$1:.$D$243];4;0);&quot;&quot;);IF(AND([.$U24]&gt;119;[.$U24]&lt;&gt;&quot;51/44&quot;);VLOOKUP([.$U24];[$V.$A$1:.$D$243];4;0);&quot;&quot;);IF(AND([.$U33]&gt;119;[.$U33]&lt;&gt;&quot;51/44&quot;);VLOOKUP([.$U33];[$V.$A$1:.$D$243];4;0);&quot;&quot;);IF(AND([.$U42]&gt;119;[.$U42]&lt;&gt;&quot;51/44&quot;);VLOOKUP([.$U42];[$V.$A$1:.$D$243];4;0);&quot;&quot;);IF(AND([.$U51]&gt;119;[.$U51]&lt;&gt;&quot;51/44&quot;);VLOOKUP([.$U51];[$V.$A$1:.$D$243];4;0);&quot;&quot;);IF(AND([.$U60]&gt;119;[.$U60]&lt;&gt;&quot;51/44&quot;);VLOOKUP([.$U60];[$V.$A$1:.$D$243];4;0);&quot;&quot;))" office:value-type="string" office:string-value="D,2A,,2D,,2" calcext:value-type="string">
            <text:p>D,2A,,2D,,2</text:p>
          </table:table-cell>
          <table:table-cell table:style-name="ce29" table:formula="of:=COM.MICROSOFT.CONCAT(IF(OR([.$U7]&lt;120;[.$U7]=&quot;51/44&quot;);VLOOKUP([.$U7];[$V.$A$1:.$D$243];4;0);&quot;&quot;);IF(OR([.$U16]&lt;120;[.$U16]=&quot;51/44&quot;);VLOOKUP([.$U16];[$V.$A$1:.$D$243];4;0);&quot;&quot;);IF(OR([.$U25]&lt;120;[.$U25]=&quot;51/44&quot;);VLOOKUP([.$U25];[$V.$A$1:.$D$243];4;0);&quot;&quot;);IF(OR([.$U34]&lt;120;[.$U34]=&quot;51/44&quot;);VLOOKUP([.$U34];[$V.$A$1:.$D$243];4;0);&quot;&quot;);IF(OR([.$U43]&lt;120;[.$U43]=&quot;51/44&quot;);VLOOKUP([.$U43];[$V.$A$1:.$D$243];4;0);&quot;&quot;);IF(OR([.$U52]&lt;120;[.$U52]=&quot;51/44&quot;);VLOOKUP([.$U52];[$V.$A$1:.$D$243];4;0);&quot;&quot;);IF(OR([.$U61]&lt;120;[.$U61]=&quot;51/44&quot;);VLOOKUP([.$U61];[$V.$A$1:.$D$243];4;0);&quot;&quot;))" office:value-type="string" office:string-value="D6" calcext:value-type="string">
            <text:p>D6</text:p>
          </table:table-cell>
          <table:table-cell table:formula="of:=COM.MICROSOFT.CONCAT([.$U8];&quot; &quot;;[.$U17];&quot; &quot;;[.$U26];&quot; &quot;;[.$U35];&quot; &quot;;[.$U44];&quot; &quot;;[.$U53];&quot; &quot;;[.$U62])" office:value-type="string" office:string-value="37 190 226 224 223 221 0" calcext:value-type="string">
            <text:p>37 190 226 224 223 221 0</text:p>
          </table:table-cell>
          <table:table-cell table:number-columns-repeated="16350"/>
        </table:table-row>
        <table:table-row table:style-name="ro2">
          <table:table-cell office:value-type="float" office:value="223" calcext:value-type="float">
            <text:p>2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1" calcext:value-type="float">
            <text:p>221</text:p>
          </table:table-cell>
          <table:table-cell table:number-columns-repeated="4"/>
          <table:table-cell table:style-name="ce18"/>
          <table:table-cell table:number-columns-repeated="2"/>
          <table:table-cell table:style-name="ce18" table:number-columns-repeated="2"/>
          <table:table-cell table:number-columns-repeated="6"/>
          <table:table-cell office:value-type="float" office:value="8" calcext:value-type="float">
            <text:p>8</text:p>
          </table:table-cell>
          <table:table-cell table:style-name="ce8" office:value-type="float" office:value="96" calcext:value-type="float">
            <text:p>96</text:p>
          </table:table-cell>
          <table:table-cell table:number-columns-repeated="11"/>
          <table:table-cell table:style-name="ce29" table:formula="of:=COM.MICROSOFT.CONCAT(IF(AND([.$U7]&gt;119;[.$U7]&lt;&gt;&quot;51/44&quot;);VLOOKUP([.$U7];[$V.$A$1:.$D$243];4;0);&quot;&quot;);IF(AND([.$U16]&gt;119;[.$U16]&lt;&gt;&quot;51/44&quot;;[.$U16]&lt;&gt;&quot;51/44&quot;);VLOOKUP([.$U16];[$V.$A$1:.$D$243];4;0);&quot;&quot;);IF(AND([.$U25]&gt;119;[.$U25]&lt;&gt;&quot;51/44&quot;);VLOOKUP([.$U25];[$V.$A$1:.$D$243];4;0);&quot;&quot;);IF(AND([.$U34]&gt;119;[.$U34]&lt;&gt;&quot;51/44&quot;);VLOOKUP([.$U34];[$V.$A$1:.$D$243];4;0);&quot;&quot;);IF(AND([.$U43]&gt;119;[.$U43]&lt;&gt;&quot;51/44&quot;);VLOOKUP([.$U43];[$V.$A$1:.$D$243];4;0);&quot;&quot;);IF(AND([.$U52]&gt;119;[.$U52]&lt;&gt;&quot;51/44&quot;);VLOOKUP([.$U52];[$V.$A$1:.$D$243];4;0);&quot;&quot;);IF(AND([.$U61]&gt;119;[.$U61]&lt;&gt;&quot;51/44&quot;);VLOOKUP([.$U61];[$V.$A$1:.$D$243];4;0);&quot;&quot;))" office:value-type="string" office:string-value="D,2z^C,A,,^C," calcext:value-type="string">
            <text:p>D,2z^C,A,,^C,</text:p>
          </table:table-cell>
          <table:table-cell table:formula="of:=COM.MICROSOFT.CONCAT(IF(OR([.$U8]&lt;120;[.$U8]=&quot;51/44&quot;);VLOOKUP([.$U8];[$V.$A$1:.$D$243];4;0);&quot;&quot;);IF(OR([.$U17]&lt;120;[.$U17]=&quot;51/44&quot;);VLOOKUP([.$U17];[$V.$A$1:.$D$243];4;0);&quot;&quot;);IF(OR([.$U26]&lt;120;[.$U26]=&quot;51/44&quot;);VLOOKUP([.$U26];[$V.$A$1:.$D$243];4;0);&quot;&quot;);IF(OR([.$U35]&lt;120;[.$U35]=&quot;51/44&quot;);VLOOKUP([.$U35];[$V.$A$1:.$D$243];4;0);&quot;&quot;);IF(OR([.$U44]&lt;120;[.$U44]=&quot;51/44&quot;);VLOOKUP([.$U44];[$V.$A$1:.$D$243];4;0);&quot;&quot;);IF(OR([.$U53]&lt;120;[.$U53]=&quot;51/44&quot;);VLOOKUP([.$U53];[$V.$A$1:.$D$243];4;0);&quot;&quot;);IF(OR([.$U62]&lt;120;[.$U62]=&quot;51/44&quot;);VLOOKUP([.$U62];[$V.$A$1:.$D$243];4;0);&quot;&quot;))" office:value-type="string" office:string-value="D6" calcext:value-type="string">
            <text:p>D6</text:p>
          </table:table-cell>
          <table:table-cell table:formula="of:=COM.MICROSOFT.CONCAT([.$U9];&quot; &quot;;[.$U18];&quot; &quot;;[.$U27];&quot; &quot;;[.$U36];&quot; &quot;;[.$U45];&quot; &quot;;[.$U54];&quot; &quot;;[.$U63])" office:value-type="string" office:string-value="96 108 134 8 178 0 0" calcext:value-type="string">
            <text:p>96 108 134 8 178 0 0</text:p>
          </table:table-cell>
          <table:table-cell table:number-columns-repeated="16349"/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table:number-columns-repeated="3"/>
          <table:table-cell table:style-name="ce18"/>
          <table:table-cell table:number-columns-repeated="10"/>
          <table:table-cell office:value-type="float" office:value="9" calcext:value-type="float">
            <text:p>9</text:p>
          </table:table-cell>
          <table:table-cell table:style-name="ce8" office:value-type="float" office:value="37" calcext:value-type="float">
            <text:p>37</text:p>
          </table:table-cell>
          <table:table-cell table:number-columns-repeated="12"/>
          <table:table-cell table:formula="of:=COM.MICROSOFT.CONCAT(IF(AND([.$U8]&gt;119;[.$U8]&lt;&gt;&quot;51/44&quot;);VLOOKUP([.$U8];[$V.$A$1:.$D$243];4;0);&quot;&quot;);IF(AND([.$U17]&gt;119;[.$U17]&lt;&gt;&quot;51/44&quot;;[.$U17]&lt;&gt;&quot;51/44&quot;);VLOOKUP([.$U17];[$V.$A$1:.$D$243];4;0);&quot;&quot;);IF(AND([.$U26]&gt;119;[.$U26]&lt;&gt;&quot;51/44&quot;);VLOOKUP([.$U26];[$V.$A$1:.$D$243];4;0);&quot;&quot;);IF(AND([.$U35]&gt;119;[.$U35]&lt;&gt;&quot;51/44&quot;);VLOOKUP([.$U35];[$V.$A$1:.$D$243];4;0);&quot;&quot;);IF(AND([.$U44]&gt;119;[.$U44]&lt;&gt;&quot;51/44&quot;);VLOOKUP([.$U44];[$V.$A$1:.$D$243];4;0);&quot;&quot;);IF(AND([.$U53]&gt;119;[.$U53]&lt;&gt;&quot;51/44&quot;);VLOOKUP([.$U53];[$V.$A$1:.$D$243];4;0);&quot;&quot;);IF(AND([.$U62]&gt;119;[.$U62]&lt;&gt;&quot;51/44&quot;);VLOOKUP([.$U62];[$V.$A$1:.$D$243];4;0);&quot;&quot;))" office:value-type="string" office:string-value="D,2A,G,^F,=E," calcext:value-type="string">
            <text:p>D,2A,G,^F,=E,</text:p>
          </table:table-cell>
          <table:table-cell table:style-name="ce30" table:formula="of:=COM.MICROSOFT.CONCAT(IF(OR([.$U9]&lt;120;[.$U9]=&quot;51/44&quot;);VLOOKUP([.$U9];[$V.$A$1:.$D$243];4;0);&quot;&quot;);IF(OR([.$U18]&lt;120;[.$U18]=&quot;51/44&quot;);VLOOKUP([.$U18];[$V.$A$1:.$D$243];4;0);&quot;&quot;);IF(OR([.$U27]&lt;120;[.$U27]=&quot;51/44&quot;);VLOOKUP([.$U27];[$V.$A$1:.$D$243];4;0);&quot;&quot;);IF(OR([.$U36]&lt;120;[.$U36]=&quot;51/44&quot;);VLOOKUP([.$U36];[$V.$A$1:.$D$243];4;0);&quot;&quot;);IF(OR([.$U45]&lt;120;[.$U45]=&quot;51/44&quot;);VLOOKUP([.$U45];[$V.$A$1:.$D$243];4;0);&quot;&quot;);IF(OR([.$U54]&lt;120;[.$U54]=&quot;51/44&quot;);VLOOKUP([.$U54];[$V.$A$1:.$D$243];4;0);&quot;&quot;);IF(OR([.$U63]&lt;120;[.$U63]=&quot;51/44&quot;);VLOOKUP([.$U63];[$V.$A$1:.$D$243];4;0);&quot;&quot;))" office:value-type="string" office:string-value="DdD4" calcext:value-type="string">
            <text:p>DdD4</text:p>
          </table:table-cell>
          <table:table-cell table:number-columns-repeated="16349"/>
        </table:table-row>
        <table:table-row table:style-name="ro2">
          <table:table-cell office:value-type="float" office:value="221" calcext:value-type="float">
            <text:p>22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  <table:table-cell table:style-name="ce18"/>
          <table:table-cell table:number-columns-repeated="10"/>
          <table:table-cell office:value-type="float" office:value="10" calcext:value-type="float">
            <text:p>10</text:p>
          </table:table-cell>
          <table:table-cell table:style-name="ce8" office:value-type="float" office:value="95" calcext:value-type="float">
            <text:p>95</text:p>
          </table:table-cell>
          <table:table-cell table:number-columns-repeated="13"/>
          <table:table-cell table:style-name="ce30" table:formula="of:=COM.MICROSOFT.CONCAT(IF(AND([.$U9]&gt;119;[.$U9]&lt;&gt;&quot;51/44&quot;);VLOOKUP([.$U9];[$V.$A$1:.$D$243];4;0);&quot;&quot;);IF(AND([.$U18]&gt;119;[.$U18]&lt;&gt;&quot;51/44&quot;;[.$U18]&lt;&gt;&quot;51/44&quot;);VLOOKUP([.$U18];[$V.$A$1:.$D$243];4;0);&quot;&quot;);IF(AND([.$U27]&gt;119;[.$U27]&lt;&gt;&quot;51/44&quot;);VLOOKUP([.$U27];[$V.$A$1:.$D$243];4;0);&quot;&quot;);IF(AND([.$U36]&gt;119;[.$U36]&lt;&gt;&quot;51/44&quot;);VLOOKUP([.$U36];[$V.$A$1:.$D$243];4;0);&quot;&quot;);IF(AND([.$U45]&gt;119;[.$U45]&lt;&gt;&quot;51/44&quot;);VLOOKUP([.$U45];[$V.$A$1:.$D$243];4;0);&quot;&quot;);IF(AND([.$U54]&gt;119;[.$U54]&lt;&gt;&quot;51/44&quot;);VLOOKUP([.$U54];[$V.$A$1:.$D$243];4;0);&quot;&quot;);IF(AND([.$U63]&gt;119;[.$U63]&lt;&gt;&quot;51/44&quot;);VLOOKUP([.$U63];[$V.$A$1:.$D$243];4;0);&quot;&quot;))" office:value-type="string" office:string-value="D,4D,,2" calcext:value-type="string">
            <text:p>D,4D,,2</text:p>
          </table:table-cell>
          <table:table-cell table:number-columns-repeated="16349"/>
        </table:table-row>
        <table:table-row table:style-name="ro2">
          <table:table-cell table:number-columns-repeated="19"/>
          <table:table-cell office:value-type="float" office:value="11" calcext:value-type="float">
            <text:p>11</text:p>
          </table:table-cell>
          <table:table-cell table:style-name="ce8" office:value-type="float" office:value="233" calcext:value-type="float">
            <text:p>233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12" calcext:value-type="float">
            <text:p>12</text:p>
          </table:table-cell>
          <table:table-cell table:style-name="ce8" office:value-type="float" office:value="96" calcext:value-type="float">
            <text:p>96</text:p>
          </table:table-cell>
          <table:table-cell table:number-columns-repeated="16363"/>
        </table:table-row>
        <table:table-row table:style-name="ro2">
          <table:table-cell table:style-name="ce7" table:formula="of:=IF([.A2]=&quot;&quot;;&quot;&quot;;[.A2])" office:value-type="float" office:value="96" calcext:value-type="float">
            <text:p>96</text:p>
          </table:table-cell>
          <table:table-cell table:style-name="ce7" table:formula="of:=IF([.B2]=&quot;&quot;;&quot;&quot;;[.B2])" office:value-type="float" office:value="190" calcext:value-type="float">
            <text:p>190</text:p>
          </table:table-cell>
          <table:table-cell table:style-name="ce7" table:formula="of:=IF([.C2]=&quot;&quot;;&quot;&quot;;[.C2])" office:value-type="float" office:value="134" calcext:value-type="float">
            <text:p>134</text:p>
          </table:table-cell>
          <table:table-cell table:style-name="ce7" table:formula="of:=IF([.D2]=&quot;&quot;;&quot;&quot;;[.D2])" office:value-type="float" office:value="0" calcext:value-type="float">
            <text:p>0</text:p>
          </table:table-cell>
          <table:table-cell table:style-name="ce7" table:formula="of:=IF([.E2]=&quot;&quot;;&quot;&quot;;[.E2])" office:value-type="float" office:value="0" calcext:value-type="float">
            <text:p>0</text:p>
          </table:table-cell>
          <table:table-cell table:style-name="ce7" table:formula="of:=IF([.F2]=&quot;&quot;;&quot;&quot;;[.F2])" office:value-type="float" office:value="0" calcext:value-type="float">
            <text:p>0</text:p>
          </table:table-cell>
          <table:table-cell table:style-name="ce7" table:formula="of:=IF([.G2]=&quot;&quot;;&quot;&quot;;[.G2])" office:value-type="float" office:value="37" calcext:value-type="float">
            <text:p>37</text:p>
          </table:table-cell>
          <table:table-cell table:style-name="ce7" table:formula="of:=IF([.H2]=&quot;&quot;;&quot;&quot;;[.H2])">
            <text:p/>
          </table:table-cell>
          <table:table-cell table:style-name="ce7" table:formula="of:=IF([.I2]=&quot;&quot;;&quot;&quot;;[.I2])">
            <text:p/>
          </table:table-cell>
          <table:table-cell table:style-name="ce7" table:formula="of:=IF([.J2]=&quot;&quot;;&quot;&quot;;[.J2])">
            <text:p/>
          </table:table-cell>
          <table:table-cell table:number-columns-repeated="9"/>
          <table:table-cell office:value-type="float" office:value="13" calcext:value-type="float">
            <text:p>13</text:p>
          </table:table-cell>
          <table:table-cell table:style-name="ce8" office:value-type="float" office:value="190" calcext:value-type="float">
            <text:p>190</text:p>
          </table:table-cell>
          <table:table-cell table:number-columns-repeated="16363"/>
        </table:table-row>
        <table:table-row table:style-name="ro2">
          <table:table-cell table:style-name="ce12" table:formula="of:=IF([.J3]=&quot;&quot;;&quot;&quot;;[.J3])">
            <text:p/>
          </table:table-cell>
          <table:table-cell table:style-name="ce12" table:formula="of:=IF([.I3]=&quot;&quot;;&quot;&quot;;[.I3])">
            <text:p/>
          </table:table-cell>
          <table:table-cell table:style-name="ce8" table:formula="of:=IF([.H3]=&quot;&quot;;&quot;&quot;;[.H3])" office:value-type="float" office:value="96" calcext:value-type="float">
            <text:p>96</text:p>
          </table:table-cell>
          <table:table-cell table:style-name="ce8" table:formula="of:=IF([.G3]=&quot;&quot;;&quot;&quot;;[.G3])" office:value-type="float" office:value="37" calcext:value-type="float">
            <text:p>37</text:p>
          </table:table-cell>
          <table:table-cell table:style-name="ce8" table:formula="of:=IF([.F3]=&quot;&quot;;&quot;&quot;;[.F3])" office:value-type="float" office:value="95" calcext:value-type="float">
            <text:p>95</text:p>
          </table:table-cell>
          <table:table-cell table:style-name="ce8" table:formula="of:=IF([.E3]=&quot;&quot;;&quot;&quot;;[.E3])" office:value-type="float" office:value="233" calcext:value-type="float">
            <text:p>233</text:p>
          </table:table-cell>
          <table:table-cell table:style-name="ce8" table:formula="of:=IF([.D3]=&quot;&quot;;&quot;&quot;;[.D3])" office:value-type="float" office:value="96" calcext:value-type="float">
            <text:p>96</text:p>
          </table:table-cell>
          <table:table-cell table:style-name="ce8" table:formula="of:=IF([.C3]=&quot;&quot;;&quot;&quot;;[.C3])" office:value-type="float" office:value="190" calcext:value-type="float">
            <text:p>190</text:p>
          </table:table-cell>
          <table:table-cell table:style-name="ce8" table:formula="of:=IF([.B3]=&quot;&quot;;&quot;&quot;;[.B3])" office:value-type="float" office:value="0" calcext:value-type="float">
            <text:p>0</text:p>
          </table:table-cell>
          <table:table-cell table:style-name="ce8" table:formula="of:=IF([.A3]=&quot;&quot;;&quot;&quot;;[.A3])" office:value-type="float" office:value="37" calcext:value-type="float">
            <text:p>37</text:p>
          </table:table-cell>
          <table:table-cell table:number-columns-repeated="9"/>
          <table:table-cell office:value-type="float" office:value="14" calcext:value-type="float">
            <text:p>14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table:style-name="ce7" table:formula="of:=IF([.A4]=&quot;&quot;;&quot;&quot;;[.A4])" office:value-type="float" office:value="190" calcext:value-type="float">
            <text:p>190</text:p>
          </table:table-cell>
          <table:table-cell table:style-name="ce7" table:formula="of:=IF([.B4]=&quot;&quot;;&quot;&quot;;[.B4])" office:value-type="float" office:value="108" calcext:value-type="float">
            <text:p>108</text:p>
          </table:table-cell>
          <table:table-cell table:style-name="ce7" table:formula="of:=IF([.C4]=&quot;&quot;;&quot;&quot;;[.C4])" office:value-type="float" office:value="190" calcext:value-type="float">
            <text:p>190</text:p>
          </table:table-cell>
          <table:table-cell table:style-name="ce7" table:formula="of:=IF([.D4]=&quot;&quot;;&quot;&quot;;[.D4])" office:value-type="float" office:value="190" calcext:value-type="float">
            <text:p>190</text:p>
          </table:table-cell>
          <table:table-cell table:style-name="ce7" table:formula="of:=IF([.E4]=&quot;&quot;;&quot;&quot;;[.E4])" office:value-type="float" office:value="217" calcext:value-type="float">
            <text:p>217</text:p>
          </table:table-cell>
          <table:table-cell table:style-name="ce7" table:formula="of:=IF([.F4]=&quot;&quot;;&quot;&quot;;[.F4])" office:value-type="float" office:value="108" calcext:value-type="float">
            <text:p>108</text:p>
          </table:table-cell>
          <table:table-cell table:style-name="ce7" table:formula="of:=IF([.G4]=&quot;&quot;;&quot;&quot;;[.G4])" office:value-type="float" office:value="233" calcext:value-type="float">
            <text:p>233</text:p>
          </table:table-cell>
          <table:table-cell table:style-name="ce7" table:formula="of:=IF([.H4]=&quot;&quot;;&quot;&quot;;[.H4])" office:value-type="float" office:value="190" calcext:value-type="float">
            <text:p>190</text:p>
          </table:table-cell>
          <table:table-cell table:style-name="ce7" table:formula="of:=IF([.I4]=&quot;&quot;;&quot;&quot;;[.I4])">
            <text:p/>
          </table:table-cell>
          <table:table-cell table:style-name="ce7" table:formula="of:=IF([.J4]=&quot;&quot;;&quot;&quot;;[.J4])">
            <text:p/>
          </table:table-cell>
          <table:table-cell table:number-columns-repeated="9"/>
          <table:table-cell office:value-type="float" office:value="15" calcext:value-type="float">
            <text:p>15</text:p>
          </table:table-cell>
          <table:table-cell table:style-name="ce8" office:value-type="float" office:value="37" calcext:value-type="float">
            <text:p>37</text:p>
          </table:table-cell>
          <table:table-cell table:number-columns-repeated="16363"/>
        </table:table-row>
        <table:table-row table:style-name="ro2">
          <table:table-cell table:style-name="ce12" table:formula="of:=IF([.J5]=&quot;&quot;;&quot;&quot;;[.J5])">
            <text:p/>
          </table:table-cell>
          <table:table-cell table:style-name="ce12" table:formula="of:=IF([.I5]=&quot;&quot;;&quot;&quot;;[.I5])">
            <text:p/>
          </table:table-cell>
          <table:table-cell table:style-name="ce8" table:formula="of:=IF([.H5]=&quot;&quot;;&quot;&quot;;[.H5])" office:value-type="float" office:value="190" calcext:value-type="float">
            <text:p>190</text:p>
          </table:table-cell>
          <table:table-cell table:style-name="ce8" table:formula="of:=IF([.G5]=&quot;&quot;;&quot;&quot;;[.G5])" office:value-type="float" office:value="226" calcext:value-type="float">
            <text:p>226</text:p>
          </table:table-cell>
          <table:table-cell table:style-name="ce8" table:formula="of:=IF([.F5]=&quot;&quot;;&quot;&quot;;[.F5])" office:value-type="float" office:value="134" calcext:value-type="float">
            <text:p>134</text:p>
          </table:table-cell>
          <table:table-cell table:style-name="ce8" table:formula="of:=IF([.E5]=&quot;&quot;;&quot;&quot;;[.E5])" office:value-type="float" office:value="185" calcext:value-type="float">
            <text:p>185</text:p>
          </table:table-cell>
          <table:table-cell table:style-name="ce8" table:formula="of:=IF([.D5]=&quot;&quot;;&quot;&quot;;[.D5])" office:value-type="float" office:value="8" calcext:value-type="float">
            <text:p>8</text:p>
          </table:table-cell>
          <table:table-cell table:style-name="ce8" table:formula="of:=IF([.C5]=&quot;&quot;;&quot;&quot;;[.C5])" office:value-type="float" office:value="213" calcext:value-type="float">
            <text:p>213</text:p>
          </table:table-cell>
          <table:table-cell table:style-name="ce8" table:formula="of:=IF([.B5]=&quot;&quot;;&quot;&quot;;[.B5])" office:value-type="float" office:value="8" calcext:value-type="float">
            <text:p>8</text:p>
          </table:table-cell>
          <table:table-cell table:style-name="ce8" table:formula="of:=IF([.A5]=&quot;&quot;;&quot;&quot;;[.A5])" office:value-type="float" office:value="37" calcext:value-type="float">
            <text:p>37</text:p>
          </table:table-cell>
          <table:table-cell table:number-columns-repeated="9"/>
          <table:table-cell office:value-type="float" office:value="16" calcext:value-type="float">
            <text:p>16</text:p>
          </table:table-cell>
          <table:table-cell table:style-name="ce7" office:value-type="float" office:value="190" calcext:value-type="float">
            <text:p>190</text:p>
          </table:table-cell>
          <table:table-cell table:number-columns-repeated="16363"/>
        </table:table-row>
        <table:table-row table:style-name="ro2">
          <table:table-cell table:style-name="ce7" table:formula="of:=IF([.A6]=&quot;&quot;;&quot;&quot;;[.A6])" office:value-type="float" office:value="37" calcext:value-type="float">
            <text:p>37</text:p>
          </table:table-cell>
          <table:table-cell table:style-name="ce7" table:formula="of:=IF([.B6]=&quot;&quot;;&quot;&quot;;[.B6])" office:value-type="float" office:value="233" calcext:value-type="float">
            <text:p>233</text:p>
          </table:table-cell>
          <table:table-cell table:style-name="ce7" table:formula="of:=IF([.C6]=&quot;&quot;;&quot;&quot;;[.C6])" office:value-type="float" office:value="224" calcext:value-type="float">
            <text:p>224</text:p>
          </table:table-cell>
          <table:table-cell table:style-name="ce7" table:formula="of:=IF([.D6]=&quot;&quot;;&quot;&quot;;[.D6])" office:value-type="float" office:value="8" calcext:value-type="float">
            <text:p>8</text:p>
          </table:table-cell>
          <table:table-cell table:style-name="ce7" table:formula="of:=IF([.E6]=&quot;&quot;;&quot;&quot;;[.E6])" office:value-type="float" office:value="178" calcext:value-type="float">
            <text:p>178</text:p>
          </table:table-cell>
          <table:table-cell table:style-name="ce7" table:formula="of:=IF([.F6]=&quot;&quot;;&quot;&quot;;[.F6])" office:value-type="float" office:value="226" calcext:value-type="float">
            <text:p>226</text:p>
          </table:table-cell>
          <table:table-cell table:style-name="ce7" table:formula="of:=IF([.G6]=&quot;&quot;;&quot;&quot;;[.G6])" office:value-type="float" office:value="217" calcext:value-type="float">
            <text:p>217</text:p>
          </table:table-cell>
          <table:table-cell table:style-name="ce7" table:formula="of:=IF([.H6]=&quot;&quot;;&quot;&quot;;[.H6])" office:value-type="float" office:value="178" calcext:value-type="float">
            <text:p>178</text:p>
          </table:table-cell>
          <table:table-cell table:style-name="ce7" table:formula="of:=IF([.I6]=&quot;&quot;;&quot;&quot;;[.I6])">
            <text:p/>
          </table:table-cell>
          <table:table-cell table:style-name="ce7" table:formula="of:=IF([.J6]=&quot;&quot;;&quot;&quot;;[.J6])">
            <text:p/>
          </table:table-cell>
          <table:table-cell table:number-columns-repeated="9"/>
          <table:table-cell office:value-type="float" office:value="17" calcext:value-type="float">
            <text:p>17</text:p>
          </table:table-cell>
          <table:table-cell table:style-name="ce7" office:value-type="float" office:value="108" calcext:value-type="float">
            <text:p>108</text:p>
          </table:table-cell>
          <table:table-cell table:number-columns-repeated="16363"/>
        </table:table-row>
        <table:table-row table:style-name="ro2">
          <table:table-cell table:style-name="ce12" table:formula="of:=IF([.J7]=&quot;&quot;;&quot;&quot;;[.J7])">
            <text:p/>
          </table:table-cell>
          <table:table-cell table:style-name="ce12" table:formula="of:=IF([.I7]=&quot;&quot;;&quot;&quot;;[.I7])">
            <text:p/>
          </table:table-cell>
          <table:table-cell table:style-name="ce12" table:formula="of:=IF([.H7]=&quot;&quot;;&quot;&quot;;[.H7])">
            <text:p/>
          </table:table-cell>
          <table:table-cell table:style-name="ce8" table:formula="of:=IF([.G7]=&quot;&quot;;&quot;&quot;;[.G7])" office:value-type="float" office:value="213" calcext:value-type="float">
            <text:p>213</text:p>
          </table:table-cell>
          <table:table-cell table:style-name="ce8" table:formula="of:=IF([.F7]=&quot;&quot;;&quot;&quot;;[.F7])" office:value-type="float" office:value="185" calcext:value-type="float">
            <text:p>185</text:p>
          </table:table-cell>
          <table:table-cell table:style-name="ce8" table:formula="of:=IF([.E7]=&quot;&quot;;&quot;&quot;;[.E7])" office:value-type="float" office:value="217" calcext:value-type="float">
            <text:p>217</text:p>
          </table:table-cell>
          <table:table-cell table:style-name="ce8" table:formula="of:=IF([.D7]=&quot;&quot;;&quot;&quot;;[.D7])" office:value-type="float" office:value="223" calcext:value-type="float">
            <text:p>223</text:p>
          </table:table-cell>
          <table:table-cell table:style-name="ce8" table:formula="of:=IF([.C7]=&quot;&quot;;&quot;&quot;;[.C7])" office:value-type="float" office:value="178" calcext:value-type="float">
            <text:p>178</text:p>
          </table:table-cell>
          <table:table-cell table:style-name="ce8" table:formula="of:=IF([.B7]=&quot;&quot;;&quot;&quot;;[.B7])" office:value-type="float" office:value="0" calcext:value-type="float">
            <text:p>0</text:p>
          </table:table-cell>
          <table:table-cell table:style-name="ce8" table:formula="of:=IF([.A7]=&quot;&quot;;&quot;&quot;;[.A7])" office:value-type="float" office:value="224" calcext:value-type="float">
            <text:p>224</text:p>
          </table:table-cell>
          <table:table-cell table:number-columns-repeated="9"/>
          <table:table-cell office:value-type="float" office:value="18" calcext:value-type="float">
            <text:p>18</text:p>
          </table:table-cell>
          <table:table-cell table:style-name="ce7" office:value-type="float" office:value="190" calcext:value-type="float">
            <text:p>190</text:p>
          </table:table-cell>
          <table:table-cell table:number-columns-repeated="16363"/>
        </table:table-row>
        <table:table-row table:style-name="ro2">
          <table:table-cell table:style-name="ce7" table:formula="of:=IF([.A8]=&quot;&quot;;&quot;&quot;;[.A8])" office:value-type="float" office:value="37" calcext:value-type="float">
            <text:p>37</text:p>
          </table:table-cell>
          <table:table-cell table:style-name="ce7" table:formula="of:=IF([.B8]=&quot;&quot;;&quot;&quot;;[.B8])" office:value-type="float" office:value="0" calcext:value-type="float">
            <text:p>0</text:p>
          </table:table-cell>
          <table:table-cell table:style-name="ce7" table:formula="of:=IF([.C8]=&quot;&quot;;&quot;&quot;;[.C8])" office:value-type="float" office:value="215" calcext:value-type="float">
            <text:p>215</text:p>
          </table:table-cell>
          <table:table-cell table:style-name="ce7" table:formula="of:=IF([.D8]=&quot;&quot;;&quot;&quot;;[.D8])" office:value-type="float" office:value="178" calcext:value-type="float">
            <text:p>178</text:p>
          </table:table-cell>
          <table:table-cell table:style-name="ce7" table:formula="of:=IF([.E8]=&quot;&quot;;&quot;&quot;;[.E8])" office:value-type="float" office:value="213" calcext:value-type="float">
            <text:p>213</text:p>
          </table:table-cell>
          <table:table-cell table:style-name="ce7" table:formula="of:=IF([.F8]=&quot;&quot;;&quot;&quot;;[.F8])">
            <text:p/>
          </table:table-cell>
          <table:table-cell table:style-name="ce7" table:formula="of:=IF([.G8]=&quot;&quot;;&quot;&quot;;[.G8])">
            <text:p/>
          </table:table-cell>
          <table:table-cell table:style-name="ce7" table:formula="of:=IF([.H8]=&quot;&quot;;&quot;&quot;;[.H8])">
            <text:p/>
          </table:table-cell>
          <table:table-cell table:style-name="ce7" table:formula="of:=IF([.I8]=&quot;&quot;;&quot;&quot;;[.I8])">
            <text:p/>
          </table:table-cell>
          <table:table-cell table:style-name="ce7" table:formula="of:=IF([.J8]=&quot;&quot;;&quot;&quot;;[.J8])">
            <text:p/>
          </table:table-cell>
          <table:table-cell table:number-columns-repeated="9"/>
          <table:table-cell office:value-type="float" office:value="19" calcext:value-type="float">
            <text:p>19</text:p>
          </table:table-cell>
          <table:table-cell table:style-name="ce7" office:value-type="float" office:value="190" calcext:value-type="float">
            <text:p>190</text:p>
          </table:table-cell>
          <table:table-cell table:number-columns-repeated="16363"/>
        </table:table-row>
        <table:table-row table:style-name="ro2">
          <table:table-cell table:style-name="ce12" table:formula="of:=IF([.J9]=&quot;&quot;;&quot;&quot;;[.J9])">
            <text:p/>
          </table:table-cell>
          <table:table-cell table:style-name="ce12" table:formula="of:=IF([.I9]=&quot;&quot;;&quot;&quot;;[.I9])">
            <text:p/>
          </table:table-cell>
          <table:table-cell table:style-name="ce12" table:formula="of:=IF([.H9]=&quot;&quot;;&quot;&quot;;[.H9])">
            <text:p/>
          </table:table-cell>
          <table:table-cell table:style-name="ce12" table:formula="of:=IF([.G9]=&quot;&quot;;&quot;&quot;;[.G9])">
            <text:p/>
          </table:table-cell>
          <table:table-cell table:style-name="ce12" table:formula="of:=IF([.F9]=&quot;&quot;;&quot;&quot;;[.F9])">
            <text:p/>
          </table:table-cell>
          <table:table-cell table:style-name="ce12" table:formula="of:=IF([.E9]=&quot;&quot;;&quot;&quot;;[.E9])">
            <text:p/>
          </table:table-cell>
          <table:table-cell table:style-name="ce8" table:formula="of:=IF([.D9]=&quot;&quot;;&quot;&quot;;[.D9])" office:value-type="float" office:value="221" calcext:value-type="float">
            <text:p>221</text:p>
          </table:table-cell>
          <table:table-cell table:style-name="ce8" table:formula="of:=IF([.C9]=&quot;&quot;;&quot;&quot;;[.C9])" office:value-type="float" office:value="0" calcext:value-type="float">
            <text:p>0</text:p>
          </table:table-cell>
          <table:table-cell table:style-name="ce8" table:formula="of:=IF([.B9]=&quot;&quot;;&quot;&quot;;[.B9])" office:value-type="float" office:value="0" calcext:value-type="float">
            <text:p>0</text:p>
          </table:table-cell>
          <table:table-cell table:style-name="ce8" table:formula="of:=IF([.A9]=&quot;&quot;;&quot;&quot;;[.A9])" office:value-type="float" office:value="223" calcext:value-type="float">
            <text:p>223</text:p>
          </table:table-cell>
          <table:table-cell table:number-columns-repeated="9"/>
          <table:table-cell office:value-type="float" office:value="20" calcext:value-type="float">
            <text:p>20</text:p>
          </table:table-cell>
          <table:table-cell table:style-name="ce7" office:value-type="float" office:value="217" calcext:value-type="float">
            <text:p>217</text:p>
          </table:table-cell>
          <table:table-cell table:number-columns-repeated="16363"/>
        </table:table-row>
        <table:table-row table:style-name="ro2">
          <table:table-cell table:style-name="ce7" table:formula="of:=IF([.A10]=&quot;&quot;;&quot;&quot;;[.A10])" office:value-type="float" office:value="0" calcext:value-type="float">
            <text:p>0</text:p>
          </table:table-cell>
          <table:table-cell table:style-name="ce7" table:formula="of:=IF([.B10]=&quot;&quot;;&quot;&quot;;[.B10])" office:value-type="float" office:value="0" calcext:value-type="float">
            <text:p>0</text:p>
          </table:table-cell>
          <table:table-cell table:style-name="ce7" table:formula="of:=IF([.C10]=&quot;&quot;;&quot;&quot;;[.C10])" office:value-type="float" office:value="217" calcext:value-type="float">
            <text:p>217</text:p>
          </table:table-cell>
          <table:table-cell table:style-name="ce7" table:formula="of:=IF([.D10]=&quot;&quot;;&quot;&quot;;[.D10])" office:value-type="float" office:value="0" calcext:value-type="float">
            <text:p>0</text:p>
          </table:table-cell>
          <table:table-cell table:style-name="ce7" table:formula="of:=IF([.E10]=&quot;&quot;;&quot;&quot;;[.E10])" office:value-type="float" office:value="217" calcext:value-type="float">
            <text:p>217</text:p>
          </table:table-cell>
          <table:table-cell table:style-name="ce7" table:formula="of:=IF([.F10]=&quot;&quot;;&quot;&quot;;[.F10])">
            <text:p/>
          </table:table-cell>
          <table:table-cell table:style-name="ce7" table:formula="of:=IF([.G10]=&quot;&quot;;&quot;&quot;;[.G10])">
            <text:p/>
          </table:table-cell>
          <table:table-cell table:style-name="ce7" table:formula="of:=IF([.H10]=&quot;&quot;;&quot;&quot;;[.H10])">
            <text:p/>
          </table:table-cell>
          <table:table-cell table:style-name="ce7" table:formula="of:=IF([.I10]=&quot;&quot;;&quot;&quot;;[.I10])">
            <text:p/>
          </table:table-cell>
          <table:table-cell table:style-name="ce7" table:formula="of:=IF([.J10]=&quot;&quot;;&quot;&quot;;[.J10])">
            <text:p/>
          </table:table-cell>
          <table:table-cell table:number-columns-repeated="9"/>
          <table:table-cell office:value-type="float" office:value="21" calcext:value-type="float">
            <text:p>21</text:p>
          </table:table-cell>
          <table:table-cell table:style-name="ce7" office:value-type="float" office:value="108" calcext:value-type="float">
            <text:p>108</text:p>
          </table:table-cell>
          <table:table-cell table:number-columns-repeated="16363"/>
        </table:table-row>
        <table:table-row table:style-name="ro2">
          <table:table-cell table:style-name="ce12" table:formula="of:=IF([.J11]=&quot;&quot;;&quot;&quot;;[.J11])">
            <text:p/>
          </table:table-cell>
          <table:table-cell table:style-name="ce12" table:formula="of:=IF([.I11]=&quot;&quot;;&quot;&quot;;[.I11])">
            <text:p/>
          </table:table-cell>
          <table:table-cell table:style-name="ce12" table:formula="of:=IF([.H11]=&quot;&quot;;&quot;&quot;;[.H11])">
            <text:p/>
          </table:table-cell>
          <table:table-cell table:style-name="ce12" table:formula="of:=IF([.G11]=&quot;&quot;;&quot;&quot;;[.G11])">
            <text:p/>
          </table:table-cell>
          <table:table-cell table:style-name="ce12" table:formula="of:=IF([.F11]=&quot;&quot;;&quot;&quot;;[.F11])">
            <text:p/>
          </table:table-cell>
          <table:table-cell table:style-name="ce12" table:formula="of:=IF([.E11]=&quot;&quot;;&quot;&quot;;[.E11])">
            <text:p/>
          </table:table-cell>
          <table:table-cell table:style-name="ce8" table:formula="of:=IF([.D11]=&quot;&quot;;&quot;&quot;;[.D11])" office:value-type="float" office:value="0" calcext:value-type="float">
            <text:p>0</text:p>
          </table:table-cell>
          <table:table-cell table:style-name="ce8" table:formula="of:=IF([.C11]=&quot;&quot;;&quot;&quot;;[.C11])" office:value-type="float" office:value="0" calcext:value-type="float">
            <text:p>0</text:p>
          </table:table-cell>
          <table:table-cell table:style-name="ce8" table:formula="of:=IF([.B11]=&quot;&quot;;&quot;&quot;;[.B11])" office:value-type="float" office:value="0" calcext:value-type="float">
            <text:p>0</text:p>
          </table:table-cell>
          <table:table-cell table:style-name="ce8" table:formula="of:=IF([.A11]=&quot;&quot;;&quot;&quot;;[.A11])" office:value-type="float" office:value="221" calcext:value-type="float">
            <text:p>221</text:p>
          </table:table-cell>
          <table:table-cell table:number-columns-repeated="9"/>
          <table:table-cell office:value-type="float" office:value="22" calcext:value-type="float">
            <text:p>22</text:p>
          </table:table-cell>
          <table:table-cell table:style-name="ce7" office:value-type="float" office:value="233" calcext:value-type="float">
            <text:p>233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23" calcext:value-type="float">
            <text:p>23</text:p>
          </table:table-cell>
          <table:table-cell table:style-name="ce7" office:value-type="float" office:value="190" calcext:value-type="float">
            <text:p>19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24" calcext:value-type="float">
            <text:p>24</text:p>
          </table:table-cell>
          <table:table-cell table:style-name="ce8" office:value-type="float" office:value="190" calcext:value-type="float">
            <text:p>19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25" calcext:value-type="float">
            <text:p>25</text:p>
          </table:table-cell>
          <table:table-cell table:style-name="ce8" office:value-type="float" office:value="226" calcext:value-type="float">
            <text:p>226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26" calcext:value-type="float">
            <text:p>26</text:p>
          </table:table-cell>
          <table:table-cell table:style-name="ce8" office:value-type="float" office:value="134" calcext:value-type="float">
            <text:p>134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27" calcext:value-type="float">
            <text:p>27</text:p>
          </table:table-cell>
          <table:table-cell table:style-name="ce8" office:value-type="float" office:value="185" calcext:value-type="float">
            <text:p>185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28" calcext:value-type="float">
            <text:p>28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29" calcext:value-type="float">
            <text:p>29</text:p>
          </table:table-cell>
          <table:table-cell table:style-name="ce8" office:value-type="float" office:value="213" calcext:value-type="float">
            <text:p>213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0" calcext:value-type="float">
            <text:p>30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1" calcext:value-type="float">
            <text:p>31</text:p>
          </table:table-cell>
          <table:table-cell table:style-name="ce8" office:value-type="float" office:value="37" calcext:value-type="float">
            <text:p>37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2" calcext:value-type="float">
            <text:p>32</text:p>
          </table:table-cell>
          <table:table-cell table:style-name="ce7" office:value-type="float" office:value="37" calcext:value-type="float">
            <text:p>37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3" calcext:value-type="float">
            <text:p>33</text:p>
          </table:table-cell>
          <table:table-cell table:style-name="ce7" office:value-type="float" office:value="233" calcext:value-type="float">
            <text:p>233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4" calcext:value-type="float">
            <text:p>34</text:p>
          </table:table-cell>
          <table:table-cell table:style-name="ce7" office:value-type="float" office:value="224" calcext:value-type="float">
            <text:p>224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5" calcext:value-type="float">
            <text:p>35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6" calcext:value-type="float">
            <text:p>36</text:p>
          </table:table-cell>
          <table:table-cell table:style-name="ce7" office:value-type="float" office:value="178" calcext:value-type="float">
            <text:p>178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7" calcext:value-type="float">
            <text:p>37</text:p>
          </table:table-cell>
          <table:table-cell table:style-name="ce7" office:value-type="float" office:value="226" calcext:value-type="float">
            <text:p>226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8" calcext:value-type="float">
            <text:p>38</text:p>
          </table:table-cell>
          <table:table-cell table:style-name="ce7" office:value-type="float" office:value="217" calcext:value-type="float">
            <text:p>217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39" calcext:value-type="float">
            <text:p>39</text:p>
          </table:table-cell>
          <table:table-cell table:style-name="ce7" office:value-type="float" office:value="178" calcext:value-type="float">
            <text:p>178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0" calcext:value-type="float">
            <text:p>40</text:p>
          </table:table-cell>
          <table:table-cell table:style-name="ce8" office:value-type="float" office:value="213" calcext:value-type="float">
            <text:p>213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1" calcext:value-type="float">
            <text:p>41</text:p>
          </table:table-cell>
          <table:table-cell table:style-name="ce8" office:value-type="float" office:value="185" calcext:value-type="float">
            <text:p>185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2" calcext:value-type="float">
            <text:p>42</text:p>
          </table:table-cell>
          <table:table-cell table:style-name="ce8" office:value-type="float" office:value="217" calcext:value-type="float">
            <text:p>217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3" calcext:value-type="float">
            <text:p>43</text:p>
          </table:table-cell>
          <table:table-cell table:style-name="ce8" office:value-type="float" office:value="223" calcext:value-type="float">
            <text:p>223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4" calcext:value-type="float">
            <text:p>44</text:p>
          </table:table-cell>
          <table:table-cell table:style-name="ce8" office:value-type="float" office:value="178" calcext:value-type="float">
            <text:p>178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5" calcext:value-type="float">
            <text:p>45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6" calcext:value-type="float">
            <text:p>46</text:p>
          </table:table-cell>
          <table:table-cell table:style-name="ce8" office:value-type="float" office:value="224" calcext:value-type="float">
            <text:p>224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7" calcext:value-type="float">
            <text:p>47</text:p>
          </table:table-cell>
          <table:table-cell table:style-name="ce7" office:value-type="float" office:value="37" calcext:value-type="float">
            <text:p>37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8" calcext:value-type="float">
            <text:p>48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49" calcext:value-type="float">
            <text:p>49</text:p>
          </table:table-cell>
          <table:table-cell table:style-name="ce7" office:value-type="float" office:value="215" calcext:value-type="float">
            <text:p>215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0" calcext:value-type="float">
            <text:p>50</text:p>
          </table:table-cell>
          <table:table-cell table:style-name="ce7" office:value-type="float" office:value="178" calcext:value-type="float">
            <text:p>178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1" calcext:value-type="float">
            <text:p>51</text:p>
          </table:table-cell>
          <table:table-cell table:style-name="ce7" office:value-type="float" office:value="213" calcext:value-type="float">
            <text:p>213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2" calcext:value-type="float">
            <text:p>52</text:p>
          </table:table-cell>
          <table:table-cell table:style-name="ce8" office:value-type="float" office:value="221" calcext:value-type="float">
            <text:p>221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3" calcext:value-type="float">
            <text:p>53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4" calcext:value-type="float">
            <text:p>54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5" calcext:value-type="float">
            <text:p>55</text:p>
          </table:table-cell>
          <table:table-cell table:style-name="ce8" office:value-type="float" office:value="223" calcext:value-type="float">
            <text:p>223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6" calcext:value-type="float">
            <text:p>56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7" calcext:value-type="float">
            <text:p>57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8" calcext:value-type="float">
            <text:p>58</text:p>
          </table:table-cell>
          <table:table-cell table:style-name="ce7" office:value-type="float" office:value="217" calcext:value-type="float">
            <text:p>217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59" calcext:value-type="float">
            <text:p>59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60" calcext:value-type="float">
            <text:p>60</text:p>
          </table:table-cell>
          <table:table-cell table:style-name="ce7" office:value-type="float" office:value="217" calcext:value-type="float">
            <text:p>217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61" calcext:value-type="float">
            <text:p>6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62" calcext:value-type="float">
            <text:p>62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63" calcext:value-type="float">
            <text:p>63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table:number-columns-repeated="19"/>
          <table:table-cell office:value-type="float" office:value="64" calcext:value-type="float">
            <text:p>64</text:p>
          </table:table-cell>
          <table:table-cell table:style-name="ce8" office:value-type="float" office:value="221" calcext:value-type="float">
            <text:p>221</text:p>
          </table:table-cell>
          <table:table-cell table:number-columns-repeated="16363"/>
        </table:table-row>
        <table:table-row table:style-name="ro2" table:number-rows-repeated="3">
          <table:table-cell table:number-columns-repeated="19"/>
          <table:table-cell table:style-name="Default" table:number-columns-repeated="2"/>
          <table:table-cell table:number-columns-repeated="16363"/>
        </table:table-row>
        <table:table-row table:style-name="ro2" table:number-rows-repeated="1048507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  <table:database-ranges>
        <table:database-range table:name="__Anonymous_Sheet_DB__2" table:target-range-address="m1.M2:m1.N10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m2.K1:m2.L9" table:contains-header="false">
          <table:sort>
            <table:sort-by table:field-number="0" table:order="descending" table:data-type="automatic"/>
          </table:sort>
        </table:database-range>
        <table:database-range table:name="__Anonymous_Sheet_DB__4" table:target-range-address="m3.M1:m3.N9" table:contains-header="false">
          <table:sort>
            <table:sort-by table:field-number="0" table:order="descending" table:data-type="automatic"/>
          </table:sort>
        </table:database-range>
        <table:database-range table:name="__Anonymous_Sheet_DB__5" table:target-range-address="m4.L1:m4.M9" table:contains-header="false">
          <table:sort>
            <table:sort-by table:field-number="0" table:order="descending" table:data-type="automatic"/>
          </table:sort>
        </table:database-range>
        <table:database-range table:name="__Anonymous_Sheet_DB__6" table:target-range-address="m5.M1:m5.N9" table:contains-header="false">
          <table:sort>
            <table:sort-by table:field-number="0" table:order="descending" table:data-type="automatic"/>
          </table:sort>
        </table:database-range>
        <table:database-range table:name="__Anonymous_Sheet_DB__7" table:target-range-address="m6.L1:m6.M9" table:contains-header="false">
          <table:sort>
            <table:sort-by table:field-number="0" table:order="descending" table:data-type="automatic"/>
          </table:sort>
        </table:database-range>
        <table:database-range table:name="__Anonymous_Sheet_DB__8" table:target-range-address="m7.L1:m7.M9" table:contains-header="false">
          <table:sort>
            <table:sort-by table:field-number="0" table:order="descending" table:data-type="automatic"/>
          </table:sort>
        </table:database-range>
        <table:database-range table:name="__Anonymous_Sheet_DB__9" table:target-range-address="m8.L1:m8.M9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WenQuanYi Zen Hei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WenQuanYi Zen Hei" style:font-family-asian="'WenQuanYi Zen Hei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7">00/00/0000</text:date>, <text:time style:data-style-name="N2" text:time-value="16:31:53.19319638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Justine Leon Uro</meta:initial-creator>
    <meta:creation-date>2025-05-03T07:05:59.431842519</meta:creation-date>
    <dc:date>2025-05-27T16:26:18.138079030</dc:date>
    <dc:creator>Justine Leon Uro</dc:creator>
    <meta:editing-duration>PT16H42M38S</meta:editing-duration>
    <meta:editing-cycles>41</meta:editing-cycles>
    <meta:generator>LibreOffice/25.2.3.2$Linux_X86_64 LibreOffice_project/bbb074479178df812d175f709636b368952c2ce3</meta:generator>
    <meta:document-statistic meta:table-count="10" meta:cell-count="4176" meta:object-count="0"/>
  </office:meta>
</office:document-meta>
</file>